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204054B7EEEA99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1" style:family="graphic" style:parent-style-name="standard">
      <style:graphic-properties draw:stroke="solid" svg:stroke-width="0.034cm" svg:stroke-color="#ff0000" draw:stroke-linejoin="bevel" svg:stroke-linecap="round" draw:fill="none" fo:padding-top="0.017cm" fo:padding-bottom="0.017cm" fo:padding-left="0.017cm" fo:padding-right="0.017cm"/>
    </style:style>
    <style:style style:name="gr12"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999996185303pt" style:font-size-asian="11.3999996185303pt" style:font-size-complex="11.3999996185303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1.3999996185303pt" style:font-size-asian="11.3999996185303pt" style:font-name-complex="osifont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204054B7EEEA99C4.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8cm" svg:height="0.29cm" svg:x="14.795cm" svg:y="16.565cm" svg:viewBox="0 0 1289 291" svg:d="M162 226v61h-33v-61h-129v-27l126-184h36v183h38v28zM129 54c0 1-2 4-5 10s-6 10-8 13l-69 103-11 15-3 3h96zM212 291l79-291h31l-79 291zM339 287v-24c7-15 15-28 24-40 10-11 20-22 30-31 11-10 21-18 31-26s20-16 28-24 15-16 20-25c5-10 7-20 7-31 0-15-4-26-13-35-9-8-21-12-36-12s-27 4-37 12c-9 8-15 19-17 34l-35-3c2-22 12-39 28-52 15-13 36-19 61-19 27 0 48 6 63 19s22 31 22 55c0 11-2 21-7 32s-12 21-22 32c-9 10-28 26-54 48-15 12-27 23-36 33-8 9-15 19-19 28h142v29zM742 212c0 25-8 45-24 59-16 13-39 20-68 20-28 0-50-6-66-18-17-13-26-31-29-55l35-4c5 32 25 48 60 48 17 0 31-4 41-12 10-9 15-22 15-39 0-15-6-26-17-34-12-9-28-13-50-13h-19v-30h19c19 0 33-4 44-12 10-9 16-21 16-36 0-14-5-26-13-34-9-9-22-13-38-13s-28 4-37 12c-10 8-15 19-17 33l-35-3c3-22 12-39 28-52 16-12 36-18 61-18 27 0 48 6 64 19 15 12 22 30 22 53 0 17-5 32-14 43-10 11-24 18-43 22v1c21 2 36 9 48 20 11 12 17 26 17 43zM759 291l80-291h30l-78 291zM897 287v-29h69v-210l-61 44v-33l64-44h32v243h66v29zM1289 212c0 25-8 44-24 58s-39 21-68 21-52-7-68-20c-17-14-25-34-25-59 0-18 5-33 15-45s23-19 39-22v-1c-15-3-26-11-35-22-8-13-13-26-13-42 0-21 8-37 23-50 16-13 37-19 63-19 27 0 48 6 63 18 16 13 23 30 23 52 0 15-4 29-12 41-9 12-21 19-36 22v1c18 3 31 10 41 22 9 12 14 27 14 45zM1246 83c0-31-16-47-50-47-16 0-29 4-37 12-9 8-13 19-13 35 0 15 4 28 13 36s21 12 37 12c17 0 29-3 38-11 8-8 12-21 12-37zM1253 208c0-17-5-29-15-38-10-8-24-13-42-13s-32 5-41 14c-10 9-15 22-15 38 0 37 19 56 57 56 19 0 33-4 42-13 10-10 14-24 14-44z">
          <text:p/>
        </draw:path>
        <draw:path draw:style-name="gr2" draw:text-style-name="P2" draw:layer="layout" svg:width="1.294cm" svg:height="0.296cm" svg:x="14.792cm" svg:y="16.562cm" svg:viewBox="0 0 1295 297" svg:d="M168 229v61 3h-3-33-3v-3-61h3v3h-129-3v-3-27-1l1-1 125-184 1-1h2 36 3v3 183h-3v-2h38 3v2 28 3h-3-38v-3zM165 226h38v3h-3v-28h3v3h-38-3v-3-183h3v2h-36v-2l2 1-125 184-3-1h3v27h-3v-3h129 3v3 61h-3v-2h33v2h-3v-61-3zM135 58c0 1-2 4-6 10-3 6-6 11-7 13l-3-1 3 1-71 104-10 14-4 4-2-2v-2h97v2h-3v-144h3zM135 57v144 3h-3-97-6l4-4 3-4 2 2-2-2 10-14 3 1-3-1 71-104c2-2 4-6 7-12 4-6 5-10 6-10l5-18zM212 293l80-291v-2h2 31 4l-1 4-79 291v2h-3-31-3zM215 291h31v3l-2-1 78-291 3 1v3h-31v-3l3 1-79 291-3-1zM339 290v-24-1h1c6-16 15-29 24-41 10-11 20-22 30-31 11-10 21-18 31-26s20-16 28-24 14-16 19-25c5-8 7-18 7-29 0-14-4-25-12-32-8-8-19-12-34-12s-26 4-35 11c-9 8-14 18-16 32v3h-3l-35-3-3-1v-3c3-22 12-40 29-53 16-14 37-20 63-20 28 0 50 7 65 20s23 33 23 57c0 11-3 23-8 34-5 10-12 21-22 32-9 10-28 26-55 48l-1-2 1 2c-14 12-26 23-35 33-8 9-14 18-18 27l-3-1v-3h142 3v3 29 3h-3-180-3zM342 288h180v2h-3v-29h3v3h-142-4l2-4c4-10 10-19 19-29s21-21 36-33c27-22 45-38 54-48 10-10 16-21 21-31s7-21 7-31c0-23-7-40-21-53-14-12-34-19-61-19-25 0-44 7-60 19-15 13-24 29-26 50h-3v-3l36 3-1 3h-3c2-15 8-28 18-36s23-13 39-13 29 5 38 13c9 9 14 22 14 37 0 12-3 23-8 32s-12 18-20 26c-9 8-18 16-28 24s-21 17-31 26-20 19-30 31c-9 11-17 24-23 39l-3-1h3v24h-3zM748 215c0 26-9 47-25 61-17 14-40 21-70 21-28 0-51-6-68-19s-27-32-30-57l-1-3h3l36-4h3v3c5 31 23 46 57 46 17 0 29-4 39-13 9-8 14-19 14-36 0-14-5-24-16-32s-27-12-48-12h-19-3v-3-30-3h3 19c18 0 32-4 42-12 10-7 15-19 15-33s-4-24-12-32-20-12-36-12c-15 0-27 4-36 11s-14 18-15 31v3h-3l-35-3h-3v-3c3-23 13-41 29-54s38-19 63-19c28 0 50 6 65 19 16 14 24 32 24 56 0 17-5 33-15 45-10 11-25 19-44 23l-1-3h3v1h-3l1-3c20 2 37 9 49 21s18 27 18 45zM742 215c0-16-5-30-16-41s-26-17-46-20h-2v-2-1-2l2-1c18-4 31-11 41-21 9-10 13-25 13-41 0-23-7-39-21-51-15-13-35-19-62-19-24 0-44 6-59 18-16 13-25 29-27 51l-3-1v-2l35 2v3h-3c2-15 8-27 18-35s23-13 39-13c17 0 31 5 40 14s13 21 13 36-5 29-16 38c-11 8-27 13-46 13h-19v-3h2v30h-2v-3h19c22 0 39 5 51 13 12 9 19 22 19 37 0 18-6 32-16 41-11 9-25 13-43 13-36 0-58-17-62-50l2-1 1 3-36 3v-2l2-1c3 24 13 41 28 53 16 12 37 18 65 18 29 0 50-6 66-20 15-13 23-31 23-56zM760 293l79-291 1-2h2 30 4l-1 4-79 291v2h-2-32-3zM762 291h32v3l-3-1 79-291 2 1v3h-30v-3l2 1-79 291-3-1zM897 290v-29-3h3 69v3h-3v-210h3l2 2-62 44-4 3v-5-33-2l1-1 64-44h1 1 32 3v3 243h-3v-3h66 3v3 29 3h-3-170-3zM900 288h170v2h-3v-29h3v3h-66-3v-3-243h3v2h-32v-2l1 2-64 44-1-2h3v33h-3l-2-3 61-44 5-3v6 210 3h-3-69v-3h3v29h-3zM1295 215c0 25-8 46-25 60-16 15-40 22-70 22s-53-7-70-21-26-35-26-61c0-18 5-34 16-47 10-12 24-20 41-23v3h-3v-1h3l-1 3c-15-3-27-11-36-23s-14-28-14-44c0-21 9-39 25-52 16-14 37-20 64-20s49 6 65 19 24 32 24 54c0 16-4 31-13 43s-22 20-37 23l-1-3h3v1h-3l1-3c18 3 32 11 42 23s15 28 15 47zM1289 215c0-18-4-32-13-43-10-12-22-19-39-21l-3-1v-2-1-2l3-1c14-3 25-9 33-20 9-12 13-25 13-40 0-21-8-37-23-49-15-13-35-19-61-19s-46 7-61 19-22 28-22 48c0 15 4 29 12 40 9 11 19 18 34 22h2v2 1 3h-2c-16 3-28 9-38 21s-14 26-14 43c0 25 7 43 23 56 16 14 38 20 67 20s51-6 66-20c16-14 23-32 23-56zM1247 86c0-30-16-44-48-44-16 0-27 4-36 11-8 7-11 18-11 33s4 26 12 34 20 11 35 11c16 0 28-3 36-10s12-19 12-35zM1252 86c0 17-4 31-14 39-9 8-22 12-39 12-16 0-30-4-39-13s-14-22-14-38 5-29 14-37 22-12 39-12c35 0 53 17 53 49zM1253 211c0-16-4-28-14-36-9-8-22-12-40-12-17 0-30 4-39 13-10 9-14 20-14 36 0 36 17 53 54 53 18 0 32-4 40-12 9-9 13-22 13-42zM1259 211c0 21-5 36-15 46-9 9-25 14-44 14-39 0-60-20-60-59 0-17 5-30 16-40 10-10 25-14 43-14s34 4 44 13c11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5.399cm" svg:height="0.521cm" svg:x="18.614cm" svg:y="15.46cm" svg:viewBox="0 0 5400 522" svg:d="M307 406h-307v-40l235-302h-215v-43h275v38l-235 304h247zM314 517v-35h325v35zM718 110v187c0 20 2 35 6 45 4 11 10 19 18 24 9 4 21 7 37 7 24 0 42-8 56-25 14-16 20-38 20-67v-171h49v232c0 35 1 56 2 64h-46c0-1-1-3-1-8 0-4 0-9 0-14-1-5-1-15-1-29h-1c-12 20-25 35-39 43-15 9-34 14-56 14-32 0-56-8-71-25s-22-43-22-80v-197zM1230 256c0 103-36 156-109 156-45 0-75-18-91-53h-2c1 2 2 17 2 48v115h-49v-352c0-30-1-50-2-60h47c1 1 1 3 1 8 1 4 1 11 1 20 1 10 1 16 1 20h1c9-19 20-32 35-40 14-9 33-13 56-13 37 0 64 12 82 36 18 25 27 63 27 115zM1179 257c0-41-6-70-17-88-11-17-29-26-53-26-19 0-35 4-46 12s-19 21-25 38c-5 18-8 40-8 68 0 39 6 67 18 86 13 18 33 27 60 27 25 0 43-9 54-26 11-18 17-48 17-91zM1540 256c0 103-36 156-108 156-46 0-76-18-92-53h-1c1 2 1 17 1 48v115h-49v-352c0-30-1-50-2-60h48c0 1 0 3 0 8 1 4 1 11 2 20 0 10 0 16 0 20h1c9-19 21-32 35-40 14-9 33-13 57-13 36 0 63 12 81 36 18 25 27 63 27 115zM1489 257c0-41-6-70-17-88-11-17-28-26-53-26-19 0-34 4-45 12s-20 21-25 38c-6 18-9 40-9 68 0 39 6 67 19 86 12 18 32 27 60 27 24 0 42-9 53-26 11-18 17-48 17-91zM1639 268c0 34 7 60 21 78 14 19 34 28 61 28 21 0 38-4 51-13s22-19 26-32l43 12c-17 46-57 71-120 71-43 0-77-14-100-40-22-26-34-65-34-116 0-49 12-86 34-112 23-26 56-39 98-39 87 0 130 52 130 157v6zM1799 230c-3-31-11-53-24-68-13-14-32-21-57-21-23 0-42 8-56 24s-22 38-23 65zM1913 406v-227c0-21-1-44-2-69h46c2 34 2 54 2 60h2c7-25 16-42 27-51 10-10 24-14 43-14 6 0 13 1 20 2v45c-7-1-16-2-27-2-20 0-36 8-46 26-11 18-16 43-16 75v155zM2052 517v-35h325v35zM2409 406v-227c0-21-1-44-2-69h47c1 34 2 54 2 60h1c8-25 17-42 27-51 10-10 25-14 43-14 7 0 13 1 20 2v45c-7-1-15-2-26-2-21 0-36 8-47 26s-16 43-16 75v155zM2594 47v-47h49v47zM2594 406v-296h49v296zM2830 522c-32 0-58-6-77-19-19-12-31-30-37-54l50-7c3 14 10 24 21 32 12 7 26 11 44 11 49 0 74-29 74-87v-48h-1c-9 19-22 34-38 43-16 11-35 15-57 15-36 0-62-13-79-37s-26-61-26-113 9-90 27-115c19-25 47-38 84-38 21 0 39 5 54 15 16 9 27 23 36 41 0-6 1-15 1-29 1-13 2-21 3-22h46c-1 10-1 30-1 61v226c0 84-42 125-124 125zM2905 258c0-24-3-45-10-62-7-18-16-31-28-40s-25-14-40-14c-25 0-44 9-55 27s-17 48-17 89c0 40 5 69 16 87 11 17 29 26 55 26 15 0 29-4 41-14 12-9 21-22 28-39s10-37 10-60zM3077 161c11-20 24-34 38-43 15-9 34-13 57-13 32 0 55 8 71 24 15 15 22 42 22 80v197h-49v-188c0-21-2-36-6-46s-10-18-19-22c-8-5-20-7-36-7-23 0-41 8-55 24s-21 37-21 64v175h-49v-406h49v106c0 11-1 22-1 34-1 12-1 19-1 21zM3452 404c-16 4-32 7-49 7-40 0-59-24-59-68v-197h-34v-36h36l14-66h33v66h54v36h-54v186c0 14 2 24 7 30 4 6 13 9 24 9 7 0 16-2 28-4zM3451 517v-35h325v35zM3807 47v-47h49v47zM3807 406v-296h49v296zM4119 406v-188c0-19-2-34-6-45s-10-19-18-23c-9-5-21-7-37-7-24 0-42 8-56 24s-21 38-21 67v172h-49v-233c0-34 0-55-1-63h46c0 1 1 3 1 7s0 9 0 14c1 5 1 15 1 30h1c11-21 24-35 39-44 15-8 33-12 55-12 33 0 57 8 72 24s22 42 22 80v197zM4463 324c0 27-10 49-31 64-21 16-51 24-89 24-36 0-65-6-85-19s-33-31-39-57l44-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4561 268c0 34 7 60 21 78 14 19 35 28 62 28 21 0 38-4 51-13s21-19 26-32l43 12c-18 46-58 71-120 71-44 0-77-14-100-40s-34-65-34-116c0-49 11-86 34-112s55-39 98-39c87 0 130 52 130 157v6zM4721 230c-3-31-10-53-24-68-13-14-31-21-56-21-24 0-43 8-57 24-13 16-21 38-22 65zM4835 406v-227c0-21 0-44-1-69h46c1 34 2 54 2 60h1c8-25 17-42 27-51 10-10 25-14 43-14 7 0 13 1 20 2v45c-6-1-15-2-26-2-20 0-36 8-47 26-10 18-16 43-16 75v155zM5134 404c-16 4-33 7-50 7-39 0-59-24-59-68v-197h-34v-36h36l14-66h33v66h55v36h-55v186c0 14 3 24 7 30 5 6 13 9 24 9 7 0 16-2 29-4zM5400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2 15 15 24 4 8 6 18 6 30z">
          <text:p/>
        </draw:path>
        <draw:path draw:style-name="gr2" draw:text-style-name="P2" draw:layer="layout" svg:width="5.403cm" svg:height="0.526cm" svg:x="18.612cm" svg:y="15.458cm" svg:viewBox="0 0 5404 527" svg:d="M309 411h-307-2v-3-39-1l234-303 3 2v2h-215-2v-2-44-3h2 274 2v3 39 1 1l-234 303-2-1v-3h247 3v3 42 3zM307 408v-42h2v2h-247-6l3-4 234-304 3 2h-3v-39h3v3h-274v-3h3v44h-3v-3h215 5l-3 4-234 303-3-2h3v39h-3v-3h307v3zM313 519v-35-3h3 325 3v3 35 3h-3-325-3zM316 516h325v3h-3v-35h3v3h-325v-3h3v35h-3zM723 113v187c0 19 2 34 6 45 3 10 9 17 17 21 8 5 19 7 35 7 23 0 41-8 54-23 13-16 20-38 20-66v-171-3h2 49 3v3 232c0 35 1 55 2 63v3h-3-46-3v-2c0-1 0-4-1-8 0-4 0-9 0-14-1-5-1-15-1-29h3v3h-1v-3l2 1c-11 21-25 36-40 44-15 9-34 14-57 14-32 0-57-9-73-26-15-16-23-44-23-81v-197-3h3 49 3zM720 116h-49v-3h3v197c0 36 7 62 21 78 15 15 38 23 69 23 22 0 40-4 54-12 15-9 27-23 38-43l1-1h2 1 2v3c1 14 1 24 1 29 1 5 1 10 1 14s0 6 1 7h-3v-3h46v3l-3 1c-1-8-1-29-1-64v-232h2v3h-49v-3h3v171c0 29-7 53-21 69-14 17-34 26-58 26-16 0-29-3-38-8s-16-13-20-25c-4-11-6-26-6-46v-187h3zM1235 259c0 104-38 158-112 158-46 0-78-18-94-53l3-2v3h-2v-3l3-1c1 2 1 18 1 48v115 3h-2-49-3v-3-351c0-30-1-50-2-60v-3h3 47 3v2c0 1 1 4 1 9 0 4 1 11 1 20 1 10 1 16 1 20h-3v-3h1v3l-2-2c9-18 21-32 35-41 15-8 35-13 58-13 37 0 66 13 84 38 19 25 28 64 28 116zM1229 259c0-52-9-89-26-113-18-24-44-35-80-35-23 0-41 4-55 12s-25 21-33 39l-1 1h-2-1-3v-2c0-4 0-10 0-19-1-10-1-16-2-21 0-4 0-7 0-7l2-1v3h-47v-3h3c1 10 1 30 1 60v351h-2v-3h49v3h-3v-115c0-30-1-44-1-45l-2-4h4 2 2v1c16 34 45 50 89 50 71 0 106-50 106-152zM1178 260c0-40-6-69-16-86-11-17-27-25-51-25-19 0-33 4-44 11-11 8-18 20-24 37s-9 40-9 67c0 39 6 66 19 84 11 18 30 27 57 27 24 0 41-9 51-26 11-17 17-47 17-89zM1183 260c0 43-5 74-17 92-11 19-31 28-56 28-28 0-49-10-62-29-13-18-19-48-19-87 0-28 3-51 9-68 5-18 14-32 26-40 11-9 27-13 47-13 25 0 44 10 55 28 12 18 17 48 17 89zM1545 259c0 104-37 158-111 158-46 0-78-18-94-53l2-2v3h-1v-3l2-1c1 2 2 18 2 48v115 3h-3-49-3v-3-351c0-30-1-50-2-60v-3h3 48 2v2c1 1 1 4 1 9 1 4 1 11 2 20 0 10 0 16 0 20h-3v-3h1v3l-2-2c9-18 21-32 36-41 14-8 34-13 58-13 37 0 65 13 84 38 18 25 27 64 27 116zM1540 259c0-52-9-89-27-113-17-24-43-35-79-35-23 0-41 4-55 12s-25 21-34 39l-1 1h-2-1-2v-2c0-4-1-10-1-19-1-10-1-16-1-21-1-4-1-7-1-7l3-1v3h-48v-3h3c1 10 2 30 2 60v351h-3v-3h49v3h-3v-115c0-30 0-44-1-45l-2-4h5 1 2l1 1c15 34 44 50 89 50 71 0 106-50 106-152zM1488 260c0-40-5-69-16-86s-27-25-51-25c-19 0-33 4-44 11-10 8-18 20-24 37-5 17-8 40-8 67 0 39 6 66 18 84s31 27 58 27c23 0 40-9 51-26s16-47 16-89zM1494 260c0 43-6 74-18 92-11 19-30 28-55 28-29 0-50-10-63-29-13-18-19-48-19-87 0-28 3-51 9-68 6-18 15-32 26-40 11-9 27-13 47-13 25 0 44 10 56 28 11 18 17 48 17 89zM1644 271c0 33 6 59 20 77 14 17 33 26 59 26 21 0 37-4 50-12 12-9 20-19 25-31l1-3 2 1 43 12 3 1-1 3c-18 47-60 72-123 72-44 0-78-14-102-40-23-27-35-67-35-118 0-49 12-88 35-114 24-27 57-40 100-40 88 0 133 54 133 160v6 3h-3-210v-3zM1641 268h210v3h-3v-6c0-104-41-154-127-154-42 0-73 12-95 38-23 25-34 61-34 110 0 51 11 88 34 114 22 25 54 38 97 38 62 0 100-23 118-68l2 1v3l-43-13v-2l3 1c-5 13-14 25-27 33-13 9-31 14-53 14-27 0-49-10-63-29-15-19-22-46-22-80v-3zM1798 234c-3-31-11-53-23-67-13-14-31-20-55-20-23 0-41 7-54 23-14 15-21 36-22 64l-3-1v-2h160v2zM1801 236h-160-3l1-3c1-28 8-51 23-67 14-16 34-25 58-25 25 0 45 8 59 22 13 15 22 39 24 70l1 3zM1912 408v-226c0-21-1-44-2-69v-3h3 46 3v3c2 33 2 54 2 60h-3v-2h2v2h-3c8-26 17-44 28-54 10-9 26-14 45-14 6 0 13 1 20 3h2v2 45 4l-3-1c-7-2-15-3-26-3-19 0-34 9-44 25-10 18-16 42-16 74v154 3h-2-49-3zM1915 405h49v3h-3v-154c0-33 5-59 16-77s28-27 49-27c11 0 21 1 27 3v2h-3v-45h3l-1 3c-7-2-13-2-19-2-18 0-32 4-42 13-9 9-18 25-26 50v2h-2-2-2v-3c0-6-1-26-3-60h3v3h-46v-3h3c1 25 1 48 1 69v226h-2zM2051 519v-35-3h3 325 3v3 35 3h-3-325-3zM2054 516h325v3h-3v-35h3v3h-325v-3h2v35h-2zM2408 408v-226c0-21 0-44-1-69l-1-3h3 47 3v3c1 33 2 54 2 60h-3v-2h1v2h-3c8-26 18-44 28-54 11-9 26-14 45-14 7 0 14 1 21 3h2v2 45 4l-4-1c-6-2-14-3-25-3-20 0-34 9-44 25-11 18-16 42-16 74v154 3h-3-49-3zM2411 405h49v3h-3v-154c0-33 6-59 17-77s28-27 49-27c11 0 20 1 27 3l-1 2h-3v-45h3l-1 3c-6-2-13-2-19-2-18 0-31 4-41 13s-18 25-26 50l-1 2h-2-1-3v-3c0-6-1-26-2-60h3v3h-47v-3h3c1 25 2 48 2 69v226h-3zM2593 49v-47-2h3 49 3v2 47 3h-3-49-3zM2596 47h49v2h-3v-47h3v3h-49v-3h3v47h-3zM2593 408v-295-3h3 49 3v3 295 3h-3-49-3zM2596 405h49v3h-3v-295h3v3h-49v-3h3v295h-3zM2832 527c-32 0-59-7-78-19-20-13-33-32-38-56l-1-3h3l49-8h3v3c4 13 10 22 21 29s25 11 42 11c48 0 71-27 71-83v-48h3v3h-1v-3l3 2c-10 19-23 34-39 44-17 9-37 14-59 14-36 0-64-12-82-37-17-24-26-63-26-115s10-92 28-117c19-25 48-38 86-38 21 0 40 5 56 14 15 10 28 24 36 42l-2 2v-3 3h-2c0-6 0-15 1-29 0-13 1-21 2-23l1-2h2 46 3v3c-1 10-2 30-2 61v226c0 84-42 127-126 127zM2832 521c81 0 121-39 121-121v-226c0-31 0-51 1-61h3v3h-46v-3l2 2c0 0-1 7-2 20 0 14-1 23-1 29v2h-3-2l-1-1c-8-17-19-30-34-40-15-9-33-14-53-14-37 0-63 12-81 36-18 25-27 62-27 114 0 51 8 88 25 112 16 23 42 35 77 35 22 0 40-5 56-14 15-10 28-23 37-42l1-1h1 1 3v2 48c0 58-26 89-77 89-18 0-34-4-45-12-12-8-20-19-23-33l3-1v3l-49 7-1-3h3c5 22 17 40 36 52 18 12 43 18 75 18zM2904 261c0-24-3-44-10-61-6-17-15-30-26-39-12-9-25-13-39-13-25 0-42 8-53 26s-16 46-16 87c0 40 5 68 15 85 11 17 28 25 53 25 15 0 28-4 39-13 12-9 21-21 27-38 7-16 10-36 10-59zM2910 261c0 23-4 44-10 61-7 18-17 31-29 41-12 9-27 14-43 14-27 0-46-10-57-28s-17-48-17-88c0-41 6-72 18-90 11-19 31-29 57-29 15 0 30 5 42 15 12 9 22 23 29 41 6 17 10 38 10 63zM3077 162c11-19 24-34 39-43s35-14 58-14c32 0 57 8 73 25 15 16 23 44 23 82v196 3h-3-49-3v-3-187c0-20-2-35-5-45-4-10-10-16-18-21-8-4-20-7-35-7-22 0-40 8-53 23-14 16-20 37-20 63v174 3h-3-49-3v-3-406-2h3 49 3v2 107c0 11-1 22-1 34-1 12-1 19-2 21h-2v-3 3zM3079 166h-4l1-3c0-2 0-8 1-20s1-23 1-34v-107h3v3h-49v-3h2v406h-2v-3h49v3h-3v-174c0-27 7-50 22-66 14-17 33-25 57-25 16 0 29 2 38 7s16 13 20 24c4 10 6 26 6 47v187h-3v-3h49v3h-3v-196c0-38-7-63-21-79-15-15-38-22-69-22-23 0-41 4-55 13-15 8-27 22-37 41l-1 1zM3455 409c-16 4-33 6-50 6-41 0-62-24-62-69v-197h3v3h-34-3v-3-36-3h3 36v3h-3l14-67 1-3h2 33 3v3 67h-3v-3h54 3v3 36 3h-3-54v-3h3v186c0 14 2 23 6 28s11 8 22 8c6 0 16-1 28-4l3-1v4 36 2zM3452 406v-36h2l1 3c-13 2-22 3-29 3-12 0-21-3-26-9s-8-17-8-32v-186-3h3 54v3h-2v-36h2v3h-54-3v-3-67h3v3h-33v-3l3 1-15 67v2h-2-36v-3h3v36h-3v-3h34 3v3 197c0 43 18 64 56 64 16 0 33-2 49-7v3zM3450 519v-35-3h3 325 3v3 35 3h-3-325-3zM3453 516h325v3h-3v-35h3v3h-325v-3h3v35h-3zM3806 49v-47-2h3 49 3v2 47 3h-3-49-3zM3809 47h49v2h-3v-47h3v3h-49v-3h3v47h-3zM3806 408v-295-3h3 49 3v3 295 3h-3-49-3zM3809 405h49v3h-3v-295h3v3h-49v-3h3v295h-3zM4118 408v-187c0-19-2-34-6-44-3-10-9-17-17-22-8-4-19-7-35-7-23 0-41 8-54 24-13 15-20 37-20 65v171 3h-3-49-2v-3-232c0-34-1-55-2-62v-4h3 46 2l1 3c0 1 0 3 0 7 1 4 1 9 1 14s1 15 1 30h-3v-3h1v3l-2-2c11-20 25-35 40-44s34-13 56-13c33 0 58 8 74 25 15 16 23 44 23 82v196 3h-3-49-3zM4121 405h49v3h-3v-196c0-37-7-63-22-78-14-16-37-23-69-23-21 0-39 4-53 12-15 8-27 22-38 42l-1 1h-2-1-2l-1-2c0-15 0-24 0-30-1-5-1-9-1-13s0-7-1-7l3-1v3h-46v-3h3c1 8 1 29 1 63v232h-3v-3h49v3h-2v-171c0-29 7-52 21-69s34-25 58-25c16 0 29 2 38 7s16 14 20 25c3 11 5 27 5 46v187h-2zM4468 327c0 28-11 51-33 66-21 16-51 24-90 24-37 0-66-7-86-19-21-12-34-32-40-58l-1-3 3-1 43-8 3-1 1 3c4 15 12 26 24 33 13 7 30 10 53 10 25 0 42-3 53-11 11-7 17-17 17-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4462 327c0-11-1-21-5-29-4-9-8-16-15-23-6-6-15-12-26-18-11-5-30-11-56-18l1-2-1 2c-27-6-46-12-54-16-9-3-16-9-21-14-4-6-7-14-7-23 0-14 6-26 17-33s28-10 51-10c20 0 37 3 49 11 13 7 21 18 23 32h-2l-1-3 45-5v3h-3c-5-24-16-42-35-53s-44-17-76-17c-36 0-64 7-82 21-19 14-28 33-28 59 0 14 3 26 10 35 6 10 15 18 27 25 11 7 31 14 59 21l35 9c18 5 32 11 40 19 9 8 13 18 13 30 0 16-6 29-18 37s-31 12-57 12c-23 0-42-4-56-11-13-8-23-20-27-37l3-1v3l-43 9-1-3 3-1c6 25 18 43 38 55 19 12 47 18 83 18 38 0 66-7 87-22 20-15 30-35 30-62zM4566 271c0 33 7 59 21 77 13 17 32 26 59 26 21 0 37-4 49-12 13-9 21-19 25-31l1-3 3 1 43 12 3 1-1 3c-18 47-60 72-123 72-44 0-79-14-102-40-23-27-35-67-35-118 0-49 12-88 35-114 23-27 57-40 100-40 88 0 133 54 133 160v6 3h-3-211v-3zM4563 268h211v3h-3v-6c0-104-42-154-127-154-42 0-73 12-96 38-22 25-33 61-33 110 0 51 11 88 33 114 23 25 55 38 98 38 61 0 100-23 117-68l3 1-1 3-43-13 1-2 3 1c-5 13-14 25-28 33-13 9-31 14-52 14-28 0-49-10-64-29-14-19-21-46-21-80v-3zM4720 234c-2-31-10-53-23-67-12-14-30-20-54-20-23 0-41 7-54 23-14 15-21 36-22 64l-3-1v-2h159v2zM4723 236h-159-3v-3c1-28 9-51 23-67 15-16 35-25 59-25 25 0 45 8 59 22 13 15 21 39 24 70v3zM4834 408v-226c0-21 0-44-1-69v-3h3 46 3v3c1 33 2 54 2 60h-3v-2h1v2h-3c8-26 18-44 28-54 11-9 26-14 45-14 7 0 14 1 21 3h2v2 45 4l-4-1c-6-2-14-3-25-3-20 0-34 9-44 25-11 18-16 42-16 74v154 3h-3-49-3zM4837 405h49v3h-3v-154c0-33 6-59 17-77s28-27 49-27c11 0 20 1 27 3l-1 2h-3v-45h3l-1 3c-6-2-12-2-19-2-18 0-31 4-41 13s-18 25-26 50l-1 2h-2-1-3v-3c0-6-1-26-2-60h3v3h-46v-3h2c1 25 2 48 2 69v226h-3zM5136 409c-16 4-33 6-50 6-40 0-62-24-62-69v-197h3v3h-34-3v-3-36-3h3 36v3h-3l15-67v-3h2 33 3v3 67h-3v-3h55 3v3 36 3h-3-55v-3h3v186c0 14 2 23 6 28s11 8 22 8c7 0 16-1 28-4l3-1v4 36 2zM5133 406v-36h3v3c-12 2-22 3-29 3-12 0-21-3-26-9s-8-17-8-32v-186-3h3 55v3h-3v-36h3v3h-55-3v-3-67h3v3h-33v-3l3 1-14 67-1 2h-2-36v-3h3v36h-3v-3h34 3v3 197c0 43 18 64 56 64 17 0 33-2 49-7l1 3zM5404 327c0 28-11 51-32 66-22 16-52 24-90 24-37 0-66-7-87-19-20-12-34-32-40-58v-3l3-1 43-8 2-1 1 3c4 15 12 26 25 33 12 7 30 10 53 10 25 0 42-3 53-11 11-7 16-17 16-32 0-11-3-19-11-26s-20-12-38-17l1-3-1 3-35-9 1-3-1 3c-28-8-48-15-61-22-12-7-22-16-28-26-7-11-11-24-11-39 0-27 10-49 30-64 20-14 48-21 85-21 33 0 60 6 80 17 19 12 32 31 37 57l1 3-3 1-44 5h-3v-2c-3-13-10-22-21-28-12-7-27-11-47-11-21 0-37 4-47 10s-15 15-15 28c0 8 2 14 6 19s10 10 19 13c8 4 26 9 53 16 26 6 45 13 57 18 11 6 21 12 28 19s12 15 16 24c4 10 5 20 5 32zM5399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16 214v63h-33v-63h-128v-26l124-184h37v183h38v27zM1583 43c0 1-2 5-5 11-4 6-6 10-8 12l-70 103-10 14-3 4h96zM1869 200c0 25-7 45-23 59-16 15-39 22-69 22-29 0-52-7-68-22-17-14-25-33-25-58 0-18 5-33 15-45 11-12 24-20 39-22v-1c-14-3-26-11-35-22-8-12-12-26-12-41 0-21 7-38 23-50 15-13 36-20 62-20 27 0 48 7 64 19 15 13 23 30 23 51 0 16-5 29-13 41-9 11-21 19-35 22v1c17 2 30 10 40 22 10 11 14 26 14 44zM1827 72c0-31-17-46-51-46-16 0-29 4-37 12-9 7-13 19-13 34 0 16 4 28 13 36s21 12 38 12c16 0 28-4 37-11 8-8 13-20 13-37zM1833 197c0-17-5-30-15-38-10-9-24-13-42-13-17 0-31 5-41 14s-15 22-15 38c0 37 19 56 57 56 19 0 33-5 43-14 9-9 13-23 13-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20 216v63 2h-2-33-2v-2-63h2v2h-128-2v-2-26-1-1l125-183v-1h1 37 2v2 183h-2v-2h38 2v2 27 2h-2-38v-2zM1618 214h38v2h-2v-27h2v2h-38-2v-2-183h2v2h-37v-2l2 1-124 184-2-1h2v26h-2v-2h128 2v2 63h-2v-2h33v2h-2v-63-2zM1587 46c0 1-2 5-6 11-3 6-6 10-7 12l-70 103-10 14-4 4-1-1v-2h96v2h-2v-144h2zM1587 45v144 2h-2-96-4l2-3 3-4 2 1-2-1 11-14 1 1-1-1 69-103 2 1-2-1c2-2 4-6 8-12 3-6 5-10 5-10l4-12zM1873 202c0 26-8 46-24 61s-40 22-70 22c-29 0-53-7-70-21-16-15-25-36-25-61 0-18 5-34 16-46 10-13 24-20 40-23v2h-2v-1h2v2c-15-4-27-11-36-23s-13-26-13-42c0-21 8-39 23-52 16-13 38-20 64-20 27 0 49 7 65 20s24 30 24 52c0 16-5 30-14 42-8 12-21 20-36 23v-2h2v1h-2v-2c18 2 32 10 42 22 9 12 14 28 14 46zM1870 202c0-17-5-32-14-43-10-12-23-19-40-22h-1v-1-1-2h1c15-3 26-10 34-21 9-12 13-24 13-40 0-21-8-37-23-49-15-13-35-19-62-19-26 0-46 6-61 19s-23 29-23 49c0 15 5 28 13 39 8 12 19 19 34 22l1 1v1 1 2h-1c-16 2-28 9-38 21s-15 26-15 44c0 25 8 43 24 58 16 13 38 20 67 20s52-7 67-21c16-14 24-33 24-58zM1827 74c0-30-16-44-49-44-16 0-28 4-36 11-8 8-12 18-12 33s4 26 13 34c8 8 20 12 36 12s27-4 36-11c8-7 12-18 12-35zM1831 74c0 17-5 30-14 38s-22 12-38 12c-17 0-30-4-39-13-9-8-14-21-14-37 0-15 5-28 14-36 8-8 22-12 38-12 35 0 53 17 53 48zM1833 199c0-17-4-28-14-37-10-8-23-12-41-12-17 0-30 4-40 13-9 9-14 21-14 37 0 36 18 54 55 54 19 0 32-4 41-13s13-23 13-42zM1837 199c0 20-4 35-14 45-10 9-24 15-44 15-39 0-59-21-59-59 0-17 5-30 16-40 10-9 24-14 42-14 19 0 33 5 44 13 10 9 15 23 15 40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10.539cm" svg:height="4.954cm" svg:x="2.006cm" svg:y="2.354cm" svg:viewBox="0 0 10540 4955" svg:d="M9518 4804l1022-835v-912-58c-7-4-12-11-18-19l-966-1401-894-183-357 296v653l-1717-350c-159-33-307-73-440-122l-794-1152-894-182-285 232c-6-25-11-51-16-78-18-96-48-173-87-226-32-43-69-69-111-77 42 8 79 34 111 77 39 53 69 130 87 226 5 27 10 53 16 78l-72 59v730l-274 224c-77-33-157-25-212 21l-23 18c-6 5-12 11-18 17-27 7-51 20-72 36l-22 19c-46 37-72 96-72 162 0 21 2 42 7 63l-222 180c-17-53-26-107-26-160v-1825l-269-55 1050 128c4 0 7 1 11 2l-324-67c-4 0-7-1-11-1l-742-91 742 91c4 0 7 1 11 1l324 67c-4-1-7-2-11-2l-1050-128-357-73 307 37 34 7-34-7-307-37-13-3c-36-65-82-104-134-115-55-11-115 9-176 60l-89 73c-47 38-93 92-137 159l281-229 255 52c-36-65-82-104-134-115l-324-66c-55-11-115 9-176 59l-90 74c-172 141-326 486-386 865-7 45-15 89-24 134 9-45 17-89 24-134 60-379 214-724 386-865l90-74c61-50 121-70 176-59l324 66c-55-11-115 9-176 60l-89 73c-47 38-93 92-137 159l-38 31v32c-98 174-175 405-212 643-15 94-34 188-56 281-78-35-161-28-218 19l-22 18c-7 5-13 11-19 17-26 7-51 20-72 36l-22 19c-9 7-17 15-24 24 33-113 62-229 85-346l-1396 1139v137l319 515 1080 221c-15 6-29 15-42 25l-22 18c-46 38-72 97-72 163 0 102 60 205 152 263s198 58 268 0l22-18c21-17 38-38 50-63 7-4 14-9 21-15l22-18c71-58 88-165 43-265l1704 348c10-5 20-8 31-11 5-1 11-3 16-4 91-15 192 28 260 111s90 191 57 277c-3 5-5 10-7 15-12 25-29 46-50 63l-22 18c-71 58-177 58-268 0-92-58-152-161-152-263 0-66 26-125 72-163l22-18c13-10 27-19 41-25-14 6-28 15-41 25l-22 18c96-78 252-46 348 71 96 118 96 277 0 355-71 58-177 58-268 0-92-58-152-161-152-263 0-66 26-125 72-163 96-78 252-46 348 71 96 118 96 277 0 355l22-18c21-17 38-38 50-63 7-4 14-9 21-15l22-18c71-58 88-165 43-265l3760 767c9-4 19-8 30-10 5-2 11-3 16-4 91-16 192 28 260 111s90 191 57 276c-3 6-5 11-7 16-12 24-29 46-50 63l-22 18c-71 57-177 57-268 0-92-58-152-162-152-263 0-67 26-125 72-163l22-18c13-10 27-19 42-26-15 7-29 16-42 26l-22 18c96-78 252-46 348 71 96 118 96 277 0 355-71 57-177 57-268 0-92-58-152-162-152-263 0-67 26-125 72-163 96-78 252-46 348 71 96 118 96 277 0 355l22-18c21-17 38-39 50-63 7-5 14-10 21-15l22-18c71-58 88-165 43-265z">
          <text:p/>
        </draw:path>
        <draw:polygon draw:style-name="gr7" draw:text-style-name="P1" draw:layer="layout" svg:width="0cm" svg:height="0cm" svg:x="7.132cm" svg:y="4.521cm" svg:viewBox="0 0 0 0" draw:points="0,0">
          <text:p/>
        </draw:polygon>
        <draw:path draw:style-name="gr6" draw:text-style-name="P3" draw:layer="layout" svg:width="9.198cm" svg:height="3.896cm" svg:x="2.006cm" svg:y="2.745cm" svg:viewBox="0 0 9199 3897" svg:d="M9199 3897v-2409l-894-183v648 292 329 548c0 7 0 13-1 20-5 113-51 211-130 276-84 68-198 93-316 69l-2414-494c-247-50-447-295-447-547v-1825l-894-183v730 308 406 381c0 121-47 228-131 296s-198 93-316 69l-358-73c-247-50-447-295-447-547v-1825l-895-183v32 1598 651l-1956-399v137l2204 450c-64-71-100-162-100-249 0-140 93-244 227-250 134-7 274 85 338 223 64 137 37 285-66 357l1747 357c-63-71-100-162-100-249 0-140 94-244 228-250 133-7 272 85 337 223 64 137 37 285-66 357l3803 778c-63-71-100-162-100-249 0-141 94-244 228-250 133-7 272 85 337 223 64 137 37 284-66 357z">
          <text:p/>
        </draw:path>
        <draw:polygon draw:style-name="gr7" draw:text-style-name="P1" draw:layer="layout" svg:width="0cm" svg:height="0cm" svg:x="7.132cm" svg:y="4.521cm" svg:viewBox="0 0 0 0" draw:points="0,0">
          <text:p/>
        </draw:polygon>
        <draw:path draw:style-name="gr6" draw:text-style-name="P3" draw:layer="layout" svg:width="9.517cm" svg:height="2.42cm" svg:x="2.006cm" svg:y="4.764cm" svg:viewBox="0 0 9518 2421" svg:d="M9518 2394l-319-516-248-50-23 2h-25l-25-1-26-1-27-3-28-4-28-6-29-6-30-8-30-8-31-10-32-11-32-12-33-13-3803-778-23 2h-25-25l-26-2-27-3-28-4-28-5-29-7-30-7-30-9-31-10-32-11-32-12-33-13-1748-357-23 2h-25-25l-26-2-27-3-27-4-29-5-29-7-29-7-31-9-31-10-31-11-33-12-32-13-2204-450 319 515 1080 221c10-5 20-8 30-11 6-6 12-12 19-18l22-18c53-43 128-52 201-25 74 27 137 87 170 162l1704 348c10-5 20-8 31-11 6-6 12-12 18-18l23-18c52-43 127-52 201-25 73 27 137 87 170 162l3760 768c9-4 19-8 30-10 6-7 12-12 18-18l23-18c52-43 127-52 201-25 73 27 137 87 170 162-33-75-97-135-170-162-74-27-149-18-201 25l-23 18c91-74 238-44 329 67 90 111 90 261 0 335 90-74 90-224 0-335-91-111-238-141-329-67-6 6-12 11-18 18 5-2 11-3 16-4l4-3c87-71 229-42 316 65s87 251 0 322l-3 3c-3 6-5 11-7 16 7-5 14-10 21-15l22-18c71-58 88-165 43-265z">
          <text:p/>
        </draw:path>
        <draw:polygon draw:style-name="gr7" draw:text-style-name="P1" draw:layer="layout" svg:width="0cm" svg:height="0cm" svg:x="7.132cm" svg:y="4.521cm" svg:viewBox="0 0 0 0" draw:points="0,0">
          <text:p/>
        </draw:polygon>
        <draw:path draw:style-name="gr6" draw:text-style-name="P3" draw:layer="layout" svg:width="2.861cm" svg:height="2.014cm" svg:x="7.449cm" svg:y="4.226cm" svg:viewBox="0 0 2862 2015" svg:d="M2862 472v292c-92-13-191-12-281 1-76-28-153-20-206 24l-23 20c91-75 239-45 330 66 90 111 90 261 0 335-7 6-14 11-21 15-12 25-29 46-50 63l-22 18c-72 58-178 58-269 0-92-58-152-161-152-263 0-66 26-125 72-163l22-18c21-17 45-29 72-36 6-6 12-12 18-17 91-75 239-45 330 66 90 111 90 261 0 335-7 6-14 11-21 15 2-5 4-10 7-15l-314-390c87-73 230-44 317 64 87 107 87 251 0 323l-337-381c5-1 11-3 16-4l-16 4c6-6 12-12 18-17l23-20c53-44 130-52 206-24 64 25 121 77 156 141 34 64 44 135 26 196-11 36-31 67-59 90l-22 18 22-18c28-23 48-54 59-90 34-1 67-4 99-8v547c0 7 0 13-1 20-8 1-17 1-26 1 9 0 18 0 26-1-5 113-51 211-130 276-84 68-199 93-317 69l-2414-493 1363-1114-51-12-53-16-55-19-55-22-54-24-54-28-53-29-50-31-47-33-44-34-41-34-35-34-31-34-25-33-11-16c133 49 281 89 440 122z">
          <text:p/>
        </draw:path>
        <draw:polygon draw:style-name="gr7" draw:text-style-name="P1" draw:layer="layout" svg:width="0cm" svg:height="0cm" svg:x="7.132cm" svg:y="4.521cm" svg:viewBox="0 0 0 0" draw:points="0,0">
          <text:p/>
        </draw:polygon>
        <draw:path draw:style-name="gr6" draw:text-style-name="P3" draw:layer="layout" svg:width="1.341cm" svg:height="3.221cm" svg:x="11.204cm" svg:y="3.936cm" svg:viewBox="0 0 1342 3222" svg:d="M320 3222l1022-835v-912-58c-7-4-12-11-18-19l-966-1398-358 297v2409z">
          <text:p/>
        </draw:path>
        <draw:polygon draw:style-name="gr7" draw:text-style-name="P1" draw:layer="layout" svg:width="0cm" svg:height="0cm" svg:x="7.132cm" svg:y="4.521cm" svg:viewBox="0 0 0 0" draw:points="0,0">
          <text:p/>
        </draw:polygon>
        <draw:path draw:style-name="gr6" draw:text-style-name="P3" draw:layer="layout" svg:width="1.81cm" svg:height="2.664cm" svg:x="7.002cm" svg:y="3.074cm" svg:viewBox="0 0 1811 2665" svg:d="M447 2665l1364-1113-51-12-53-16-55-19-55-22-54-24-54-28-53-29-50-31-47-33-44-34-41-34-35-34-31-34-25-33-11-16-795-1153-357 292v1826c0 252 200 497 447 547z">
          <text:p/>
        </draw:path>
        <draw:polygon draw:style-name="gr7" draw:text-style-name="P1" draw:layer="layout" svg:width="0cm" svg:height="0cm" svg:x="7.132cm" svg:y="4.521cm" svg:viewBox="0 0 0 0" draw:points="0,0">
          <text:p/>
        </draw:polygon>
        <draw:path draw:style-name="gr6" draw:text-style-name="P3" draw:layer="layout" svg:width="1.252cm" svg:height="2.714cm" svg:x="4.856cm" svg:y="2.668cm" svg:viewBox="0 0 1253 2715" svg:d="M1110 1878c36 31 84 59 143 82v381c0 121-47 228-131 296s-198 93-316 69l-359-73c-247-50-447-295-447-547v-1826l319-260v1826c0 53 9 107 26 160 64 194 232 349 421 387-189-38-357-193-421-387l221-180c22 92 88 175 173 216 86 42 178 36 241-15l22-19c21-17 38-38 50-63 7-4 14-9 21-14l22-19c5-4 11-9 15-14z">
          <text:p/>
        </draw:path>
        <draw:polygon draw:style-name="gr7" draw:text-style-name="P1" draw:layer="layout" svg:width="0cm" svg:height="0cm" svg:x="7.132cm" svg:y="4.521cm" svg:viewBox="0 0 0 0" draw:points="0,0">
          <text:p/>
        </draw:polygon>
        <draw:path draw:style-name="gr6" draw:text-style-name="P3" draw:layer="layout" svg:width="1.956cm" svg:height="1.538cm" svg:x="2.006cm" svg:y="3.488cm" svg:viewBox="0 0 1957 1539" svg:d="M1678 831l279 57v651l-1957-399 1397-1140c-23 117-52 233-85 346-31 37-48 86-48 139 0 3 0 6 0 9-69 199-153 378-246 523l358 73 302-246z">
          <text:p/>
        </draw:path>
        <draw:polygon draw:style-name="gr7" draw:text-style-name="P1" draw:layer="layout" svg:width="0cm" svg:height="0cm" svg:x="7.132cm" svg:y="4.521cm" svg:viewBox="0 0 0 0" draw:points="0,0">
          <text:p/>
        </draw:polygon>
        <draw:polygon draw:style-name="gr6" draw:text-style-name="P3" draw:layer="layout" svg:width="1.251cm" svg:height="0.474cm" svg:x="6.108cm" svg:y="2.892cm" svg:viewBox="0 0 1252 475" draw:points="357,0 72,233 0,292 895,475 1252,182">
          <text:p/>
        </draw:polygon>
        <draw:polygon draw:style-name="gr7" draw:text-style-name="P1" draw:layer="layout" svg:width="0cm" svg:height="0cm" svg:x="7.132cm" svg:y="4.521cm" svg:viewBox="0 0 0 0" draw:points="0,0">
          <text:p/>
        </draw:polygon>
        <draw:polygon draw:style-name="gr6" draw:text-style-name="P3" draw:layer="layout" svg:width="1.251cm" svg:height="0.474cm" svg:x="10.31cm" svg:y="3.749cm" svg:viewBox="0 0 1252 475" draw:points="0,293 895,475 1252,183 358,0">
          <text:p/>
        </draw:polygon>
        <draw:polygon draw:style-name="gr7" draw:text-style-name="P1" draw:layer="layout" svg:width="0cm" svg:height="0cm" svg:x="7.132cm" svg:y="4.521cm" svg:viewBox="0 0 0 0" draw:points="0,0">
          <text:p/>
        </draw:polygon>
        <draw:polygon draw:style-name="gr6" draw:text-style-name="P3" draw:layer="layout" svg:width="1.213cm" svg:height="0.443cm" svg:x="3.962cm" svg:y="2.485cm" svg:viewBox="0 0 1214 444" draw:points="0,260 38,229 320,0 575,52 588,55 945,128 1214,183 895,444">
          <text:p/>
        </draw:polygon>
        <draw:polygon draw:style-name="gr7" draw:text-style-name="P1" draw:layer="layout" svg:width="0cm" svg:height="0cm" svg:x="7.132cm" svg:y="4.521cm" svg:viewBox="0 0 0 0" draw:points="0,0">
          <text:p/>
        </draw:polygon>
        <draw:path draw:style-name="gr6" draw:text-style-name="P3" draw:layer="layout" svg:width="0.6cm" svg:height="0.624cm" svg:x="4.11cm" svg:y="2.981cm" svg:viewBox="0 0 601 625" svg:d="M513 572c117-95 117-290 0-433s-308-182-425-87zM88 52c-117 96-117 289 0 434 117 143 308 182 425 86z">
          <text:p/>
        </draw:path>
        <draw:polygon draw:style-name="gr7" draw:text-style-name="P1" draw:layer="layout" svg:width="0cm" svg:height="0cm" svg:x="7.132cm" svg:y="4.521cm" svg:viewBox="0 0 0 0" draw:points="0,0">
          <text:p/>
        </draw:polygon>
        <draw:path draw:style-name="gr6" draw:text-style-name="P3" draw:layer="layout" svg:width="0.599cm" svg:height="0.623cm" svg:x="10.457cm" svg:y="4.277cm" svg:viewBox="0 0 600 624" svg:d="M513 572c117-96 117-290 0-434-117-143-307-181-424-86zM89 52c-119 96-119 289 0 433 117 144 307 182 424 87z">
          <text:p/>
        </draw:path>
        <draw:polygon draw:style-name="gr7" draw:text-style-name="P1" draw:layer="layout" svg:width="0cm" svg:height="0cm" svg:x="7.132cm" svg:y="4.521cm" svg:viewBox="0 0 0 0" draw:points="0,0">
          <text:p/>
        </draw:polygon>
        <draw:path draw:style-name="gr6" draw:text-style-name="P3" draw:layer="layout" svg:width="0.599cm" svg:height="0.624cm" svg:x="6.255cm" svg:y="3.419cm" svg:viewBox="0 0 600 625" svg:d="M513 572c116-95 116-289 0-432-117-145-307-183-424-87zM89 53c-119 96-119 289 0 433 117 143 307 183 424 86z">
          <text:p/>
        </draw:path>
        <draw:polygon draw:style-name="gr7" draw:text-style-name="P1" draw:layer="layout" svg:width="0cm" svg:height="0cm" svg:x="7.132cm" svg:y="4.521cm" svg:viewBox="0 0 0 0" draw:points="0,0">
          <text:p/>
        </draw:polygon>
        <draw:path draw:style-name="gr6" draw:text-style-name="P3" draw:layer="layout" svg:width="0.598cm" svg:height="0.582cm" svg:x="4.11cm" svg:y="4.715cm" svg:viewBox="0 0 599 583" svg:d="M499 581l-23 2h-25-25l-26-2-28-3-27-4-29-5-29-7-29-7-31-9-31-10-31-11-33-12-32-13c-64-71-100-162-100-249 0-141 93-245 227-251 134-7 274 85 338 223s37 286-66 358z">
          <text:p/>
        </draw:path>
        <draw:polygon draw:style-name="gr7" draw:text-style-name="P1" draw:layer="layout" svg:width="0cm" svg:height="0cm" svg:x="7.132cm" svg:y="4.521cm" svg:viewBox="0 0 0 0" draw:points="0,0">
          <text:p/>
        </draw:polygon>
        <draw:path draw:style-name="gr6" draw:text-style-name="P3" draw:layer="layout" svg:width="0.6cm" svg:height="0.582cm" svg:x="6.255cm" svg:y="5.153cm" svg:viewBox="0 0 601 583" svg:d="M500 581l-23 2h-25-25l-26-2-27-3-28-4-28-5-29-7-30-7-30-9-31-10-32-11-32-12-33-13c-63-71-101-163-101-250 0-140 95-244 229-250 133-7 272 85 337 223 65 137 37 286-66 358z">
          <text:p/>
        </draw:path>
        <draw:polygon draw:style-name="gr7" draw:text-style-name="P1" draw:layer="layout" svg:width="0cm" svg:height="0cm" svg:x="7.132cm" svg:y="4.521cm" svg:viewBox="0 0 0 0" draw:points="0,0">
          <text:p/>
        </draw:polygon>
        <draw:path draw:style-name="gr6" draw:text-style-name="P3" draw:layer="layout" svg:width="0.6cm" svg:height="0.582cm" svg:x="10.457cm" svg:y="6.011cm" svg:viewBox="0 0 601 583" svg:d="M500 581l-23 2h-25l-25-1-26-1-27-3-28-4-28-6-29-6-30-8-30-8-31-10-32-11-32-12-33-13c-63-71-101-162-101-249 0-141 95-245 229-251 133-7 272 85 337 224 65 137 37 284-66 357z">
          <text:p/>
        </draw:path>
        <draw:polygon draw:style-name="gr7" draw:text-style-name="P1" draw:layer="layout" svg:width="0cm" svg:height="0cm" svg:x="7.132cm" svg:y="4.521cm" svg:viewBox="0 0 0 0" draw:points="0,0">
          <text:p/>
        </draw:polygon>
        <draw:path draw:style-name="gr6" draw:text-style-name="P3" draw:layer="layout" svg:width="0.279cm" svg:height="1.598cm" svg:x="3.683cm" svg:y="2.777cm" svg:viewBox="0 0 280 1599" svg:d="M280 0v1599l-280-57 3-80 3-2c-2 1-4 3-6 4l3-2 25-21c21-17 38-38 50-63 8-4 15-9 22-14l22-19c60-48 82-133 59-220-22-88-87-164-170-201 22-93 41-187 56-281 38-238 115-469 213-643z">
          <text:p/>
        </draw:path>
        <draw:polygon draw:style-name="gr7" draw:text-style-name="P1" draw:layer="layout" svg:width="0cm" svg:height="0cm" svg:x="7.132cm" svg:y="4.521cm" svg:viewBox="0 0 0 0" draw:points="0,0">
          <text:p/>
        </draw:polygon>
        <draw:polygon draw:style-name="gr6" draw:text-style-name="P3" draw:layer="layout" svg:width="0.436cm" svg:height="0.949cm" svg:x="5.517cm" svg:y="3.057cm" svg:viewBox="0 0 437 950" draw:points="437,298 327,772 109,950 57,809 16,697 0,653 108,180 199,104 327,0">
          <text:p/>
        </draw:polygon>
        <draw:polygon draw:style-name="gr7" draw:text-style-name="P1" draw:layer="layout" svg:width="0cm" svg:height="0cm" svg:x="7.132cm" svg:y="4.521cm" svg:viewBox="0 0 0 0" draw:points="0,0">
          <text:p/>
        </draw:polygon>
        <draw:path draw:style-name="gr6" draw:text-style-name="P3" draw:layer="layout" svg:width="0.492cm" svg:height="0.512cm" svg:x="3.269cm" svg:y="3.767cm" svg:viewBox="0 0 493 513" svg:d="M421 470c-2 1-4 3-6 4-41 30-91 43-145 37-68-7-135-43-186-99s-82-128-84-197c0-3 0-6 0-9 0-53 17-102 48-138 7-10 15-18 24-25 96-79 252-47 349 72 96 117 96 276 0 355z">
          <text:p/>
        </draw:path>
        <draw:polygon draw:style-name="gr7" draw:text-style-name="P1" draw:layer="layout" svg:width="0cm" svg:height="0cm" svg:x="7.132cm" svg:y="4.521cm" svg:viewBox="0 0 0 0" draw:points="0,0">
          <text:p/>
        </draw:polygon>
        <draw:path draw:style-name="gr6" draw:text-style-name="P3" draw:layer="layout" svg:width="0.492cm" svg:height="0.512cm" svg:x="5.415cm" svg:y="4.205cm" svg:viewBox="0 0 493 513" svg:d="M72 43c96-79 253-47 349 71s96 277 0 356c-63 51-155 57-241 15-85-41-151-124-173-216-5-21-7-42-7-63 0-66 26-126 72-163z">
          <text:p/>
        </draw:path>
        <draw:polygon draw:style-name="gr7" draw:text-style-name="P1" draw:layer="layout" svg:width="0cm" svg:height="0cm" svg:x="7.132cm" svg:y="4.521cm" svg:viewBox="0 0 0 0" draw:points="0,0">
          <text:p/>
        </draw:polygon>
        <draw:path draw:style-name="gr6" draw:text-style-name="P3" draw:layer="layout" svg:width="0.492cm" svg:height="0.512cm" svg:x="3.269cm" svg:y="5.5cm" svg:viewBox="0 0 493 513" svg:d="M72 43c96-78 252-46 349 71 96 118 96 278 0 356-71 58-177 58-269 0s-152-162-152-264c0-66 26-125 72-163z">
          <text:p/>
        </draw:path>
        <draw:polygon draw:style-name="gr7" draw:text-style-name="P1" draw:layer="layout" svg:width="0cm" svg:height="0cm" svg:x="7.132cm" svg:y="4.521cm" svg:viewBox="0 0 0 0" draw:points="0,0">
          <text:p/>
        </draw:polygon>
        <draw:path draw:style-name="gr6" draw:text-style-name="P3" draw:layer="layout" svg:width="0.492cm" svg:height="0.512cm" svg:x="9.617cm" svg:y="5.062cm" svg:viewBox="0 0 493 513" svg:d="M72 43c96-78 252-46 348 71 97 118 97 278 0 356-71 58-177 58-268 0-92-58-152-161-152-264 0-66 26-125 72-163z">
          <text:p/>
        </draw:path>
        <draw:polygon draw:style-name="gr7" draw:text-style-name="P1" draw:layer="layout" svg:width="0cm" svg:height="0cm" svg:x="7.132cm" svg:y="4.521cm" svg:viewBox="0 0 0 0" draw:points="0,0">
          <text:p/>
        </draw:polygon>
        <draw:path draw:style-name="gr6" draw:text-style-name="P3" draw:layer="layout" svg:width="0.516cm" svg:height="0.596cm" svg:x="3.023cm" svg:y="3.981cm" svg:viewBox="0 0 517 597" svg:d="M0 524c93-146 177-325 246-524l-246 524 359 73c56-88 109-190 158-301-68-7-135-43-186-99-52-56-83-128-85-197z">
          <text:p/>
        </draw:path>
        <draw:polygon draw:style-name="gr7" draw:text-style-name="P1" draw:layer="layout" svg:width="0cm" svg:height="0cm" svg:x="7.132cm" svg:y="4.521cm" svg:viewBox="0 0 0 0" draw:points="0,0">
          <text:p/>
        </draw:polygon>
        <draw:path draw:style-name="gr6" draw:text-style-name="P3" draw:layer="layout" svg:width="0.42cm" svg:height="0.438cm" svg:x="4.244cm" svg:y="3.037cm" svg:viewBox="0 0 421 439" svg:d="M321 59c55 46 91 111 98 178 8 68-14 128-60 165-60 49-150 49-230 0-78-49-129-138-129-226 0-57 22-107 61-139 60-49 151-49 229 0 11 6 21 14 31 22z">
          <text:p/>
        </draw:path>
        <draw:polygon draw:style-name="gr7" draw:text-style-name="P1" draw:layer="layout" svg:width="0cm" svg:height="0cm" svg:x="7.132cm" svg:y="4.521cm" svg:viewBox="0 0 0 0" draw:points="0,0">
          <text:p/>
        </draw:polygon>
        <draw:path draw:style-name="gr6" draw:text-style-name="P3" draw:layer="layout" svg:width="0.42cm" svg:height="0.438cm" svg:x="4.244cm" svg:y="4.771cm" svg:viewBox="0 0 421 439" svg:d="M300 43c62 42 106 110 118 181 11 72-10 138-59 178-60 49-150 49-230 0-78-50-129-138-129-226 0-57 22-107 61-139 60-49 151-49 229-1 3 3 7 5 10 7z">
          <text:p/>
        </draw:path>
        <draw:polygon draw:style-name="gr7" draw:text-style-name="P1" draw:layer="layout" svg:width="0cm" svg:height="0cm" svg:x="7.132cm" svg:y="4.521cm" svg:viewBox="0 0 0 0" draw:points="0,0">
          <text:p/>
        </draw:polygon>
        <draw:path draw:style-name="gr6" draw:text-style-name="P3" draw:layer="layout" svg:width="0.421cm" svg:height="0.437cm" svg:x="10.591cm" svg:y="6.067cm" svg:viewBox="0 0 422 438" svg:d="M62 37c83-67 216-40 298 60 82 101 82 238 0 305-60 49-150 49-229-1-79-49-131-139-131-225 0-57 22-107 62-139z">
          <text:p/>
        </draw:path>
        <draw:polygon draw:style-name="gr7" draw:text-style-name="P1" draw:layer="layout" svg:width="0cm" svg:height="0cm" svg:x="7.132cm" svg:y="4.521cm" svg:viewBox="0 0 0 0" draw:points="0,0">
          <text:p/>
        </draw:polygon>
        <draw:path draw:style-name="gr6" draw:text-style-name="P3" draw:layer="layout" svg:width="0.421cm" svg:height="0.438cm" svg:x="6.389cm" svg:y="3.475cm" svg:viewBox="0 0 422 439" svg:d="M62 37c83-67 216-40 298 61 82 100 82 237 0 304-60 49-150 49-229 0s-131-138-131-226c0-57 22-107 62-139z">
          <text:p/>
        </draw:path>
        <draw:polygon draw:style-name="gr7" draw:text-style-name="P1" draw:layer="layout" svg:width="0cm" svg:height="0cm" svg:x="7.132cm" svg:y="4.521cm" svg:viewBox="0 0 0 0" draw:points="0,0">
          <text:p/>
        </draw:polygon>
        <draw:path draw:style-name="gr6" draw:text-style-name="P3" draw:layer="layout" svg:width="0.421cm" svg:height="0.438cm" svg:x="6.389cm" svg:y="5.209cm" svg:viewBox="0 0 422 439" svg:d="M62 37c83-67 216-40 298 61 82 100 82 237 0 304-60 49-150 49-229 0-79-50-131-138-131-226 0-57 22-107 62-139z">
          <text:p/>
        </draw:path>
        <draw:polygon draw:style-name="gr7" draw:text-style-name="P1" draw:layer="layout" svg:width="0cm" svg:height="0cm" svg:x="7.132cm" svg:y="4.521cm" svg:viewBox="0 0 0 0" draw:points="0,0">
          <text:p/>
        </draw:polygon>
        <draw:path draw:style-name="gr6" draw:text-style-name="P3" draw:layer="layout" svg:width="0.421cm" svg:height="0.438cm" svg:x="10.591cm" svg:y="4.333cm" svg:viewBox="0 0 422 439" svg:d="M62 37c83-67 216-40 298 61 82 100 82 237 0 304-60 49-150 49-229 0-79-50-131-138-131-226 0-57 22-107 62-139z">
          <text:p/>
        </draw:path>
        <draw:polygon draw:style-name="gr7" draw:text-style-name="P1" draw:layer="layout" svg:width="0cm" svg:height="0cm" svg:x="7.132cm" svg:y="4.521cm" svg:viewBox="0 0 0 0" draw:points="0,0">
          <text:p/>
        </draw:polygon>
        <draw:path draw:style-name="gr6" draw:text-style-name="P3" draw:layer="layout" svg:width="0.42cm" svg:height="0.438cm" svg:x="4.244cm" svg:y="4.771cm" svg:viewBox="0 0 421 439" svg:d="M300 43c62 42 106 110 118 181 11 72-10 138-59 178-60 49-150 49-230 0-78-50-129-138-129-226 0-57 22-107 61-139 60-49 151-49 229-1 1 4 3 8 4 12z">
          <text:p/>
        </draw:path>
        <draw:polygon draw:style-name="gr7" draw:text-style-name="P1" draw:layer="layout" svg:width="0cm" svg:height="0cm" svg:x="7.132cm" svg:y="4.521cm" svg:viewBox="0 0 0 0" draw:points="0,0">
          <text:p/>
        </draw:polygon>
        <draw:path draw:style-name="gr6" draw:text-style-name="P3" draw:layer="layout" svg:width="0.42cm" svg:height="0.438cm" svg:x="4.244cm" svg:y="3.037cm" svg:viewBox="0 0 421 439" svg:d="M321 59c55 46 91 111 98 178 8 68-14 128-60 165-60 49-150 49-230 0-78-49-129-138-129-226 0-57 22-107 61-139 60-49 151-49 229 0 4 12 10 23 16 35z">
          <text:p/>
        </draw:path>
        <draw:polygon draw:style-name="gr7" draw:text-style-name="P1" draw:layer="layout" svg:width="0cm" svg:height="0cm" svg:x="7.132cm" svg:y="4.521cm" svg:viewBox="0 0 0 0" draw:points="0,0">
          <text:p/>
        </draw:polygon>
        <draw:polygon draw:style-name="gr6" draw:text-style-name="P3" draw:layer="layout" svg:width="0.288cm" svg:height="0.511cm" svg:x="5.665cm" svg:y="3.317cm" svg:viewBox="0 0 289 512" draw:points="289,37 179,512 0,474 109,0">
          <text:p/>
        </draw:polygon>
        <draw:polygon draw:style-name="gr7" draw:text-style-name="P1" draw:layer="layout" svg:width="0cm" svg:height="0cm" svg:x="7.132cm" svg:y="4.521cm" svg:viewBox="0 0 0 0" draw:points="0,0">
          <text:p/>
        </draw:polygon>
        <draw:path draw:style-name="gr6" draw:text-style-name="P3" draw:layer="layout" svg:width="0.268cm" svg:height="0.279cm" svg:x="3.381cm" svg:y="3.883cm" svg:viewBox="0 0 269 280" svg:d="M263 124c5 17 7 35 6 53-2 33-16 61-40 80-39 31-96 31-146 0-50-32-83-88-83-145 0-36 14-68 39-88 23-19 54-27 86-23 62 9 119 59 138 123z">
          <text:p/>
        </draw:path>
        <draw:polygon draw:style-name="gr7" draw:text-style-name="P1" draw:layer="layout" svg:width="0cm" svg:height="0cm" svg:x="7.132cm" svg:y="4.521cm" svg:viewBox="0 0 0 0" draw:points="0,0">
          <text:p/>
        </draw:polygon>
        <draw:path draw:style-name="gr6" draw:text-style-name="P3" draw:layer="layout" svg:width="0.268cm" svg:height="0.279cm" svg:x="9.729cm" svg:y="5.179cm" svg:viewBox="0 0 269 280" svg:d="M265 132c3 14 4 29 4 44-3 32-16 61-39 80-39 32-97 32-147-1-51-31-83-88-83-143 0-36 14-68 39-89 24-19 55-26 87-22 64 9 122 64 139 131z">
          <text:p/>
        </draw:path>
        <draw:polygon draw:style-name="gr7" draw:text-style-name="P1" draw:layer="layout" svg:width="0cm" svg:height="0cm" svg:x="7.132cm" svg:y="4.521cm" svg:viewBox="0 0 0 0" draw:points="0,0">
          <text:p/>
        </draw:polygon>
        <draw:path draw:style-name="gr6" draw:text-style-name="P3" draw:layer="layout" svg:width="0.268cm" svg:height="0.279cm" svg:x="3.381cm" svg:y="5.617cm" svg:viewBox="0 0 269 280" svg:d="M125 1c39 5 77 28 104 61 28 33 42 76 40 115-2 32-16 61-40 80-39 31-96 31-146-1-50-31-83-88-83-143 0-37 14-69 39-90 23-19 54-26 86-22z">
          <text:p/>
        </draw:path>
        <draw:polygon draw:style-name="gr7" draw:text-style-name="P1" draw:layer="layout" svg:width="0cm" svg:height="0cm" svg:x="7.132cm" svg:y="4.521cm" svg:viewBox="0 0 0 0" draw:points="0,0">
          <text:p/>
        </draw:polygon>
        <draw:path draw:style-name="gr6" draw:text-style-name="P3" draw:layer="layout" svg:width="0.268cm" svg:height="0.28cm" svg:x="5.527cm" svg:y="4.321cm" svg:viewBox="0 0 269 281" svg:d="M269 177c-3 33-16 61-40 80-39 32-97 32-147 0s-82-88-82-144c0-36 14-68 39-88 23-19 54-28 86-24 39 7 76 29 104 62 28 34 42 75 40 114z">
          <text:p/>
        </draw:path>
        <draw:polygon draw:style-name="gr7" draw:text-style-name="P1" draw:layer="layout" svg:width="0cm" svg:height="0cm" svg:x="7.132cm" svg:y="4.521cm" svg:viewBox="0 0 0 0" draw:points="0,0">
          <text:p/>
        </draw:polygon>
        <draw:path draw:style-name="gr6" draw:text-style-name="P3" draw:layer="layout" svg:width="0.268cm" svg:height="0.279cm" svg:x="9.729cm" svg:y="6.913cm" svg:viewBox="0 0 269 280" svg:d="M126 1c39 5 76 27 104 61 27 33 41 74 39 113-3 34-16 62-39 81-39 32-97 31-147 0-51-31-83-89-83-144 0-37 14-69 39-89 24-19 55-27 87-22z">
          <text:p/>
        </draw:path>
        <draw:polygon draw:style-name="gr7" draw:text-style-name="P1" draw:layer="layout" svg:width="0cm" svg:height="0cm" svg:x="7.132cm" svg:y="4.521cm" svg:viewBox="0 0 0 0" draw:points="0,0">
          <text:p/>
        </draw:polygon>
        <draw:path draw:style-name="gr6" draw:text-style-name="P3" draw:layer="layout" svg:width="0.268cm" svg:height="0.279cm" svg:x="5.527cm" svg:y="6.055cm" svg:viewBox="0 0 269 280" svg:d="M269 176c-3 32-16 62-40 80-39 32-97 32-147 0-50-31-82-89-82-144 0-36 14-68 39-89 23-19 54-26 86-22 39 5 76 28 104 61s42 75 40 114z">
          <text:p/>
        </draw:path>
        <draw:polygon draw:style-name="gr7" draw:text-style-name="P1" draw:layer="layout" svg:width="0cm" svg:height="0cm" svg:x="7.132cm" svg:y="4.521cm" svg:viewBox="0 0 0 0" draw:points="0,0">
          <text:p/>
        </draw:polygon>
        <draw:path draw:style-name="gr6" draw:text-style-name="P3" draw:layer="layout" svg:width="0.241cm" svg:height="0.704cm" svg:x="5.533cm" svg:y="3.161cm" svg:viewBox="0 0 242 705" svg:d="M184 0l58 157-109 474-92 74-41-112c35-14 71-63 99-132s44-151 44-224c0-79-19-138-51-158v-2z">
          <text:p/>
        </draw:path>
        <draw:polygon draw:style-name="gr7" draw:text-style-name="P1" draw:layer="layout" svg:width="0cm" svg:height="0cm" svg:x="7.132cm" svg:y="4.521cm" svg:viewBox="0 0 0 0" draw:points="0,0">
          <text:p/>
        </draw:polygon>
        <draw:path draw:style-name="gr6" draw:text-style-name="P3" draw:layer="layout" svg:width="0.274cm" svg:height="0.372cm" svg:x="5.834cm" svg:y="3.913cm" svg:viewBox="0 0 275 373" svg:d="M0 224l275-224v308c-47 19-87 40-119 65-33-68-89-122-156-149z">
          <text:p/>
        </draw:path>
        <draw:polygon draw:style-name="gr7" draw:text-style-name="P1" draw:layer="layout" svg:width="0cm" svg:height="0cm" svg:x="7.132cm" svg:y="4.521cm" svg:viewBox="0 0 0 0" draw:points="0,0">
          <text:p/>
        </draw:polygon>
        <draw:path draw:style-name="gr6" draw:text-style-name="P3" draw:layer="layout" svg:width="0.281cm" svg:height="0.346cm" svg:x="10.029cm" svg:y="4.981cm" svg:viewBox="0 0 282 347" svg:d="M282 9v330c-32 4-66 7-100 8 18-61 8-132-26-196-35-64-92-116-156-141 90-13 189-14 282-1z">
          <text:p/>
        </draw:path>
        <draw:polygon draw:style-name="gr7" draw:text-style-name="P1" draw:layer="layout" svg:width="0cm" svg:height="0cm" svg:x="7.132cm" svg:y="4.521cm" svg:viewBox="0 0 0 0" draw:points="0,0">
          <text:p/>
        </draw:polygon>
        <draw:path draw:style-name="gr6" draw:text-style-name="P3" draw:layer="layout" svg:width="0.268cm" svg:height="0.279cm" svg:x="9.729cm" svg:y="6.913cm" svg:viewBox="0 0 269 280" svg:d="M269 175c-3 34-16 62-39 81-39 32-97 31-147 0s-83-89-83-144c0-37 14-69 40-89 23-19 54-27 86-22 0 3 0 6 0 9 0 37 15 77 42 108s64 52 101 57z">
          <text:p/>
        </draw:path>
        <draw:polygon draw:style-name="gr7" draw:text-style-name="P1" draw:layer="layout" svg:width="0cm" svg:height="0cm" svg:x="7.132cm" svg:y="4.521cm" svg:viewBox="0 0 0 0" draw:points="0,0">
          <text:p/>
        </draw:polygon>
        <draw:path draw:style-name="gr6" draw:text-style-name="P3" draw:layer="layout" svg:width="0.268cm" svg:height="0.28cm" svg:x="5.527cm" svg:y="4.321cm" svg:viewBox="0 0 269 281" svg:d="M269 177c-3 33-16 61-39 80-40 32-98 32-148 0s-82-88-82-144c0-36 14-68 39-88 23-19 54-28 86-24 0 4 0 7 0 10 0 38 15 77 42 109 27 31 65 52 102 57z">
          <text:p/>
        </draw:path>
        <draw:polygon draw:style-name="gr7" draw:text-style-name="P1" draw:layer="layout" svg:width="0cm" svg:height="0cm" svg:x="7.132cm" svg:y="4.521cm" svg:viewBox="0 0 0 0" draw:points="0,0">
          <text:p/>
        </draw:polygon>
        <draw:path draw:style-name="gr6" draw:text-style-name="P3" draw:layer="layout" svg:width="0.268cm" svg:height="0.279cm" svg:x="3.381cm" svg:y="5.617cm" svg:viewBox="0 0 269 280" svg:d="M269 177c-2 32-16 61-39 80-40 31-97 31-147-1-50-31-83-88-83-143 0-37 14-69 39-90 23-19 54-26 86-22 0 3 0 6 0 9 0 38 15 77 42 109s65 52 102 58z">
          <text:p/>
        </draw:path>
        <draw:polygon draw:style-name="gr7" draw:text-style-name="P1" draw:layer="layout" svg:width="0cm" svg:height="0cm" svg:x="7.132cm" svg:y="4.521cm" svg:viewBox="0 0 0 0" draw:points="0,0">
          <text:p/>
        </draw:polygon>
        <draw:path draw:style-name="gr6" draw:text-style-name="P3" draw:layer="layout" svg:width="0.268cm" svg:height="0.279cm" svg:x="5.527cm" svg:y="6.055cm" svg:viewBox="0 0 269 280" svg:d="M269 176c-3 32-16 62-39 80-40 32-98 32-148 0-50-31-82-89-82-144 0-36 14-68 39-89 23-19 54-26 86-22 0 3 0 6 0 9 0 38 15 77 42 108 27 32 65 52 102 58z">
          <text:p/>
        </draw:path>
        <draw:polygon draw:style-name="gr7" draw:text-style-name="P1" draw:layer="layout" svg:width="0cm" svg:height="0cm" svg:x="7.132cm" svg:y="4.521cm" svg:viewBox="0 0 0 0" draw:points="0,0">
          <text:p/>
        </draw:polygon>
        <draw:path draw:style-name="gr6" draw:text-style-name="P3" draw:layer="layout" svg:width="0.268cm" svg:height="0.279cm" svg:x="3.381cm" svg:y="3.883cm" svg:viewBox="0 0 269 280" svg:d="M269 177c-8-1-15-3-22-5-70-22-122-92-122-162 0-3 0-6 0-9-32-4-63 4-86 23-25 20-39 52-39 88 0 57 33 113 83 145 50 31 107 31 147 0 23-19 37-47 39-80z">
          <text:p/>
        </draw:path>
        <draw:polygon draw:style-name="gr7" draw:text-style-name="P1" draw:layer="layout" svg:width="0cm" svg:height="0cm" svg:x="7.132cm" svg:y="4.521cm" svg:viewBox="0 0 0 0" draw:points="0,0">
          <text:p/>
        </draw:polygon>
        <draw:path draw:style-name="gr6" draw:text-style-name="P3" draw:layer="layout" svg:width="0.268cm" svg:height="0.279cm" svg:x="9.729cm" svg:y="5.179cm" svg:viewBox="0 0 269 280" svg:d="M269 176c-3 32-16 61-39 80-39 32-97 32-147-1-50-31-83-88-83-143 0-36 14-68 40-89 23-19 54-26 86-22 0 3 0 6 0 9 0 31 10 63 29 91 27 41 70 68 114 75z">
          <text:p/>
        </draw:path>
        <draw:polygon draw:style-name="gr7" draw:text-style-name="P1" draw:layer="layout" svg:width="0cm" svg:height="0cm" svg:x="7.132cm" svg:y="4.521cm" svg:viewBox="0 0 0 0" draw:points="0,0">
          <text:p/>
        </draw:polygon>
        <draw:path draw:style-name="gr6" draw:text-style-name="P3" draw:layer="layout" svg:width="0.158cm" svg:height="0.516cm" svg:x="5.517cm" svg:y="3.237cm" svg:viewBox="0 0 159 517" svg:d="M16 517c35-14 71-63 100-132 27-69 43-151 43-224 0-80-19-139-50-159l-109 471 109-473-93 517-16-44z">
          <text:p/>
        </draw:path>
        <draw:polygon draw:style-name="gr7" draw:text-style-name="P1" draw:layer="layout" svg:width="0cm" svg:height="0cm" svg:x="7.132cm" svg:y="4.521cm" svg:viewBox="0 0 0 0" draw:points="0,0">
          <text:p/>
        </draw:polygon>
        <draw:path draw:style-name="gr6" draw:text-style-name="P3" draw:layer="layout" svg:width="0.143cm" svg:height="0.406cm" svg:x="5.965cm" svg:y="4.221cm" svg:viewBox="0 0 144 407" svg:d="M144 0v407c-59-23-108-51-144-82 61-63 71-166 24-260 32-25 73-46 120-65z">
          <text:p/>
        </draw:path>
        <draw:polygon draw:style-name="gr7" draw:text-style-name="P1" draw:layer="layout" svg:width="0cm" svg:height="0cm" svg:x="7.132cm" svg:y="4.521cm" svg:viewBox="0 0 0 0" draw:points="0,0">
          <text:p/>
        </draw:polygon>
        <draw:polygon draw:style-name="gr6" draw:text-style-name="P3" draw:layer="layout" svg:width="0.237cm" svg:height="0.297cm" svg:x="5.716cm" svg:y="3.057cm" svg:viewBox="0 0 238 298" draw:points="0,105 129,0 238,298 58,261">
          <text:p/>
        </draw:polygon>
        <draw:polygon draw:style-name="gr7" draw:text-style-name="P1" draw:layer="layout" svg:width="0cm" svg:height="0cm" svg:x="7.132cm" svg:y="4.521cm" svg:viewBox="0 0 0 0" draw:points="0,0">
          <text:p/>
        </draw:polygon>
        <draw:path draw:style-name="gr6" draw:text-style-name="P3" draw:layer="layout" svg:width="0.386cm" svg:height="0.429cm" svg:x="9.799cm" svg:y="6.739cm" svg:viewBox="0 0 387 430" svg:d="M0 42c92-16 193 28 261 111s90 192 57 277l-314-391c88-71 230-42 317 65 88 107 88 252 0 323z">
          <text:p/>
        </draw:path>
        <draw:polygon draw:style-name="gr7" draw:text-style-name="P1" draw:layer="layout" svg:width="0cm" svg:height="0cm" svg:x="7.132cm" svg:y="4.521cm" svg:viewBox="0 0 0 0" draw:points="0,0">
          <text:p/>
        </draw:polygon>
        <draw:path draw:style-name="gr6" draw:text-style-name="P3" draw:layer="layout" svg:width="0.385cm" svg:height="0.43cm" svg:x="3.452cm" svg:y="5.443cm" svg:viewBox="0 0 386 431" svg:d="M0 42l2-2-2 2c90-15 191 28 260 111 68 83 90 191 57 278l-314-391c88-72 230-43 317 64 88 107 88 252 0 324z">
          <text:p/>
        </draw:path>
        <draw:polygon draw:style-name="gr7" draw:text-style-name="P1" draw:layer="layout" svg:width="0cm" svg:height="0cm" svg:x="7.132cm" svg:y="4.521cm" svg:viewBox="0 0 0 0" draw:points="0,0">
          <text:p/>
        </draw:polygon>
        <draw:path draw:style-name="gr6" draw:text-style-name="P3" draw:layer="layout" svg:width="0.385cm" svg:height="0.43cm" svg:x="5.597cm" svg:y="5.881cm" svg:viewBox="0 0 386 431" svg:d="M0 42c91-15 192 28 260 111s90 192 57 278l-313-392c87-71 229-42 316 65 88 107 88 252 0 324z">
          <text:p/>
        </draw:path>
        <draw:polygon draw:style-name="gr7" draw:text-style-name="P1" draw:layer="layout" svg:width="0cm" svg:height="0cm" svg:x="7.132cm" svg:y="4.521cm" svg:viewBox="0 0 0 0" draw:points="0,0">
          <text:p/>
        </draw:polygon>
        <draw:path draw:style-name="gr6" draw:text-style-name="P3" draw:layer="layout" svg:width="0.385cm" svg:height="0.429cm" svg:x="5.597cm" svg:y="4.148cm" svg:viewBox="0 0 386 430" svg:d="M0 42c91-16 192 27 260 110 68 84 90 192 57 278l-313-391c87-71 229-43 316 64 88 107 88 252 0 324z">
          <text:p/>
        </draw:path>
        <draw:polygon draw:style-name="gr7" draw:text-style-name="P1" draw:layer="layout" svg:width="0cm" svg:height="0cm" svg:x="7.132cm" svg:y="4.521cm" svg:viewBox="0 0 0 0" draw:points="0,0">
          <text:p/>
        </draw:polygon>
        <draw:path draw:style-name="gr6" draw:text-style-name="P3" draw:layer="layout" svg:width="0.386cm" svg:height="0.43cm" svg:x="9.799cm" svg:y="5.005cm" svg:viewBox="0 0 387 431" svg:d="M0 42c92-15 193 28 261 111s90 191 57 278l-314-391c88-72 230-43 317 64 88 107 88 251 0 324z">
          <text:p/>
        </draw:path>
        <draw:polygon draw:style-name="gr7" draw:text-style-name="P1" draw:layer="layout" svg:width="0cm" svg:height="0cm" svg:x="7.132cm" svg:y="4.521cm" svg:viewBox="0 0 0 0" draw:points="0,0">
          <text:p/>
        </draw:polygon>
        <draw:path draw:style-name="gr6" draw:text-style-name="P3" draw:layer="layout" svg:width="0.385cm" svg:height="0.429cm" svg:x="3.452cm" svg:y="3.71cm" svg:viewBox="0 0 386 430" svg:d="M0 42c90-16 191 27 260 110 68 84 90 192 57 278l-314-391c88-71 230-43 317 64 88 107 88 252 0 324z">
          <text:p/>
        </draw:path>
        <draw:polygon draw:style-name="gr7" draw:text-style-name="P1" draw:layer="layout" svg:width="0cm" svg:height="0cm" svg:x="7.132cm" svg:y="4.521cm" svg:viewBox="0 0 0 0" draw:points="0,0">
          <text:p/>
        </draw:polygon>
        <draw:path draw:style-name="gr6" draw:text-style-name="P3" draw:layer="layout" svg:width="0.302cm" svg:height="0.337cm" svg:x="3.381cm" svg:y="4.24cm" svg:viewBox="0 0 303 338" svg:d="M303 0v78 13l-303 247c56-89 110-190 159-301 54 6 104-7 144-37z">
          <text:p/>
        </draw:path>
        <draw:polygon draw:style-name="gr7" draw:text-style-name="P1" draw:layer="layout" svg:width="0cm" svg:height="0cm" svg:x="7.132cm" svg:y="4.521cm" svg:viewBox="0 0 0 0" draw:points="0,0">
          <text:p/>
        </draw:polygon>
        <draw:polygon draw:style-name="gr6" draw:text-style-name="P3" draw:layer="layout" svg:width="0.27cm" svg:height="0.215cm" svg:x="5.574cm" svg:y="3.791cm" svg:viewBox="0 0 271 216" draw:points="271,37 91,0 0,74 52,216">
          <text:p/>
        </draw:polygon>
        <draw:polygon draw:style-name="gr7" draw:text-style-name="P1" draw:layer="layout" svg:width="0cm" svg:height="0cm" svg:x="7.132cm" svg:y="4.521cm" svg:viewBox="0 0 0 0" draw:points="0,0">
          <text:p/>
        </draw:polygon>
        <draw:path draw:style-name="gr6" draw:text-style-name="P3" draw:layer="layout" svg:width="0.442cm" svg:height="0.487cm" svg:x="3.341cm" svg:y="5.482cm" svg:viewBox="0 0 443 488" svg:d="M428 392c-2 5-5 10-7 15-13 25-30 46-51 63l-22 18c97-78 97-237 0-355-96-118-252-150-348-72l22-18c13-10 27-19 42-25 10-5 20-8 30-11 6-1 11-3 17-4 90-15 191 28 259 111 69 84 91 192 58 278z">
          <text:p/>
        </draw:path>
        <draw:polygon draw:style-name="gr7" draw:text-style-name="P1" draw:layer="layout" svg:width="0cm" svg:height="0cm" svg:x="7.132cm" svg:y="4.521cm" svg:viewBox="0 0 0 0" draw:points="0,0">
          <text:p/>
        </draw:polygon>
        <draw:path draw:style-name="gr6" draw:text-style-name="P3" draw:layer="layout" svg:width="0.442cm" svg:height="0.487cm" svg:x="3.341cm" svg:y="3.749cm" svg:viewBox="0 0 443 488" svg:d="M0 61l22-19c21-16 46-29 72-36 6-1 11-2 17-3 90-16 191 27 259 110 69 84 91 192 58 277-2 6-5 11-7 16-13 25-30 46-51 63l-22 19c97-79 97-239 0-356-96-118-252-150-348-71z">
          <text:p/>
        </draw:path>
        <draw:polygon draw:style-name="gr7" draw:text-style-name="P1" draw:layer="layout" svg:width="0cm" svg:height="0cm" svg:x="7.132cm" svg:y="4.521cm" svg:viewBox="0 0 0 0" draw:points="0,0">
          <text:p/>
        </draw:polygon>
        <draw:path draw:style-name="gr6" draw:text-style-name="P3" draw:layer="layout" svg:width="0.442cm" svg:height="0.487cm" svg:x="9.689cm" svg:y="5.044cm" svg:viewBox="0 0 443 488" svg:d="M0 61l22-18c21-17 45-29 72-36 5-1 11-3 16-4 91-15 193 28 261 112 68 83 90 191 57 277-3 5-5 10-7 15-12 25-29 46-50 63l-22 18c96-78 96-237 0-355-97-118-253-150-349-72z">
          <text:p/>
        </draw:path>
        <draw:polygon draw:style-name="gr7" draw:text-style-name="P1" draw:layer="layout" svg:width="0cm" svg:height="0cm" svg:x="7.132cm" svg:y="4.521cm" svg:viewBox="0 0 0 0" draw:points="0,0">
          <text:p/>
        </draw:polygon>
        <draw:path draw:style-name="gr6" draw:text-style-name="P3" draw:layer="layout" svg:width="0.442cm" svg:height="0.487cm" svg:x="5.487cm" svg:y="4.187cm" svg:viewBox="0 0 443 488" svg:d="M0 61l22-19c22-16 46-29 73-36 5-1 11-2 16-3 91-16 192 27 260 110 68 84 90 192 57 277-3 5-5 10-7 15-12 25-29 47-50 64l-22 19c96-80 96-239 0-356-96-118-252-150-349-71z">
          <text:p/>
        </draw:path>
        <draw:polygon draw:style-name="gr7" draw:text-style-name="P1" draw:layer="layout" svg:width="0cm" svg:height="0cm" svg:x="7.132cm" svg:y="4.521cm" svg:viewBox="0 0 0 0" draw:points="0,0">
          <text:p/>
        </draw:polygon>
        <draw:path draw:style-name="gr6" draw:text-style-name="P3" draw:layer="layout" svg:width="0.419cm" svg:height="0.461cm" svg:x="5.599cm" svg:y="4.117cm" svg:viewBox="0 0 420 462" svg:d="M0 59l23-18c56-46 136-54 213-21 66 27 122 81 155 148 46 95 37 198-24 261-4 5-10 10-15 14l-22 19c90-74 90-225 0-336-91-111-238-141-330-67z">
          <text:p/>
        </draw:path>
        <draw:polygon draw:style-name="gr7" draw:text-style-name="P1" draw:layer="layout" svg:width="0cm" svg:height="0cm" svg:x="7.132cm" svg:y="4.521cm" svg:viewBox="0 0 0 0" draw:points="0,0">
          <text:p/>
        </draw:polygon>
        <draw:path draw:style-name="gr6" draw:text-style-name="P3" draw:layer="layout" svg:width="0.419cm" svg:height="0.46cm" svg:x="5.599cm" svg:y="5.851cm" svg:viewBox="0 0 420 461" svg:d="M0 58l23-18c53-43 128-52 202-25 73 27 137 87 170 162 45 100 28 208-43 266l-22 18c90-74 90-225 0-336-91-111-238-140-330-67z">
          <text:p/>
        </draw:path>
        <draw:polygon draw:style-name="gr7" draw:text-style-name="P1" draw:layer="layout" svg:width="0cm" svg:height="0cm" svg:x="7.132cm" svg:y="4.521cm" svg:viewBox="0 0 0 0" draw:points="0,0">
          <text:p/>
        </draw:polygon>
        <draw:path draw:style-name="gr6" draw:text-style-name="P3" draw:layer="layout" svg:width="0.418cm" svg:height="0.46cm" svg:x="3.454cm" svg:y="5.413cm" svg:viewBox="0 0 419 461" svg:d="M0 58l22-18c53-43 129-52 202-25 74 27 137 87 170 162 45 100 28 208-43 266l-22 18c90-74 90-225 0-336-91-110-239-140-329-67z">
          <text:p/>
        </draw:path>
        <draw:polygon draw:style-name="gr7" draw:text-style-name="P1" draw:layer="layout" svg:width="0cm" svg:height="0cm" svg:x="7.132cm" svg:y="4.521cm" svg:viewBox="0 0 0 0" draw:points="0,0">
          <text:p/>
        </draw:polygon>
        <draw:path draw:style-name="gr6" draw:text-style-name="P3" draw:layer="layout" svg:width="0.418cm" svg:height="0.461cm" svg:x="3.454cm" svg:y="3.679cm" svg:viewBox="0 0 419 462" svg:d="M0 59c90-74 238-44 329 67 90 112 90 262 0 336l22-19c60-48 82-132 59-220-22-88-87-164-169-201-78-35-162-28-219 19z">
          <text:p/>
        </draw:path>
        <draw:polygon draw:style-name="gr7" draw:text-style-name="P1" draw:layer="layout" svg:width="0cm" svg:height="0cm" svg:x="7.132cm" svg:y="4.521cm" svg:viewBox="0 0 0 0" draw:points="0,0">
          <text:p/>
        </draw:polygon>
        <draw:path draw:style-name="gr6" draw:text-style-name="P3" draw:layer="layout" svg:width="0.143cm" svg:height="0.175cm" svg:x="3.506cm" svg:y="5.618cm" svg:viewBox="0 0 144 176" svg:d="M0 0c39 5 77 28 104 62 27 33 42 75 40 114-38-6-75-26-102-58-27-31-42-70-42-109 0-3 0-6 0-9z">
          <text:p/>
        </draw:path>
        <draw:polygon draw:style-name="gr7" draw:text-style-name="P1" draw:layer="layout" svg:width="0cm" svg:height="0cm" svg:x="7.132cm" svg:y="4.521cm" svg:viewBox="0 0 0 0" draw:points="0,0">
          <text:p/>
        </draw:polygon>
        <draw:path draw:style-name="gr6" draw:text-style-name="P3" draw:layer="layout" svg:width="0.143cm" svg:height="0.175cm" svg:x="5.652cm" svg:y="6.056cm" svg:viewBox="0 0 144 176" svg:d="M0 0c39 5 76 28 104 61 27 33 42 76 40 115-38-6-75-26-102-59-27-31-42-70-42-108 0-3 0-6 0-9z">
          <text:p/>
        </draw:path>
        <draw:polygon draw:style-name="gr7" draw:text-style-name="P1" draw:layer="layout" svg:width="0cm" svg:height="0cm" svg:x="7.132cm" svg:y="4.521cm" svg:viewBox="0 0 0 0" draw:points="0,0">
          <text:p/>
        </draw:polygon>
        <draw:path draw:style-name="gr6" draw:text-style-name="P3" draw:layer="layout" svg:width="0.143cm" svg:height="0.175cm" svg:x="5.652cm" svg:y="4.322cm" svg:viewBox="0 0 144 176" svg:d="M0 0c39 6 76 28 104 61 27 34 42 76 40 115-38-5-75-26-102-57-27-33-42-72-42-110 0-3 0-6 0-9z">
          <text:p/>
        </draw:path>
        <draw:polygon draw:style-name="gr7" draw:text-style-name="P1" draw:layer="layout" svg:width="0cm" svg:height="0cm" svg:x="7.132cm" svg:y="4.521cm" svg:viewBox="0 0 0 0" draw:points="0,0">
          <text:p/>
        </draw:polygon>
        <draw:path draw:style-name="gr6" draw:text-style-name="P3" draw:layer="layout" svg:width="0.143cm" svg:height="0.174cm" svg:x="9.854cm" svg:y="6.914cm" svg:viewBox="0 0 144 175" svg:d="M0 0c39 5 76 27 105 61 27 33 41 75 39 114-37-5-75-26-102-58-27-31-42-71-42-108 0-3 0-6 0-9z">
          <text:p/>
        </draw:path>
        <draw:polygon draw:style-name="gr7" draw:text-style-name="P1" draw:layer="layout" svg:width="0cm" svg:height="0cm" svg:x="7.132cm" svg:y="4.521cm" svg:viewBox="0 0 0 0" draw:points="0,0">
          <text:p/>
        </draw:polygon>
        <draw:path draw:style-name="gr6" draw:text-style-name="P3" draw:layer="layout" svg:width="0.137cm" svg:height="0.17cm" svg:x="3.506cm" svg:y="3.884cm" svg:viewBox="0 0 138 171" svg:d="M122 171c5-16 10-31 16-47-19-65-76-115-138-124 0 3 0 6 0 9 0 70 52 141 122 162z">
          <text:p/>
        </draw:path>
        <draw:polygon draw:style-name="gr7" draw:text-style-name="P1" draw:layer="layout" svg:width="0cm" svg:height="0cm" svg:x="7.132cm" svg:y="4.521cm" svg:viewBox="0 0 0 0" draw:points="0,0">
          <text:p/>
        </draw:polygon>
        <draw:path draw:style-name="gr6" draw:text-style-name="P3" draw:layer="layout" svg:width="0.139cm" svg:height="0.131cm" svg:x="9.854cm" svg:y="5.18cm" svg:viewBox="0 0 140 132" svg:d="M30 101c32 12 69 23 110 31-17-68-75-123-140-132 0 3 0 6 0 9 0 31 10 63 30 92z">
          <text:p/>
        </draw:path>
        <draw:polygon draw:style-name="gr7" draw:text-style-name="P1" draw:layer="layout" svg:width="0cm" svg:height="0cm" svg:x="7.132cm" svg:y="4.521cm" svg:viewBox="0 0 0 0" draw:points="0,0">
          <text:p/>
        </draw:polygon>
        <draw:path draw:style-name="gr6" draw:text-style-name="P3" draw:layer="layout" svg:width="0.415cm" svg:height="0.457cm" svg:x="5.581cm" svg:y="5.869cm" svg:viewBox="0 0 416 458" svg:d="M334 443l3-3c88-72 88-217 0-324-87-107-229-136-316-65l-21 7c5-1 12-3 17-4l-17 4c6-6 13-12 19-18 91-73 238-44 329 67s91 262 0 336c-7 6-14 11-21 15 2-5 4-10 7-15z">
          <text:p/>
        </draw:path>
        <draw:polygon draw:style-name="gr7" draw:text-style-name="P1" draw:layer="layout" svg:width="0cm" svg:height="0cm" svg:x="7.132cm" svg:y="4.521cm" svg:viewBox="0 0 0 0" draw:points="0,0">
          <text:p/>
        </draw:polygon>
        <draw:path draw:style-name="gr6" draw:text-style-name="P3" draw:layer="layout" svg:width="0.415cm" svg:height="0.457cm" svg:x="5.581cm" svg:y="4.135cm" svg:viewBox="0 0 416 458" svg:d="M334 443l3-3c88-71 88-216 0-324-87-107-229-135-316-64l-21 6c5-1 12-2 17-3l-17 3c6-6 13-12 19-17 91-74 238-44 329 67 91 112 91 262 0 336-7 5-14 10-21 14 2-5 4-10 7-15z">
          <text:p/>
        </draw:path>
        <draw:polygon draw:style-name="gr7" draw:text-style-name="P1" draw:layer="layout" svg:width="0cm" svg:height="0cm" svg:x="7.132cm" svg:y="4.521cm" svg:viewBox="0 0 0 0" draw:points="0,0">
          <text:p/>
        </draw:polygon>
        <draw:path draw:style-name="gr6" draw:text-style-name="P3" draw:layer="layout" svg:width="0.415cm" svg:height="0.457cm" svg:x="3.435cm" svg:y="3.697cm" svg:viewBox="0 0 416 458" svg:d="M334 443l3-3c88-71 88-216 0-324-87-107-228-135-317-64l-20 6c6-1 11-2 17-3l-17 3c6-6 12-12 19-17 91-74 238-44 329 67 90 112 90 262 0 336-7 5-14 10-21 14 2-5 5-10 7-15z">
          <text:p/>
        </draw:path>
        <draw:polygon draw:style-name="gr7" draw:text-style-name="P1" draw:layer="layout" svg:width="0cm" svg:height="0cm" svg:x="7.132cm" svg:y="4.521cm" svg:viewBox="0 0 0 0" draw:points="0,0">
          <text:p/>
        </draw:polygon>
        <draw:path draw:style-name="gr6" draw:text-style-name="P3" draw:layer="layout" svg:width="0.415cm" svg:height="0.457cm" svg:x="3.435cm" svg:y="5.431cm" svg:viewBox="0 0 416 458" svg:d="M335 442l2-2c88-72 88-217 0-324-87-107-228-136-317-64l-20 6c6-1 11-3 17-4l-17 4c6-6 12-12 19-18 91-73 238-43 329 67 90 111 90 262 0 336-7 6-14 11-21 15 2-5 5-10 7-15z">
          <text:p/>
        </draw:path>
        <draw:polygon draw:style-name="gr7" draw:text-style-name="P1" draw:layer="layout" svg:width="0cm" svg:height="0cm" svg:x="7.132cm" svg:y="4.521cm" svg:viewBox="0 0 0 0" draw:points="0,0">
          <text:p/>
        </draw:polygon>
        <draw:polygon draw:style-name="gr6" draw:text-style-name="P3" draw:layer="layout" svg:width="0.894cm" svg:height="0.184cm" svg:x="10.31cm" svg:y="4.045cm" svg:viewBox="0 0 895 185" draw:points="895,185 895,179 0,0">
          <text:p/>
        </draw:polygon>
        <draw:polygon draw:style-name="gr7" draw:text-style-name="P1" draw:layer="layout" svg:width="0cm" svg:height="0cm" svg:x="7.132cm" svg:y="4.521cm" svg:viewBox="0 0 0 0" draw:points="0,0">
          <text:p/>
        </draw:polygon>
        <draw:path draw:style-name="gr6" draw:text-style-name="P3" draw:layer="layout" svg:width="0.114cm" svg:height="0.075cm" svg:x="9.883cm" svg:y="5.28cm" svg:viewBox="0 0 115 76" svg:d="M111 32c3 14 4 29 4 44-45-7-88-34-115-76 32 13 69 24 111 32z">
          <text:p/>
        </draw:path>
        <draw:polygon draw:style-name="gr7" draw:text-style-name="P1" draw:layer="layout" svg:width="0cm" svg:height="0cm" svg:x="7.132cm" svg:y="4.521cm" svg:viewBox="0 0 0 0" draw:points="0,0">
          <text:p/>
        </draw:polygon>
        <draw:polygon draw:style-name="gr6" draw:text-style-name="P3" draw:layer="layout" svg:width="0.357cm" svg:height="0.293cm" svg:x="11.204cm" svg:y="3.936cm" svg:viewBox="0 0 358 294" draw:points="0,294 358,0">
          <text:p/>
        </draw:polygon>
        <draw:polygon draw:style-name="gr7" draw:text-style-name="P1" draw:layer="layout" svg:width="0cm" svg:height="0cm" svg:x="7.132cm" svg:y="4.521cm" svg:viewBox="0 0 0 0" draw:points="0,0">
          <text:p/>
        </draw:polygon>
        <draw:path draw:style-name="gr6" draw:text-style-name="P3" draw:layer="layout" svg:width="0.022cm" svg:height="0.052cm" svg:x="3.627cm" svg:y="4.007cm" svg:viewBox="0 0 23 53" svg:d="M17 0c5 17 7 35 6 53-9-1-16-3-23-6 5-16 10-31 17-47z">
          <text:p/>
        </draw:path>
        <draw:polygon draw:style-name="gr7" draw:text-style-name="P1" draw:layer="layout" svg:width="0cm" svg:height="0cm" svg:x="7.132cm" svg:y="4.521cm" svg:viewBox="0 0 0 0" draw:points="0,0">
          <text:p/>
        </draw:polygon>
        <draw:path draw:style-name="gr6" draw:text-style-name="P3" draw:layer="layout" svg:width="0.031cm" svg:height="0.035cm" svg:x="4.533cm" svg:y="3.074cm" svg:viewBox="0 0 32 36" svg:d="M32 23l-15 13c-6-12-13-23-17-36 12 7 22 15 32 23z">
          <text:p/>
        </draw:path>
        <draw:polygon draw:style-name="gr7" draw:text-style-name="P1" draw:layer="layout" svg:width="0cm" svg:height="0cm" svg:x="7.132cm" svg:y="4.521cm" svg:viewBox="0 0 0 0" draw:points="0,0">
          <text:p/>
        </draw:polygon>
        <draw:path draw:style-name="gr6" draw:text-style-name="P3" draw:layer="layout" svg:width="0.01cm" svg:height="0.012cm" svg:x="4.533cm" svg:y="4.807cm" svg:viewBox="0 0 11 13" svg:d="M11 8l-6 5c-1-4-4-9-5-13 4 3 8 5 11 8z">
          <text:p/>
        </draw:path>
        <draw:polygon draw:style-name="gr7" draw:text-style-name="P1" draw:layer="layout" svg:width="0cm" svg:height="0cm" svg:x="7.132cm" svg:y="4.521cm" svg:viewBox="0 0 0 0" draw:points="0,0">
          <text:p/>
        </draw:polygon>
        <draw:line draw:style-name="gr8" draw:text-style-name="P1" draw:layer="layout" svg:x1="10.311cm" svg:y1="4.699cm" svg:x2="8.593cm" svg:y2="4.348cm">
          <text:p/>
        </draw:line>
        <draw:line draw:style-name="gr8" draw:text-style-name="P1" draw:layer="layout" svg:x1="11.524cm" svg:y1="7.158cm" svg:x2="10.195cm" svg:y2="6.886cm">
          <text:p/>
        </draw:line>
        <draw:line draw:style-name="gr8" draw:text-style-name="P1" draw:layer="layout" svg:x1="9.754cm" svg:y1="6.796cm" svg:x2="5.993cm" svg:y2="6.028cm">
          <text:p/>
        </draw:line>
        <draw:line draw:style-name="gr8" draw:text-style-name="P1" draw:layer="layout" svg:x1="5.551cm" svg:y1="5.939cm" svg:x2="3.847cm" svg:y2="5.59cm">
          <text:p/>
        </draw:line>
        <draw:line draw:style-name="gr8" draw:text-style-name="P1" draw:layer="layout" svg:x1="3.406cm" svg:y1="5.501cm" svg:x2="2.325cm" svg:y2="5.279cm">
          <text:p/>
        </draw:line>
        <draw:line draw:style-name="gr8" draw:text-style-name="P1" draw:layer="layout" svg:x1="11.523cm" svg:y1="7.158cm" svg:x2="12.546cm" svg:y2="6.322cm">
          <text:p/>
        </draw:line>
        <draw:path draw:style-name="gr8" draw:text-style-name="P1" draw:layer="layout" svg:width="0.44cm" svg:height="0.122cm" svg:x="8.153cm" svg:y="4.226cm" svg:viewBox="0 0 441 123" svg:d="M441 123c-160-33-308-74-441-123">
          <text:p/>
        </draw:path>
        <draw:line draw:style-name="gr8" draw:text-style-name="P1" draw:layer="layout" svg:x1="12.545cm" svg:y1="6.322cm" svg:x2="12.545cm" svg:y2="5.41cm">
          <text:p/>
        </draw:line>
        <draw:line draw:style-name="gr8" draw:text-style-name="P1" draw:layer="layout" svg:x1="7.449cm" svg:y1="5.738cm" svg:x2="9.864cm" svg:y2="6.232cm">
          <text:p/>
        </draw:line>
        <draw:line draw:style-name="gr8" draw:text-style-name="P1" draw:layer="layout" svg:x1="7.449cm" svg:y1="5.739cm" svg:x2="8.813cm" svg:y2="4.625cm">
          <text:p/>
        </draw:line>
        <draw:line draw:style-name="gr8" draw:text-style-name="P1" draw:layer="layout" svg:x1="5.303cm" svg:y1="5.3cm" svg:x2="5.662cm" svg:y2="5.374cm">
          <text:p/>
        </draw:line>
        <draw:line draw:style-name="gr8" draw:text-style-name="P1" draw:layer="layout" svg:x1="2.006cm" svg:y1="4.628cm" svg:x2="3.403cm" svg:y2="3.488cm">
          <text:p/>
        </draw:line>
        <draw:line draw:style-name="gr8" draw:text-style-name="P1" draw:layer="layout" svg:x1="5.201cm" svg:y1="4.654cm" svg:x2="5.423cm" svg:y2="4.473cm">
          <text:p/>
        </draw:line>
        <draw:line draw:style-name="gr8" draw:text-style-name="P1" draw:layer="layout" svg:x1="5.834cm" svg:y1="4.138cm" svg:x2="6.109cm" svg:y2="3.913cm">
          <text:p/>
        </draw:line>
        <draw:line draw:style-name="gr8" draw:text-style-name="P1" draw:layer="layout" svg:x1="3.963cm" svg:y1="5.027cm" svg:x2="2.006cm" svg:y2="4.627cm">
          <text:p/>
        </draw:line>
        <draw:line draw:style-name="gr8" draw:text-style-name="P1" draw:layer="layout" svg:x1="4.545cm" svg:y1="4.814cm" svg:x2="4.537cm" svg:y2="4.82cm">
          <text:p/>
        </draw:line>
        <draw:line draw:style-name="gr8" draw:text-style-name="P1" draw:layer="layout" svg:x1="3.683cm" svg:y1="4.318cm" svg:x2="3.963cm" svg:y2="4.376cm">
          <text:p/>
        </draw:line>
        <draw:line draw:style-name="gr8" draw:text-style-name="P1" draw:layer="layout" svg:x1="3.023cm" svg:y1="4.504cm" svg:x2="3.382cm" svg:y2="4.578cm">
          <text:p/>
        </draw:line>
        <draw:line draw:style-name="gr8" draw:text-style-name="P1" draw:layer="layout" svg:x1="3.381cm" svg:y1="4.578cm" svg:x2="3.684cm" svg:y2="4.331cm">
          <text:p/>
        </draw:line>
        <draw:path draw:style-name="gr8" draw:text-style-name="P1" draw:layer="layout" svg:width="0.119cm" svg:height="0.064cm" svg:x="5.989cm" svg:y="4.221cm" svg:viewBox="0 0 120 65" svg:d="M120 0c-47 19-87 41-120 65">
          <text:p/>
        </draw:path>
        <draw:path draw:style-name="gr8" draw:text-style-name="P1" draw:layer="layout" svg:width="0.143cm" svg:height="0.082cm" svg:x="5.965cm" svg:y="4.545cm" svg:viewBox="0 0 144 83" svg:d="M0 0c36 32 85 60 144 83">
          <text:p/>
        </draw:path>
        <draw:path draw:style-name="gr8" draw:text-style-name="P1" draw:layer="layout" svg:width="0.281cm" svg:height="0.01cm" svg:x="10.029cm" svg:y="4.981cm" svg:viewBox="0 0 282 11" svg:d="M282 10c-93-14-192-13-282 1">
          <text:p/>
        </draw:path>
        <draw:path draw:style-name="gr8" draw:text-style-name="P1" draw:layer="layout" svg:width="0.11cm" svg:height="0.031cm" svg:x="9.883cm" svg:y="5.28cm" svg:viewBox="0 0 111 32" svg:d="M0 0c32 12 69 24 111 32">
          <text:p/>
        </draw:path>
        <draw:path draw:style-name="gr8" draw:text-style-name="P1" draw:layer="layout" svg:width="0.099cm" svg:height="0.008cm" svg:x="10.211cm" svg:y="5.319cm" svg:viewBox="0 0 100 9" svg:d="M0 9c35-1 68-5 100-9">
          <text:p/>
        </draw:path>
        <draw:line draw:style-name="gr8" draw:text-style-name="P1" draw:layer="layout" svg:x1="2.006cm" svg:y1="4.764cm" svg:x2="2.326cm" svg:y2="5.28cm">
          <text:p/>
        </draw:line>
        <draw:line draw:style-name="gr8" draw:text-style-name="P1" draw:layer="layout" svg:x1="2.006cm" svg:y1="4.764cm" svg:x2="2.006cm" svg:y2="4.627cm">
          <text:p/>
        </draw:line>
        <draw:line draw:style-name="gr8" draw:text-style-name="P1" draw:layer="layout" svg:x1="11.524cm" svg:y1="7.158cm" svg:x2="11.204cm" svg:y2="6.641cm">
          <text:p/>
        </draw:line>
        <draw:line draw:style-name="gr8" draw:text-style-name="P1" draw:layer="layout" svg:x1="11.205cm" svg:y1="6.642cm" svg:x2="10.956cm" svg:y2="6.591cm">
          <text:p/>
        </draw:line>
        <draw:polyline draw:style-name="gr8" draw:text-style-name="P1" draw:layer="layout" svg:width="0.399cm" svg:height="0.083cm" svg:x="10.557cm" svg:y="6.51cm" svg:viewBox="0 0 400 84" draw:points="400,82 376,84 351,84 326,83 300,82 273,79 245,75 217,69 188,63 158,55 128,47 97,37 65,26 33,14 0,0">
          <text:p/>
        </draw:polyline>
        <draw:line draw:style-name="gr8" draw:text-style-name="P1" draw:layer="layout" svg:x1="10.558cm" svg:y1="6.511cm" svg:x2="6.754cm" svg:y2="5.733cm">
          <text:p/>
        </draw:line>
        <draw:polyline draw:style-name="gr8" draw:text-style-name="P1" draw:layer="layout" svg:width="0.399cm" svg:height="0.083cm" svg:x="6.355cm" svg:y="5.652cm" svg:viewBox="0 0 400 84" draw:points="400,82 377,84 352,84 327,84 301,82 274,79 246,75 218,70 188,63 158,56 128,47 97,37 65,25 33,13 0,0">
          <text:p/>
        </draw:polyline>
        <draw:line draw:style-name="gr8" draw:text-style-name="P1" draw:layer="layout" svg:x1="6.356cm" svg:y1="5.653cm" svg:x2="4.608cm" svg:y2="5.295cm">
          <text:p/>
        </draw:line>
        <draw:polyline draw:style-name="gr8" draw:text-style-name="P1" draw:layer="layout" svg:width="0.398cm" svg:height="0.083cm" svg:x="4.21cm" svg:y="5.214cm" svg:viewBox="0 0 399 84" draw:points="399,82 376,84 350,84 325,84 299,82 272,79 245,75 216,70 187,63 158,55 127,46 96,36 65,25 32,13 0,0">
          <text:p/>
        </draw:polyline>
        <draw:line draw:style-name="gr8" draw:text-style-name="P1" draw:layer="layout" svg:x1="4.211cm" svg:y1="5.215cm" svg:x2="2.006cm" svg:y2="4.764cm">
          <text:p/>
        </draw:line>
        <draw:path draw:style-name="gr8" draw:text-style-name="P1" draw:layer="layout" svg:width="0.018cm" svg:height="0.019cm" svg:x="12.527cm" svg:y="5.333cm" svg:viewBox="0 0 19 20" svg:d="M0 0c6 9 12 16 19 20">
          <text:p/>
        </draw:path>
        <draw:line draw:style-name="gr8" draw:text-style-name="P1" draw:layer="layout" svg:x1="11.561cm" svg:y1="3.932cm" svg:x2="12.528cm" svg:y2="5.334cm">
          <text:p/>
        </draw:line>
        <draw:line draw:style-name="gr8" draw:text-style-name="P1" draw:layer="layout" svg:x1="12.545cm" svg:y1="5.41cm" svg:x2="12.545cm" svg:y2="5.352cm">
          <text:p/>
        </draw:line>
        <draw:line draw:style-name="gr8" draw:text-style-name="P1" draw:layer="layout" svg:x1="11.561cm" svg:y1="3.941cm" svg:x2="11.561cm" svg:y2="3.932cm">
          <text:p/>
        </draw:line>
        <draw:line draw:style-name="gr8" draw:text-style-name="P1" draw:layer="layout" svg:x1="11.204cm" svg:y1="4.234cm" svg:x2="11.562cm" svg:y2="3.941cm">
          <text:p/>
        </draw:line>
        <draw:line draw:style-name="gr8" draw:text-style-name="P1" draw:layer="layout" svg:x1="11.204cm" svg:y1="6.641cm" svg:x2="11.204cm" svg:y2="4.233cm">
          <text:p/>
        </draw:line>
        <draw:path draw:style-name="gr8" draw:text-style-name="P1" draw:layer="layout" svg:width="0.316cm" svg:height="0.078cm" svg:x="9.863cm" svg:y="6.162cm" svg:viewBox="0 0 317 79" svg:d="M0 70c119 24 233-1 317-70">
          <text:p/>
        </draw:path>
        <draw:path draw:style-name="gr8" draw:text-style-name="P1" draw:layer="layout" svg:width="0.131cm" svg:height="0.296cm" svg:x="10.179cm" svg:y="5.866cm" svg:viewBox="0 0 132 297" svg:d="M0 297c85-69 132-176 132-297">
          <text:p/>
        </draw:path>
        <draw:path draw:style-name="gr8" draw:text-style-name="P1" draw:layer="layout" svg:width="0.026cm" svg:height="0.001cm" svg:x="10.283cm" svg:y="5.886cm" svg:viewBox="0 0 27 2" svg:d="M0 2c10 0 19 0 27-2">
          <text:p/>
        </draw:path>
        <draw:line draw:style-name="gr8" draw:text-style-name="P1" draw:layer="layout" svg:x1="10.31cm" svg:y1="4.05cm" svg:x2="10.31cm" svg:y2="5.866cm">
          <text:p/>
        </draw:line>
        <draw:path draw:style-name="gr8" draw:text-style-name="P1" draw:layer="layout" svg:width="0.447cm" svg:height="0.547cm" svg:x="7.002cm" svg:y="5.191cm" svg:viewBox="0 0 448 548" svg:d="M448 548c-248-50-448-295-448-548">
          <text:p/>
        </draw:path>
        <draw:line draw:style-name="gr8" draw:text-style-name="P1" draw:layer="layout" svg:x1="7.002cm" svg:y1="3.366cm" svg:x2="7.002cm" svg:y2="5.191cm">
          <text:p/>
        </draw:line>
        <draw:line draw:style-name="gr8" draw:text-style-name="P1" draw:layer="layout" svg:x1="6.108cm" svg:y1="3.183cm" svg:x2="7.003cm" svg:y2="3.367cm">
          <text:p/>
        </draw:line>
        <draw:line draw:style-name="gr8" draw:text-style-name="P1" draw:layer="layout" svg:x1="6.108cm" svg:y1="3.183cm" svg:x2="6.108cm" svg:y2="5.008cm">
          <text:p/>
        </draw:line>
        <draw:path draw:style-name="gr8" draw:text-style-name="P1" draw:layer="layout" svg:width="0.316cm" svg:height="0.078cm" svg:x="5.661cm" svg:y="5.304cm" svg:viewBox="0 0 317 79" svg:d="M0 70c118 24 233-1 317-70">
          <text:p/>
        </draw:path>
        <draw:path draw:style-name="gr8" draw:text-style-name="P1" draw:layer="layout" svg:width="0.131cm" svg:height="0.296cm" svg:x="5.977cm" svg:y="5.008cm" svg:viewBox="0 0 132 297" svg:d="M0 297c85-68 132-176 132-297">
          <text:p/>
        </draw:path>
        <draw:path draw:style-name="gr8" draw:text-style-name="P1" draw:layer="layout" svg:width="0.447cm" svg:height="0.547cm" svg:x="4.856cm" svg:y="4.753cm" svg:viewBox="0 0 448 548" svg:d="M448 548c-248-50-448-296-448-548">
          <text:p/>
        </draw:path>
        <draw:line draw:style-name="gr8" draw:text-style-name="P1" draw:layer="layout" svg:x1="4.856cm" svg:y1="2.928cm" svg:x2="4.856cm" svg:y2="4.753cm">
          <text:p/>
        </draw:line>
        <draw:line draw:style-name="gr8" draw:text-style-name="P1" draw:layer="layout" svg:x1="3.962cm" svg:y1="2.745cm" svg:x2="4.857cm" svg:y2="2.929cm">
          <text:p/>
        </draw:line>
        <draw:line draw:style-name="gr8" draw:text-style-name="P1" draw:layer="layout" svg:x1="3.962cm" svg:y1="2.745cm" svg:x2="3.962cm" svg:y2="5.026cm">
          <text:p/>
        </draw:line>
        <draw:path draw:style-name="gr8" draw:text-style-name="P1" draw:layer="layout" svg:width="0.1cm" svg:height="0.249cm" svg:x="4.11cm" svg:y="4.965cm" svg:viewBox="0 0 101 250" svg:d="M101 250c-65-71-101-163-101-250">
          <text:p/>
        </draw:path>
        <draw:path draw:style-name="gr8" draw:text-style-name="P1" draw:layer="layout" svg:width="0.598cm" svg:height="0.58cm" svg:x="4.11cm" svg:y="4.715cm" svg:viewBox="0 0 599 581" svg:d="M0 251c0-141 93-245 227-251 134-7 274 85 338 224 64 137 37 285-66 357">
          <text:p/>
        </draw:path>
        <draw:path draw:style-name="gr8" draw:text-style-name="P1" draw:layer="layout" svg:width="0.1cm" svg:height="0.249cm" svg:x="6.255cm" svg:y="5.403cm" svg:viewBox="0 0 101 250" svg:d="M101 250c-64-71-101-163-101-250">
          <text:p/>
        </draw:path>
        <draw:path draw:style-name="gr8" draw:text-style-name="P1" draw:layer="layout" svg:width="0.6cm" svg:height="0.58cm" svg:x="6.255cm" svg:y="5.153cm" svg:viewBox="0 0 601 581" svg:d="M0 250c0-140 95-244 229-250 133-7 272 85 337 223s37 286-66 358">
          <text:p/>
        </draw:path>
        <draw:path draw:style-name="gr8" draw:text-style-name="P1" draw:layer="layout" svg:width="0.1cm" svg:height="0.249cm" svg:x="10.457cm" svg:y="6.261cm" svg:viewBox="0 0 101 250" svg:d="M101 250c-64-71-101-162-101-250">
          <text:p/>
        </draw:path>
        <draw:path draw:style-name="gr8" draw:text-style-name="P1" draw:layer="layout" svg:width="0.6cm" svg:height="0.58cm" svg:x="10.457cm" svg:y="6.011cm" svg:viewBox="0 0 601 581" svg:d="M0 251c0-141 95-245 229-251 133-7 272 86 337 224 65 137 37 284-66 357">
          <text:p/>
        </draw:path>
        <draw:line draw:style-name="gr8" draw:text-style-name="P1" draw:layer="layout" svg:x1="10.31cm" svg:y1="4.05cm" svg:x2="11.205cm" svg:y2="4.234cm">
          <text:p/>
        </draw:line>
        <draw:path draw:style-name="gr8" draw:text-style-name="P1" draw:layer="layout" svg:width="0.599cm" svg:height="0.623cm" svg:x="10.457cm" svg:y="4.277cm" svg:viewBox="0 0 600 624" svg:d="M513 572c117-96 117-290 0-434-117-143-307-181-424-86M89 52c-119 96-119 289 0 433 117 144 307 182 424 87">
          <text:p/>
        </draw:path>
        <draw:path draw:style-name="gr8" draw:text-style-name="P1" draw:layer="layout" svg:width="0.599cm" svg:height="0.624cm" svg:x="6.255cm" svg:y="3.419cm" svg:viewBox="0 0 600 625" svg:d="M513 572c116-95 116-289 0-432-117-145-307-183-424-87M89 53c-119 96-119 289 0 433 117 143 307 183 424 86">
          <text:p/>
        </draw:path>
        <draw:path draw:style-name="gr8" draw:text-style-name="P1" draw:layer="layout" svg:width="0.6cm" svg:height="0.624cm" svg:x="4.11cm" svg:y="2.981cm" svg:viewBox="0 0 601 625" svg:d="M513 572c117-95 117-290 0-433s-308-182-425-87M88 52c-117 96-117 289 0 434 117 143 308 182 425 86">
          <text:p/>
        </draw:path>
        <draw:polyline draw:style-name="gr8" draw:text-style-name="P1" draw:layer="layout" svg:width="0.648cm" svg:height="0.383cm" svg:x="8.164cm" svg:y="4.242cm" svg:viewBox="0 0 649 384" draw:points="649,384 598,372 544,356 489,337 434,315 380,291 326,263 273,234 223,203 176,170 132,135 91,101 56,67 25,33 0,0">
          <text:p/>
        </draw:polyline>
        <draw:line draw:style-name="gr8" draw:text-style-name="P1" draw:layer="layout" svg:x1="7.359cm" svg:y1="3.074cm" svg:x2="8.165cm" svg:y2="4.243cm">
          <text:p/>
        </draw:line>
        <draw:line draw:style-name="gr8" draw:text-style-name="P1" draw:layer="layout" svg:x1="6.465cm" svg:y1="2.892cm" svg:x2="7.36cm" svg:y2="3.075cm">
          <text:p/>
        </draw:line>
        <draw:path draw:style-name="gr8" draw:text-style-name="P1" draw:layer="layout" svg:width="0.447cm" svg:height="0.547cm" svg:x="5.175cm" svg:y="4.493cm" svg:viewBox="0 0 448 548" svg:d="M448 548c-248-50-448-295-448-548">
          <text:p/>
        </draw:path>
        <draw:line draw:style-name="gr8" draw:text-style-name="P1" draw:layer="layout" svg:x1="5.175cm" svg:y1="2.668cm" svg:x2="5.175cm" svg:y2="4.493cm">
          <text:p/>
        </draw:line>
        <draw:line draw:style-name="gr8" draw:text-style-name="P1" draw:layer="layout" svg:x1="4.906cm" svg:y1="2.613cm" svg:x2="5.176cm" svg:y2="2.669cm">
          <text:p/>
        </draw:line>
        <draw:path draw:style-name="gr8" draw:text-style-name="P1" draw:layer="layout" svg:width="0.061cm" svg:height="0.139cm" svg:x="4.244cm" svg:y="4.808cm" svg:viewBox="0 0 62 140" svg:d="M0 140c0-58 22-108 62-140">
          <text:p/>
        </draw:path>
        <draw:path draw:style-name="gr8" draw:text-style-name="P1" draw:layer="layout" svg:width="0.359cm" svg:height="0.401cm" svg:x="4.305cm" svg:y="4.771cm" svg:viewBox="0 0 360 402" svg:d="M0 37c82-67 216-40 298 61 82 100 82 237 0 304">
          <text:p/>
        </draw:path>
        <draw:path draw:style-name="gr8" draw:text-style-name="P1" draw:layer="layout" svg:width="0.358cm" svg:height="0.262cm" svg:x="4.244cm" svg:y="4.947cm" svg:viewBox="0 0 359 263" svg:d="M359 226c-60 49-151 49-230 0-78-50-129-139-129-226">
          <text:p/>
        </draw:path>
        <draw:path draw:style-name="gr8" draw:text-style-name="P1" draw:layer="layout" svg:width="0.004cm" svg:height="0.012cm" svg:x="4.533cm" svg:y="4.807cm" svg:viewBox="0 0 5 13" svg:d="M5 13c-1-4-3-9-5-13">
          <text:p/>
        </draw:path>
        <draw:line draw:style-name="gr8" draw:text-style-name="P1" draw:layer="layout" svg:x1="4.906cm" svg:y1="2.613cm" svg:x2="5.956cm" svg:y2="2.742cm">
          <text:p/>
        </draw:line>
        <draw:path draw:style-name="gr8" draw:text-style-name="P1" draw:layer="layout" svg:width="0.111cm" svg:height="0.077cm" svg:x="5.966cm" svg:y="2.743cm" svg:viewBox="0 0 112 78" svg:d="M112 78c-32-44-69-70-112-78">
          <text:p/>
        </draw:path>
        <draw:path draw:style-name="gr8" draw:text-style-name="P1" draw:layer="layout" svg:width="0.011cm" svg:height="0.003cm" svg:x="5.955cm" svg:y="2.741cm" svg:viewBox="0 0 12 4" svg:d="M12 4c-4-2-7-4-12-4">
          <text:p/>
        </draw:path>
        <draw:path draw:style-name="gr8" draw:text-style-name="P1" draw:layer="layout" svg:width="0.087cm" svg:height="0.226cm" svg:x="6.077cm" svg:y="2.82cm" svg:viewBox="0 0 88 227" svg:d="M88 227c-19-96-49-173-88-227">
          <text:p/>
        </draw:path>
        <draw:path draw:style-name="gr8" draw:text-style-name="P1" draw:layer="layout" svg:width="0.016cm" svg:height="0.078cm" svg:x="6.164cm" svg:y="3.046cm" svg:viewBox="0 0 17 79" svg:d="M0 0c6 27 11 53 17 79">
          <text:p/>
        </draw:path>
        <draw:line draw:style-name="gr8" draw:text-style-name="P1" draw:layer="layout" svg:x1="5.626cm" svg:y1="3.236cm" svg:x2="5.845cm" svg:y2="3.057cm">
          <text:p/>
        </draw:line>
        <draw:line draw:style-name="gr8" draw:text-style-name="P1" draw:layer="layout" svg:x1="5.844cm" svg:y1="3.057cm" svg:x2="5.954cm" svg:y2="3.355cm">
          <text:p/>
        </draw:line>
        <draw:line draw:style-name="gr8" draw:text-style-name="P1" draw:layer="layout" svg:x1="5.954cm" svg:y1="3.354cm" svg:x2="5.844cm" svg:y2="3.829cm">
          <text:p/>
        </draw:line>
        <draw:line draw:style-name="gr8" draw:text-style-name="P1" draw:layer="layout" svg:x1="5.845cm" svg:y1="3.828cm" svg:x2="5.626cm" svg:y2="4.007cm">
          <text:p/>
        </draw:line>
        <draw:line draw:style-name="gr8" draw:text-style-name="P1" draw:layer="layout" svg:x1="5.627cm" svg:y1="4.007cm" svg:x2="5.517cm" svg:y2="3.709cm">
          <text:p/>
        </draw:line>
        <draw:line draw:style-name="gr8" draw:text-style-name="P1" draw:layer="layout" svg:x1="5.517cm" svg:y1="3.71cm" svg:x2="5.627cm" svg:y2="3.235cm">
          <text:p/>
        </draw:line>
        <draw:line draw:style-name="gr8" draw:text-style-name="P1" draw:layer="layout" svg:x1="3.962cm" svg:y1="2.746cm" svg:x2="4.282cm" svg:y2="2.485cm">
          <text:p/>
        </draw:line>
        <draw:line draw:style-name="gr8" draw:text-style-name="P1" draw:layer="layout" svg:x1="4.281cm" svg:y1="2.485cm" svg:x2="4.55cm" svg:y2="2.541cm">
          <text:p/>
        </draw:line>
        <draw:path draw:style-name="gr8" draw:text-style-name="P1" draw:layer="layout" svg:width="0.016cm" svg:height="0.035cm" svg:x="4.533cm" svg:y="3.074cm" svg:viewBox="0 0 17 36" svg:d="M17 36c-6-12-13-23-17-36">
          <text:p/>
        </draw:path>
        <draw:line draw:style-name="gr8" draw:text-style-name="P1" draw:layer="layout" svg:x1="4.89cm" svg:y1="2.584cm" svg:x2="5.632cm" svg:y2="2.676cm">
          <text:p/>
        </draw:line>
        <draw:path draw:style-name="gr8" draw:text-style-name="P1" draw:layer="layout" svg:width="0.011cm" svg:height="0.001cm" svg:x="5.631cm" svg:y="2.675cm" svg:viewBox="0 0 12 2" svg:d="M12 2c-4 0-8-2-12-2">
          <text:p/>
        </draw:path>
        <draw:line draw:style-name="gr8" draw:text-style-name="P1" draw:layer="layout" svg:x1="4.565cm" svg:y1="3.096cm" svg:x2="4.549cm" svg:y2="3.11cm">
          <text:p/>
        </draw:line>
        <draw:line draw:style-name="gr8" draw:text-style-name="P1" draw:layer="layout" svg:x1="4.549cm" svg:y1="2.54cm" svg:x2="4.857cm" svg:y2="2.578cm">
          <text:p/>
        </draw:line>
        <draw:path draw:style-name="gr8" draw:text-style-name="P1" draw:layer="layout" svg:width="0.056cm" svg:height="0.281cm" svg:x="3.694cm" svg:y="3.42cm" svg:viewBox="0 0 57 282" svg:d="M0 282c23-93 42-187 57-282">
          <text:p/>
        </draw:path>
        <draw:path draw:style-name="gr8" draw:text-style-name="P1" draw:layer="layout" svg:width="0.137cm" svg:height="0.159cm" svg:x="4cm" svg:y="2.555cm" svg:viewBox="0 0 138 160" svg:d="M138 0c-47 38-93 93-138 160">
          <text:p/>
        </draw:path>
        <draw:path draw:style-name="gr8" draw:text-style-name="P1" draw:layer="layout" svg:width="0.212cm" svg:height="0.643cm" svg:x="3.75cm" svg:y="2.777cm" svg:viewBox="0 0 213 644" svg:d="M213 0c-99 175-176 406-213 644">
          <text:p/>
        </draw:path>
        <draw:line draw:style-name="gr8" draw:text-style-name="P1" draw:layer="layout" svg:x1="4.137cm" svg:y1="2.556cm" svg:x2="4.227cm" svg:y2="2.482cm">
          <text:p/>
        </draw:line>
        <draw:path draw:style-name="gr8" draw:text-style-name="P1" draw:layer="layout" svg:width="0.134cm" svg:height="0.114cm" svg:x="4.402cm" svg:y="2.423cm" svg:viewBox="0 0 135 115" svg:d="M135 115c-36-64-83-103-135-115">
          <text:p/>
        </draw:path>
        <draw:path draw:style-name="gr8" draw:text-style-name="P1" draw:layer="layout" svg:width="0.176cm" svg:height="0.062cm" svg:x="4.226cm" svg:y="2.42cm" svg:viewBox="0 0 177 63" svg:d="M177 3c-55-11-116 9-177 60">
          <text:p/>
        </draw:path>
        <draw:line draw:style-name="gr8" draw:text-style-name="P1" draw:layer="layout" svg:x1="4.856cm" svg:y1="2.577cm" svg:x2="4.891cm" svg:y2="2.585cm">
          <text:p/>
        </draw:line>
        <draw:path draw:style-name="gr8" draw:text-style-name="P1" draw:layer="layout" svg:width="0.176cm" svg:height="0.062cm" svg:x="3.902cm" svg:y="2.354cm" svg:viewBox="0 0 177 63" svg:d="M177 3c-55-12-115 9-177 60">
          <text:p/>
        </draw:path>
        <draw:line draw:style-name="gr8" draw:text-style-name="P1" draw:layer="layout" svg:x1="3.812cm" svg:y1="2.49cm" svg:x2="3.903cm" svg:y2="2.416cm">
          <text:p/>
        </draw:line>
        <draw:path draw:style-name="gr8" draw:text-style-name="P1" draw:layer="layout" svg:width="0.246cm" svg:height="0.523cm" svg:x="3.023cm" svg:y="3.981cm" svg:viewBox="0 0 247 524" svg:d="M0 524c94-146 178-325 247-524">
          <text:p/>
        </draw:path>
        <draw:path draw:style-name="gr8" draw:text-style-name="P1" draw:layer="layout" svg:width="0.109cm" svg:height="0.48cm" svg:x="3.317cm" svg:y="3.354cm" svg:viewBox="0 0 110 481" svg:d="M0 481c46-155 83-318 110-481">
          <text:p/>
        </draw:path>
        <draw:path draw:style-name="gr8" draw:text-style-name="P1" draw:layer="layout" svg:width="0.386cm" svg:height="0.865cm" svg:x="3.426cm" svg:y="2.489cm" svg:viewBox="0 0 387 866" svg:d="M387 0c-173 141-327 486-387 866">
          <text:p/>
        </draw:path>
        <draw:line draw:style-name="gr8" draw:text-style-name="P1" draw:layer="layout" svg:x1="3.683cm" svg:y1="4.24cm" svg:x2="3.683cm" svg:y2="4.331cm">
          <text:p/>
        </draw:line>
        <draw:path draw:style-name="gr8" draw:text-style-name="P1" draw:layer="layout" svg:width="0.158cm" svg:height="0.3cm" svg:x="3.381cm" svg:y="4.277cm" svg:viewBox="0 0 159 301" svg:d="M0 301c57-88 110-189 159-301">
          <text:p/>
        </draw:path>
        <draw:path draw:style-name="gr8" draw:text-style-name="P1" draw:layer="layout" svg:width="0.016cm" svg:height="0.047cm" svg:x="3.627cm" svg:y="4.007cm" svg:viewBox="0 0 17 48" svg:d="M0 48c5-16 10-32 17-48">
          <text:p/>
        </draw:path>
        <draw:path draw:style-name="gr8" draw:text-style-name="P1" draw:layer="layout" svg:width="0.062cm" svg:height="0.139cm" svg:x="10.591cm" svg:y="6.104cm" svg:viewBox="0 0 63 140" svg:d="M0 140c0-57 22-108 63-140">
          <text:p/>
        </draw:path>
        <draw:path draw:style-name="gr8" draw:text-style-name="P1" draw:layer="layout" svg:width="0.359cm" svg:height="0.401cm" svg:x="10.653cm" svg:y="6.067cm" svg:viewBox="0 0 360 402" svg:d="M0 37c82-67 215-40 298 60 82 102 82 238 0 305">
          <text:p/>
        </draw:path>
        <draw:path draw:style-name="gr8" draw:text-style-name="P1" draw:layer="layout" svg:width="0.359cm" svg:height="0.262cm" svg:x="10.591cm" svg:y="6.243cm" svg:viewBox="0 0 360 263" svg:d="M360 226c-61 49-151 49-230-1-78-49-130-139-130-225">
          <text:p/>
        </draw:path>
        <draw:path draw:style-name="gr8" draw:text-style-name="P1" draw:layer="layout" svg:width="0.062cm" svg:height="0.139cm" svg:x="6.389cm" svg:y="5.246cm" svg:viewBox="0 0 63 140" svg:d="M0 140c0-58 22-108 63-140">
          <text:p/>
        </draw:path>
        <draw:path draw:style-name="gr8" draw:text-style-name="P1" draw:layer="layout" svg:width="0.359cm" svg:height="0.401cm" svg:x="6.451cm" svg:y="5.209cm" svg:viewBox="0 0 360 402" svg:d="M0 37c82-67 216-40 298 61s82 237 0 304">
          <text:p/>
        </draw:path>
        <draw:path draw:style-name="gr8" draw:text-style-name="P1" draw:layer="layout" svg:width="0.359cm" svg:height="0.262cm" svg:x="6.389cm" svg:y="5.385cm" svg:viewBox="0 0 360 263" svg:d="M360 225c-60 50-151 50-230 0-78-50-130-138-130-225">
          <text:p/>
        </draw:path>
        <draw:line draw:style-name="gr8" draw:text-style-name="P1" draw:layer="layout" svg:x1="10.667cm" svg:y1="3.749cm" svg:x2="11.562cm" svg:y2="3.933cm">
          <text:p/>
        </draw:line>
        <draw:line draw:style-name="gr8" draw:text-style-name="P1" draw:layer="layout" svg:x1="11.204cm" svg:y1="4.233cm" svg:x2="11.204cm" svg:y2="4.223cm">
          <text:p/>
        </draw:line>
        <draw:line draw:style-name="gr8" draw:text-style-name="P1" draw:layer="layout" svg:x1="11.204cm" svg:y1="4.224cm" svg:x2="11.562cm" svg:y2="3.932cm">
          <text:p/>
        </draw:line>
        <draw:line draw:style-name="gr8" draw:text-style-name="P1" draw:layer="layout" svg:x1="7.002cm" svg:y1="3.367cm" svg:x2="7.36cm" svg:y2="3.074cm">
          <text:p/>
        </draw:line>
        <draw:line draw:style-name="gr8" draw:text-style-name="P1" draw:layer="layout" svg:x1="6.466cm" svg:y1="2.892cm" svg:x2="6.108cm" svg:y2="3.184cm">
          <text:p/>
        </draw:line>
        <draw:line draw:style-name="gr8" draw:text-style-name="P1" draw:layer="layout" svg:x1="5.176cm" svg:y1="2.668cm" svg:x2="4.856cm" svg:y2="2.929cm">
          <text:p/>
        </draw:line>
        <draw:line draw:style-name="gr8" draw:text-style-name="P1" draw:layer="layout" svg:x1="4.549cm" svg:y1="2.54cm" svg:x2="4.907cm" svg:y2="2.614cm">
          <text:p/>
        </draw:line>
        <draw:line draw:style-name="gr8" draw:text-style-name="P1" draw:layer="layout" svg:x1="10.31cm" svg:y1="4.05cm" svg:x2="10.31cm" svg:y2="4.041cm">
          <text:p/>
        </draw:line>
        <draw:line draw:style-name="gr8" draw:text-style-name="P1" draw:layer="layout" svg:x1="10.31cm" svg:y1="4.041cm" svg:x2="11.205cm" svg:y2="4.224cm">
          <text:p/>
        </draw:line>
        <draw:path draw:style-name="gr8" draw:text-style-name="P1" draw:layer="layout" svg:width="0.062cm" svg:height="0.139cm" svg:x="10.591cm" svg:y="4.37cm" svg:viewBox="0 0 63 140" svg:d="M0 140c0-57 22-107 63-140">
          <text:p/>
        </draw:path>
        <draw:path draw:style-name="gr8" draw:text-style-name="P1" draw:layer="layout" svg:width="0.359cm" svg:height="0.401cm" svg:x="10.653cm" svg:y="4.333cm" svg:viewBox="0 0 360 402" svg:d="M0 37c82-67 215-40 298 61 82 100 82 237 0 304">
          <text:p/>
        </draw:path>
        <draw:path draw:style-name="gr8" draw:text-style-name="P1" draw:layer="layout" svg:width="0.359cm" svg:height="0.262cm" svg:x="10.591cm" svg:y="4.509cm" svg:viewBox="0 0 360 263" svg:d="M360 226c-61 49-151 49-230 0-78-50-130-138-130-226">
          <text:p/>
        </draw:path>
        <draw:path draw:style-name="gr8" draw:text-style-name="P1" draw:layer="layout" svg:width="0.062cm" svg:height="0.139cm" svg:x="6.389cm" svg:y="3.512cm" svg:viewBox="0 0 63 140" svg:d="M0 140c0-57 22-108 63-140">
          <text:p/>
        </draw:path>
        <draw:path draw:style-name="gr8" draw:text-style-name="P1" draw:layer="layout" svg:width="0.359cm" svg:height="0.401cm" svg:x="6.451cm" svg:y="3.475cm" svg:viewBox="0 0 360 402" svg:d="M0 37c82-67 216-40 298 61 82 100 82 237 0 304">
          <text:p/>
        </draw:path>
        <draw:path draw:style-name="gr8" draw:text-style-name="P1" draw:layer="layout" svg:width="0.359cm" svg:height="0.262cm" svg:x="6.389cm" svg:y="3.651cm" svg:viewBox="0 0 360 263" svg:d="M360 226c-60 49-151 49-230 0-78-49-130-139-130-226">
          <text:p/>
        </draw:path>
        <draw:path draw:style-name="gr8" draw:text-style-name="P1" draw:layer="layout" svg:width="0.061cm" svg:height="0.139cm" svg:x="4.244cm" svg:y="3.074cm" svg:viewBox="0 0 62 140" svg:d="M0 140c0-57 22-108 62-140">
          <text:p/>
        </draw:path>
        <draw:path draw:style-name="gr8" draw:text-style-name="P1" draw:layer="layout" svg:width="0.359cm" svg:height="0.401cm" svg:x="4.305cm" svg:y="3.037cm" svg:viewBox="0 0 360 402" svg:d="M0 37c82-67 216-40 298 61 82 100 82 236 0 304">
          <text:p/>
        </draw:path>
        <draw:path draw:style-name="gr8" draw:text-style-name="P1" draw:layer="layout" svg:width="0.358cm" svg:height="0.262cm" svg:x="4.244cm" svg:y="3.213cm" svg:viewBox="0 0 359 263" svg:d="M359 226c-60 49-151 49-230 0-78-49-129-138-129-226">
          <text:p/>
        </draw:path>
        <draw:line draw:style-name="gr8" draw:text-style-name="P1" draw:layer="layout" svg:x1="5.716cm" svg:y1="3.161cm" svg:x2="5.775cm" svg:y2="3.318cm">
          <text:p/>
        </draw:line>
        <draw:line draw:style-name="gr8" draw:text-style-name="P1" draw:layer="layout" svg:x1="5.954cm" svg:y1="3.355cm" svg:x2="5.774cm" svg:y2="3.317cm">
          <text:p/>
        </draw:line>
        <draw:line draw:style-name="gr8" draw:text-style-name="P1" draw:layer="layout" svg:x1="5.775cm" svg:y1="3.317cm" svg:x2="5.665cm" svg:y2="3.792cm">
          <text:p/>
        </draw:line>
        <draw:line draw:style-name="gr8" draw:text-style-name="P1" draw:layer="layout" svg:x1="5.845cm" svg:y1="3.829cm" svg:x2="5.665cm" svg:y2="3.791cm">
          <text:p/>
        </draw:line>
        <draw:line draw:style-name="gr8" draw:text-style-name="P1" draw:layer="layout" svg:x1="5.666cm" svg:y1="3.791cm" svg:x2="5.574cm" svg:y2="3.866cm">
          <text:p/>
        </draw:line>
        <draw:path draw:style-name="gr8" draw:text-style-name="P1" draw:layer="layout" svg:width="0.05cm" svg:height="0.158cm" svg:x="5.625cm" svg:y="3.239cm" svg:viewBox="0 0 51 159" svg:d="M51 159c0-80-20-139-51-159">
          <text:p/>
        </draw:path>
        <draw:path draw:style-name="gr8" draw:text-style-name="P1" draw:layer="layout" svg:width="0.142cm" svg:height="0.356cm" svg:x="5.533cm" svg:y="3.397cm" svg:viewBox="0 0 143 357" svg:d="M0 357c35-14 71-64 100-133 27-69 43-151 43-224">
          <text:p/>
        </draw:path>
        <draw:line draw:style-name="gr8" draw:text-style-name="P1" draw:layer="layout" svg:x1="10.31cm" svg:y1="4.042cm" svg:x2="10.668cm" svg:y2="3.749cm">
          <text:p/>
        </draw:line>
        <draw:path draw:style-name="gr8" draw:text-style-name="P1" draw:layer="layout" svg:width="0.039cm" svg:height="0.089cm" svg:x="3.381cm" svg:y="5.64cm" svg:viewBox="0 0 40 90" svg:d="M0 90c0-36 14-69 40-90">
          <text:p/>
        </draw:path>
        <draw:path draw:style-name="gr8" draw:text-style-name="P1" draw:layer="layout" svg:width="0.229cm" svg:height="0.256cm" svg:x="3.42cm" svg:y="5.617cm" svg:viewBox="0 0 230 257" svg:d="M0 23c53-43 138-25 191 39 52 65 52 152 0 195">
          <text:p/>
        </draw:path>
        <draw:path draw:style-name="gr8" draw:text-style-name="P1" draw:layer="layout" svg:width="0.229cm" svg:height="0.167cm" svg:x="3.381cm" svg:y="5.729cm" svg:viewBox="0 0 230 168" svg:d="M230 144c-39 32-97 32-147-1-50-31-83-88-83-143">
          <text:p/>
        </draw:path>
        <draw:path draw:style-name="gr8" draw:text-style-name="P1" draw:layer="layout" svg:width="0.072cm" svg:height="0.163cm" svg:x="3.269cm" svg:y="5.543cm" svg:viewBox="0 0 73 164" svg:d="M0 164c0-66 27-126 73-164">
          <text:p/>
        </draw:path>
        <draw:path draw:style-name="gr8" draw:text-style-name="P1" draw:layer="layout" svg:width="0.42cm" svg:height="0.469cm" svg:x="3.341cm" svg:y="5.5cm" svg:viewBox="0 0 421 470" svg:d="M0 43c96-78 253-46 349 71 96 118 96 278 0 356">
          <text:p/>
        </draw:path>
        <draw:path draw:style-name="gr8" draw:text-style-name="P1" draw:layer="layout" svg:width="0.42cm" svg:height="0.307cm" svg:x="3.269cm" svg:y="5.706cm" svg:viewBox="0 0 421 308" svg:d="M421 264c-70 58-177 58-269 0-92-59-152-162-152-264">
          <text:p/>
        </draw:path>
        <draw:path draw:style-name="gr8" draw:text-style-name="P1" draw:layer="layout" svg:width="0.42cm" svg:height="0.469cm" svg:x="3.363cm" svg:y="5.482cm" svg:viewBox="0 0 421 470" svg:d="M0 43c97-78 253-46 349 71 96 118 96 278 0 356">
          <text:p/>
        </draw:path>
        <draw:path draw:style-name="gr8" draw:text-style-name="P1" draw:layer="layout" svg:width="0.382cm" svg:height="0.427cm" svg:x="3.455cm" svg:y="5.443cm" svg:viewBox="0 0 383 428" svg:d="M0 40c88-72 230-43 317 64 88 107 88 252 0 324">
          <text:p/>
        </draw:path>
        <draw:path draw:style-name="gr8" draw:text-style-name="P1" draw:layer="layout" svg:width="0.019cm" svg:height="0.018cm" svg:x="3.435cm" svg:y="5.471cm" svg:viewBox="0 0 20 19" svg:d="M0 19c6-6 13-13 20-19">
          <text:p/>
        </draw:path>
        <draw:path draw:style-name="gr8" draw:text-style-name="P1" draw:layer="layout" svg:width="0.396cm" svg:height="0.442cm" svg:x="3.454cm" svg:y="5.431cm" svg:viewBox="0 0 397 443" svg:d="M0 40c90-73 237-43 329 68 90 111 90 261 0 335">
          <text:p/>
        </draw:path>
        <draw:path draw:style-name="gr8" draw:text-style-name="P1" draw:layer="layout" svg:width="0.021cm" svg:height="0.015cm" svg:x="3.761cm" svg:y="5.873cm" svg:viewBox="0 0 22 16" svg:d="M22 0c-7 6-15 11-22 16">
          <text:p/>
        </draw:path>
        <draw:path draw:style-name="gr8" draw:text-style-name="P1" draw:layer="layout" svg:width="0.396cm" svg:height="0.443cm" svg:x="3.476cm" svg:y="5.413cm" svg:viewBox="0 0 397 444" svg:d="M0 41c91-74 238-44 329 67 91 112 91 262 0 336">
          <text:p/>
        </draw:path>
        <draw:path draw:style-name="gr8" draw:text-style-name="P1" draw:layer="layout" svg:width="0cm" svg:height="0.008cm" svg:x="3.506cm" svg:y="5.618cm" svg:viewBox="0 0 0 9" svg:d="M0 9c0-3 0-6 0-9">
          <text:p/>
        </draw:path>
        <draw:path draw:style-name="gr8" draw:text-style-name="P1" draw:layer="layout" svg:width="0.143cm" svg:height="0.166cm" svg:x="3.506cm" svg:y="5.627cm" svg:viewBox="0 0 144 167" svg:d="M144 167c-38-6-75-26-102-58-27-31-42-71-42-109">
          <text:p/>
        </draw:path>
        <draw:path draw:style-name="gr8" draw:text-style-name="P1" draw:layer="layout" svg:width="0.039cm" svg:height="0.088cm" svg:x="3.381cm" svg:y="3.907cm" svg:viewBox="0 0 40 89" svg:d="M0 89c0-36 14-68 40-89">
          <text:p/>
        </draw:path>
        <draw:path draw:style-name="gr8" draw:text-style-name="P1" draw:layer="layout" svg:width="0.229cm" svg:height="0.256cm" svg:x="3.42cm" svg:y="3.883cm" svg:viewBox="0 0 230 257" svg:d="M0 24c53-43 138-26 191 38 52 65 52 152 0 195">
          <text:p/>
        </draw:path>
        <draw:path draw:style-name="gr8" draw:text-style-name="P1" draw:layer="layout" svg:width="0.229cm" svg:height="0.167cm" svg:x="3.381cm" svg:y="3.995cm" svg:viewBox="0 0 230 168" svg:d="M230 145c-39 31-97 31-147 0-50-32-83-89-83-145">
          <text:p/>
        </draw:path>
        <draw:path draw:style-name="gr8" draw:text-style-name="P1" draw:layer="layout" svg:width="0.072cm" svg:height="0.162cm" svg:x="3.269cm" svg:y="3.81cm" svg:viewBox="0 0 73 163" svg:d="M0 163c0-67 27-126 73-163">
          <text:p/>
        </draw:path>
        <draw:path draw:style-name="gr8" draw:text-style-name="P1" draw:layer="layout" svg:width="0.42cm" svg:height="0.469cm" svg:x="3.341cm" svg:y="3.767cm" svg:viewBox="0 0 421 470" svg:d="M0 43c96-79 253-47 349 71s96 277 0 356">
          <text:p/>
        </draw:path>
        <draw:path draw:style-name="gr8" draw:text-style-name="P1" draw:layer="layout" svg:width="0.42cm" svg:height="0.307cm" svg:x="3.269cm" svg:y="3.972cm" svg:viewBox="0 0 421 308" svg:d="M421 265c-70 57-177 57-269-1-92-57-152-162-152-264">
          <text:p/>
        </draw:path>
        <draw:path draw:style-name="gr8" draw:text-style-name="P1" draw:layer="layout" svg:width="0.42cm" svg:height="0.469cm" svg:x="3.363cm" svg:y="3.748cm" svg:viewBox="0 0 421 470" svg:d="M0 43c97-78 253-46 349 71 96 119 96 278 0 356">
          <text:p/>
        </draw:path>
        <draw:path draw:style-name="gr8" draw:text-style-name="P1" draw:layer="layout" svg:width="0.382cm" svg:height="0.426cm" svg:x="3.455cm" svg:y="3.71cm" svg:viewBox="0 0 383 427" svg:d="M0 39c88-71 230-43 317 64 88 107 88 253 0 324">
          <text:p/>
        </draw:path>
        <draw:path draw:style-name="gr8" draw:text-style-name="P1" draw:layer="layout" svg:width="0.019cm" svg:height="0.017cm" svg:x="3.435cm" svg:y="3.738cm" svg:viewBox="0 0 20 18" svg:d="M0 18c6-6 13-13 20-18">
          <text:p/>
        </draw:path>
        <draw:path draw:style-name="gr8" draw:text-style-name="P1" draw:layer="layout" svg:width="0.396cm" svg:height="0.443cm" svg:x="3.454cm" svg:y="3.697cm" svg:viewBox="0 0 397 444" svg:d="M0 41c90-74 237-44 329 68 90 111 90 261 0 335">
          <text:p/>
        </draw:path>
        <draw:path draw:style-name="gr8" draw:text-style-name="P1" draw:layer="layout" svg:width="0.021cm" svg:height="0.014cm" svg:x="3.761cm" svg:y="4.14cm" svg:viewBox="0 0 22 15" svg:d="M22 0c-7 5-15 10-22 15">
          <text:p/>
        </draw:path>
        <draw:path draw:style-name="gr8" draw:text-style-name="P1" draw:layer="layout" svg:width="0.396cm" svg:height="0.442cm" svg:x="3.476cm" svg:y="3.679cm" svg:viewBox="0 0 397 443" svg:d="M0 41c91-74 238-44 329 68 91 110 91 260 0 334">
          <text:p/>
        </draw:path>
        <draw:path draw:style-name="gr8" draw:text-style-name="P1" draw:layer="layout" svg:width="0cm" svg:height="0.008cm" svg:x="3.506cm" svg:y="3.884cm" svg:viewBox="0 0 0 9" svg:d="M0 9c0-3 0-6 0-9">
          <text:p/>
        </draw:path>
        <draw:path draw:style-name="gr8" draw:text-style-name="P1" draw:layer="layout" svg:width="0.143cm" svg:height="0.166cm" svg:x="3.506cm" svg:y="3.893cm" svg:viewBox="0 0 144 167" svg:d="M144 167c-38-5-75-27-102-58-27-32-42-71-42-109">
          <text:p/>
        </draw:path>
        <draw:path draw:style-name="gr8" draw:text-style-name="P1" draw:layer="layout" svg:width="0.039cm" svg:height="0.089cm" svg:x="5.527cm" svg:y="6.078cm" svg:viewBox="0 0 40 90" svg:d="M0 90c0-36 14-69 40-90">
          <text:p/>
        </draw:path>
        <draw:path draw:style-name="gr8" draw:text-style-name="P1" draw:layer="layout" svg:width="0.229cm" svg:height="0.255cm" svg:x="5.566cm" svg:y="6.055cm" svg:viewBox="0 0 230 256" svg:d="M0 23c53-43 138-25 191 39 52 64 52 152 0 194">
          <text:p/>
        </draw:path>
        <draw:path draw:style-name="gr8" draw:text-style-name="P1" draw:layer="layout" svg:width="0.229cm" svg:height="0.167cm" svg:x="5.527cm" svg:y="6.167cm" svg:viewBox="0 0 230 168" svg:d="M230 144c-39 32-97 32-147 0-51-31-83-89-83-144">
          <text:p/>
        </draw:path>
        <draw:path draw:style-name="gr8" draw:text-style-name="P1" draw:layer="layout" svg:width="0.072cm" svg:height="0.163cm" svg:x="5.415cm" svg:y="5.981cm" svg:viewBox="0 0 73 164" svg:d="M0 164c0-66 27-126 73-164">
          <text:p/>
        </draw:path>
        <draw:path draw:style-name="gr8" draw:text-style-name="P1" draw:layer="layout" svg:width="0.42cm" svg:height="0.469cm" svg:x="5.487cm" svg:y="5.938cm" svg:viewBox="0 0 421 470" svg:d="M0 43c96-78 253-46 349 71 96 118 96 278 0 356">
          <text:p/>
        </draw:path>
        <draw:path draw:style-name="gr8" draw:text-style-name="P1" draw:layer="layout" svg:width="0.42cm" svg:height="0.307cm" svg:x="5.415cm" svg:y="6.144cm" svg:viewBox="0 0 421 308" svg:d="M421 264c-71 58-177 58-269 0s-152-162-152-264">
          <text:p/>
        </draw:path>
        <draw:path draw:style-name="gr8" draw:text-style-name="P1" draw:layer="layout" svg:width="0.42cm" svg:height="0.469cm" svg:x="5.509cm" svg:y="5.92cm" svg:viewBox="0 0 421 470" svg:d="M0 43c96-78 253-46 349 71 96 118 96 277 0 356">
          <text:p/>
        </draw:path>
        <draw:path draw:style-name="gr8" draw:text-style-name="P1" draw:layer="layout" svg:width="0.381cm" svg:height="0.427cm" svg:x="5.601cm" svg:y="5.881cm" svg:viewBox="0 0 382 428" svg:d="M0 39c87-71 229-42 317 65 87 107 87 252 0 324">
          <text:p/>
        </draw:path>
        <draw:path draw:style-name="gr8" draw:text-style-name="P1" draw:layer="layout" svg:width="0.018cm" svg:height="0.018cm" svg:x="5.581cm" svg:y="5.909cm" svg:viewBox="0 0 19 19" svg:d="M0 19c6-7 13-13 19-19">
          <text:p/>
        </draw:path>
        <draw:path draw:style-name="gr8" draw:text-style-name="P1" draw:layer="layout" svg:width="0.397cm" svg:height="0.442cm" svg:x="5.599cm" svg:y="5.869cm" svg:viewBox="0 0 398 443" svg:d="M0 40c91-73 239-44 330 68 90 111 90 261 0 335">
          <text:p/>
        </draw:path>
        <draw:path draw:style-name="gr8" draw:text-style-name="P1" draw:layer="layout" svg:width="0.021cm" svg:height="0.015cm" svg:x="5.907cm" svg:y="6.311cm" svg:viewBox="0 0 22 16" svg:d="M22 0c-7 6-14 12-22 16">
          <text:p/>
        </draw:path>
        <draw:path draw:style-name="gr8" draw:text-style-name="P1" draw:layer="layout" svg:width="0.396cm" svg:height="0.443cm" svg:x="5.622cm" svg:y="5.851cm" svg:viewBox="0 0 397 444" svg:d="M0 41c90-74 238-44 329 67 91 112 91 262 0 336">
          <text:p/>
        </draw:path>
        <draw:path draw:style-name="gr8" draw:text-style-name="P1" draw:layer="layout" svg:width="0cm" svg:height="0.008cm" svg:x="5.652cm" svg:y="6.056cm" svg:viewBox="0 0 0 9" svg:d="M0 9c0-3 0-6 0-9">
          <text:p/>
        </draw:path>
        <draw:path draw:style-name="gr8" draw:text-style-name="P1" draw:layer="layout" svg:width="0.143cm" svg:height="0.166cm" svg:x="5.652cm" svg:y="6.065cm" svg:viewBox="0 0 144 167" svg:d="M144 167c-37-6-75-26-102-59-27-31-42-70-42-108">
          <text:p/>
        </draw:path>
        <draw:path draw:style-name="gr8" draw:text-style-name="P1" draw:layer="layout" svg:width="0.039cm" svg:height="0.089cm" svg:x="9.729cm" svg:y="6.936cm" svg:viewBox="0 0 40 90" svg:d="M0 90c0-38 15-70 40-90">
          <text:p/>
        </draw:path>
        <draw:path draw:style-name="gr8" draw:text-style-name="P1" draw:layer="layout" svg:width="0.229cm" svg:height="0.255cm" svg:x="9.768cm" svg:y="6.912cm" svg:viewBox="0 0 230 256" svg:d="M0 23c52-43 137-25 191 39 52 65 52 151 0 194">
          <text:p/>
        </draw:path>
        <draw:path draw:style-name="gr8" draw:text-style-name="P1" draw:layer="layout" svg:width="0.229cm" svg:height="0.167cm" svg:x="9.729cm" svg:y="7.025cm" svg:viewBox="0 0 230 168" svg:d="M230 144c-39 32-98 31-148 0s-82-88-82-144">
          <text:p/>
        </draw:path>
        <draw:path draw:style-name="gr8" draw:text-style-name="P1" draw:layer="layout" svg:width="0.072cm" svg:height="0.163cm" svg:x="9.617cm" svg:y="6.839cm" svg:viewBox="0 0 73 164" svg:d="M0 164c0-67 26-126 73-164">
          <text:p/>
        </draw:path>
        <draw:path draw:style-name="gr8" draw:text-style-name="P1" draw:layer="layout" svg:width="0.42cm" svg:height="0.469cm" svg:x="9.689cm" svg:y="6.796cm" svg:viewBox="0 0 421 470" svg:d="M0 43c96-79 253-46 349 71 96 118 96 277 0 356">
          <text:p/>
        </draw:path>
        <draw:path draw:style-name="gr8" draw:text-style-name="P1" draw:layer="layout" svg:width="0.42cm" svg:height="0.306cm" svg:x="9.617cm" svg:y="7.002cm" svg:viewBox="0 0 421 307" svg:d="M421 264c-71 57-177 57-269 0-92-58-152-163-152-264">
          <text:p/>
        </draw:path>
        <draw:path draw:style-name="gr8" draw:text-style-name="P1" draw:layer="layout" svg:width="0.42cm" svg:height="0.469cm" svg:x="9.711cm" svg:y="6.778cm" svg:viewBox="0 0 421 470" svg:d="M0 44c96-79 253-48 349 71 96 117 96 276 0 355">
          <text:p/>
        </draw:path>
        <draw:path draw:style-name="gr8" draw:text-style-name="P1" draw:layer="layout" svg:width="0.381cm" svg:height="0.426cm" svg:x="9.803cm" svg:y="6.739cm" svg:viewBox="0 0 382 427" svg:d="M0 39c87-71 229-42 317 65 87 107 87 252 0 323">
          <text:p/>
        </draw:path>
        <draw:path draw:style-name="gr8" draw:text-style-name="P1" draw:layer="layout" svg:width="0.018cm" svg:height="0.018cm" svg:x="9.783cm" svg:y="6.767cm" svg:viewBox="0 0 19 19" svg:d="M0 19c6-7 12-13 19-19">
          <text:p/>
        </draw:path>
        <draw:path draw:style-name="gr8" draw:text-style-name="P1" draw:layer="layout" svg:width="0.397cm" svg:height="0.443cm" svg:x="9.801cm" svg:y="6.727cm" svg:viewBox="0 0 398 444" svg:d="M0 41c91-74 238-44 330 67 90 112 90 262 0 336">
          <text:p/>
        </draw:path>
        <draw:path draw:style-name="gr8" draw:text-style-name="P1" draw:layer="layout" svg:width="0.022cm" svg:height="0.015cm" svg:x="10.109cm" svg:y="7.169cm" svg:viewBox="0 0 23 16" svg:d="M23 0c-8 5-15 11-23 16">
          <text:p/>
        </draw:path>
        <draw:path draw:style-name="gr8" draw:text-style-name="P1" draw:layer="layout" svg:width="0.396cm" svg:height="0.443cm" svg:x="9.824cm" svg:y="6.708cm" svg:viewBox="0 0 397 444" svg:d="M0 41c90-74 237-44 329 67 91 112 91 262 0 336">
          <text:p/>
        </draw:path>
        <draw:path draw:style-name="gr8" draw:text-style-name="P1" draw:layer="layout" svg:width="0cm" svg:height="0.008cm" svg:x="9.854cm" svg:y="6.914cm" svg:viewBox="0 0 0 9" svg:d="M0 9c0-3 0-6 0-9">
          <text:p/>
        </draw:path>
        <draw:path draw:style-name="gr8" draw:text-style-name="P1" draw:layer="layout" svg:width="0.143cm" svg:height="0.165cm" svg:x="9.854cm" svg:y="6.923cm" svg:viewBox="0 0 144 166" svg:d="M144 166c-37-5-74-26-101-57-27-32-43-72-43-109">
          <text:p/>
        </draw:path>
        <draw:path draw:style-name="gr8" draw:text-style-name="P1" draw:layer="layout" svg:width="0.039cm" svg:height="0.088cm" svg:x="5.527cm" svg:y="4.345cm" svg:viewBox="0 0 40 89" svg:d="M0 89c0-36 14-68 40-89">
          <text:p/>
        </draw:path>
        <draw:path draw:style-name="gr8" draw:text-style-name="P1" draw:layer="layout" svg:width="0.229cm" svg:height="0.256cm" svg:x="5.566cm" svg:y="4.321cm" svg:viewBox="0 0 230 257" svg:d="M0 24c53-43 138-26 191 38 52 64 52 152 0 195">
          <text:p/>
        </draw:path>
        <draw:path draw:style-name="gr8" draw:text-style-name="P1" draw:layer="layout" svg:width="0.229cm" svg:height="0.167cm" svg:x="5.527cm" svg:y="4.433cm" svg:viewBox="0 0 230 168" svg:d="M230 145c-39 31-97 31-147 0-51-33-83-89-83-145">
          <text:p/>
        </draw:path>
        <draw:path draw:style-name="gr8" draw:text-style-name="P1" draw:layer="layout" svg:width="0.072cm" svg:height="0.162cm" svg:x="5.415cm" svg:y="4.248cm" svg:viewBox="0 0 73 163" svg:d="M0 163c0-66 27-126 73-163">
          <text:p/>
        </draw:path>
        <draw:path draw:style-name="gr8" draw:text-style-name="P1" draw:layer="layout" svg:width="0.42cm" svg:height="0.469cm" svg:x="5.487cm" svg:y="4.205cm" svg:viewBox="0 0 421 470" svg:d="M0 43c96-79 253-47 349 71 96 117 96 277 0 356">
          <text:p/>
        </draw:path>
        <draw:path draw:style-name="gr8" draw:text-style-name="P1" draw:layer="layout" svg:width="0.42cm" svg:height="0.307cm" svg:x="5.415cm" svg:y="4.41cm" svg:viewBox="0 0 421 308" svg:d="M421 265c-71 57-177 57-269-1-92-57-152-161-152-264">
          <text:p/>
        </draw:path>
        <draw:path draw:style-name="gr8" draw:text-style-name="P1" draw:layer="layout" svg:width="0.42cm" svg:height="0.469cm" svg:x="5.509cm" svg:y="4.186cm" svg:viewBox="0 0 421 470" svg:d="M0 43c96-78 253-46 349 71 96 118 96 278 0 356">
          <text:p/>
        </draw:path>
        <draw:path draw:style-name="gr8" draw:text-style-name="P1" draw:layer="layout" svg:width="0.381cm" svg:height="0.426cm" svg:x="5.601cm" svg:y="4.148cm" svg:viewBox="0 0 382 427" svg:d="M0 39c87-71 229-43 317 64 87 107 87 253 0 324">
          <text:p/>
        </draw:path>
        <draw:path draw:style-name="gr8" draw:text-style-name="P1" draw:layer="layout" svg:width="0.018cm" svg:height="0.017cm" svg:x="5.581cm" svg:y="4.176cm" svg:viewBox="0 0 19 18" svg:d="M0 18c6-7 13-13 19-18">
          <text:p/>
        </draw:path>
        <draw:path draw:style-name="gr8" draw:text-style-name="P1" draw:layer="layout" svg:width="0.397cm" svg:height="0.443cm" svg:x="5.599cm" svg:y="4.135cm" svg:viewBox="0 0 398 444" svg:d="M0 41c91-74 239-44 330 68 90 111 90 261 0 335">
          <text:p/>
        </draw:path>
        <draw:path draw:style-name="gr8" draw:text-style-name="P1" draw:layer="layout" svg:width="0.021cm" svg:height="0.014cm" svg:x="5.907cm" svg:y="4.578cm" svg:viewBox="0 0 22 15" svg:d="M22 0c-7 5-14 11-22 15">
          <text:p/>
        </draw:path>
        <draw:path draw:style-name="gr8" draw:text-style-name="P1" draw:layer="layout" svg:width="0.396cm" svg:height="0.442cm" svg:x="5.622cm" svg:y="4.117cm" svg:viewBox="0 0 397 443" svg:d="M0 41c90-74 238-44 329 68 91 110 91 260 0 334">
          <text:p/>
        </draw:path>
        <draw:path draw:style-name="gr8" draw:text-style-name="P1" draw:layer="layout" svg:width="0cm" svg:height="0.008cm" svg:x="5.652cm" svg:y="4.322cm" svg:viewBox="0 0 0 9" svg:d="M0 9c0-3 0-6 0-9">
          <text:p/>
        </draw:path>
        <draw:path draw:style-name="gr8" draw:text-style-name="P1" draw:layer="layout" svg:width="0.143cm" svg:height="0.166cm" svg:x="5.652cm" svg:y="4.331cm" svg:viewBox="0 0 144 167" svg:d="M144 167c-37-5-75-26-102-57-27-32-42-72-42-110">
          <text:p/>
        </draw:path>
        <draw:path draw:style-name="gr8" draw:text-style-name="P1" draw:layer="layout" svg:width="0.039cm" svg:height="0.089cm" svg:x="9.729cm" svg:y="5.202cm" svg:viewBox="0 0 40 90" svg:d="M0 90c0-36 15-69 40-90">
          <text:p/>
        </draw:path>
        <draw:path draw:style-name="gr8" draw:text-style-name="P1" draw:layer="layout" svg:width="0.229cm" svg:height="0.256cm" svg:x="9.768cm" svg:y="5.179cm" svg:viewBox="0 0 230 257" svg:d="M0 23c52-43 137-25 191 40 52 64 52 151 0 194">
          <text:p/>
        </draw:path>
        <draw:path draw:style-name="gr8" draw:text-style-name="P1" draw:layer="layout" svg:width="0.229cm" svg:height="0.167cm" svg:x="9.729cm" svg:y="5.291cm" svg:viewBox="0 0 230 168" svg:d="M230 145c-39 31-98 31-148-1-50-31-82-89-82-144">
          <text:p/>
        </draw:path>
        <draw:path draw:style-name="gr8" draw:text-style-name="P1" draw:layer="layout" svg:width="0.072cm" svg:height="0.163cm" svg:x="9.617cm" svg:y="5.105cm" svg:viewBox="0 0 73 164" svg:d="M0 164c0-67 26-126 73-164">
          <text:p/>
        </draw:path>
        <draw:path draw:style-name="gr8" draw:text-style-name="P1" draw:layer="layout" svg:width="0.42cm" svg:height="0.469cm" svg:x="9.689cm" svg:y="5.062cm" svg:viewBox="0 0 421 470" svg:d="M0 43c96-78 253-46 349 71 96 118 96 278 0 356">
          <text:p/>
        </draw:path>
        <draw:path draw:style-name="gr8" draw:text-style-name="P1" draw:layer="layout" svg:width="0.42cm" svg:height="0.307cm" svg:x="9.617cm" svg:y="5.268cm" svg:viewBox="0 0 421 308" svg:d="M421 264c-71 58-177 58-269 0s-152-161-152-264">
          <text:p/>
        </draw:path>
        <draw:path draw:style-name="gr8" draw:text-style-name="P1" draw:layer="layout" svg:width="0.42cm" svg:height="0.469cm" svg:x="9.711cm" svg:y="5.044cm" svg:viewBox="0 0 421 470" svg:d="M0 43c96-78 253-46 349 71 96 118 96 278 0 356">
          <text:p/>
        </draw:path>
        <draw:path draw:style-name="gr8" draw:text-style-name="P1" draw:layer="layout" svg:width="0.381cm" svg:height="0.427cm" svg:x="9.803cm" svg:y="5.005cm" svg:viewBox="0 0 382 428" svg:d="M0 40c87-72 229-43 317 64 87 107 87 252 0 324">
          <text:p/>
        </draw:path>
        <draw:path draw:style-name="gr8" draw:text-style-name="P1" draw:layer="layout" svg:width="0.018cm" svg:height="0.017cm" svg:x="9.783cm" svg:y="5.034cm" svg:viewBox="0 0 19 18" svg:d="M0 18c6-6 12-13 19-18">
          <text:p/>
        </draw:path>
        <draw:path draw:style-name="gr8" draw:text-style-name="P1" draw:layer="layout" svg:width="0.397cm" svg:height="0.442cm" svg:x="9.801cm" svg:y="4.993cm" svg:viewBox="0 0 398 443" svg:d="M0 41c91-74 238-44 330 67 90 111 90 261 0 335">
          <text:p/>
        </draw:path>
        <draw:path draw:style-name="gr8" draw:text-style-name="P1" draw:layer="layout" svg:width="0.022cm" svg:height="0.015cm" svg:x="10.109cm" svg:y="5.435cm" svg:viewBox="0 0 23 16" svg:d="M23 0c-8 7-15 12-23 16">
          <text:p/>
        </draw:path>
        <draw:path draw:style-name="gr8" draw:text-style-name="P1" draw:layer="layout" svg:width="0.396cm" svg:height="0.443cm" svg:x="9.824cm" svg:y="4.975cm" svg:viewBox="0 0 397 444" svg:d="M0 41c90-74 237-44 329 67 91 112 91 262 0 336">
          <text:p/>
        </draw:path>
        <draw:path draw:style-name="gr8" draw:text-style-name="P1" draw:layer="layout" svg:width="0cm" svg:height="0.008cm" svg:x="9.854cm" svg:y="5.18cm" svg:viewBox="0 0 0 9" svg:d="M0 9c0-3 0-6 0-9">
          <text:p/>
        </draw:path>
        <draw:path draw:style-name="gr8" draw:text-style-name="P1" draw:layer="layout" svg:width="0.143cm" svg:height="0.166cm" svg:x="9.854cm" svg:y="5.189cm" svg:viewBox="0 0 144 167" svg:d="M144 167c-37-6-74-26-101-58-27-31-43-70-43-109">
          <text:p/>
        </draw:path>
        <draw:line draw:style-name="gr8" draw:text-style-name="P1" draw:layer="layout" svg:x1="5.967cm" svg:y1="2.744cm" svg:x2="5.642cm" svg:y2="2.676cm">
          <text:p/>
        </draw:line>
        <draw:line draw:style-name="gr8" draw:text-style-name="P1" draw:layer="layout" svg:x1="4.403cm" svg:y1="2.424cm" svg:x2="4.078cm" svg:y2="2.357cm">
          <text:p/>
        </draw:line>
        <draw:line draw:style-name="gr8" draw:text-style-name="P1" draw:layer="layout" svg:x1="3.341cm" svg:y1="5.544cm" svg:x2="3.364cm" svg:y2="5.525cm">
          <text:p/>
        </draw:line>
        <draw:line draw:style-name="gr8" draw:text-style-name="P1" draw:layer="layout" svg:x1="3.689cm" svg:y1="5.97cm" svg:x2="3.712cm" svg:y2="5.951cm">
          <text:p/>
        </draw:line>
        <draw:line draw:style-name="gr8" draw:text-style-name="P1" draw:layer="layout" svg:x1="3.452cm" svg:y1="5.486cm" svg:x2="3.456cm" svg:y2="5.483cm">
          <text:p/>
        </draw:line>
        <draw:line draw:style-name="gr8" draw:text-style-name="P1" draw:layer="layout" svg:x1="3.768cm" svg:y1="5.875cm" svg:x2="3.772cm" svg:y2="5.87cm">
          <text:p/>
        </draw:line>
        <draw:line draw:style-name="gr8" draw:text-style-name="P1" draw:layer="layout" svg:x1="3.454cm" svg:y1="5.472cm" svg:x2="3.477cm" svg:y2="5.453cm">
          <text:p/>
        </draw:line>
        <draw:line draw:style-name="gr8" draw:text-style-name="P1" draw:layer="layout" svg:x1="3.782cm" svg:y1="5.874cm" svg:x2="3.805cm" svg:y2="5.855cm">
          <text:p/>
        </draw:line>
        <draw:line draw:style-name="gr8" draw:text-style-name="P1" draw:layer="layout" svg:x1="3.341cm" svg:y1="3.811cm" svg:x2="3.364cm" svg:y2="3.791cm">
          <text:p/>
        </draw:line>
        <draw:line draw:style-name="gr8" draw:text-style-name="P1" draw:layer="layout" svg:x1="3.689cm" svg:y1="4.237cm" svg:x2="3.712cm" svg:y2="4.217cm">
          <text:p/>
        </draw:line>
        <draw:line draw:style-name="gr8" draw:text-style-name="P1" draw:layer="layout" svg:x1="3.452cm" svg:y1="3.753cm" svg:x2="3.456cm" svg:y2="3.749cm">
          <text:p/>
        </draw:line>
        <draw:line draw:style-name="gr8" draw:text-style-name="P1" draw:layer="layout" svg:x1="3.768cm" svg:y1="4.141cm" svg:x2="3.772cm" svg:y2="4.136cm">
          <text:p/>
        </draw:line>
        <draw:line draw:style-name="gr8" draw:text-style-name="P1" draw:layer="layout" svg:x1="3.454cm" svg:y1="3.739cm" svg:x2="3.477cm" svg:y2="3.72cm">
          <text:p/>
        </draw:line>
        <draw:line draw:style-name="gr8" draw:text-style-name="P1" draw:layer="layout" svg:x1="3.782cm" svg:y1="4.141cm" svg:x2="3.805cm" svg:y2="4.121cm">
          <text:p/>
        </draw:line>
        <draw:line draw:style-name="gr8" draw:text-style-name="P1" draw:layer="layout" svg:x1="5.487cm" svg:y1="5.982cm" svg:x2="5.51cm" svg:y2="5.963cm">
          <text:p/>
        </draw:line>
        <draw:line draw:style-name="gr8" draw:text-style-name="P1" draw:layer="layout" svg:x1="5.835cm" svg:y1="6.408cm" svg:x2="5.858cm" svg:y2="6.389cm">
          <text:p/>
        </draw:line>
        <draw:line draw:style-name="gr8" draw:text-style-name="P1" draw:layer="layout" svg:x1="5.597cm" svg:y1="5.925cm" svg:x2="5.602cm" svg:y2="5.92cm">
          <text:p/>
        </draw:line>
        <draw:line draw:style-name="gr8" draw:text-style-name="P1" draw:layer="layout" svg:x1="5.914cm" svg:y1="6.313cm" svg:x2="5.918cm" svg:y2="6.308cm">
          <text:p/>
        </draw:line>
        <draw:line draw:style-name="gr8" draw:text-style-name="P1" draw:layer="layout" svg:x1="5.599cm" svg:y1="5.91cm" svg:x2="5.623cm" svg:y2="5.891cm">
          <text:p/>
        </draw:line>
        <draw:line draw:style-name="gr8" draw:text-style-name="P1" draw:layer="layout" svg:x1="5.928cm" svg:y1="6.312cm" svg:x2="5.951cm" svg:y2="6.293cm">
          <text:p/>
        </draw:line>
        <draw:line draw:style-name="gr8" draw:text-style-name="P1" draw:layer="layout" svg:x1="9.689cm" svg:y1="6.84cm" svg:x2="9.712cm" svg:y2="6.821cm">
          <text:p/>
        </draw:line>
        <draw:line draw:style-name="gr8" draw:text-style-name="P1" draw:layer="layout" svg:x1="10.037cm" svg:y1="7.266cm" svg:x2="10.06cm" svg:y2="7.247cm">
          <text:p/>
        </draw:line>
        <draw:line draw:style-name="gr8" draw:text-style-name="P1" draw:layer="layout" svg:x1="9.799cm" svg:y1="6.783cm" svg:x2="9.805cm" svg:y2="6.778cm">
          <text:p/>
        </draw:line>
        <draw:line draw:style-name="gr8" draw:text-style-name="P1" draw:layer="layout" svg:x1="10.116cm" svg:y1="7.169cm" svg:x2="10.12cm" svg:y2="7.165cm">
          <text:p/>
        </draw:line>
        <draw:line draw:style-name="gr8" draw:text-style-name="P1" draw:layer="layout" svg:x1="9.801cm" svg:y1="6.768cm" svg:x2="9.825cm" svg:y2="6.749cm">
          <text:p/>
        </draw:line>
        <draw:line draw:style-name="gr8" draw:text-style-name="P1" draw:layer="layout" svg:x1="10.13cm" svg:y1="7.17cm" svg:x2="10.153cm" svg:y2="7.151cm">
          <text:p/>
        </draw:line>
        <draw:line draw:style-name="gr8" draw:text-style-name="P1" draw:layer="layout" svg:x1="5.487cm" svg:y1="4.249cm" svg:x2="5.51cm" svg:y2="4.229cm">
          <text:p/>
        </draw:line>
        <draw:line draw:style-name="gr8" draw:text-style-name="P1" draw:layer="layout" svg:x1="5.835cm" svg:y1="4.675cm" svg:x2="5.858cm" svg:y2="4.655cm">
          <text:p/>
        </draw:line>
        <draw:line draw:style-name="gr8" draw:text-style-name="P1" draw:layer="layout" svg:x1="5.597cm" svg:y1="4.191cm" svg:x2="5.602cm" svg:y2="4.187cm">
          <text:p/>
        </draw:line>
        <draw:line draw:style-name="gr8" draw:text-style-name="P1" draw:layer="layout" svg:x1="5.914cm" svg:y1="4.579cm" svg:x2="5.918cm" svg:y2="4.574cm">
          <text:p/>
        </draw:line>
        <draw:line draw:style-name="gr8" draw:text-style-name="P1" draw:layer="layout" svg:x1="5.599cm" svg:y1="4.177cm" svg:x2="5.623cm" svg:y2="4.158cm">
          <text:p/>
        </draw:line>
        <draw:line draw:style-name="gr8" draw:text-style-name="P1" draw:layer="layout" svg:x1="5.928cm" svg:y1="4.579cm" svg:x2="5.951cm" svg:y2="4.559cm">
          <text:p/>
        </draw:line>
        <draw:line draw:style-name="gr8" draw:text-style-name="P1" draw:layer="layout" svg:x1="9.689cm" svg:y1="5.106cm" svg:x2="9.712cm" svg:y2="5.087cm">
          <text:p/>
        </draw:line>
        <draw:line draw:style-name="gr8" draw:text-style-name="P1" draw:layer="layout" svg:x1="10.037cm" svg:y1="5.532cm" svg:x2="10.06cm" svg:y2="5.513cm">
          <text:p/>
        </draw:line>
        <draw:line draw:style-name="gr8" draw:text-style-name="P1" draw:layer="layout" svg:x1="9.799cm" svg:y1="5.048cm" svg:x2="9.805cm" svg:y2="5.045cm">
          <text:p/>
        </draw:line>
        <draw:line draw:style-name="gr8" draw:text-style-name="P1" draw:layer="layout" svg:x1="10.116cm" svg:y1="5.437cm" svg:x2="10.12cm" svg:y2="5.432cm">
          <text:p/>
        </draw:line>
        <draw:line draw:style-name="gr8" draw:text-style-name="P1" draw:layer="layout" svg:x1="9.801cm" svg:y1="5.035cm" svg:x2="9.825cm" svg:y2="5.015cm">
          <text:p/>
        </draw:line>
        <draw:line draw:style-name="gr8" draw:text-style-name="P1" draw:layer="layout" svg:x1="10.13cm" svg:y1="5.436cm" svg:x2="10.153cm" svg:y2="5.417cm">
          <text:p/>
        </draw:line>
        <draw:path draw:style-name="gr6" draw:text-style-name="P3" draw:layer="layout" svg:width="10.538cm" svg:height="6.626cm" svg:x="16.082cm" svg:y="1.639cm" svg:viewBox="0 0 10539 6627" svg:d="M10539 4296v-137l-1399-285c-8-27-15-55-21-84-36-171-109-276-202-295l-324-67c-4 0-7-1-10-1v-1949l-894-182-319 260v526l-701 1231c-143-109-232-281-232-447v-1826l-894-182-357 291-583 1799-1921-392c-247-51-447-296-447-548v-1821l-894-187-357 291-966 2981c-6 17-12 33-18 48v57 912l1291 519 2661 543c465 95 823 260 999 460 120 136 363 248 679 312l2338 477c309 63 684 12 838-114l1414-1154z">
          <text:p/>
        </draw:path>
        <draw:polygon draw:style-name="gr7" draw:text-style-name="P1" draw:layer="layout" svg:width="0cm" svg:height="0cm" svg:x="20.817cm" svg:y="5.521cm" svg:viewBox="0 0 0 0" draw:points="0,0">
          <text:p/>
        </draw:polygon>
        <draw:path draw:style-name="gr6" draw:text-style-name="P3" draw:layer="layout" svg:width="10.538cm" svg:height="5.523cm" svg:x="16.082cm" svg:y="1.83cm" svg:viewBox="0 0 10539 5524" svg:d="M7680 5075c-39 92-81 179-125 258l357 73 1610-1314-133-27c-108-55-195-187-249-382l1399 285-1733 1415c-154 126-529 177-838 114l-2338-477c-316-65-559-177-679-313-176-200-534-364-999-459l-2661-543-867-349c-76-30-152-66-224-104-21-11-41-23-61-34-19-12-39-23-58-35-9-6-18-12-28-18-9-6-18-12-27-18s-17-12-26-18c6-15 12-31 18-48l966-2981 894 188-255 781-78 86-77 90-74 93-73 98-69 101-68 103-64 107-61 110-59 112-55 114-51 116-49 118-44 119-41 120c-69 214-121 431-152 645-6 41-13 78-19 109-6 34-11 59-14 77 3-19 9-38 16-58 28-75 85-148 169-216 184-150 489-270 863-340 201-37 418-59 638-65-78 2-154-6-225-22-60-14-116-33-170-58-55-26-107-59-151-103-28-28-53-61-70-102-13-31-22-67-22-106v-1248l255-781 357-288v1817c0 252 200 497 447 548l1921 392-222 684-648 530 913 186c18-266 515-485 1163-513 179-8 360 0 532 22-93-12-177-42-250-82-40-21-77-46-112-74-32-27-62-57-89-93-23-30-43-64-59-106-13-35-22-78-22-123v-1212l271-834 357-293v1826c0 166 89 338 232 447l-79 138c-46 81-87 175-122 279-39 117-69 242-87 368-2 13-4 26-6 39-165-52-380-72-584-53-205 19-378 74-471 151-136 110-82 244 135 331 216 87 544 107 813 50-65 222-149 426-244 595l357 73 268-224 732 145z">
          <text:p/>
        </draw:path>
        <draw:polygon draw:style-name="gr7" draw:text-style-name="P1" draw:layer="layout" svg:width="0cm" svg:height="0cm" svg:x="20.817cm" svg:y="5.521cm" svg:viewBox="0 0 0 0" draw:points="0,0">
          <text:p/>
        </draw:polygon>
        <draw:path draw:style-name="gr6" draw:text-style-name="P3" draw:layer="layout" svg:width="6.586cm" svg:height="2.468cm" svg:x="20.034cm" svg:y="5.797cm" svg:viewBox="0 0 6587 2469" svg:d="M6587 137v-137l-1732 1416c-154 126-529 177-838 114l-2339-477c-316-65-559-177-679-313-176-200-534-364-999-460v913c465 95 823 260 999 460 120 136 363 248 679 312l2339 477c309 63 684 12 838-114l1414-1154z">
          <text:p/>
        </draw:path>
        <draw:polygon draw:style-name="gr7" draw:text-style-name="P1" draw:layer="layout" svg:width="0cm" svg:height="0cm" svg:x="20.817cm" svg:y="5.521cm" svg:viewBox="0 0 0 0" draw:points="0,0">
          <text:p/>
        </draw:polygon>
        <draw:polygon draw:style-name="gr6" draw:text-style-name="P3" draw:layer="layout" svg:width="2.661cm" svg:height="1.455cm" svg:x="17.373cm" svg:y="5.534cm" svg:viewBox="0 0 2662 1456" draw:points="2662,1456 2662,543 0,0 0,912">
          <text:p/>
        </draw:polygon>
        <draw:polygon draw:style-name="gr7" draw:text-style-name="P1" draw:layer="layout" svg:width="0cm" svg:height="0cm" svg:x="20.817cm" svg:y="5.521cm" svg:viewBox="0 0 0 0" draw:points="0,0">
          <text:p/>
        </draw:polygon>
        <draw:polygon draw:style-name="gr6" draw:text-style-name="P3" draw:layer="layout" svg:width="2.347cm" svg:height="3.198cm" svg:x="19.815cm" svg:y="2.788cm" svg:viewBox="0 0 2348 3199" draw:points="2348,183 2077,1017 1945,1105 1816,1208 1691,1327 1572,1460 1459,1605 1355,1762 1259,1927 1174,2102 1099,2282 1037,2465 986,2650 949,2836 925,3019 914,3199 0,3013 25,3017 51,3019 77,3019 104,3017 131,3014 160,3008 187,3000 214,2991 242,2979 269,2966 296,2951 323,2934 350,2916 376,2895 401,2874 426,2850 450,2826 473,2800 496,2772 517,2744 538,2714 557,2683 576,2652 593,2619 609,2586 624,2552 637,2518 649,2483 871,1798 1454,0">
          <text:p/>
        </draw:polygon>
        <draw:polygon draw:style-name="gr7" draw:text-style-name="P1" draw:layer="layout" svg:width="0cm" svg:height="0cm" svg:x="20.817cm" svg:y="5.521cm" svg:viewBox="0 0 0 0" draw:points="0,0">
          <text:p/>
        </draw:polygon>
        <draw:path draw:style-name="gr6" draw:text-style-name="P3" draw:layer="layout" svg:width="1.039cm" svg:height="2.988cm" svg:x="22.698cm" svg:y="3.855cm" svg:viewBox="0 0 1040 2989" svg:d="M1040 0v1994l-12 10c-23 345-120 710-262 985l-733-150v-449l-33-7c38-142 68-289 89-435 35-239 110-473 209-647z">
          <text:p/>
        </draw:path>
        <draw:polygon draw:style-name="gr7" draw:text-style-name="P1" draw:layer="layout" svg:width="0cm" svg:height="0cm" svg:x="20.817cm" svg:y="5.521cm" svg:viewBox="0 0 0 0" draw:points="0,0">
          <text:p/>
        </draw:polygon>
        <draw:path draw:style-name="gr6" draw:text-style-name="P3" draw:layer="layout" svg:width="1.695cm" svg:height="2.181cm" svg:x="20.728cm" svg:y="3.805cm" svg:viewBox="0 0 1696 2182" svg:d="M1164 1669c179-8 360 0 532 22-93-12-177-42-250-83-40-21-77-46-112-74-32-27-62-57-89-93-23-30-43-64-59-106-13-35-22-78-22-123v-1212l-132 88-129 103-125 119-119 133-113 145-105 157-96 165-85 174-75 180-62 183-51 185-37 187-24 183-11 180c18-266 516-485 1164-513z">
          <text:p/>
        </draw:path>
        <draw:polygon draw:style-name="gr7" draw:text-style-name="P1" draw:layer="layout" svg:width="0cm" svg:height="0cm" svg:x="20.817cm" svg:y="5.521cm" svg:viewBox="0 0 0 0" draw:points="0,0">
          <text:p/>
        </draw:polygon>
        <draw:path draw:style-name="gr6" draw:text-style-name="P3" draw:layer="layout" svg:width="1.972cm" svg:height="3.673cm" svg:x="22.106cm" svg:y="3.249cm" svg:viewBox="0 0 1973 3674" svg:d="M1973 73l-307 540-34-7-741 1300c-99 174-174 409-209 648-21 146-51 293-89 435l33 7c-69 254-161 488-269 678l-357-73c95-169 179-373 244-595 15-50 29-102 42-153 14-56 26-112 37-168 11-52 20-105 28-158 2-13 4-26 6-39 18-126 48-252 87-369 35-104 76-198 122-279l80-138 701-1231 268-471z">
          <text:p/>
        </draw:path>
        <draw:polygon draw:style-name="gr7" draw:text-style-name="P1" draw:layer="layout" svg:width="0cm" svg:height="0cm" svg:x="20.817cm" svg:y="5.521cm" svg:viewBox="0 0 0 0" draw:points="0,0">
          <text:p/>
        </draw:polygon>
        <draw:path draw:style-name="gr6" draw:text-style-name="P3" draw:layer="layout" svg:width="1.61cm" svg:height="2.105cm" svg:x="23.994cm" svg:y="5.129cm" svg:viewBox="0 0 1611 2106" svg:d="M358 992c-59 411-188 813-358 1114l1611-1314c-24 1-46-1-68-5-23-5-44-12-65-22-108-55-195-187-249-382-8-27-15-55-21-84-36-172-109-277-202-296-57-12-122 9-186 61l-89 74c-169 139-320 483-373 854z">
          <text:p/>
        </draw:path>
        <draw:polygon draw:style-name="gr7" draw:text-style-name="P1" draw:layer="layout" svg:width="0cm" svg:height="0cm" svg:x="20.817cm" svg:y="5.521cm" svg:viewBox="0 0 0 0" draw:points="0,0">
          <text:p/>
        </draw:polygon>
        <draw:polygon draw:style-name="gr6" draw:text-style-name="P3" draw:layer="layout" svg:width="1.291cm" svg:height="1.431cm" svg:x="16.082cm" svg:y="5.015cm" svg:viewBox="0 0 1292 1432" draw:points="1292,1432 1292,519 425,170 0,0 0,912">
          <text:p/>
        </draw:polygon>
        <draw:polygon draw:style-name="gr7" draw:text-style-name="P1" draw:layer="layout" svg:width="0cm" svg:height="0cm" svg:x="20.817cm" svg:y="5.521cm" svg:viewBox="0 0 0 0" draw:points="0,0">
          <text:p/>
        </draw:polygon>
        <draw:path draw:style-name="gr6" draw:text-style-name="P3" draw:layer="layout" svg:width="1.686cm" svg:height="2.318cm" svg:x="16.657cm" svg:y="2.898cm" svg:viewBox="0 0 1687 2319" svg:d="M16 2261c28-75 85-148 169-216 184-150 489-270 864-340 201-37 418-59 638-65-78 2-154-6-225-22-60-14-116-33-170-58-55-26-107-59-151-103-28-28-53-61-70-102-13-31-22-67-22-106v-1249l-79 86-77 90-74 93-73 98-69 101-68 103-64 108-61 110-59 112-55 114-51 116-49 118-44 119-41 120c-69 214-121 431-152 645-6 41-13 78-19 109-6 34-11 59-14 77 3-19 9-38 16-58z">
          <text:p/>
        </draw:path>
        <draw:polygon draw:style-name="gr7" draw:text-style-name="P1" draw:layer="layout" svg:width="0cm" svg:height="0cm" svg:x="20.817cm" svg:y="5.521cm" svg:viewBox="0 0 0 0" draw:points="0,0">
          <text:p/>
        </draw:polygon>
        <draw:path draw:style-name="gr6" draw:text-style-name="P3" draw:layer="layout" svg:width="1.362cm" svg:height="2.172cm" svg:x="23.637cm" svg:y="5.063cm" svg:viewBox="0 0 1363 2173" svg:d="M1178 131c64-52 128-73 185-61l-324-67c-4 0-7-1-10-1-55-8-114 14-175 63l-89 73c-18 15-37 33-55 52-76 85-148 212-206 364-37 96-67 201-89 308-9 44-17 88-23 131-21 146-51 293-90 435l-33-7c-40 148-89 290-144 421-39 92-81 179-125 258l358 73c170-301 299-703 358-1114 53-371 204-716 373-855z">
          <text:p/>
        </draw:path>
        <draw:polygon draw:style-name="gr7" draw:text-style-name="P1" draw:layer="layout" svg:width="0cm" svg:height="0cm" svg:x="20.817cm" svg:y="5.521cm" svg:viewBox="0 0 0 0" draw:points="0,0">
          <text:p/>
        </draw:polygon>
        <draw:polygon draw:style-name="gr6" draw:text-style-name="P3" draw:layer="layout" svg:width="0.307cm" svg:height="2.532cm" svg:x="23.771cm" svg:y="3.322cm" svg:viewBox="0 0 308 2533" draw:points="269,602 308,570 308,2079 293,2091 269,2111 269,2314 0,2533 0,541 308,0 308,344 293,357 269,376">
          <text:p/>
        </draw:polygon>
        <draw:polygon draw:style-name="gr7" draw:text-style-name="P1" draw:layer="layout" svg:width="0cm" svg:height="0cm" svg:x="20.817cm" svg:y="5.521cm" svg:viewBox="0 0 0 0" draw:points="0,0">
          <text:p/>
        </draw:polygon>
        <draw:path draw:style-name="gr6" draw:text-style-name="P3" draw:layer="layout" svg:width="0.319cm" svg:height="2.136cm" svg:x="24.346cm" svg:y="3.117cm" svg:viewBox="0 0 320 2137" svg:d="M320 0v1949c-56-8-115 14-176 63l-89 73c-18 15-37 33-55 52v-1876z">
          <text:p/>
        </draw:path>
        <draw:polygon draw:style-name="gr7" draw:text-style-name="P1" draw:layer="layout" svg:width="0cm" svg:height="0cm" svg:x="20.817cm" svg:y="5.521cm" svg:viewBox="0 0 0 0" draw:points="0,0">
          <text:p/>
        </draw:polygon>
        <draw:path draw:style-name="gr6" draw:text-style-name="P3" draw:layer="layout" svg:width="0.268cm" svg:height="2.294cm" svg:x="24.078cm" svg:y="3.322cm" svg:viewBox="0 0 269 2295" svg:d="M269 55v1877c-76 85-149 211-207 363l-51-10c14-26 20-56 20-87 0-28-5-57-15-84-5-12-10-24-16-35v-1509c21-29 31-66 31-106 0-28-5-56-15-84-5-12-10-24-16-35v-345z">
          <text:p/>
        </draw:path>
        <draw:polygon draw:style-name="gr7" draw:text-style-name="P1" draw:layer="layout" svg:width="0cm" svg:height="0cm" svg:x="20.817cm" svg:y="5.521cm" svg:viewBox="0 0 0 0" draw:points="0,0">
          <text:p/>
        </draw:polygon>
        <draw:path draw:style-name="gr6" draw:text-style-name="P3" draw:layer="layout" svg:width="0.47cm" svg:height="1.032cm" svg:x="24.546cm" svg:y="5.39cm" svg:viewBox="0 0 471 1033" svg:d="M241 33c35-27 69-37 100-31 116 23 164 273 105 558-58 284-199 495-315 471-31-6-58-29-80-67-30-52-47-129-50-222-1-11-1-22-1-33 0-163 42-348 109-492 39-84 85-148 132-184z">
          <text:p/>
        </draw:path>
        <draw:polygon draw:style-name="gr7" draw:text-style-name="P1" draw:layer="layout" svg:width="0cm" svg:height="0cm" svg:x="20.817cm" svg:y="5.521cm" svg:viewBox="0 0 0 0" draw:points="0,0">
          <text:p/>
        </draw:polygon>
        <draw:polygon draw:style-name="gr6" draw:text-style-name="P3" draw:layer="layout" svg:width="1.251cm" svg:height="0.474cm" svg:x="21.268cm" svg:y="2.497cm" svg:viewBox="0 0 1252 475" draw:points="895,475 1252,183 357,0 0,292">
          <text:p/>
        </draw:polygon>
        <draw:polygon draw:style-name="gr7" draw:text-style-name="P1" draw:layer="layout" svg:width="0cm" svg:height="0cm" svg:x="20.817cm" svg:y="5.521cm" svg:viewBox="0 0 0 0" draw:points="0,0">
          <text:p/>
        </draw:polygon>
        <draw:polygon draw:style-name="gr6" draw:text-style-name="P3" draw:layer="layout" svg:width="1.251cm" svg:height="0.474cm" svg:x="17.066cm" svg:y="1.639cm" svg:viewBox="0 0 1252 475" draw:points="1252,183 894,475 0,292 357,0">
          <text:p/>
        </draw:polygon>
        <draw:polygon draw:style-name="gr7" draw:text-style-name="P1" draw:layer="layout" svg:width="0cm" svg:height="0cm" svg:x="20.817cm" svg:y="5.521cm" svg:viewBox="0 0 0 0" draw:points="0,0">
          <text:p/>
        </draw:polygon>
        <draw:path draw:style-name="gr6" draw:text-style-name="P3" draw:layer="layout" svg:width="0.588cm" svg:height="1.046cm" svg:x="23.463cm" svg:y="5.858cm" svg:viewBox="0 0 589 1047" svg:d="M566 197c6-43 14-87 23-131l-327-66c-23 345-120 710-262 986l299 61c56-132 104-274 144-422l33 7c39-142 69-289 90-435z">
          <text:p/>
        </draw:path>
        <draw:polygon draw:style-name="gr7" draw:text-style-name="P1" draw:layer="layout" svg:width="0cm" svg:height="0cm" svg:x="20.817cm" svg:y="5.521cm" svg:viewBox="0 0 0 0" draw:points="0,0">
          <text:p/>
        </draw:polygon>
        <draw:path draw:style-name="gr6" draw:text-style-name="P3" draw:layer="layout" svg:width="1.129cm" svg:height="0.571cm" svg:x="21.328cm" svg:y="5.715cm" svg:viewBox="0 0 1130 572" svg:d="M1130 60c-8 53-17 106-28 158-41-38-113-68-205-86-101-22-220-26-328-12-109 15-199 46-250 88s-58 91-21 135 115 80 218 100c192 41 428 17 549-56-13 51-27 103-42 153-269 57-598 37-814-50-217-87-271-222-135-332 93-77 266-132 471-151s420 1 585 53z">
          <text:p/>
        </draw:path>
        <draw:polygon draw:style-name="gr7" draw:text-style-name="P1" draw:layer="layout" svg:width="0cm" svg:height="0cm" svg:x="20.817cm" svg:y="5.521cm" svg:viewBox="0 0 0 0" draw:points="0,0">
          <text:p/>
        </draw:polygon>
        <draw:polygon draw:style-name="gr6" draw:text-style-name="P3" draw:layer="layout" svg:width="1.213cm" svg:height="0.442cm" svg:x="23.452cm" svg:y="2.935cm" svg:viewBox="0 0 1214 443" draw:points="1214,182 895,443 627,388 269,314 0,260 320,0">
          <text:p/>
        </draw:polygon>
        <draw:polygon draw:style-name="gr7" draw:text-style-name="P1" draw:layer="layout" svg:width="0cm" svg:height="0cm" svg:x="20.817cm" svg:y="5.521cm" svg:viewBox="0 0 0 0" draw:points="0,0">
          <text:p/>
        </draw:polygon>
        <draw:path draw:style-name="gr6" draw:text-style-name="P3" draw:layer="layout" svg:width="0.603cm" svg:height="0.599cm" svg:x="16.838cm" svg:y="6.577cm" svg:viewBox="0 0 604 600" svg:d="M514 462l22-18c90-74 90-225 0-336-91-111-239-141-329-67l-23 18c-6 5-12 11-18 17-27 7-51 20-72 37l-22 18c-46 38-72 96-72 163 0 102 60 206 152 263 91 58 198 58 268 1l23-18c21-17 37-39 50-64 7-4 14-9 21-14z">
          <text:p/>
        </draw:path>
        <draw:polygon draw:style-name="gr7" draw:text-style-name="P1" draw:layer="layout" svg:width="0cm" svg:height="0cm" svg:x="20.817cm" svg:y="5.521cm" svg:viewBox="0 0 0 0" draw:points="0,0">
          <text:p/>
        </draw:polygon>
        <draw:path draw:style-name="gr6" draw:text-style-name="P3" draw:layer="layout" svg:width="0.563cm" svg:height="0.586cm" svg:x="17.696cm" svg:y="5.898cm" svg:viewBox="0 0 564 587" svg:d="M481 538c110-90 110-272 0-408-110-134-288-171-398-81zM83 49c-111 90-111 273 0 407 110 135 288 172 398 82z">
          <text:p/>
        </draw:path>
        <draw:polygon draw:style-name="gr7" draw:text-style-name="P1" draw:layer="layout" svg:width="0cm" svg:height="0cm" svg:x="20.817cm" svg:y="5.521cm" svg:viewBox="0 0 0 0" draw:points="0,0">
          <text:p/>
        </draw:polygon>
        <draw:path draw:style-name="gr6" draw:text-style-name="P3" draw:layer="layout" svg:width="0.85cm" svg:height="0.347cm" svg:x="18.026cm" svg:y="5.097cm" svg:viewBox="0 0 851 348" svg:d="M851 173c0-80-135-150-327-168-192-19-391 19-479 91-29 24-45 51-45 77 0 97 191 175 426 175s425-78 425-175z">
          <text:p/>
        </draw:path>
        <draw:polygon draw:style-name="gr7" draw:text-style-name="P1" draw:layer="layout" svg:width="0cm" svg:height="0cm" svg:x="20.817cm" svg:y="5.521cm" svg:viewBox="0 0 0 0" draw:points="0,0">
          <text:p/>
        </draw:polygon>
        <draw:path draw:style-name="gr6" draw:text-style-name="P3" draw:layer="layout" svg:width="0.813cm" svg:height="0.347cm" svg:x="21.616cm" svg:y="5.83cm" svg:viewBox="0 0 814 348" svg:d="M814 103c-11 56-23 112-37 169-122 73-358 97-549 56-140-30-228-89-228-155 0-27 15-53 45-77 103-85 354-120 563-79 92 18 165 48 206 86z">
          <text:p/>
        </draw:path>
        <draw:polygon draw:style-name="gr7" draw:text-style-name="P1" draw:layer="layout" svg:width="0cm" svg:height="0cm" svg:x="20.817cm" svg:y="5.521cm" svg:viewBox="0 0 0 0" draw:points="0,0">
          <text:p/>
        </draw:polygon>
        <draw:path draw:style-name="gr6" draw:text-style-name="P3" draw:layer="layout" svg:width="0.492cm" svg:height="0.512cm" svg:x="16.838cm" svg:y="6.665cm" svg:viewBox="0 0 493 513" svg:d="M72 43c97-78 252-47 348 71 97 118 97 277 0 356-70 57-176 57-267-1-93-57-153-161-153-263 0-67 26-125 72-163z">
          <text:p/>
        </draw:path>
        <draw:polygon draw:style-name="gr7" draw:text-style-name="P1" draw:layer="layout" svg:width="0cm" svg:height="0cm" svg:x="20.817cm" svg:y="5.521cm" svg:viewBox="0 0 0 0" draw:points="0,0">
          <text:p/>
        </draw:polygon>
        <draw:path draw:style-name="gr6" draw:text-style-name="P3" draw:layer="layout" svg:width="0.42cm" svg:height="1.032cm" svg:x="24.596cm" svg:y="5.39cm" svg:viewBox="0 0 421 1033" svg:d="M190 33c35-27 69-37 101-31 116 23 163 273 105 558-58 284-200 495-316 471-31-6-58-29-80-67 91-70 175-242 216-441s31-391-26-490z">
          <text:p/>
        </draw:path>
        <draw:polygon draw:style-name="gr7" draw:text-style-name="P1" draw:layer="layout" svg:width="0cm" svg:height="0cm" svg:x="20.817cm" svg:y="5.521cm" svg:viewBox="0 0 0 0" draw:points="0,0">
          <text:p/>
        </draw:polygon>
        <draw:path draw:style-name="gr6" draw:text-style-name="P3" draw:layer="layout" svg:width="0.385cm" svg:height="0.4cm" svg:x="17.83cm" svg:y="5.954cm" svg:viewBox="0 0 386 401" svg:d="M338 99c17 24 31 51 39 79 21 75 3 148-48 189-55 45-137 45-209 0s-120-128-120-207c0-52 20-98 57-127 60-48 150-44 225 10 21 16 40 35 56 56z">
          <text:p/>
        </draw:path>
        <draw:polygon draw:style-name="gr7" draw:text-style-name="P1" draw:layer="layout" svg:width="0cm" svg:height="0cm" svg:x="20.817cm" svg:y="5.521cm" svg:viewBox="0 0 0 0" draw:points="0,0">
          <text:p/>
        </draw:polygon>
        <draw:path draw:style-name="gr6" draw:text-style-name="P3" draw:layer="layout" svg:width="0.385cm" svg:height="0.4cm" svg:x="17.83cm" svg:y="5.954cm" svg:viewBox="0 0 386 401" svg:d="M377 178c21 75 3 148-48 189-55 45-137 45-209 0s-120-128-120-207c0-52 20-98 57-127 60-48 150-44 225 10 8 25 17 46 30 67 5 8 10 16 17 24 12 16 27 30 48 44z">
          <text:p/>
        </draw:path>
        <draw:polygon draw:style-name="gr7" draw:text-style-name="P1" draw:layer="layout" svg:width="0cm" svg:height="0cm" svg:x="20.817cm" svg:y="5.521cm" svg:viewBox="0 0 0 0" draw:points="0,0">
          <text:p/>
        </draw:polygon>
        <draw:path draw:style-name="gr6" draw:text-style-name="P3" draw:layer="layout" svg:width="0.29cm" svg:height="0.93cm" svg:x="24.547cm" svg:y="5.423cm" svg:viewBox="0 0 291 931" svg:d="M107 184c39-84 86-148 133-184 57 99 67 290 26 489-41 200-126 372-217 442-29-52-46-129-49-222 0 0 1 0 2 0 59 13 130-96 160-241 30-144 7-271-54-283 0-1-1-1-1-1z">
          <text:p/>
        </draw:path>
        <draw:polygon draw:style-name="gr7" draw:text-style-name="P1" draw:layer="layout" svg:width="0cm" svg:height="0cm" svg:x="20.817cm" svg:y="5.521cm" svg:viewBox="0 0 0 0" draw:points="0,0">
          <text:p/>
        </draw:polygon>
        <draw:path draw:style-name="gr6" draw:text-style-name="P3" draw:layer="layout" svg:width="0.239cm" svg:height="0.526cm" svg:x="23.097cm" svg:y="5.324cm" svg:viewBox="0 0 240 527" svg:d="M86 56c30-41 61-61 88-55 59 12 83 139 53 284-29 145-101 253-161 241-27-6-48-36-59-85-5-23-7-50-7-80 0-108 35-233 86-305z">
          <text:p/>
        </draw:path>
        <draw:polygon draw:style-name="gr7" draw:text-style-name="P1" draw:layer="layout" svg:width="0cm" svg:height="0cm" svg:x="20.817cm" svg:y="5.521cm" svg:viewBox="0 0 0 0" draw:points="0,0">
          <text:p/>
        </draw:polygon>
        <draw:polygon draw:style-name="gr6" draw:text-style-name="P3" draw:layer="layout" svg:width="0.648cm" svg:height="0.536cm" svg:x="19.815cm" svg:y="5.27cm" svg:viewBox="0 0 649 537" draw:points="375,413 400,392 425,368 449,343 472,317 495,289 516,261 537,231 556,200 575,169 592,136 609,103 624,69 637,35 649,0 0,531 25,535 51,537 77,537 104,535 131,532 159,526 186,518 213,509 241,497 268,484 295,469 322,452 349,434">
          <text:p/>
        </draw:polygon>
        <draw:polygon draw:style-name="gr7" draw:text-style-name="P1" draw:layer="layout" svg:width="0cm" svg:height="0cm" svg:x="20.817cm" svg:y="5.521cm" svg:viewBox="0 0 0 0" draw:points="0,0">
          <text:p/>
        </draw:polygon>
        <draw:path draw:style-name="gr6" draw:text-style-name="P3" draw:layer="layout" svg:width="0.232cm" svg:height="0.526cm" svg:x="23.104cm" svg:y="5.324cm" svg:viewBox="0 0 233 527" svg:d="M79 56c29-41 61-61 88-55 59 12 83 139 53 284-29 145-101 253-161 241-27-6-48-36-59-85 32-45 59-112 74-185 15-74 17-146 5-200z">
          <text:p/>
        </draw:path>
        <draw:polygon draw:style-name="gr7" draw:text-style-name="P1" draw:layer="layout" svg:width="0cm" svg:height="0cm" svg:x="20.817cm" svg:y="5.521cm" svg:viewBox="0 0 0 0" draw:points="0,0">
          <text:p/>
        </draw:polygon>
        <draw:polygon draw:style-name="gr6" draw:text-style-name="P3" draw:layer="layout" svg:width="0.268cm" svg:height="0.525cm" svg:x="23.452cm" svg:y="3.195cm" svg:viewBox="0 0 269 526" draw:points="269,54 0,526 0,0">
          <text:p/>
        </draw:polygon>
        <draw:polygon draw:style-name="gr7" draw:text-style-name="P1" draw:layer="layout" svg:width="0cm" svg:height="0cm" svg:x="20.817cm" svg:y="5.521cm" svg:viewBox="0 0 0 0" draw:points="0,0">
          <text:p/>
        </draw:polygon>
        <draw:polygon draw:style-name="gr6" draw:text-style-name="P3" draw:layer="layout" svg:width="0.034cm" svg:height="1.999cm" svg:x="23.737cm" svg:y="3.855cm" svg:viewBox="0 0 35 2000" draw:points="35,7 35,2000 0,1994 0,0">
          <text:p/>
        </draw:polygon>
        <draw:polygon draw:style-name="gr7" draw:text-style-name="P1" draw:layer="layout" svg:width="0cm" svg:height="0cm" svg:x="20.817cm" svg:y="5.521cm" svg:viewBox="0 0 0 0" draw:points="0,0">
          <text:p/>
        </draw:polygon>
        <draw:path draw:style-name="gr6" draw:text-style-name="P3" draw:layer="layout" svg:width="0.267cm" svg:height="0.279cm" svg:x="16.95cm" svg:y="6.781cm" svg:viewBox="0 0 268 280" svg:d="M126 1c38 5 76 27 103 61 28 34 42 75 39 114-2 33-16 61-39 80-38 31-96 31-146 0-51-32-83-88-83-144 0-36 14-69 39-89 23-19 54-27 87-22z">
          <text:p/>
        </draw:path>
        <draw:polygon draw:style-name="gr7" draw:text-style-name="P1" draw:layer="layout" svg:width="0cm" svg:height="0cm" svg:x="20.817cm" svg:y="5.521cm" svg:viewBox="0 0 0 0" draw:points="0,0">
          <text:p/>
        </draw:polygon>
        <draw:path draw:style-name="gr6" draw:text-style-name="P3" draw:layer="layout" svg:width="0.175cm" svg:height="0.525cm" svg:x="24.546cm" svg:y="5.607cm" svg:viewBox="0 0 176 526" svg:d="M109 0c0 0 1 0 1 1 60 12 83 139 54 283-30 145-101 254-161 241-1 0-2 0-2 0-1-11-1-22-1-33 0-164 41-349 109-492z">
          <text:p/>
        </draw:path>
        <draw:polygon draw:style-name="gr7" draw:text-style-name="P1" draw:layer="layout" svg:width="0cm" svg:height="0cm" svg:x="20.817cm" svg:y="5.521cm" svg:viewBox="0 0 0 0" draw:points="0,0">
          <text:p/>
        </draw:polygon>
        <draw:path draw:style-name="gr6" draw:text-style-name="P3" draw:layer="layout" svg:width="0.415cm" svg:height="0.318cm" svg:x="23.725cm" svg:y="5.606cm" svg:viewBox="0 0 416 319" svg:d="M327 319c22-108 52-213 89-309l-51-10-39 32-11-3-269 219-34-6-12 10z">
          <text:p/>
        </draw:path>
        <draw:polygon draw:style-name="gr7" draw:text-style-name="P1" draw:layer="layout" svg:width="0cm" svg:height="0cm" svg:x="20.817cm" svg:y="5.521cm" svg:viewBox="0 0 0 0" draw:points="0,0">
          <text:p/>
        </draw:polygon>
        <draw:path draw:style-name="gr6" draw:text-style-name="P3" draw:layer="layout" svg:width="0.268cm" svg:height="0.678cm" svg:x="22.463cm" svg:y="6.244cm" svg:viewBox="0 0 269 679" svg:d="M269 0v455l-269 224c108-190 201-424 269-679z">
          <text:p/>
        </draw:path>
        <draw:polygon draw:style-name="gr7" draw:text-style-name="P1" draw:layer="layout" svg:width="0cm" svg:height="0cm" svg:x="20.817cm" svg:y="5.521cm" svg:viewBox="0 0 0 0" draw:points="0,0">
          <text:p/>
        </draw:polygon>
        <draw:path draw:style-name="gr6" draw:text-style-name="P3" draw:layer="layout" svg:width="0.267cm" svg:height="0.279cm" svg:x="16.95cm" svg:y="6.781cm" svg:viewBox="0 0 268 280" svg:d="M268 176c-2 33-16 61-39 80-38 31-96 31-146 0-50-32-83-88-83-144 0-36 15-69 40-89 23-19 53-27 86-22 0 2 0 5 0 8 0 38 15 78 42 110 27 31 63 52 100 57z">
          <text:p/>
        </draw:path>
        <draw:polygon draw:style-name="gr7" draw:text-style-name="P1" draw:layer="layout" svg:width="0cm" svg:height="0cm" svg:x="20.817cm" svg:y="5.521cm" svg:viewBox="0 0 0 0" draw:points="0,0">
          <text:p/>
        </draw:polygon>
        <draw:path draw:style-name="gr6" draw:text-style-name="P3" draw:layer="layout" svg:width="0.385cm" svg:height="0.429cm" svg:x="17.02cm" svg:y="6.608cm" svg:viewBox="0 0 386 430" svg:d="M0 43c90-17 193 27 261 111 68 83 90 191 56 276l-313-391c87-71 230-42 317 66 87 106 87 251 0 322z">
          <text:p/>
        </draw:path>
        <draw:polygon draw:style-name="gr7" draw:text-style-name="P1" draw:layer="layout" svg:width="0cm" svg:height="0cm" svg:x="20.817cm" svg:y="5.521cm" svg:viewBox="0 0 0 0" draw:points="0,0">
          <text:p/>
        </draw:polygon>
        <draw:path draw:style-name="gr6" draw:text-style-name="P3" draw:layer="layout" svg:width="0.094cm" svg:height="0.384cm" svg:x="23.097cm" svg:y="5.38cm" svg:viewBox="0 0 95 385" svg:d="M87 0c12 54 10 126-5 200-15 73-42 140-75 185-5-23-7-50-7-80 0-108 36-233 87-305z">
          <text:p/>
        </draw:path>
        <draw:polygon draw:style-name="gr7" draw:text-style-name="P1" draw:layer="layout" svg:width="0cm" svg:height="0cm" svg:x="20.817cm" svg:y="5.521cm" svg:viewBox="0 0 0 0" draw:points="0,0">
          <text:p/>
        </draw:polygon>
        <draw:path draw:style-name="gr6" draw:text-style-name="P3" draw:layer="layout" svg:width="0.442cm" svg:height="0.487cm" svg:x="16.91cm" svg:y="6.647cm" svg:viewBox="0 0 443 488" svg:d="M427 390c-2 5-4 10-6 15-13 26-29 48-50 65l-23 18c97-80 97-238 0-356-96-118-252-149-348-71l22-18c21-17 45-30 72-37 5-1 11-2 17-3 90-16 192 27 260 111 68 83 90 191 56 276z">
          <text:p/>
        </draw:path>
        <draw:polygon draw:style-name="gr7" draw:text-style-name="P1" draw:layer="layout" svg:width="0cm" svg:height="0cm" svg:x="20.817cm" svg:y="5.521cm" svg:viewBox="0 0 0 0" draw:points="0,0">
          <text:p/>
        </draw:polygon>
        <draw:path draw:style-name="gr6" draw:text-style-name="P3" draw:layer="layout" svg:width="0.419cm" svg:height="0.461cm" svg:x="17.022cm" svg:y="6.577cm" svg:viewBox="0 0 420 462" svg:d="M0 59c91-74 238-44 330 68 90 111 90 261 0 335l22-18c90-74 90-224 0-335-92-112-239-142-329-68z">
          <text:p/>
        </draw:path>
        <draw:polygon draw:style-name="gr7" draw:text-style-name="P1" draw:layer="layout" svg:width="0cm" svg:height="0cm" svg:x="20.817cm" svg:y="5.521cm" svg:viewBox="0 0 0 0" draw:points="0,0">
          <text:p/>
        </draw:polygon>
        <draw:path draw:style-name="gr6" draw:text-style-name="P3" draw:layer="layout" svg:width="0.07cm" svg:height="0.244cm" svg:x="24.039cm" svg:y="3.679cm" svg:viewBox="0 0 71 245" svg:d="M0 245l40-32c21-29 31-66 31-106 0-29-5-57-15-85-11-7-21-14-31-22l-25 19z">
          <text:p/>
        </draw:path>
        <draw:polygon draw:style-name="gr7" draw:text-style-name="P1" draw:layer="layout" svg:width="0cm" svg:height="0cm" svg:x="20.817cm" svg:y="5.521cm" svg:viewBox="0 0 0 0" draw:points="0,0">
          <text:p/>
        </draw:polygon>
        <draw:path draw:style-name="gr6" draw:text-style-name="P3" draw:layer="layout" svg:width="0.142cm" svg:height="0.174cm" svg:x="17.075cm" svg:y="6.783cm" svg:viewBox="0 0 143 175" svg:d="M0 0c39 5 77 27 104 60 28 35 42 76 39 115-37-5-73-26-100-57-27-33-43-72-43-110 0-3 0-6 0-8z">
          <text:p/>
        </draw:path>
        <draw:polygon draw:style-name="gr7" draw:text-style-name="P1" draw:layer="layout" svg:width="0cm" svg:height="0cm" svg:x="20.817cm" svg:y="5.521cm" svg:viewBox="0 0 0 0" draw:points="0,0">
          <text:p/>
        </draw:polygon>
        <draw:path draw:style-name="gr6" draw:text-style-name="P3" draw:layer="layout" svg:width="0.07cm" svg:height="0.226cm" svg:x="24.039cm" svg:y="5.412cm" svg:viewBox="0 0 71 227" svg:d="M12 227l39-32c14-26 20-56 20-87 0-29-5-58-15-85-11-7-21-15-31-23l-25 20v204z">
          <text:p/>
        </draw:path>
        <draw:polygon draw:style-name="gr7" draw:text-style-name="P1" draw:layer="layout" svg:width="0cm" svg:height="0cm" svg:x="20.817cm" svg:y="5.521cm" svg:viewBox="0 0 0 0" draw:points="0,0">
          <text:p/>
        </draw:polygon>
        <draw:path draw:style-name="gr6" draw:text-style-name="P3" draw:layer="layout" svg:width="0.415cm" svg:height="0.456cm" svg:x="17.004cm" svg:y="6.595cm" svg:viewBox="0 0 416 457" svg:d="M334 441l3-2c87-71 87-216 0-322-87-108-230-137-317-65l-20 6c5-1 11-2 16-3l-16 3c6-6 12-12 18-17 91-75 239-45 330 67 90 111 90 261 0 335-7 5-14 10-21 14 2-5 4-10 6-15z">
          <text:p/>
        </draw:path>
        <draw:polygon draw:style-name="gr7" draw:text-style-name="P1" draw:layer="layout" svg:width="0cm" svg:height="0cm" svg:x="20.817cm" svg:y="5.521cm" svg:viewBox="0 0 0 0" draw:points="0,0">
          <text:p/>
        </draw:polygon>
        <draw:path draw:style-name="gr6" draw:text-style-name="P3" draw:layer="layout" svg:width="0.424cm" svg:height="0.227cm" svg:x="16.082cm" svg:y="4.958cm" svg:viewBox="0 0 425 228" svg:d="M425 228l-425-171v-57c9 6 17 12 26 18s18 12 27 18c10 6 19 12 28 18 19 12 39 23 58 35 20 11 40 23 61 34 73 39 149 75 225 105z">
          <text:p/>
        </draw:path>
        <draw:polygon draw:style-name="gr7" draw:text-style-name="P1" draw:layer="layout" svg:width="0cm" svg:height="0cm" svg:x="20.817cm" svg:y="5.521cm" svg:viewBox="0 0 0 0" draw:points="0,0">
          <text:p/>
        </draw:polygon>
        <draw:path draw:style-name="gr6" draw:text-style-name="P3" draw:layer="layout" svg:width="0.621cm" svg:height="0.33cm" svg:x="21.603cm" svg:y="5.827cm" svg:viewBox="0 0 622 331" svg:d="M622 20c-210-41-461-6-564 79-30 24-45 50-45 77 0 65 88 125 228 155-103-20-181-56-218-101-37-44-30-92 21-134s141-73 250-88c108-14 227-10 328 12z">
          <text:p/>
        </draw:path>
        <draw:polygon draw:style-name="gr7" draw:text-style-name="P1" draw:layer="layout" svg:width="0cm" svg:height="0cm" svg:x="20.817cm" svg:y="5.521cm" svg:viewBox="0 0 0 0" draw:points="0,0">
          <text:p/>
        </draw:polygon>
        <draw:polygon draw:style-name="gr6" draw:text-style-name="P3" draw:layer="layout" svg:width="0.357cm" svg:height="0.297cm" svg:x="17.96cm" svg:y="1.821cm" svg:viewBox="0 0 358 298" draw:points="358,9 358,0 0,298">
          <text:p/>
        </draw:polygon>
        <draw:polygon draw:style-name="gr7" draw:text-style-name="P1" draw:layer="layout" svg:width="0cm" svg:height="0cm" svg:x="20.817cm" svg:y="5.521cm" svg:viewBox="0 0 0 0" draw:points="0,0">
          <text:p/>
        </draw:polygon>
        <draw:path draw:style-name="gr6" draw:text-style-name="P3" draw:layer="layout" svg:width="0.065cm" svg:height="0.079cm" svg:x="18.141cm" svg:y="6.054cm" svg:viewBox="0 0 66 80" svg:d="M26 0c18 24 32 51 40 80-21-15-36-29-49-45-7-8-12-16-17-24 8-4 17-7 26-11z">
          <text:p/>
        </draw:path>
        <draw:polygon draw:style-name="gr7" draw:text-style-name="P1" draw:layer="layout" svg:width="0cm" svg:height="0cm" svg:x="20.817cm" svg:y="5.521cm" svg:viewBox="0 0 0 0" draw:points="0,0">
          <text:p/>
        </draw:polygon>
        <draw:path draw:style-name="gr6" draw:text-style-name="P3" draw:layer="layout" svg:width="0.056cm" svg:height="0.067cm" svg:x="18.111cm" svg:y="5.998cm" svg:viewBox="0 0 57 68" svg:d="M31 68c8-4 17-7 26-11-16-22-35-41-57-57 8 25 18 47 31 68z">
          <text:p/>
        </draw:path>
        <draw:polygon draw:style-name="gr7" draw:text-style-name="P1" draw:layer="layout" svg:width="0cm" svg:height="0cm" svg:x="20.817cm" svg:y="5.521cm" svg:viewBox="0 0 0 0" draw:points="0,0">
          <text:p/>
        </draw:polygon>
        <draw:path draw:style-name="gr6" draw:text-style-name="P3" draw:layer="layout" svg:width="0.133cm" svg:height="0.027cm" svg:x="25.471cm" svg:y="5.894cm" svg:viewBox="0 0 134 28" svg:d="M134 28c-24 1-46-1-69-5-23-5-44-12-65-23z">
          <text:p/>
        </draw:path>
        <draw:polygon draw:style-name="gr7" draw:text-style-name="P1" draw:layer="layout" svg:width="0cm" svg:height="0cm" svg:x="20.817cm" svg:y="5.521cm" svg:viewBox="0 0 0 0" draw:points="0,0">
          <text:p/>
        </draw:polygon>
        <draw:path draw:style-name="gr6" draw:text-style-name="P3" draw:layer="layout" svg:width="0.031cm" svg:height="0.035cm" svg:x="24.063cm" svg:y="3.666cm" svg:viewBox="0 0 32 36" svg:d="M0 13c11 8 21 16 32 23-5-13-10-25-16-36z">
          <text:p/>
        </draw:path>
        <draw:polygon draw:style-name="gr7" draw:text-style-name="P1" draw:layer="layout" svg:width="0cm" svg:height="0cm" svg:x="20.817cm" svg:y="5.521cm" svg:viewBox="0 0 0 0" draw:points="0,0">
          <text:p/>
        </draw:polygon>
        <draw:path draw:style-name="gr6" draw:text-style-name="P3" draw:layer="layout" svg:width="0.031cm" svg:height="0.035cm" svg:x="24.063cm" svg:y="5.4cm" svg:viewBox="0 0 32 36" svg:d="M0 12c11 8 21 17 32 24-5-12-10-25-16-36z">
          <text:p/>
        </draw:path>
        <draw:polygon draw:style-name="gr7" draw:text-style-name="P1" draw:layer="layout" svg:width="0cm" svg:height="0cm" svg:x="20.817cm" svg:y="5.521cm" svg:viewBox="0 0 0 0" draw:points="0,0">
          <text:p/>
        </draw:polygon>
        <draw:line draw:style-name="gr8" draw:text-style-name="P1" draw:layer="layout" svg:x1="20.035cm" svg:y1="6.99cm" svg:x2="17.373cm" svg:y2="6.446cm">
          <text:p/>
        </draw:line>
        <draw:line draw:style-name="gr8" draw:text-style-name="P1" draw:layer="layout" svg:x1="20.034cm" svg:y1="6.989cm" svg:x2="20.034cm" svg:y2="6.077cm">
          <text:p/>
        </draw:line>
        <draw:line draw:style-name="gr8" draw:text-style-name="P1" draw:layer="layout" svg:x1="17.373cm" svg:y1="6.446cm" svg:x2="17.373cm" svg:y2="5.534cm">
          <text:p/>
        </draw:line>
        <draw:line draw:style-name="gr8" draw:text-style-name="P1" draw:layer="layout" svg:x1="17.373cm" svg:y1="5.534cm" svg:x2="20.035cm" svg:y2="6.078cm">
          <text:p/>
        </draw:line>
        <draw:path draw:style-name="gr8" draw:text-style-name="P1" draw:layer="layout" svg:width="0.563cm" svg:height="0.586cm" svg:x="17.696cm" svg:y="5.898cm" svg:viewBox="0 0 564 587" svg:d="M481 538c110-90 110-272 0-408-110-134-288-171-398-81M83 49c-111 90-111 273 0 407 110 135 288 172 398 82">
          <text:p/>
        </draw:path>
        <draw:line draw:style-name="gr8" draw:text-style-name="P1" draw:layer="layout" svg:x1="24.051cm" svg:y1="8.239cm" svg:x2="21.712cm" svg:y2="7.761cm">
          <text:p/>
        </draw:line>
        <draw:path draw:style-name="gr8" draw:text-style-name="P1" draw:layer="layout" svg:width="0.838cm" svg:height="0.141cm" svg:x="24.05cm" svg:y="8.124cm" svg:viewBox="0 0 839 142" svg:d="M839 0c-154 127-530 178-839 115">
          <text:p/>
        </draw:path>
        <draw:path draw:style-name="gr8" draw:text-style-name="P1" draw:layer="layout" svg:width="0.679cm" svg:height="0.312cm" svg:x="21.033cm" svg:y="7.449cm" svg:viewBox="0 0 680 313" svg:d="M680 313c-316-64-560-177-680-313">
          <text:p/>
        </draw:path>
        <draw:line draw:style-name="gr8" draw:text-style-name="P1" draw:layer="layout" svg:x1="24.888cm" svg:y1="8.125cm" svg:x2="26.303cm" svg:y2="6.97cm">
          <text:p/>
        </draw:line>
        <draw:path draw:style-name="gr8" draw:text-style-name="P1" draw:layer="layout" svg:width="0.999cm" svg:height="0.46cm" svg:x="20.034cm" svg:y="6.989cm" svg:viewBox="0 0 1000 461" svg:d="M0 0c466 95 824 261 1000 461">
          <text:p/>
        </draw:path>
        <draw:line draw:style-name="gr8" draw:text-style-name="P1" draw:layer="layout" svg:x1="17.374cm" svg:y1="6.447cm" svg:x2="16.082cm" svg:y2="5.927cm">
          <text:p/>
        </draw:line>
        <draw:path draw:style-name="gr8" draw:text-style-name="P1" draw:layer="layout" svg:width="0.026cm" svg:height="0.012cm" svg:x="18.141cm" svg:y="6.054cm" svg:viewBox="0 0 27 13" svg:d="M0 13c8-5 17-8 27-13">
          <text:p/>
        </draw:path>
        <draw:path draw:style-name="gr8" draw:text-style-name="P1" draw:layer="layout" svg:width="0.999cm" svg:height="0.459cm" svg:x="20.034cm" svg:y="6.077cm" svg:viewBox="0 0 1000 460" svg:d="M0 0c466 95 824 260 1000 460">
          <text:p/>
        </draw:path>
        <draw:line draw:style-name="gr8" draw:text-style-name="P1" draw:layer="layout" svg:x1="16.082cm" svg:y1="5.927cm" svg:x2="16.082cm" svg:y2="5.015cm">
          <text:p/>
        </draw:line>
        <draw:line draw:style-name="gr8" draw:text-style-name="P1" draw:layer="layout" svg:x1="16.507cm" svg:y1="5.186cm" svg:x2="16.082cm" svg:y2="5.015cm">
          <text:p/>
        </draw:line>
        <draw:line draw:style-name="gr8" draw:text-style-name="P1" draw:layer="layout" svg:x1="17.374cm" svg:y1="5.535cm" svg:x2="16.506cm" svg:y2="5.185cm">
          <text:p/>
        </draw:line>
        <draw:line draw:style-name="gr8" draw:text-style-name="P1" draw:layer="layout" svg:x1="20.686cm" svg:y1="4.587cm" svg:x2="18.764cm" svg:y2="4.194cm">
          <text:p/>
        </draw:line>
        <draw:path draw:style-name="gr8" draw:text-style-name="P1" draw:layer="layout" svg:width="0.638cm" svg:height="0.065cm" svg:x="17.705cm" svg:y="4.537cm" svg:viewBox="0 0 639 66" svg:d="M0 66c201-38 418-60 639-66">
          <text:p/>
        </draw:path>
        <draw:line draw:style-name="gr8" draw:text-style-name="P1" draw:layer="layout" svg:x1="20.464cm" svg:y1="5.27cm" svg:x2="19.815cm" svg:y2="5.801cm">
          <text:p/>
        </draw:line>
        <draw:path draw:style-name="gr8" draw:text-style-name="P1" draw:layer="layout" svg:width="0.863cm" svg:height="0.34cm" svg:x="16.842cm" svg:y="4.602cm" svg:viewBox="0 0 864 341" svg:d="M0 341c184-151 489-271 864-341">
          <text:p/>
        </draw:path>
        <draw:line draw:style-name="gr8" draw:text-style-name="P1" draw:layer="layout" svg:x1="20.729cm" svg:y1="5.987cm" svg:x2="19.815cm" svg:y2="5.8cm">
          <text:p/>
        </draw:line>
        <draw:path draw:style-name="gr8" draw:text-style-name="P1" draw:layer="layout" svg:width="0.169cm" svg:height="0.216cm" svg:x="16.673cm" svg:y="4.942cm" svg:viewBox="0 0 170 217" svg:d="M0 217c28-75 86-149 170-217">
          <text:p/>
        </draw:path>
        <draw:path draw:style-name="gr8" draw:text-style-name="P1" draw:layer="layout" svg:width="1.163cm" svg:height="0.513cm" svg:x="20.728cm" svg:y="5.473cm" svg:viewBox="0 0 1164 514" svg:d="M0 514c18-267 515-486 1164-514">
          <text:p/>
        </draw:path>
        <draw:path draw:style-name="gr8" draw:text-style-name="P1" draw:layer="layout" svg:width="0.016cm" svg:height="0.059cm" svg:x="16.657cm" svg:y="5.158cm" svg:viewBox="0 0 17 60" svg:d="M17 0c-7 21-14 40-17 60">
          <text:p/>
        </draw:path>
        <draw:path draw:style-name="gr8" draw:text-style-name="P1" draw:layer="layout" svg:width="0.532cm" svg:height="0.025cm" svg:x="21.891cm" svg:y="5.47cm" svg:viewBox="0 0 533 26" svg:d="M0 3c180-8 361 0 533 23">
          <text:p/>
        </draw:path>
        <draw:path draw:style-name="gr8" draw:text-style-name="P1" draw:layer="layout" svg:width="0.679cm" svg:height="0.313cm" svg:x="21.033cm" svg:y="6.536cm" svg:viewBox="0 0 680 314" svg:d="M680 314c-316-65-560-178-680-314">
          <text:p/>
        </draw:path>
        <draw:line draw:style-name="gr8" draw:text-style-name="P1" draw:layer="layout" svg:x1="24.051cm" svg:y1="7.327cm" svg:x2="21.712cm" svg:y2="6.849cm">
          <text:p/>
        </draw:line>
        <draw:path draw:style-name="gr8" draw:text-style-name="P1" draw:layer="layout" svg:width="0.838cm" svg:height="0.14cm" svg:x="24.05cm" svg:y="7.212cm" svg:viewBox="0 0 839 141" svg:d="M839 0c-154 126-530 178-839 114">
          <text:p/>
        </draw:path>
        <draw:line draw:style-name="gr8" draw:text-style-name="P1" draw:layer="layout" svg:x1="26.621cm" svg:y1="5.797cm" svg:x2="24.888cm" svg:y2="7.213cm">
          <text:p/>
        </draw:line>
        <draw:line draw:style-name="gr8" draw:text-style-name="P1" draw:layer="layout" svg:x1="25.222cm" svg:y1="5.512cm" svg:x2="26.621cm" svg:y2="5.798cm">
          <text:p/>
        </draw:line>
        <draw:line draw:style-name="gr8" draw:text-style-name="P1" draw:layer="layout" svg:x1="22.106cm" svg:y1="6.849cm" svg:x2="22.464cm" svg:y2="6.923cm">
          <text:p/>
        </draw:line>
        <draw:line draw:style-name="gr8" draw:text-style-name="P1" draw:layer="layout" svg:x1="22.463cm" svg:y1="6.923cm" svg:x2="22.732cm" svg:y2="6.703cm">
          <text:p/>
        </draw:line>
        <draw:line draw:style-name="gr8" draw:text-style-name="P1" draw:layer="layout" svg:x1="24.141cm" svg:y1="5.617cm" svg:x2="24.089cm" svg:y2="5.606cm">
          <text:p/>
        </draw:line>
        <draw:line draw:style-name="gr8" draw:text-style-name="P1" draw:layer="layout" svg:x1="24.05cm" svg:y1="5.639cm" svg:x2="24.09cm" svg:y2="5.606cm">
          <text:p/>
        </draw:line>
        <draw:line draw:style-name="gr8" draw:text-style-name="P1" draw:layer="layout" svg:x1="24.051cm" svg:y1="5.639cm" svg:x2="24.039cm" svg:y2="5.635cm">
          <text:p/>
        </draw:line>
        <draw:line draw:style-name="gr8" draw:text-style-name="P1" draw:layer="layout" svg:x1="23.763cm" svg:y1="6.905cm" svg:x2="22.731cm" svg:y2="6.693cm">
          <text:p/>
        </draw:line>
        <draw:line draw:style-name="gr8" draw:text-style-name="P1" draw:layer="layout" svg:x1="23.771cm" svg:y1="5.855cm" svg:x2="24.04cm" svg:y2="5.635cm">
          <text:p/>
        </draw:line>
        <draw:line draw:style-name="gr8" draw:text-style-name="P1" draw:layer="layout" svg:x1="23.772cm" svg:y1="5.855cm" svg:x2="23.737cm" svg:y2="5.848cm">
          <text:p/>
        </draw:line>
        <draw:line draw:style-name="gr8" draw:text-style-name="P1" draw:layer="layout" svg:x1="23.738cm" svg:y1="5.848cm" svg:x2="23.725cm" svg:y2="5.859cm">
          <text:p/>
        </draw:line>
        <draw:line draw:style-name="gr8" draw:text-style-name="P1" draw:layer="layout" svg:x1="24.052cm" svg:y1="5.925cm" svg:x2="23.725cm" svg:y2="5.858cm">
          <text:p/>
        </draw:line>
        <draw:line draw:style-name="gr8" draw:text-style-name="P1" draw:layer="layout" svg:x1="23.637cm" svg:y1="7.162cm" svg:x2="23.995cm" svg:y2="7.236cm">
          <text:p/>
        </draw:line>
        <draw:line draw:style-name="gr8" draw:text-style-name="P1" draw:layer="layout" svg:x1="23.994cm" svg:y1="7.236cm" svg:x2="25.605cm" svg:y2="5.921cm">
          <text:p/>
        </draw:line>
        <draw:line draw:style-name="gr8" draw:text-style-name="P1" draw:layer="layout" svg:x1="25.605cm" svg:y1="5.922cm" svg:x2="25.471cm" svg:y2="5.894cm">
          <text:p/>
        </draw:line>
        <draw:path draw:style-name="gr8" draw:text-style-name="P1" draw:layer="layout" svg:width="1.022cm" svg:height="0.413cm" svg:x="21.328cm" svg:y="5.873cm" svg:viewBox="0 0 1023 414" svg:d="M74 0c-136 110-82 245 135 332 216 87 545 107 814 50">
          <text:p/>
        </draw:path>
        <draw:path draw:style-name="gr8" draw:text-style-name="P1" draw:layer="layout" svg:width="1.055cm" svg:height="0.158cm" svg:x="21.402cm" svg:y="5.715cm" svg:viewBox="0 0 1056 159" svg:d="M1056 61c-165-53-380-73-584-54-205 20-379 75-472 152">
          <text:p/>
        </draw:path>
        <draw:path draw:style-name="gr8" draw:text-style-name="P1" draw:layer="layout" svg:width="0.045cm" svg:height="0.077cm" svg:x="18.026cm" svg:y="5.193cm" svg:viewBox="0 0 46 78" svg:d="M46 0c-30 25-46 52-46 78">
          <text:p/>
        </draw:path>
        <draw:path draw:style-name="gr8" draw:text-style-name="P1" draw:layer="layout" svg:width="0.85cm" svg:height="0.174cm" svg:x="18.026cm" svg:y="5.27cm" svg:viewBox="0 0 851 175" svg:d="M0 0c0 97 191 175 426 175s425-78 425-175">
          <text:p/>
        </draw:path>
        <draw:path draw:style-name="gr8" draw:text-style-name="P1" draw:layer="layout" svg:width="0.805cm" svg:height="0.173cm" svg:x="18.071cm" svg:y="5.097cm" svg:viewBox="0 0 806 174" svg:d="M806 174c0-80-135-150-327-169s-390 20-479 92">
          <text:p/>
        </draw:path>
        <draw:path draw:style-name="gr8" draw:text-style-name="P1" draw:layer="layout" svg:width="0.056cm" svg:height="0.127cm" svg:x="17.83cm" svg:y="5.988cm" svg:viewBox="0 0 57 128" svg:d="M0 128c0-52 21-99 57-128">
          <text:p/>
        </draw:path>
        <draw:path draw:style-name="gr8" draw:text-style-name="P1" draw:layer="layout" svg:width="0.328cm" svg:height="0.367cm" svg:x="17.886cm" svg:y="5.954cm" svg:viewBox="0 0 329 368" svg:d="M0 34c76-61 197-37 272 56 76 92 76 217 0 278">
          <text:p/>
        </draw:path>
        <draw:path draw:style-name="gr8" draw:text-style-name="P1" draw:layer="layout" svg:width="0.328cm" svg:height="0.24cm" svg:x="17.83cm" svg:y="6.115cm" svg:viewBox="0 0 329 241" svg:d="M329 206c-55 46-137 46-209 0-72-45-120-127-120-206">
          <text:p/>
        </draw:path>
        <draw:line draw:style-name="gr8" draw:text-style-name="P1" draw:layer="layout" svg:x1="26.621cm" svg:y1="5.934cm" svg:x2="26.302cm" svg:y2="6.971cm">
          <text:p/>
        </draw:line>
        <draw:line draw:style-name="gr8" draw:text-style-name="P1" draw:layer="layout" svg:x1="26.62cm" svg:y1="5.934cm" svg:x2="26.62cm" svg:y2="5.797cm">
          <text:p/>
        </draw:line>
        <draw:path draw:style-name="gr8" draw:text-style-name="P1" draw:layer="layout" svg:width="0.018cm" svg:height="0.048cm" svg:x="16.082cm" svg:y="4.91cm" svg:viewBox="0 0 19 49" svg:d="M19 0c-6 18-13 34-19 49">
          <text:p/>
        </draw:path>
        <draw:line draw:style-name="gr8" draw:text-style-name="P1" draw:layer="layout" svg:x1="17.067cm" svg:y1="1.93cm" svg:x2="16.1cm" svg:y2="4.911cm">
          <text:p/>
        </draw:line>
        <draw:line draw:style-name="gr8" draw:text-style-name="P1" draw:layer="layout" svg:x1="16.082cm" svg:y1="5.015cm" svg:x2="16.082cm" svg:y2="4.958cm">
          <text:p/>
        </draw:line>
        <draw:path draw:style-name="gr8" draw:text-style-name="P1" draw:layer="layout" svg:width="0.095cm" svg:height="0.135cm" svg:x="18.111cm" svg:y="5.998cm" svg:viewBox="0 0 96 136" svg:d="M96 136c-22-14-37-28-49-45-22-27-36-56-47-91">
          <text:p/>
        </draw:path>
        <draw:path draw:style-name="gr8" draw:text-style-name="P1" draw:layer="layout" svg:width="0.424cm" svg:height="0.227cm" svg:x="16.082cm" svg:y="4.958cm" svg:viewBox="0 0 425 228" svg:d="M0 0c9 6 17 12 26 18s18 12 27 18c10 6 19 12 28 18 19 12 39 23 58 35 20 11 40 23 61 34 73 39 149 75 225 105">
          <text:p/>
        </draw:path>
        <draw:path draw:style-name="gr8" draw:text-style-name="P1" draw:layer="layout" svg:width="0.447cm" svg:height="0.548cm" svg:x="18.317cm" svg:y="3.646cm" svg:viewBox="0 0 448 549" svg:d="M448 549c-248-51-448-297-448-549">
          <text:p/>
        </draw:path>
        <draw:path draw:style-name="gr8" draw:text-style-name="P1" draw:layer="layout" svg:width="0.638cm" svg:height="0.391cm" svg:x="17.705cm" svg:y="4.146cm" svg:viewBox="0 0 639 392" svg:d="M639 392c-78 2-154-6-226-22-60-14-116-34-170-59-55-26-107-59-151-103-28-28-53-61-70-102-13-31-22-67-22-106">
          <text:p/>
        </draw:path>
        <draw:line draw:style-name="gr8" draw:text-style-name="P1" draw:layer="layout" svg:x1="18.317cm" svg:y1="1.83cm" svg:x2="18.317cm" svg:y2="3.646cm">
          <text:p/>
        </draw:line>
        <draw:line draw:style-name="gr8" draw:text-style-name="P1" draw:layer="layout" svg:x1="22.52cm" svg:y1="2.68cm" svg:x2="21.625cm" svg:y2="2.497cm">
          <text:p/>
        </draw:line>
        <draw:line draw:style-name="gr8" draw:text-style-name="P1" draw:layer="layout" svg:x1="22.519cm" svg:y1="2.679cm" svg:x2="22.519cm" svg:y2="4.504cm">
          <text:p/>
        </draw:line>
        <draw:path draw:style-name="gr8" draw:text-style-name="P1" draw:layer="layout" svg:width="0.232cm" svg:height="0.447cm" svg:x="22.519cm" svg:y="4.504cm" svg:viewBox="0 0 233 448" svg:d="M233 448c-143-109-233-282-233-448">
          <text:p/>
        </draw:path>
        <draw:line draw:style-name="gr8" draw:text-style-name="P1" draw:layer="layout" svg:x1="24.666cm" svg:y1="3.118cm" svg:x2="23.771cm" svg:y2="2.935cm">
          <text:p/>
        </draw:line>
        <draw:line draw:style-name="gr8" draw:text-style-name="P1" draw:layer="layout" svg:x1="24.665cm" svg:y1="3.117cm" svg:x2="24.665cm" svg:y2="5.065cm">
          <text:p/>
        </draw:line>
        <draw:line draw:style-name="gr8" draw:text-style-name="P1" draw:layer="layout" svg:x1="17.705cm" svg:y1="4.146cm" svg:x2="17.705cm" svg:y2="2.898cm">
          <text:p/>
        </draw:line>
        <draw:polyline draw:style-name="gr8" draw:text-style-name="P1" draw:layer="layout" svg:width="0.863cm" svg:height="1.487cm" svg:x="16.842cm" svg:y="2.898cm" svg:viewBox="0 0 864 1488" draw:points="0,1488 41,1368 85,1249 134,1131 185,1015 240,901 299,788 360,678 424,571 492,468 561,367 634,269 708,176 785,86 864,0">
          <text:p/>
        </draw:polyline>
        <draw:path draw:style-name="gr8" draw:text-style-name="P1" draw:layer="layout" svg:width="0.152cm" svg:height="0.645cm" svg:x="16.69cm" svg:y="4.385cm" svg:viewBox="0 0 153 646" svg:d="M0 646c31-215 83-432 153-646">
          <text:p/>
        </draw:path>
        <draw:path draw:style-name="gr8" draw:text-style-name="P1" draw:layer="layout" svg:width="0.033cm" svg:height="0.186cm" svg:x="16.657cm" svg:y="5.03cm" svg:viewBox="0 0 34 187" svg:d="M34 0c-7 41-14 79-20 110-6 34-11 59-14 77">
          <text:p/>
        </draw:path>
        <draw:polyline draw:style-name="gr8" draw:text-style-name="P1" draw:layer="layout" svg:width="0.375cm" svg:height="0.124cm" svg:x="19.815cm" svg:y="5.682cm" svg:viewBox="0 0 376 125" draw:points="0,119 25,123 51,125 77,125 104,123 131,120 159,114 186,106 213,97 241,85 269,72 296,57 323,40 350,21 376,0">
          <text:p/>
        </draw:polyline>
        <draw:polyline draw:style-name="gr8" draw:text-style-name="P1" draw:layer="layout" svg:width="0.273cm" svg:height="0.412cm" svg:x="20.19cm" svg:y="5.27cm" svg:viewBox="0 0 274 413" draw:points="0,413 25,392 50,368 74,344 97,318 120,289 141,261 163,231 182,200 201,169 218,136 234,103 249,69 262,35 274,0">
          <text:p/>
        </draw:polyline>
        <draw:line draw:style-name="gr8" draw:text-style-name="P1" draw:layer="layout" svg:x1="22.163cm" svg:y1="2.971cm" svg:x2="21.891cm" svg:y2="3.806cm">
          <text:p/>
        </draw:line>
        <draw:polyline draw:style-name="gr8" draw:text-style-name="P1" draw:layer="layout" svg:width="1.163cm" svg:height="2.181cm" svg:x="20.728cm" svg:y="3.805cm" svg:viewBox="0 0 1164 2182" draw:points="1164,0 1032,88 903,191 778,310 658,443 545,588 441,745 345,910 260,1084 185,1264 123,1447 72,1632 35,1819 11,2002 0,2182">
          <text:p/>
        </draw:polyline>
        <draw:line draw:style-name="gr8" draw:text-style-name="P1" draw:layer="layout" svg:x1="21.269cm" svg:y1="2.788cm" svg:x2="20.463cm" svg:y2="5.271cm">
          <text:p/>
        </draw:line>
        <draw:line draw:style-name="gr8" draw:text-style-name="P1" draw:layer="layout" svg:x1="22.163cm" svg:y1="2.972cm" svg:x2="21.268cm" svg:y2="2.788cm">
          <text:p/>
        </draw:line>
        <draw:line draw:style-name="gr8" draw:text-style-name="P1" draw:layer="layout" svg:x1="21.891cm" svg:y1="5.017cm" svg:x2="21.891cm" svg:y2="3.805cm">
          <text:p/>
        </draw:line>
        <draw:path draw:style-name="gr8" draw:text-style-name="P1" draw:layer="layout" svg:width="0.532cm" svg:height="0.478cm" svg:x="21.891cm" svg:y="5.017cm" svg:viewBox="0 0 533 479" svg:d="M533 479c-93-12-177-42-250-82-40-21-77-46-112-74-33-27-63-57-90-93-23-30-43-64-59-106-13-35-22-78-22-124">
          <text:p/>
        </draw:path>
        <draw:line draw:style-name="gr8" draw:text-style-name="P1" draw:layer="layout" svg:x1="23.452cm" svg:y1="3.195cm" svg:x2="23.452cm" svg:y2="3.72cm">
          <text:p/>
        </draw:line>
        <draw:line draw:style-name="gr8" draw:text-style-name="P1" draw:layer="layout" svg:x1="23.721cm" svg:y1="3.25cm" svg:x2="23.452cm" svg:y2="3.195cm">
          <text:p/>
        </draw:line>
        <draw:path draw:style-name="gr8" draw:text-style-name="P1" draw:layer="layout" svg:width="0.031cm" svg:height="0.023cm" svg:x="24.063cm" svg:y="5.412cm" svg:viewBox="0 0 32 24" svg:d="M0 0c11 8 21 17 32 24">
          <text:p/>
        </draw:path>
        <draw:path draw:style-name="gr8" draw:text-style-name="P1" draw:layer="layout" svg:width="0.02cm" svg:height="0.087cm" svg:x="24.089cm" svg:y="5.519cm" svg:viewBox="0 0 21 88" svg:d="M0 88c15-26 21-56 21-88">
          <text:p/>
        </draw:path>
        <draw:path draw:style-name="gr8" draw:text-style-name="P1" draw:layer="layout" svg:width="0.031cm" svg:height="0.119cm" svg:x="24.078cm" svg:y="5.4cm" svg:viewBox="0 0 32 120" svg:d="M32 120c0-41-11-82-32-120">
          <text:p/>
        </draw:path>
        <draw:line draw:style-name="gr8" draw:text-style-name="P1" draw:layer="layout" svg:x1="24.039cm" svg:y1="5.433cm" svg:x2="24.079cm" svg:y2="5.4cm">
          <text:p/>
        </draw:line>
        <draw:line draw:style-name="gr8" draw:text-style-name="P1" draw:layer="layout" svg:x1="24.039cm" svg:y1="5.635cm" svg:x2="24.039cm" svg:y2="5.432cm">
          <text:p/>
        </draw:line>
        <draw:line draw:style-name="gr8" draw:text-style-name="P1" draw:layer="layout" svg:x1="23.721cm" svg:y1="3.249cm" svg:x2="22.672cm" svg:y2="5.09cm">
          <text:p/>
        </draw:line>
        <draw:path draw:style-name="gr8" draw:text-style-name="P1" draw:layer="layout" svg:width="0.122cm" svg:height="0.279cm" svg:x="22.55cm" svg:y="5.089cm" svg:viewBox="0 0 123 280" svg:d="M0 280c36-104 77-198 123-280">
          <text:p/>
        </draw:path>
        <draw:path draw:style-name="gr8" draw:text-style-name="P1" draw:layer="layout" svg:width="0.087cm" svg:height="0.368cm" svg:x="22.463cm" svg:y="5.368cm" svg:viewBox="0 0 88 369" svg:d="M0 369c18-127 49-252 88-369">
          <text:p/>
        </draw:path>
        <draw:path draw:style-name="gr8" draw:text-style-name="P1" draw:layer="layout" svg:width="0.357cm" svg:height="1.113cm" svg:x="22.106cm" svg:y="5.736cm" svg:viewBox="0 0 358 1114" svg:d="M358 0c-59 411-189 814-358 1114">
          <text:p/>
        </draw:path>
        <draw:path draw:style-name="gr8" draw:text-style-name="P1" draw:layer="layout" svg:width="0.089cm" svg:height="0.435cm" svg:x="22.698cm" svg:y="5.802cm" svg:viewBox="0 0 90 436" svg:d="M90 0c-21 147-52 294-90 436">
          <text:p/>
        </draw:path>
        <draw:line draw:style-name="gr8" draw:text-style-name="P1" draw:layer="layout" svg:x1="22.698cm" svg:y1="6.237cm" svg:x2="22.732cm" svg:y2="6.245cm">
          <text:p/>
        </draw:line>
        <draw:path draw:style-name="gr8" draw:text-style-name="P1" draw:layer="layout" svg:width="0.268cm" svg:height="0.678cm" svg:x="22.463cm" svg:y="6.244cm" svg:viewBox="0 0 269 679" svg:d="M269 0c-68 255-161 489-269 679">
          <text:p/>
        </draw:path>
        <draw:line draw:style-name="gr8" draw:text-style-name="P1" draw:layer="layout" svg:x1="24.666cm" svg:y1="3.117cm" svg:x2="24.346cm" svg:y2="3.378cm">
          <text:p/>
        </draw:line>
        <draw:line draw:style-name="gr8" draw:text-style-name="P1" draw:layer="layout" svg:x1="24.346cm" svg:y1="3.377cm" svg:x2="24.346cm" svg:y2="5.253cm">
          <text:p/>
        </draw:line>
        <draw:line draw:style-name="gr8" draw:text-style-name="P1" draw:layer="layout" svg:x1="22.731cm" svg:y1="6.244cm" svg:x2="22.731cm" svg:y2="6.703cm">
          <text:p/>
        </draw:line>
        <draw:line draw:style-name="gr8" draw:text-style-name="P1" draw:layer="layout" svg:x1="24.347cm" svg:y1="3.378cm" svg:x2="24.078cm" svg:y2="3.322cm">
          <text:p/>
        </draw:line>
        <draw:line draw:style-name="gr8" draw:text-style-name="P1" draw:layer="layout" svg:x1="24.078cm" svg:y1="3.322cm" svg:x2="24.078cm" svg:y2="3.666cm">
          <text:p/>
        </draw:line>
        <draw:path draw:style-name="gr8" draw:text-style-name="P1" draw:layer="layout" svg:width="0.031cm" svg:height="0.119cm" svg:x="24.078cm" svg:y="3.666cm" svg:viewBox="0 0 32 120" svg:d="M32 120c0-40-11-82-32-120">
          <text:p/>
        </draw:path>
        <draw:path draw:style-name="gr8" draw:text-style-name="P1" draw:layer="layout" svg:width="0.031cm" svg:height="0.106cm" svg:x="24.078cm" svg:y="3.785cm" svg:viewBox="0 0 32 107" svg:d="M0 107c21-30 32-67 32-107">
          <text:p/>
        </draw:path>
        <draw:line draw:style-name="gr8" draw:text-style-name="P1" draw:layer="layout" svg:x1="24.078cm" svg:y1="3.891cm" svg:x2="24.078cm" svg:y2="5.4cm">
          <text:p/>
        </draw:line>
        <draw:line draw:style-name="gr8" draw:text-style-name="P1" draw:layer="layout" svg:x1="23.738cm" svg:y1="3.855cm" svg:x2="22.996cm" svg:y2="5.156cm">
          <text:p/>
        </draw:line>
        <draw:line draw:style-name="gr8" draw:text-style-name="P1" draw:layer="layout" svg:x1="23.737cm" svg:y1="3.855cm" svg:x2="23.737cm" svg:y2="5.848cm">
          <text:p/>
        </draw:line>
        <draw:path draw:style-name="gr8" draw:text-style-name="P1" draw:layer="layout" svg:width="0.262cm" svg:height="0.985cm" svg:x="23.463cm" svg:y="5.858cm" svg:viewBox="0 0 263 986" svg:d="M263 0c-24 345-121 711-263 986">
          <text:p/>
        </draw:path>
        <draw:path draw:style-name="gr8" draw:text-style-name="P1" draw:layer="layout" svg:width="0.209cm" svg:height="0.647cm" svg:x="22.787cm" svg:y="5.155cm" svg:viewBox="0 0 210 648" svg:d="M0 648c35-239 110-474 210-648">
          <text:p/>
        </draw:path>
        <draw:path draw:style-name="gr8" draw:text-style-name="P1" draw:layer="layout" svg:width="0.173cm" svg:height="0.36cm" svg:x="23.097cm" svg:y="5.324cm" svg:viewBox="0 0 174 361" svg:d="M0 361c0-84 21-181 56-255 36-73 80-113 118-105">
          <text:p/>
        </draw:path>
        <draw:path draw:style-name="gr8" draw:text-style-name="P1" draw:layer="layout" svg:width="0.173cm" svg:height="0.525cm" svg:x="23.163cm" svg:y="5.325cm" svg:viewBox="0 0 174 526" svg:d="M107 0c60 12 84 139 54 284s-102 253-161 241">
          <text:p/>
        </draw:path>
        <draw:path draw:style-name="gr8" draw:text-style-name="P1" draw:layer="layout" svg:width="0.066cm" svg:height="0.165cm" svg:x="23.097cm" svg:y="5.684cm" svg:viewBox="0 0 67 166" svg:d="M67 166c-42-9-67-73-67-166">
          <text:p/>
        </draw:path>
        <draw:line draw:style-name="gr8" draw:text-style-name="P1" draw:layer="layout" svg:x1="24.039cm" svg:y1="3.699cm" svg:x2="24.079cm" svg:y2="3.666cm">
          <text:p/>
        </draw:line>
        <draw:line draw:style-name="gr8" draw:text-style-name="P1" draw:layer="layout" svg:x1="24.039cm" svg:y1="3.923cm" svg:x2="24.039cm" svg:y2="3.698cm">
          <text:p/>
        </draw:line>
        <draw:line draw:style-name="gr8" draw:text-style-name="P1" draw:layer="layout" svg:x1="24.039cm" svg:y1="3.924cm" svg:x2="24.079cm" svg:y2="3.891cm">
          <text:p/>
        </draw:line>
        <draw:line draw:style-name="gr8" draw:text-style-name="P1" draw:layer="layout" svg:x1="23.771cm" svg:y1="3.862cm" svg:x2="23.771cm" svg:y2="5.854cm">
          <text:p/>
        </draw:line>
        <draw:line draw:style-name="gr8" draw:text-style-name="P1" draw:layer="layout" svg:x1="24.079cm" svg:y1="3.322cm" svg:x2="23.771cm" svg:y2="3.863cm">
          <text:p/>
        </draw:line>
        <draw:path draw:style-name="gr8" draw:text-style-name="P1" draw:layer="layout" svg:width="0.185cm" svg:height="0.065cm" svg:x="24.49cm" svg:y="5.063cm" svg:viewBox="0 0 186 66" svg:d="M0 66c64-53 128-74 186-63">
          <text:p/>
        </draw:path>
        <draw:line draw:style-name="gr8" draw:text-style-name="P1" draw:layer="layout" svg:x1="24.491cm" svg:y1="5.128cm" svg:x2="24.401cm" svg:y2="5.202cm">
          <text:p/>
        </draw:line>
        <draw:path draw:style-name="gr8" draw:text-style-name="P1" draw:layer="layout" svg:width="0.373cm" svg:height="0.854cm" svg:x="24.028cm" svg:y="5.201cm" svg:viewBox="0 0 374 855" svg:d="M0 855c54-371 204-717 374-855">
          <text:p/>
        </draw:path>
        <draw:path draw:style-name="gr8" draw:text-style-name="P1" draw:layer="layout" svg:width="0.09cm" svg:height="0.435cm" svg:x="23.938cm" svg:y="6.055cm" svg:viewBox="0 0 91 436" svg:d="M91 0c-21 146-52 294-91 436">
          <text:p/>
        </draw:path>
        <draw:line draw:style-name="gr8" draw:text-style-name="P1" draw:layer="layout" svg:x1="23.772cm" svg:y1="3.863cm" svg:x2="23.737cm" svg:y2="3.855cm">
          <text:p/>
        </draw:line>
        <draw:line draw:style-name="gr8" draw:text-style-name="P1" draw:layer="layout" svg:x1="23.905cm" svg:y1="6.483cm" svg:x2="23.939cm" svg:y2="6.491cm">
          <text:p/>
        </draw:line>
        <draw:path draw:style-name="gr8" draw:text-style-name="P1" draw:layer="layout" svg:width="0.268cm" svg:height="0.679cm" svg:x="23.637cm" svg:y="6.483cm" svg:viewBox="0 0 269 680" svg:d="M269 0c-68 254-161 488-269 680">
          <text:p/>
        </draw:path>
        <draw:path draw:style-name="gr8" draw:text-style-name="P1" draw:layer="layout" svg:width="0.358cm" svg:height="1.115cm" svg:x="23.994cm" svg:y="6.121cm" svg:viewBox="0 0 359 1116" svg:d="M359 0c-59 412-188 814-359 1116">
          <text:p/>
        </draw:path>
        <draw:path draw:style-name="gr8" draw:text-style-name="P1" draw:layer="layout" svg:width="0.373cm" svg:height="0.854cm" svg:x="24.352cm" svg:y="5.267cm" svg:viewBox="0 0 374 855" svg:d="M0 855c53-371 205-716 374-855">
          <text:p/>
        </draw:path>
        <draw:line draw:style-name="gr8" draw:text-style-name="P1" draw:layer="layout" svg:x1="24.815cm" svg:y1="5.194cm" svg:x2="24.725cm" svg:y2="5.268cm">
          <text:p/>
        </draw:line>
        <draw:path draw:style-name="gr8" draw:text-style-name="P1" draw:layer="layout" svg:width="0.068cm" svg:height="0.005cm" svg:x="25.536cm" svg:y="5.916cm" svg:viewBox="0 0 69 6" svg:d="M69 6c-24 1-47-1-69-6">
          <text:p/>
        </draw:path>
        <draw:path draw:style-name="gr8" draw:text-style-name="P1" draw:layer="layout" svg:width="0.335cm" svg:height="0.488cm" svg:x="25.201cm" svg:y="5.428cm" svg:viewBox="0 0 336 489" svg:d="M336 489c-155-32-275-206-336-489">
          <text:p/>
        </draw:path>
        <draw:path draw:style-name="gr8" draw:text-style-name="P1" draw:layer="layout" svg:width="0.185cm" svg:height="0.064cm" svg:x="24.814cm" svg:y="5.129cm" svg:viewBox="0 0 186 65" svg:d="M0 65c64-53 129-74 186-62">
          <text:p/>
        </draw:path>
        <draw:path draw:style-name="gr8" draw:text-style-name="P1" draw:layer="layout" svg:width="0.202cm" svg:height="0.295cm" svg:x="24.999cm" svg:y="5.133cm" svg:viewBox="0 0 203 296" svg:d="M0 0c93 19 167 125 203 296">
          <text:p/>
        </draw:path>
        <draw:path draw:style-name="gr8" draw:text-style-name="P1" draw:layer="layout" svg:width="0.34cm" svg:height="0.708cm" svg:x="24.546cm" svg:y="5.39cm" svg:viewBox="0 0 341 709" svg:d="M0 709c0-167 43-356 112-500 70-144 156-222 229-207">
          <text:p/>
        </draw:path>
        <draw:path draw:style-name="gr8" draw:text-style-name="P1" draw:layer="layout" svg:width="0.34cm" svg:height="1.03cm" svg:x="24.676cm" svg:y="5.392cm" svg:viewBox="0 0 341 1031" svg:d="M210 0c117 23 164 274 106 558s-200 495-316 471">
          <text:p/>
        </draw:path>
        <draw:path draw:style-name="gr8" draw:text-style-name="P1" draw:layer="layout" svg:width="0.13cm" svg:height="0.322cm" svg:x="24.546cm" svg:y="6.098cm" svg:viewBox="0 0 131 323" svg:d="M131 323c-80-16-131-141-131-323">
          <text:p/>
        </draw:path>
        <draw:path draw:style-name="gr8" draw:text-style-name="P1" draw:layer="layout" svg:width="0.241cm" svg:height="0.234cm" svg:x="21.603cm" svg:y="5.923cm" svg:viewBox="0 0 242 235" svg:d="M44 0c-51 42-58 91-21 135s115 80 219 100">
          <text:p/>
        </draw:path>
        <draw:path draw:style-name="gr8" draw:text-style-name="P1" draw:layer="layout" svg:width="0.548cm" svg:height="0.076cm" svg:x="21.844cm" svg:y="6.101cm" svg:viewBox="0 0 549 77" svg:d="M0 57c191 42 428 17 549-57">
          <text:p/>
        </draw:path>
        <draw:path draw:style-name="gr8" draw:text-style-name="P1" draw:layer="layout" svg:width="0.205cm" svg:height="0.086cm" svg:x="22.224cm" svg:y="5.847cm" svg:viewBox="0 0 206 87" svg:d="M206 87c-41-38-113-69-206-87">
          <text:p/>
        </draw:path>
        <draw:path draw:style-name="gr8" draw:text-style-name="P1" draw:layer="layout" svg:width="0.577cm" svg:height="0.096cm" svg:x="21.647cm" svg:y="5.827cm" svg:viewBox="0 0 578 97" svg:d="M578 21c-102-23-220-27-328-13-109 16-199 47-250 89">
          <text:p/>
        </draw:path>
        <draw:line draw:style-name="gr8" draw:text-style-name="P1" draw:layer="layout" svg:x1="17.961cm" svg:y1="2.114cm" svg:x2="17.066cm" svg:y2="1.93cm">
          <text:p/>
        </draw:line>
        <draw:line draw:style-name="gr8" draw:text-style-name="P1" draw:layer="layout" svg:x1="17.705cm" svg:y1="2.899cm" svg:x2="17.961cm" svg:y2="2.113cm">
          <text:p/>
        </draw:line>
        <draw:line draw:style-name="gr8" draw:text-style-name="P1" draw:layer="layout" svg:x1="17.424cm" svg:y1="1.639cm" svg:x2="17.066cm" svg:y2="1.931cm">
          <text:p/>
        </draw:line>
        <draw:path draw:style-name="gr8" draw:text-style-name="P1" draw:layer="layout" svg:width="0.563cm" svg:height="0.096cm" svg:x="21.661cm" svg:y="5.83cm" svg:viewBox="0 0 564 97" svg:d="M564 18c-209-42-460-7-564 79">
          <text:p/>
        </draw:path>
        <draw:path draw:style-name="gr8" draw:text-style-name="P1" draw:layer="layout" svg:width="0.045cm" svg:height="0.077cm" svg:x="21.616cm" svg:y="5.926cm" svg:viewBox="0 0 46 78" svg:d="M46 0c-30 24-46 51-46 78">
          <text:p/>
        </draw:path>
        <draw:path draw:style-name="gr8" draw:text-style-name="P1" draw:layer="layout" svg:width="0.228cm" svg:height="0.154cm" svg:x="21.616cm" svg:y="6.003cm" svg:viewBox="0 0 229 155" svg:d="M0 0c0 66 88 125 229 155">
          <text:p/>
        </draw:path>
        <draw:line draw:style-name="gr8" draw:text-style-name="P1" draw:layer="layout" svg:x1="18.318cm" svg:y1="1.83cm" svg:x2="17.96cm" svg:y2="2.123cm">
          <text:p/>
        </draw:line>
        <draw:line draw:style-name="gr8" draw:text-style-name="P1" draw:layer="layout" svg:x1="17.96cm" svg:y1="2.122cm" svg:x2="17.96cm" svg:y2="2.113cm">
          <text:p/>
        </draw:line>
        <draw:line draw:style-name="gr8" draw:text-style-name="P1" draw:layer="layout" svg:x1="21.626cm" svg:y1="2.497cm" svg:x2="21.268cm" svg:y2="2.789cm">
          <text:p/>
        </draw:line>
        <draw:line draw:style-name="gr8" draw:text-style-name="P1" draw:layer="layout" svg:x1="22.162cm" svg:y1="2.972cm" svg:x2="22.52cm" svg:y2="2.679cm">
          <text:p/>
        </draw:line>
        <draw:line draw:style-name="gr8" draw:text-style-name="P1" draw:layer="layout" svg:x1="23.452cm" svg:y1="3.196cm" svg:x2="23.772cm" svg:y2="2.935cm">
          <text:p/>
        </draw:line>
        <draw:line draw:style-name="gr8" draw:text-style-name="P1" draw:layer="layout" svg:x1="24.079cm" svg:y1="3.323cm" svg:x2="23.72cm" svg:y2="3.249cm">
          <text:p/>
        </draw:line>
        <draw:line draw:style-name="gr8" draw:text-style-name="P1" draw:layer="layout" svg:x1="18.317cm" svg:y1="1.83cm" svg:x2="18.317cm" svg:y2="1.821cm">
          <text:p/>
        </draw:line>
        <draw:line draw:style-name="gr8" draw:text-style-name="P1" draw:layer="layout" svg:x1="18.318cm" svg:y1="1.822cm" svg:x2="17.423cm" svg:y2="1.639cm">
          <text:p/>
        </draw:line>
        <draw:path draw:style-name="gr8" draw:text-style-name="P1" draw:layer="layout" svg:width="0.031cm" svg:height="0.022cm" svg:x="24.063cm" svg:y="3.679cm" svg:viewBox="0 0 32 23" svg:d="M0 0c11 9 21 16 32 23">
          <text:p/>
        </draw:path>
        <draw:path draw:style-name="gr8" draw:text-style-name="P1" draw:layer="layout" svg:width="0.087cm" svg:height="0.384cm" svg:x="23.104cm" svg:y="5.38cm" svg:viewBox="0 0 88 385" svg:d="M80 0c12 54 10 126-5 200-16 73-43 140-75 185">
          <text:p/>
        </draw:path>
        <draw:path draw:style-name="gr8" draw:text-style-name="P1" draw:layer="layout" svg:width="0cm" svg:height="0cm" svg:x="24.654cm" svg:y="5.607cm" svg:viewBox="0 0 1 1" svg:d="M0 0c0 0 1 0 1 1">
          <text:p/>
        </draw:path>
        <draw:path draw:style-name="gr8" draw:text-style-name="P1" draw:layer="layout" svg:width="0.172cm" svg:height="0.524cm" svg:x="24.549cm" svg:y="5.608cm" svg:viewBox="0 0 173 525" svg:d="M106 0c61 12 84 139 55 283-31 146-102 254-161 241">
          <text:p/>
        </draw:path>
        <draw:path draw:style-name="gr8" draw:text-style-name="P1" draw:layer="layout" svg:width="0.001cm" svg:height="0cm" svg:x="24.547cm" svg:y="6.131cm" svg:viewBox="0 0 2 0" svg:d="M2 0c-1 0-2 0-2 0">
          <text:p/>
        </draw:path>
        <draw:path draw:style-name="gr8" draw:text-style-name="P1" draw:layer="layout" svg:width="0.242cm" svg:height="0.93cm" svg:x="24.596cm" svg:y="5.423cm" svg:viewBox="0 0 243 931" svg:d="M191 0c58 99 68 290 26 489-41 200-125 372-217 442">
          <text:p/>
        </draw:path>
        <draw:line draw:style-name="gr8" draw:text-style-name="P1" draw:layer="layout" svg:x1="18.318cm" svg:y1="1.821cm" svg:x2="17.96cm" svg:y2="2.114cm">
          <text:p/>
        </draw:line>
        <draw:path draw:style-name="gr8" draw:text-style-name="P1" draw:layer="layout" svg:width="0.039cm" svg:height="0.088cm" svg:x="16.95cm" svg:y="6.805cm" svg:viewBox="0 0 40 89" svg:d="M0 89c0-36 14-68 40-89">
          <text:p/>
        </draw:path>
        <draw:path draw:style-name="gr8" draw:text-style-name="P1" draw:layer="layout" svg:width="0.229cm" svg:height="0.256cm" svg:x="16.989cm" svg:y="6.781cm" svg:viewBox="0 0 230 257" svg:d="M0 24c52-43 137-26 189 38 54 65 54 151 0 195">
          <text:p/>
        </draw:path>
        <draw:path draw:style-name="gr8" draw:text-style-name="P1" draw:layer="layout" svg:width="0.228cm" svg:height="0.167cm" svg:x="16.95cm" svg:y="6.893cm" svg:viewBox="0 0 229 168" svg:d="M229 144c-38 32-96 32-146 0-51-32-83-88-83-144">
          <text:p/>
        </draw:path>
        <draw:path draw:style-name="gr8" draw:text-style-name="P1" draw:layer="layout" svg:width="0.072cm" svg:height="0.163cm" svg:x="16.838cm" svg:y="6.708cm" svg:viewBox="0 0 73 164" svg:d="M0 164c0-67 26-125 73-164">
          <text:p/>
        </draw:path>
        <draw:path draw:style-name="gr8" draw:text-style-name="P1" draw:layer="layout" svg:width="0.42cm" svg:height="0.469cm" svg:x="16.91cm" svg:y="6.665cm" svg:viewBox="0 0 421 470" svg:d="M0 43c97-78 252-47 348 71 97 119 97 277 0 356">
          <text:p/>
        </draw:path>
        <draw:path draw:style-name="gr8" draw:text-style-name="P1" draw:layer="layout" svg:width="0.419cm" svg:height="0.306cm" svg:x="16.838cm" svg:y="6.871cm" svg:viewBox="0 0 420 307" svg:d="M420 264c-70 58-176 58-267-1-93-57-153-161-153-263">
          <text:p/>
        </draw:path>
        <draw:path draw:style-name="gr8" draw:text-style-name="P1" draw:layer="layout" svg:width="0.42cm" svg:height="0.469cm" svg:x="16.932cm" svg:y="6.647cm" svg:viewBox="0 0 421 470" svg:d="M0 43c97-79 253-47 349 71s96 277 0 356">
          <text:p/>
        </draw:path>
        <draw:path draw:style-name="gr8" draw:text-style-name="P1" draw:layer="layout" svg:width="0.381cm" svg:height="0.426cm" svg:x="17.024cm" svg:y="6.608cm" svg:viewBox="0 0 382 427" svg:d="M0 39c87-72 229-42 317 65 87 106 87 251 0 323">
          <text:p/>
        </draw:path>
        <draw:path draw:style-name="gr8" draw:text-style-name="P1" draw:layer="layout" svg:width="0.018cm" svg:height="0.017cm" svg:x="17.004cm" svg:y="6.636cm" svg:viewBox="0 0 19 18" svg:d="M0 18c6-6 12-12 19-18">
          <text:p/>
        </draw:path>
        <draw:path draw:style-name="gr8" draw:text-style-name="P1" draw:layer="layout" svg:width="0.397cm" svg:height="0.443cm" svg:x="17.022cm" svg:y="6.595cm" svg:viewBox="0 0 398 444" svg:d="M0 41c91-74 239-44 330 67 90 111 90 262 0 336">
          <text:p/>
        </draw:path>
        <draw:path draw:style-name="gr8" draw:text-style-name="P1" draw:layer="layout" svg:width="0.021cm" svg:height="0.014cm" svg:x="17.33cm" svg:y="7.038cm" svg:viewBox="0 0 22 15" svg:d="M22 0c-8 5-15 10-22 15">
          <text:p/>
        </draw:path>
        <draw:path draw:style-name="gr8" draw:text-style-name="P1" draw:layer="layout" svg:width="0.396cm" svg:height="0.443cm" svg:x="17.045cm" svg:y="6.577cm" svg:viewBox="0 0 397 444" svg:d="M0 41c90-74 238-44 329 67 90 111 90 262 0 336">
          <text:p/>
        </draw:path>
        <draw:path draw:style-name="gr8" draw:text-style-name="P1" draw:layer="layout" svg:width="0cm" svg:height="0.007cm" svg:x="17.075cm" svg:y="6.783cm" svg:viewBox="0 0 0 8" svg:d="M0 8c0-3 0-6 0-8">
          <text:p/>
        </draw:path>
        <draw:path draw:style-name="gr8" draw:text-style-name="P1" draw:layer="layout" svg:width="0.142cm" svg:height="0.166cm" svg:x="17.075cm" svg:y="6.791cm" svg:viewBox="0 0 143 167" svg:d="M143 167c-37-5-73-26-100-57-28-32-43-72-43-110">
          <text:p/>
        </draw:path>
        <draw:line draw:style-name="gr8" draw:text-style-name="P1" draw:layer="layout" svg:x1="24.675cm" svg:y1="5.066cm" svg:x2="25cm" svg:y2="5.134cm">
          <text:p/>
        </draw:line>
        <draw:line draw:style-name="gr8" draw:text-style-name="P1" draw:layer="layout" svg:x1="16.91cm" svg:y1="6.709cm" svg:x2="16.933cm" svg:y2="6.69cm">
          <text:p/>
        </draw:line>
        <draw:line draw:style-name="gr8" draw:text-style-name="P1" draw:layer="layout" svg:x1="17.257cm" svg:y1="7.135cm" svg:x2="17.281cm" svg:y2="7.116cm">
          <text:p/>
        </draw:line>
        <draw:line draw:style-name="gr8" draw:text-style-name="P1" draw:layer="layout" svg:x1="17.02cm" svg:y1="6.651cm" svg:x2="17.026cm" svg:y2="6.647cm">
          <text:p/>
        </draw:line>
        <draw:line draw:style-name="gr8" draw:text-style-name="P1" draw:layer="layout" svg:x1="17.336cm" svg:y1="7.039cm" svg:x2="17.341cm" svg:y2="7.034cm">
          <text:p/>
        </draw:line>
        <draw:line draw:style-name="gr8" draw:text-style-name="P1" draw:layer="layout" svg:x1="17.022cm" svg:y1="6.637cm" svg:x2="17.046cm" svg:y2="6.618cm">
          <text:p/>
        </draw:line>
        <draw:line draw:style-name="gr8" draw:text-style-name="P1" draw:layer="layout" svg:x1="17.351cm" svg:y1="7.039cm" svg:x2="17.374cm" svg:y2="7.02cm">
          <text:p/>
        </draw:line>
        <draw:path draw:style-name="gr6" draw:text-style-name="P3" draw:layer="layout" svg:width="3.689cm" svg:height="1.681cm" svg:x="1.811cm" svg:y="17.636cm" svg:viewBox="0 0 3690 1682" svg:d="M3332 1682l358-292v-320l-3-23-4-3c2 2 4 5 7 6l-345-497 342 494-655-558 313 64-438 40 125-104-125 104v228l-600-122c-56-12-108-26-154-43l-278-403-313-64-100 81c-2-8-4-18-6-27-6-33-16-60-30-79-11-15-24-24-39-27 15 3 28 12 39 27 14 19 24 46 30 79 2 9 4 19 6 27l-25 21v256l-318 259c-6-19-9-38-9-57v-638l-94-20 369 46h2c-1 0-3-1-4-1l2 1-113-24 2 1c-2-1-3-1-4-1l-260-32 262 32-262-32 264 33c-2-1-3-1-4-1l115 24-113-24 115 24c-1 0-3-1-4-1l-367-45 369 46-496-72 127 26-127-26 110 14 11 2-11-2-110-14h-3c-12-23-28-36-46-40-20-4-41 3-62 21l-31 25c-17 14-33 32-48 56l98-80 92 18h-3c-12-23-28-36-46-40l-114-24c-19-4-40 4-61 22l-32 25c-60 49-114 170-135 303-3 15-5 31-8 47 3-16 5-32 8-47 21-133 75-254 135-303l32-25c21-18 42-26 61-22l114 24c-20-4-41 3-62 21l-31 25c-17 14-33 32-48 56l-13 11v11c-35 61-61 142-75 225-8 53-20 107-35 158l12 2c-27 95-64 179-106 245l-125-26c58-91 106-219 133-355l-490 398v48l113 181z">
          <text:p/>
        </draw:path>
        <draw:polygon draw:style-name="gr7" draw:text-style-name="P1" draw:layer="layout" svg:width="0cm" svg:height="0cm" svg:x="3.634cm" svg:y="18.349cm" svg:viewBox="0 0 0 0" draw:points="0,0">
          <text:p/>
        </draw:polygon>
        <draw:path draw:style-name="gr6" draw:text-style-name="P3" draw:layer="layout" svg:width="3.219cm" svg:height="1.363cm" svg:x="1.811cm" svg:y="17.773cm" svg:viewBox="0 0 3220 1364" svg:d="M3220 1364v-844l-314-64v228 102 115 196 3c0-2 0-5 0-7l-45 104c27-23 43-57 45-97l-156 121c41 8 81 0 111-24l-956-149 845 173-845-173c-86-17-156-103-156-191v-640l-313-64v256 107 144 133c0 42-17 79-46 103-30 24-69 33-111 25l-125-26c-86-18-156-103-156-192v-639l-313-64v11 559 229l-685-140v48l771 158c-22-25-35-57-35-87 0-49 33-86 80-88s95 30 118 78c22 48 13 100-23 125l611 125c-22-25-35-56-35-87 0-49 33-85 80-88 47-2 95 30 118 78 22 49 13 100-23 126l1331 271c-22-25-35-56-35-87 0-49 33-85 81-87 46-3 95 30 118 78 22 48 13 99-23 125z">
          <text:p/>
        </draw:path>
        <draw:polygon draw:style-name="gr7" draw:text-style-name="P1" draw:layer="layout" svg:width="0cm" svg:height="0cm" svg:x="3.634cm" svg:y="18.349cm" svg:viewBox="0 0 0 0" draw:points="0,0">
          <text:p/>
        </draw:polygon>
        <draw:path draw:style-name="gr6" draw:text-style-name="P3" draw:layer="layout" svg:width="3.331cm" svg:height="0.838cm" svg:x="1.811cm" svg:y="18.479cm" svg:viewBox="0 0 3332 839" svg:d="M3332 839l-112-181-87-17c-38 3-86-6-140-29l-1331-272c-38 3-86-7-140-29l-611-125c-38 4-86-6-140-28l-771-158 112 181z">
          <text:p/>
        </draw:path>
        <draw:polygon draw:style-name="gr7" draw:text-style-name="P1" draw:layer="layout" svg:width="0cm" svg:height="0cm" svg:x="3.634cm" svg:y="18.349cm" svg:viewBox="0 0 0 0" draw:points="0,0">
          <text:p/>
        </draw:polygon>
        <draw:path draw:style-name="gr6" draw:text-style-name="P3" draw:layer="layout" svg:width="1.001cm" svg:height="0.705cm" svg:x="3.716cm" svg:y="18.291cm" svg:viewBox="0 0 1002 706" svg:d="M1002 165v102c-45-6-95-3-134 9-38 11-61 29-61 49 0 19 23 38 61 50 39 12 89 15 134 8l-3 197 3 2c0-2 0-5 0-7l-9 8 9-1-9 1-36 96c27-23 43-57 45-97l-156 121c41 8 81 0 111-24l-957-149 846 173-846-173 477-390-18-5-18-5-19-7-20-7-19-9-19-10-18-10-18-11-16-11-16-12-14-12-12-12-11-12-9-11 151 37c-56-12-108-26-154-43l755 165-601-122z">
          <text:p/>
        </draw:path>
        <draw:polygon draw:style-name="gr7" draw:text-style-name="P1" draw:layer="layout" svg:width="0cm" svg:height="0cm" svg:x="3.634cm" svg:y="18.349cm" svg:viewBox="0 0 0 0" draw:points="0,0">
          <text:p/>
        </draw:polygon>
        <draw:path draw:style-name="gr6" draw:text-style-name="P3" draw:layer="layout" svg:width="0.47cm" svg:height="1.127cm" svg:x="5.03cm" svg:y="18.19cm" svg:viewBox="0 0 471 1128" svg:d="M112 1128l359-292v-320l-3-23-4-3c2 2 4 5 7 6l-346-496 343 493-468-390 125-103-125 947v-844l112 1025-112-181z">
          <text:p/>
        </draw:path>
        <draw:polygon draw:style-name="gr7" draw:text-style-name="P1" draw:layer="layout" svg:width="0cm" svg:height="0cm" svg:x="3.634cm" svg:y="18.349cm" svg:viewBox="0 0 0 0" draw:points="0,0">
          <text:p/>
        </draw:polygon>
        <draw:path draw:style-name="gr6" draw:text-style-name="P3" draw:layer="layout" svg:width="0.633cm" svg:height="0.932cm" svg:x="3.56cm" svg:y="17.888cm" svg:viewBox="0 0 634 933" svg:d="M156 933l478-389-18-5-18-5-19-7-20-7-20-9-19-10-18-10-18-11-16-11-16-12-14-12-12-12-11-12-9-11-281-410 279 407-404-305 125-102-125 102v640c0 88 70 174 156 191z">
          <text:p/>
        </draw:path>
        <draw:polygon draw:style-name="gr7" draw:text-style-name="P1" draw:layer="layout" svg:width="0cm" svg:height="0cm" svg:x="3.634cm" svg:y="18.349cm" svg:viewBox="0 0 0 0" draw:points="0,0">
          <text:p/>
        </draw:polygon>
        <draw:path draw:style-name="gr6" draw:text-style-name="P3" draw:layer="layout" svg:width="0.438cm" svg:height="0.95cm" svg:x="2.809cm" svg:y="17.746cm" svg:viewBox="0 0 439 951" svg:d="M269 831c-66-13-125-69-148-136l318-259v107c-47 19-73 45-73 71 0 27 26 53 73 72v134c0 42-17 79-46 103-30 24-69 33-111 25l-125-26c-86-18-157-103-157-193v-638l112-91v638c0 19 3 38 9 57 23 67 82 123 148 136z">
          <text:p/>
        </draw:path>
        <draw:polygon draw:style-name="gr7" draw:text-style-name="P1" draw:layer="layout" svg:width="0cm" svg:height="0cm" svg:x="3.634cm" svg:y="18.349cm" svg:viewBox="0 0 0 0" draw:points="0,0">
          <text:p/>
        </draw:polygon>
        <draw:path draw:style-name="gr6" draw:text-style-name="P3" draw:layer="layout" svg:width="0.685cm" svg:height="0.538cm" svg:x="1.811cm" svg:y="18.033cm" svg:viewBox="0 0 686 539" svg:d="M588 294l98 16v229l-686-141 489-398c-27 136-75 264-133 355l125 26z">
          <text:p/>
        </draw:path>
        <draw:polygon draw:style-name="gr7" draw:text-style-name="P1" draw:layer="layout" svg:width="0cm" svg:height="0cm" svg:x="3.634cm" svg:y="18.349cm" svg:viewBox="0 0 0 0" draw:points="0,0">
          <text:p/>
        </draw:polygon>
        <draw:path draw:style-name="gr6" draw:text-style-name="P3" draw:layer="layout" svg:width="0.11cm" svg:height="0.559cm" svg:x="2.386cm" svg:y="17.784cm" svg:viewBox="0 0 111 560" svg:d="M111 0v560l-99-20v-154l-12-3c15-51 27-105 35-158 14-83 41-164 76-225z">
          <text:p/>
        </draw:path>
        <draw:polygon draw:style-name="gr7" draw:text-style-name="P1" draw:layer="layout" svg:width="0cm" svg:height="0cm" svg:x="3.634cm" svg:y="18.349cm" svg:viewBox="0 0 0 0" draw:points="0,0">
          <text:p/>
        </draw:polygon>
        <draw:polygon draw:style-name="gr6" draw:text-style-name="P3" draw:layer="layout" svg:width="0.438cm" svg:height="0.166cm" svg:x="3.247cm" svg:y="17.824cm" svg:viewBox="0 0 439 167" draw:points="126,0 25,82 0,103 314,167 439,64">
          <text:p/>
        </draw:polygon>
        <draw:polygon draw:style-name="gr7" draw:text-style-name="P1" draw:layer="layout" svg:width="0cm" svg:height="0cm" svg:x="3.634cm" svg:y="18.349cm" svg:viewBox="0 0 0 0" draw:points="0,0">
          <text:p/>
        </draw:polygon>
        <draw:polygon draw:style-name="gr6" draw:text-style-name="P3" draw:layer="layout" svg:width="0.438cm" svg:height="0.166cm" svg:x="4.717cm" svg:y="18.124cm" svg:viewBox="0 0 439 167" draw:points="0,102 314,167 439,64 125,0">
          <text:p/>
        </draw:polygon>
        <draw:polygon draw:style-name="gr7" draw:text-style-name="P1" draw:layer="layout" svg:width="0cm" svg:height="0cm" svg:x="3.634cm" svg:y="18.349cm" svg:viewBox="0 0 0 0" draw:points="0,0">
          <text:p/>
        </draw:polygon>
        <draw:polygon draw:style-name="gr6" draw:text-style-name="P3" draw:layer="layout" svg:width="0.424cm" svg:height="0.155cm" svg:x="2.496cm" svg:y="17.682cm" svg:viewBox="0 0 425 156" draw:points="203,18 331,44 425,64 314,156 0,91 13,80 111,0">
          <text:p/>
        </draw:polygon>
        <draw:polygon draw:style-name="gr7" draw:text-style-name="P1" draw:layer="layout" svg:width="0cm" svg:height="0cm" svg:x="3.634cm" svg:y="18.349cm" svg:viewBox="0 0 0 0" draw:points="0,0">
          <text:p/>
        </draw:polygon>
        <draw:path draw:style-name="gr6" draw:text-style-name="P3" draw:layer="layout" svg:width="0.21cm" svg:height="0.218cm" svg:x="2.547cm" svg:y="17.855cm" svg:viewBox="0 0 211 219" svg:d="M180 201c41-33 41-102 0-152s-107-64-149-30zM31 19c-41 33-41 101 0 152 42 50 108 64 149 30z">
          <text:p/>
        </draw:path>
        <draw:polygon draw:style-name="gr7" draw:text-style-name="P1" draw:layer="layout" svg:width="0cm" svg:height="0cm" svg:x="3.634cm" svg:y="18.349cm" svg:viewBox="0 0 0 0" draw:points="0,0">
          <text:p/>
        </draw:polygon>
        <draw:path draw:style-name="gr6" draw:text-style-name="P3" draw:layer="layout" svg:width="0.21cm" svg:height="0.218cm" svg:x="3.298cm" svg:y="18.009cm" svg:viewBox="0 0 211 219" svg:d="M180 201c41-34 41-102 0-152-42-50-108-64-149-30zM31 19c-41 33-41 101 0 151 41 51 107 65 149 31z">
          <text:p/>
        </draw:path>
        <draw:polygon draw:style-name="gr7" draw:text-style-name="P1" draw:layer="layout" svg:width="0cm" svg:height="0cm" svg:x="3.634cm" svg:y="18.349cm" svg:viewBox="0 0 0 0" draw:points="0,0">
          <text:p/>
        </draw:polygon>
        <draw:path draw:style-name="gr6" draw:text-style-name="P3" draw:layer="layout" svg:width="0.21cm" svg:height="0.218cm" svg:x="4.769cm" svg:y="18.309cm" svg:viewBox="0 0 211 219" svg:d="M180 201c41-34 41-103 0-153-42-50-108-63-149-30zM31 18c-41 34-41 102 0 152 41 51 107 64 149 31z">
          <text:p/>
        </draw:path>
        <draw:polygon draw:style-name="gr7" draw:text-style-name="P1" draw:layer="layout" svg:width="0cm" svg:height="0cm" svg:x="3.634cm" svg:y="18.349cm" svg:viewBox="0 0 0 0" draw:points="0,0">
          <text:p/>
        </draw:polygon>
        <draw:path draw:style-name="gr6" draw:text-style-name="P3" draw:layer="layout" svg:width="0.21cm" svg:height="0.205cm" svg:x="3.298cm" svg:y="18.615cm" svg:viewBox="0 0 211 206" svg:d="M176 205c-39 3-87-7-141-29-22-26-35-57-35-88 0-49 33-85 80-88 47-2 96 30 119 78 22 49 13 101-23 127z">
          <text:p/>
        </draw:path>
        <draw:polygon draw:style-name="gr7" draw:text-style-name="P1" draw:layer="layout" svg:width="0cm" svg:height="0cm" svg:x="3.634cm" svg:y="18.349cm" svg:viewBox="0 0 0 0" draw:points="0,0">
          <text:p/>
        </draw:polygon>
        <draw:path draw:style-name="gr6" draw:text-style-name="P3" draw:layer="layout" svg:width="0.21cm" svg:height="0.204cm" svg:x="2.547cm" svg:y="18.462cm" svg:viewBox="0 0 211 205" svg:d="M176 204c-38 4-86-6-141-28-22-25-35-57-35-88 0-49 33-86 81-88 47-2 95 30 118 78 22 49 13 101-23 126z">
          <text:p/>
        </draw:path>
        <draw:polygon draw:style-name="gr7" draw:text-style-name="P1" draw:layer="layout" svg:width="0cm" svg:height="0cm" svg:x="3.634cm" svg:y="18.349cm" svg:viewBox="0 0 0 0" draw:points="0,0">
          <text:p/>
        </draw:polygon>
        <draw:path draw:style-name="gr6" draw:text-style-name="P3" draw:layer="layout" svg:width="0.21cm" svg:height="0.204cm" svg:x="4.769cm" svg:y="18.916cm" svg:viewBox="0 0 211 205" svg:d="M176 204c-39 3-87-6-141-29-22-25-35-56-35-87 0-50 33-86 80-88 46-3 96 30 119 79 22 48 13 99-23 125z">
          <text:p/>
        </draw:path>
        <draw:polygon draw:style-name="gr7" draw:text-style-name="P1" draw:layer="layout" svg:width="0cm" svg:height="0cm" svg:x="3.634cm" svg:y="18.349cm" svg:viewBox="0 0 0 0" draw:points="0,0">
          <text:p/>
        </draw:polygon>
        <draw:polygon draw:style-name="gr6" draw:text-style-name="P3" draw:layer="layout" svg:width="0.152cm" svg:height="0.332cm" svg:x="3.04cm" svg:y="17.882cm" svg:viewBox="0 0 153 333" draw:points="153,104 115,271 38,333 20,284 5,245 0,229 38,63 70,36 115,0">
          <text:p/>
        </draw:polygon>
        <draw:polygon draw:style-name="gr7" draw:text-style-name="P1" draw:layer="layout" svg:width="0cm" svg:height="0cm" svg:x="3.634cm" svg:y="18.349cm" svg:viewBox="0 0 0 0" draw:points="0,0">
          <text:p/>
        </draw:polygon>
        <draw:path draw:style-name="gr6" draw:text-style-name="P3" draw:layer="layout" svg:width="0.195cm" svg:height="0.122cm" svg:x="4.522cm" svg:y="18.555cm" svg:viewBox="0 0 196 123" svg:d="M196 3v116c-45 7-95 4-134-8-39-11-62-30-62-49 0-20 23-38 62-50s89-15 134-9z">
          <text:p/>
        </draw:path>
        <draw:polygon draw:style-name="gr7" draw:text-style-name="P1" draw:layer="layout" svg:width="0cm" svg:height="0cm" svg:x="3.634cm" svg:y="18.349cm" svg:viewBox="0 0 0 0" draw:points="0,0">
          <text:p/>
        </draw:polygon>
        <draw:path draw:style-name="gr6" draw:text-style-name="P3" draw:layer="layout" svg:width="0.147cm" svg:height="0.153cm" svg:x="2.594cm" svg:y="17.875cm" svg:viewBox="0 0 148 154" svg:d="M112 21c21 16 33 38 36 62 2 24-5 45-21 58-22 17-54 17-81 0-28-17-46-49-46-79 0-20 8-38 22-49 21-17 52-17 79 0 4 2 8 5 11 8z">
          <text:p/>
        </draw:path>
        <draw:polygon draw:style-name="gr7" draw:text-style-name="P1" draw:layer="layout" svg:width="0cm" svg:height="0cm" svg:x="3.634cm" svg:y="18.349cm" svg:viewBox="0 0 0 0" draw:points="0,0">
          <text:p/>
        </draw:polygon>
        <draw:path draw:style-name="gr6" draw:text-style-name="P3" draw:layer="layout" svg:width="0.147cm" svg:height="0.153cm" svg:x="2.594cm" svg:y="18.482cm" svg:viewBox="0 0 148 154" svg:d="M105 15c23 15 38 38 42 63s-3 49-20 63c-22 17-54 17-81 0-28-17-46-49-46-80 0-20 8-37 22-48 21-17 52-17 79 0 2 0 3 1 4 2z">
          <text:p/>
        </draw:path>
        <draw:polygon draw:style-name="gr7" draw:text-style-name="P1" draw:layer="layout" svg:width="0cm" svg:height="0cm" svg:x="3.634cm" svg:y="18.349cm" svg:viewBox="0 0 0 0" draw:points="0,0">
          <text:p/>
        </draw:polygon>
        <draw:path draw:style-name="gr6" draw:text-style-name="P3" draw:layer="layout" svg:width="0.147cm" svg:height="0.153cm" svg:x="4.816cm" svg:y="18.935cm" svg:viewBox="0 0 148 154" svg:d="M21 13c29-23 76-14 105 21 29 36 29 84 0 108-22 17-53 17-81-1-27-17-45-49-45-79 0-20 8-38 21-49z">
          <text:p/>
        </draw:path>
        <draw:polygon draw:style-name="gr7" draw:text-style-name="P1" draw:layer="layout" svg:width="0cm" svg:height="0cm" svg:x="3.634cm" svg:y="18.349cm" svg:viewBox="0 0 0 0" draw:points="0,0">
          <text:p/>
        </draw:polygon>
        <draw:path draw:style-name="gr6" draw:text-style-name="P3" draw:layer="layout" svg:width="0.147cm" svg:height="0.153cm" svg:x="3.345cm" svg:y="18.635cm" svg:viewBox="0 0 148 154" svg:d="M22 13c28-23 75-14 105 21 28 35 28 84 0 107-22 18-54 18-81 0-28-17-46-49-46-79 0-20 8-38 22-49z">
          <text:p/>
        </draw:path>
        <draw:polygon draw:style-name="gr7" draw:text-style-name="P1" draw:layer="layout" svg:width="0cm" svg:height="0cm" svg:x="3.634cm" svg:y="18.349cm" svg:viewBox="0 0 0 0" draw:points="0,0">
          <text:p/>
        </draw:polygon>
        <draw:path draw:style-name="gr6" draw:text-style-name="P3" draw:layer="layout" svg:width="0.147cm" svg:height="0.153cm" svg:x="4.816cm" svg:y="18.329cm" svg:viewBox="0 0 148 154" svg:d="M21 13c29-23 76-14 105 22 29 35 29 83 0 107-22 17-53 17-81 0-27-18-45-50-45-80 0-20 8-37 21-49z">
          <text:p/>
        </draw:path>
        <draw:polygon draw:style-name="gr7" draw:text-style-name="P1" draw:layer="layout" svg:width="0cm" svg:height="0cm" svg:x="3.634cm" svg:y="18.349cm" svg:viewBox="0 0 0 0" draw:points="0,0">
          <text:p/>
        </draw:polygon>
        <draw:path draw:style-name="gr6" draw:text-style-name="P3" draw:layer="layout" svg:width="0.147cm" svg:height="0.153cm" svg:x="3.345cm" svg:y="18.028cm" svg:viewBox="0 0 148 154" svg:d="M22 13c28-23 75-14 105 21 28 36 28 84 0 108-22 17-54 17-81-1-28-17-46-49-46-79 0-20 8-38 22-49z">
          <text:p/>
        </draw:path>
        <draw:polygon draw:style-name="gr7" draw:text-style-name="P1" draw:layer="layout" svg:width="0cm" svg:height="0cm" svg:x="3.634cm" svg:y="18.349cm" svg:viewBox="0 0 0 0" draw:points="0,0">
          <text:p/>
        </draw:polygon>
        <draw:path draw:style-name="gr6" draw:text-style-name="P3" draw:layer="layout" svg:width="0.147cm" svg:height="0.153cm" svg:x="2.594cm" svg:y="18.482cm" svg:viewBox="0 0 148 154" svg:d="M105 15c23 15 38 38 42 63s-3 49-20 63c-22 17-54 17-81 0-28-17-46-49-46-80 0-20 8-37 22-48 21-17 52-17 79 0 1 1 1 2 2 4z">
          <text:p/>
        </draw:path>
        <draw:polygon draw:style-name="gr7" draw:text-style-name="P1" draw:layer="layout" svg:width="0cm" svg:height="0cm" svg:x="3.634cm" svg:y="18.349cm" svg:viewBox="0 0 0 0" draw:points="0,0">
          <text:p/>
        </draw:polygon>
        <draw:path draw:style-name="gr6" draw:text-style-name="P3" draw:layer="layout" svg:width="0.147cm" svg:height="0.153cm" svg:x="2.594cm" svg:y="17.875cm" svg:viewBox="0 0 148 154" svg:d="M112 21c21 16 33 38 36 62 2 24-5 45-21 58-22 17-54 17-81 0-28-17-46-49-46-79 0-20 8-38 22-49 21-17 52-17 79 0 2 4 4 8 6 12z">
          <text:p/>
        </draw:path>
        <draw:polygon draw:style-name="gr7" draw:text-style-name="P1" draw:layer="layout" svg:width="0cm" svg:height="0cm" svg:x="3.634cm" svg:y="18.349cm" svg:viewBox="0 0 0 0" draw:points="0,0">
          <text:p/>
        </draw:polygon>
        <draw:polygon draw:style-name="gr6" draw:text-style-name="P3" draw:layer="layout" svg:width="0.1cm" svg:height="0.179cm" svg:x="3.092cm" svg:y="17.973cm" svg:viewBox="0 0 101 180" draw:points="101,13 63,180 0,167 38,0">
          <text:p/>
        </draw:polygon>
        <draw:polygon draw:style-name="gr7" draw:text-style-name="P1" draw:layer="layout" svg:width="0cm" svg:height="0cm" svg:x="3.634cm" svg:y="18.349cm" svg:viewBox="0 0 0 0" draw:points="0,0">
          <text:p/>
        </draw:polygon>
        <draw:path draw:style-name="gr6" draw:text-style-name="P3" draw:layer="layout" svg:width="0.073cm" svg:height="0.143cm" svg:x="3.174cm" svg:y="18.289cm" svg:viewBox="0 0 74 144" svg:d="M74 0c-48 19-74 45-74 71 0 27 26 54 74 73z">
          <text:p/>
        </draw:path>
        <draw:polygon draw:style-name="gr7" draw:text-style-name="P1" draw:layer="layout" svg:width="0cm" svg:height="0cm" svg:x="3.634cm" svg:y="18.349cm" svg:viewBox="0 0 0 0" draw:points="0,0">
          <text:p/>
        </draw:polygon>
        <draw:path draw:style-name="gr6" draw:text-style-name="P3" draw:layer="layout" svg:width="0.085cm" svg:height="0.247cm" svg:x="3.045cm" svg:y="17.918cm" svg:viewBox="0 0 86 248" svg:d="M66 0l20 55-38 167-33 26-15-39c13-6 26-22 36-48 10-24 15-52 15-78 0-28-6-48-17-55v-1z">
          <text:p/>
        </draw:path>
        <draw:polygon draw:style-name="gr7" draw:text-style-name="P1" draw:layer="layout" svg:width="0cm" svg:height="0cm" svg:x="3.634cm" svg:y="18.349cm" svg:viewBox="0 0 0 0" draw:points="0,0">
          <text:p/>
        </draw:polygon>
        <draw:path draw:style-name="gr6" draw:text-style-name="P3" draw:layer="layout" svg:width="0.106cm" svg:height="0.245cm" svg:x="2.292cm" svg:y="18.169cm" svg:viewBox="0 0 107 246" svg:d="M0 246c42-66 80-150 107-246v157z">
          <text:p/>
        </draw:path>
        <draw:polygon draw:style-name="gr7" draw:text-style-name="P1" draw:layer="layout" svg:width="0cm" svg:height="0cm" svg:x="3.634cm" svg:y="18.349cm" svg:viewBox="0 0 0 0" draw:points="0,0">
          <text:p/>
        </draw:polygon>
        <draw:path draw:style-name="gr6" draw:text-style-name="P3" draw:layer="layout" svg:width="0.055cm" svg:height="0.181cm" svg:x="3.04cm" svg:y="17.945cm" svg:viewBox="0 0 56 182" svg:d="M0 166l39-166-34 182-5-16 5 16c14-6 26-22 36-48 10-24 15-52 15-78 0-28-6-48-17-55z">
          <text:p/>
        </draw:path>
        <draw:polygon draw:style-name="gr7" draw:text-style-name="P1" draw:layer="layout" svg:width="0cm" svg:height="0cm" svg:x="3.634cm" svg:y="18.349cm" svg:viewBox="0 0 0 0" draw:points="0,0">
          <text:p/>
        </draw:polygon>
        <draw:polygon draw:style-name="gr6" draw:text-style-name="P3" draw:layer="layout" svg:width="0.082cm" svg:height="0.104cm" svg:x="3.11cm" svg:y="17.882cm" svg:viewBox="0 0 83 105" draw:points="0,36 44,0 83,105 20,91">
          <text:p/>
        </draw:polygon>
        <draw:polygon draw:style-name="gr7" draw:text-style-name="P1" draw:layer="layout" svg:width="0cm" svg:height="0cm" svg:x="3.634cm" svg:y="18.349cm" svg:viewBox="0 0 0 0" draw:points="0,0">
          <text:p/>
        </draw:polygon>
        <draw:polygon draw:style-name="gr6" draw:text-style-name="P3" draw:layer="layout" svg:width="0.094cm" svg:height="0.075cm" svg:x="3.06cm" svg:y="18.139cm" svg:viewBox="0 0 95 76" draw:points="95,13 32,0 0,26 18,76">
          <text:p/>
        </draw:polygon>
        <draw:polygon draw:style-name="gr7" draw:text-style-name="P1" draw:layer="layout" svg:width="0cm" svg:height="0cm" svg:x="3.634cm" svg:y="18.349cm" svg:viewBox="0 0 0 0" draw:points="0,0">
          <text:p/>
        </draw:polygon>
        <draw:polygon draw:style-name="gr6" draw:text-style-name="P3" draw:layer="layout" svg:width="0.125cm" svg:height="0.101cm" svg:x="5.03cm" svg:y="18.19cm" svg:viewBox="0 0 126 102" draw:points="0,102 126,0">
          <text:p/>
        </draw:polygon>
        <draw:polygon draw:style-name="gr7" draw:text-style-name="P1" draw:layer="layout" svg:width="0cm" svg:height="0cm" svg:x="3.634cm" svg:y="18.349cm" svg:viewBox="0 0 0 0" draw:points="0,0">
          <text:p/>
        </draw:polygon>
        <draw:path draw:style-name="gr6" draw:text-style-name="P3" draw:layer="layout" svg:width="0.011cm" svg:height="0.012cm" svg:x="2.695cm" svg:y="17.888cm" svg:viewBox="0 0 12 13" svg:d="M9 9l-3 4c-2-5-4-9-6-13 4 2 8 5 12 8z">
          <text:p/>
        </draw:path>
        <draw:polygon draw:style-name="gr7" draw:text-style-name="P1" draw:layer="layout" svg:width="0cm" svg:height="0cm" svg:x="3.634cm" svg:y="18.349cm" svg:viewBox="0 0 0 0" draw:points="0,0">
          <text:p/>
        </draw:polygon>
        <draw:line draw:style-name="gr8" draw:text-style-name="P1" draw:layer="layout" svg:x1="4.718cm" svg:y1="18.457cm" svg:x2="4.117cm" svg:y2="18.334cm">
          <text:p/>
        </draw:line>
        <draw:line draw:style-name="gr8" draw:text-style-name="P1" draw:layer="layout" svg:x1="5.143cm" svg:y1="19.318cm" svg:x2="1.923cm" svg:y2="18.66cm">
          <text:p/>
        </draw:line>
        <draw:line draw:style-name="gr8" draw:text-style-name="P1" draw:layer="layout" svg:x1="5.142cm" svg:y1="19.318cm" svg:x2="5.501cm" svg:y2="19.025cm">
          <text:p/>
        </draw:line>
        <draw:path draw:style-name="gr8" draw:text-style-name="P1" draw:layer="layout" svg:width="0.154cm" svg:height="0.043cm" svg:x="3.963cm" svg:y="18.291cm" svg:viewBox="0 0 155 44" svg:d="M155 44c-56-13-109-27-155-44">
          <text:p/>
        </draw:path>
        <draw:line draw:style-name="gr8" draw:text-style-name="P1" draw:layer="layout" svg:x1="5.5cm" svg:y1="19.025cm" svg:x2="5.5cm" svg:y2="18.705cm">
          <text:p/>
        </draw:line>
        <draw:line draw:style-name="gr8" draw:text-style-name="P1" draw:layer="layout" svg:x1="3.716cm" svg:y1="18.82cm" svg:x2="4.562cm" svg:y2="18.994cm">
          <text:p/>
        </draw:line>
        <draw:line draw:style-name="gr8" draw:text-style-name="P1" draw:layer="layout" svg:x1="3.716cm" svg:y1="18.821cm" svg:x2="4.194cm" svg:y2="18.431cm">
          <text:p/>
        </draw:line>
        <draw:line draw:style-name="gr8" draw:text-style-name="P1" draw:layer="layout" svg:x1="2.965cm" svg:y1="18.667cm" svg:x2="3.091cm" svg:y2="18.694cm">
          <text:p/>
        </draw:line>
        <draw:line draw:style-name="gr8" draw:text-style-name="P1" draw:layer="layout" svg:x1="1.811cm" svg:y1="18.432cm" svg:x2="2.301cm" svg:y2="18.033cm">
          <text:p/>
        </draw:line>
        <draw:line draw:style-name="gr8" draw:text-style-name="P1" draw:layer="layout" svg:x1="2.929cm" svg:y1="18.442cm" svg:x2="3.248cm" svg:y2="18.182cm">
          <text:p/>
        </draw:line>
        <draw:line draw:style-name="gr8" draw:text-style-name="P1" draw:layer="layout" svg:x1="2.497cm" svg:y1="18.572cm" svg:x2="1.811cm" svg:y2="18.431cm">
          <text:p/>
        </draw:line>
        <draw:line draw:style-name="gr8" draw:text-style-name="P1" draw:layer="layout" svg:x1="2.7cm" svg:y1="18.497cm" svg:x2="2.697cm" svg:y2="18.501cm">
          <text:p/>
        </draw:line>
        <draw:line draw:style-name="gr8" draw:text-style-name="P1" draw:layer="layout" svg:x1="2.398cm" svg:y1="18.323cm" svg:x2="2.497cm" svg:y2="18.344cm">
          <text:p/>
        </draw:line>
        <draw:line draw:style-name="gr8" draw:text-style-name="P1" draw:layer="layout" svg:x1="2.167cm" svg:y1="18.388cm" svg:x2="2.293cm" svg:y2="18.415cm">
          <text:p/>
        </draw:line>
        <draw:line draw:style-name="gr8" draw:text-style-name="P1" draw:layer="layout" svg:x1="2.292cm" svg:y1="18.415cm" svg:x2="2.399cm" svg:y2="18.328cm">
          <text:p/>
        </draw:line>
        <draw:path draw:style-name="gr8" draw:text-style-name="P1" draw:layer="layout" svg:width="0.073cm" svg:height="0.143cm" svg:x="3.174cm" svg:y="18.289cm" svg:viewBox="0 0 74 144" svg:d="M74 0c-48 19-74 45-74 71 0 27 26 54 74 73">
          <text:p/>
        </draw:path>
        <draw:path draw:style-name="gr8" draw:text-style-name="P1" draw:layer="layout" svg:width="0.195cm" svg:height="0.061cm" svg:x="4.522cm" svg:y="18.555cm" svg:viewBox="0 0 196 62" svg:d="M196 3c-45-6-95-3-134 9s-62 30-62 50">
          <text:p/>
        </draw:path>
        <draw:path draw:style-name="gr8" draw:text-style-name="P1" draw:layer="layout" svg:width="0.195cm" svg:height="0.061cm" svg:x="4.522cm" svg:y="18.616cm" svg:viewBox="0 0 196 62" svg:d="M0 0c0 20 23 39 62 50 39 12 89 15 134 8">
          <text:p/>
        </draw:path>
        <draw:line draw:style-name="gr8" draw:text-style-name="P1" draw:layer="layout" svg:x1="1.811cm" svg:y1="18.479cm" svg:x2="1.924cm" svg:y2="18.661cm">
          <text:p/>
        </draw:line>
        <draw:line draw:style-name="gr8" draw:text-style-name="P1" draw:layer="layout" svg:x1="1.811cm" svg:y1="18.479cm" svg:x2="1.811cm" svg:y2="18.431cm">
          <text:p/>
        </draw:line>
        <draw:line draw:style-name="gr8" draw:text-style-name="P1" draw:layer="layout" svg:x1="5.143cm" svg:y1="19.318cm" svg:x2="5.03cm" svg:y2="19.136cm">
          <text:p/>
        </draw:line>
        <draw:line draw:style-name="gr8" draw:text-style-name="P1" draw:layer="layout" svg:x1="5.031cm" svg:y1="19.137cm" svg:x2="4.944cm" svg:y2="19.119cm">
          <text:p/>
        </draw:line>
        <draw:path draw:style-name="gr8" draw:text-style-name="P1" draw:layer="layout" svg:width="0.14cm" svg:height="0.03cm" svg:x="4.804cm" svg:y="19.09cm" svg:viewBox="0 0 141 31" svg:d="M141 30c-39 3-87-6-141-30">
          <text:p/>
        </draw:path>
        <draw:line draw:style-name="gr8" draw:text-style-name="P1" draw:layer="layout" svg:x1="4.805cm" svg:y1="19.091cm" svg:x2="3.473cm" svg:y2="18.819cm">
          <text:p/>
        </draw:line>
        <draw:path draw:style-name="gr8" draw:text-style-name="P1" draw:layer="layout" svg:width="0.14cm" svg:height="0.03cm" svg:x="3.333cm" svg:y="18.79cm" svg:viewBox="0 0 141 31" svg:d="M141 30c-38 3-87-7-141-30">
          <text:p/>
        </draw:path>
        <draw:line draw:style-name="gr8" draw:text-style-name="P1" draw:layer="layout" svg:x1="3.334cm" svg:y1="18.791cm" svg:x2="2.722cm" svg:y2="18.665cm">
          <text:p/>
        </draw:line>
        <draw:path draw:style-name="gr8" draw:text-style-name="P1" draw:layer="layout" svg:width="0.14cm" svg:height="0.029cm" svg:x="2.582cm" svg:y="18.637cm" svg:viewBox="0 0 141 30" svg:d="M141 29c-39 4-87-7-141-29">
          <text:p/>
        </draw:path>
        <draw:line draw:style-name="gr8" draw:text-style-name="P1" draw:layer="layout" svg:x1="2.583cm" svg:y1="18.638cm" svg:x2="1.811cm" svg:y2="18.479cm">
          <text:p/>
        </draw:line>
        <draw:path draw:style-name="gr8" draw:text-style-name="P1" draw:layer="layout" svg:width="0.007cm" svg:height="0.006cm" svg:x="5.493cm" svg:y="18.679cm" svg:viewBox="0 0 8 7" svg:d="M0 0c2 3 4 6 8 7">
          <text:p/>
        </draw:path>
        <draw:line draw:style-name="gr8" draw:text-style-name="P1" draw:layer="layout" svg:x1="5.155cm" svg:y1="18.188cm" svg:x2="5.494cm" svg:y2="18.68cm">
          <text:p/>
        </draw:line>
        <draw:line draw:style-name="gr8" draw:text-style-name="P1" draw:layer="layout" svg:x1="5.5cm" svg:y1="18.705cm" svg:x2="5.5cm" svg:y2="18.685cm">
          <text:p/>
        </draw:line>
        <draw:line draw:style-name="gr8" draw:text-style-name="P1" draw:layer="layout" svg:x1="5.155cm" svg:y1="18.191cm" svg:x2="5.155cm" svg:y2="18.188cm">
          <text:p/>
        </draw:line>
        <draw:line draw:style-name="gr8" draw:text-style-name="P1" draw:layer="layout" svg:x1="5.03cm" svg:y1="18.294cm" svg:x2="5.156cm" svg:y2="18.191cm">
          <text:p/>
        </draw:line>
        <draw:line draw:style-name="gr8" draw:text-style-name="P1" draw:layer="layout" svg:x1="5.03cm" svg:y1="19.136cm" svg:x2="5.03cm" svg:y2="18.293cm">
          <text:p/>
        </draw:line>
        <draw:path draw:style-name="gr8" draw:text-style-name="P1" draw:layer="layout" svg:width="0.111cm" svg:height="0.026cm" svg:x="4.561cm" svg:y="18.969cm" svg:viewBox="0 0 112 27" svg:d="M0 24c42 9 82 0 112-24">
          <text:p/>
        </draw:path>
        <draw:path draw:style-name="gr8" draw:text-style-name="P1" draw:layer="layout" svg:width="0.045cm" svg:height="0.104cm" svg:x="4.672cm" svg:y="18.865cm" svg:viewBox="0 0 46 105" svg:d="M0 105c29-24 46-62 46-105">
          <text:p/>
        </draw:path>
        <draw:line draw:style-name="gr8" draw:text-style-name="P1" draw:layer="layout" svg:x1="4.708cm" svg:y1="18.873cm" svg:x2="4.717cm" svg:y2="18.872cm">
          <text:p/>
        </draw:line>
        <draw:line draw:style-name="gr8" draw:text-style-name="P1" draw:layer="layout" svg:x1="4.717cm" svg:y1="18.229cm" svg:x2="4.717cm" svg:y2="18.865cm">
          <text:p/>
        </draw:line>
        <draw:path draw:style-name="gr8" draw:text-style-name="P1" draw:layer="layout" svg:width="0.156cm" svg:height="0.191cm" svg:x="3.56cm" svg:y="18.629cm" svg:viewBox="0 0 157 192" svg:d="M157 192c-87-18-157-104-157-192">
          <text:p/>
        </draw:path>
        <draw:line draw:style-name="gr8" draw:text-style-name="P1" draw:layer="layout" svg:x1="3.56cm" svg:y1="17.99cm" svg:x2="3.56cm" svg:y2="18.629cm">
          <text:p/>
        </draw:line>
        <draw:line draw:style-name="gr8" draw:text-style-name="P1" draw:layer="layout" svg:x1="3.247cm" svg:y1="17.926cm" svg:x2="3.561cm" svg:y2="17.991cm">
          <text:p/>
        </draw:line>
        <draw:line draw:style-name="gr8" draw:text-style-name="P1" draw:layer="layout" svg:x1="3.247cm" svg:y1="17.926cm" svg:x2="3.247cm" svg:y2="18.565cm">
          <text:p/>
        </draw:line>
        <draw:path draw:style-name="gr8" draw:text-style-name="P1" draw:layer="layout" svg:width="0.111cm" svg:height="0.028cm" svg:x="3.09cm" svg:y="18.668cm" svg:viewBox="0 0 112 29" svg:d="M0 26c42 9 82-1 112-26">
          <text:p/>
        </draw:path>
        <draw:path draw:style-name="gr8" draw:text-style-name="P1" draw:layer="layout" svg:width="0.046cm" svg:height="0.103cm" svg:x="3.201cm" svg:y="18.565cm" svg:viewBox="0 0 47 104" svg:d="M0 104c30-24 47-61 47-104">
          <text:p/>
        </draw:path>
        <draw:path draw:style-name="gr8" draw:text-style-name="P1" draw:layer="layout" svg:width="0.156cm" svg:height="0.192cm" svg:x="2.809cm" svg:y="18.475cm" svg:viewBox="0 0 157 193" svg:d="M157 193c-87-18-157-104-157-193">
          <text:p/>
        </draw:path>
        <draw:line draw:style-name="gr8" draw:text-style-name="P1" draw:layer="layout" svg:x1="2.809cm" svg:y1="17.837cm" svg:x2="2.809cm" svg:y2="18.475cm">
          <text:p/>
        </draw:line>
        <draw:line draw:style-name="gr8" draw:text-style-name="P1" draw:layer="layout" svg:x1="2.496cm" svg:y1="17.773cm" svg:x2="2.81cm" svg:y2="17.838cm">
          <text:p/>
        </draw:line>
        <draw:line draw:style-name="gr8" draw:text-style-name="P1" draw:layer="layout" svg:x1="2.496cm" svg:y1="17.773cm" svg:x2="2.496cm" svg:y2="18.571cm">
          <text:p/>
        </draw:line>
        <draw:path draw:style-name="gr8" draw:text-style-name="P1" draw:layer="layout" svg:width="0.035cm" svg:height="0.087cm" svg:x="2.547cm" svg:y="18.55cm" svg:viewBox="0 0 36 88" svg:d="M36 88c-23-26-36-58-36-88">
          <text:p/>
        </draw:path>
        <draw:path draw:style-name="gr8" draw:text-style-name="P1" draw:layer="layout" svg:width="0.21cm" svg:height="0.203cm" svg:x="2.547cm" svg:y="18.462cm" svg:viewBox="0 0 211 204" svg:d="M0 88c0-49 33-86 81-88 47-2 95 30 118 78 22 49 13 101-23 126">
          <text:p/>
        </draw:path>
        <draw:path draw:style-name="gr8" draw:text-style-name="P1" draw:layer="layout" svg:width="0.035cm" svg:height="0.087cm" svg:x="3.298cm" svg:y="18.703cm" svg:viewBox="0 0 36 88" svg:d="M36 88c-22-25-36-56-36-88">
          <text:p/>
        </draw:path>
        <draw:path draw:style-name="gr8" draw:text-style-name="P1" draw:layer="layout" svg:width="0.21cm" svg:height="0.204cm" svg:x="3.298cm" svg:y="18.615cm" svg:viewBox="0 0 211 205" svg:d="M0 88c0-49 33-85 80-88 47-2 96 30 119 78 22 49 13 101-23 127">
          <text:p/>
        </draw:path>
        <draw:path draw:style-name="gr8" draw:text-style-name="P1" draw:layer="layout" svg:width="0.035cm" svg:height="0.087cm" svg:x="4.769cm" svg:y="19.003cm" svg:viewBox="0 0 36 88" svg:d="M36 88c-22-25-36-57-36-88">
          <text:p/>
        </draw:path>
        <draw:path draw:style-name="gr8" draw:text-style-name="P1" draw:layer="layout" svg:width="0.21cm" svg:height="0.203cm" svg:x="4.769cm" svg:y="18.916cm" svg:viewBox="0 0 211 204" svg:d="M0 88c0-50 33-86 80-88 46-3 96 30 119 79 22 48 13 99-23 125">
          <text:p/>
        </draw:path>
        <draw:line draw:style-name="gr8" draw:text-style-name="P1" draw:layer="layout" svg:x1="4.717cm" svg:y1="18.229cm" svg:x2="5.031cm" svg:y2="18.294cm">
          <text:p/>
        </draw:line>
        <draw:path draw:style-name="gr8" draw:text-style-name="P1" draw:layer="layout" svg:width="0.21cm" svg:height="0.218cm" svg:x="4.769cm" svg:y="18.309cm" svg:viewBox="0 0 211 219" svg:d="M180 201c41-34 41-103 0-153-42-50-108-63-149-30M31 18c-41 34-41 102 0 152 41 51 107 64 149 31">
          <text:p/>
        </draw:path>
        <draw:path draw:style-name="gr8" draw:text-style-name="P1" draw:layer="layout" svg:width="0.21cm" svg:height="0.218cm" svg:x="3.298cm" svg:y="18.009cm" svg:viewBox="0 0 211 219" svg:d="M180 201c41-34 41-102 0-152-42-50-108-64-149-30M31 19c-41 33-41 101 0 151 41 51 107 65 149 31">
          <text:p/>
        </draw:path>
        <draw:path draw:style-name="gr8" draw:text-style-name="P1" draw:layer="layout" svg:width="0.21cm" svg:height="0.218cm" svg:x="2.547cm" svg:y="17.855cm" svg:viewBox="0 0 211 219" svg:d="M180 201c41-33 41-102 0-152s-107-64-149-30M31 19c-41 33-41 101 0 152 42 50 108 64 149 30">
          <text:p/>
        </draw:path>
        <draw:polyline draw:style-name="gr8" draw:text-style-name="P1" draw:layer="layout" svg:width="0.227cm" svg:height="0.134cm" svg:x="3.966cm" svg:y="18.297cm" svg:viewBox="0 0 228 135" draw:points="228,135 209,130 191,124 172,117 152,110 133,101 114,91 96,81 78,70 62,59 46,47 32,35 20,23 9,11 0,0">
          <text:p/>
        </draw:polyline>
        <draw:line draw:style-name="gr8" draw:text-style-name="P1" draw:layer="layout" svg:x1="3.685cm" svg:y1="17.888cm" svg:x2="3.967cm" svg:y2="18.298cm">
          <text:p/>
        </draw:line>
        <draw:line draw:style-name="gr8" draw:text-style-name="P1" draw:layer="layout" svg:x1="3.372cm" svg:y1="17.824cm" svg:x2="3.686cm" svg:y2="17.889cm">
          <text:p/>
        </draw:line>
        <draw:path draw:style-name="gr8" draw:text-style-name="P1" draw:layer="layout" svg:width="0.157cm" svg:height="0.192cm" svg:x="2.92cm" svg:y="18.384cm" svg:viewBox="0 0 158 193" svg:d="M158 193c-88-18-158-103-158-193">
          <text:p/>
        </draw:path>
        <draw:line draw:style-name="gr8" draw:text-style-name="P1" draw:layer="layout" svg:x1="2.92cm" svg:y1="17.746cm" svg:x2="2.92cm" svg:y2="18.384cm">
          <text:p/>
        </draw:line>
        <draw:line draw:style-name="gr8" draw:text-style-name="P1" draw:layer="layout" svg:x1="2.826cm" svg:y1="17.726cm" svg:x2="2.921cm" svg:y2="17.747cm">
          <text:p/>
        </draw:line>
        <draw:path draw:style-name="gr8" draw:text-style-name="P1" draw:layer="layout" svg:width="0.022cm" svg:height="0.048cm" svg:x="2.594cm" svg:y="18.495cm" svg:viewBox="0 0 23 49" svg:d="M0 49c0-20 8-37 23-49">
          <text:p/>
        </draw:path>
        <draw:path draw:style-name="gr8" draw:text-style-name="P1" draw:layer="layout" svg:width="0.125cm" svg:height="0.14cm" svg:x="2.616cm" svg:y="18.482cm" svg:viewBox="0 0 126 141" svg:d="M0 13c28-24 76-14 105 21 28 36 28 84 0 107">
          <text:p/>
        </draw:path>
        <draw:path draw:style-name="gr8" draw:text-style-name="P1" draw:layer="layout" svg:width="0.126cm" svg:height="0.092cm" svg:x="2.594cm" svg:y="18.543cm" svg:viewBox="0 0 127 93" svg:d="M127 80c-21 17-54 17-81 0-28-18-46-49-46-80">
          <text:p/>
        </draw:path>
        <draw:path draw:style-name="gr8" draw:text-style-name="P1" draw:layer="layout" svg:width="0.003cm" svg:height="0.004cm" svg:x="2.695cm" svg:y="18.495cm" svg:viewBox="0 0 4 5" svg:d="M4 5c-2-2-2-4-4-5">
          <text:p/>
        </draw:path>
        <draw:line draw:style-name="gr8" draw:text-style-name="P1" draw:layer="layout" svg:x1="2.826cm" svg:y1="17.726cm" svg:x2="3.194cm" svg:y2="17.772cm">
          <text:p/>
        </draw:line>
        <draw:path draw:style-name="gr8" draw:text-style-name="P1" draw:layer="layout" svg:width="0.039cm" svg:height="0.027cm" svg:x="3.197cm" svg:y="17.772cm" svg:viewBox="0 0 40 28" svg:d="M40 28c-11-15-24-25-40-28">
          <text:p/>
        </draw:path>
        <draw:path draw:style-name="gr8" draw:text-style-name="P1" draw:layer="layout" svg:width="0.003cm" svg:height="0cm" svg:x="3.193cm" svg:y="17.771cm" svg:viewBox="0 0 4 1" svg:d="M4 1c-1 0-3-1-4-1">
          <text:p/>
        </draw:path>
        <draw:path draw:style-name="gr8" draw:text-style-name="P1" draw:layer="layout" svg:width="0.03cm" svg:height="0.079cm" svg:x="3.236cm" svg:y="17.799cm" svg:viewBox="0 0 31 80" svg:d="M31 80c-6-33-17-60-31-80">
          <text:p/>
        </draw:path>
        <draw:path draw:style-name="gr8" draw:text-style-name="P1" draw:layer="layout" svg:width="0.006cm" svg:height="0.027cm" svg:x="3.266cm" svg:y="17.878cm" svg:viewBox="0 0 7 28" svg:d="M0 0c3 9 5 20 7 28">
          <text:p/>
        </draw:path>
        <draw:line draw:style-name="gr8" draw:text-style-name="P1" draw:layer="layout" svg:x1="3.078cm" svg:y1="17.945cm" svg:x2="3.155cm" svg:y2="17.882cm">
          <text:p/>
        </draw:line>
        <draw:line draw:style-name="gr8" draw:text-style-name="P1" draw:layer="layout" svg:x1="3.154cm" svg:y1="17.882cm" svg:x2="3.193cm" svg:y2="17.987cm">
          <text:p/>
        </draw:line>
        <draw:line draw:style-name="gr8" draw:text-style-name="P1" draw:layer="layout" svg:x1="3.193cm" svg:y1="17.986cm" svg:x2="3.154cm" svg:y2="18.153cm">
          <text:p/>
        </draw:line>
        <draw:line draw:style-name="gr8" draw:text-style-name="P1" draw:layer="layout" svg:x1="3.155cm" svg:y1="18.152cm" svg:x2="3.078cm" svg:y2="18.215cm">
          <text:p/>
        </draw:line>
        <draw:line draw:style-name="gr8" draw:text-style-name="P1" draw:layer="layout" svg:x1="3.079cm" svg:y1="18.215cm" svg:x2="3.04cm" svg:y2="18.11cm">
          <text:p/>
        </draw:line>
        <draw:line draw:style-name="gr8" draw:text-style-name="P1" draw:layer="layout" svg:x1="3.04cm" svg:y1="18.111cm" svg:x2="3.079cm" svg:y2="17.944cm">
          <text:p/>
        </draw:line>
        <draw:line draw:style-name="gr8" draw:text-style-name="P1" draw:layer="layout" svg:x1="2.496cm" svg:y1="17.774cm" svg:x2="2.608cm" svg:y2="17.682cm">
          <text:p/>
        </draw:line>
        <draw:line draw:style-name="gr8" draw:text-style-name="P1" draw:layer="layout" svg:x1="2.607cm" svg:y1="17.682cm" svg:x2="2.702cm" svg:y2="17.702cm">
          <text:p/>
        </draw:line>
        <draw:path draw:style-name="gr8" draw:text-style-name="P1" draw:layer="layout" svg:width="0.006cm" svg:height="0.012cm" svg:x="2.695cm" svg:y="17.888cm" svg:viewBox="0 0 7 13" svg:d="M7 13c-2-5-5-9-7-13">
          <text:p/>
        </draw:path>
        <draw:line draw:style-name="gr8" draw:text-style-name="P1" draw:layer="layout" svg:x1="2.82cm" svg:y1="17.716cm" svg:x2="3.081cm" svg:y2="17.75cm">
          <text:p/>
        </draw:line>
        <draw:path draw:style-name="gr8" draw:text-style-name="P1" draw:layer="layout" svg:width="0.003cm" svg:height="0cm" svg:x="3.08cm" svg:y="17.748cm" svg:viewBox="0 0 4 1" svg:d="M4 1c-2-1-3-1-4-1">
          <text:p/>
        </draw:path>
        <draw:line draw:style-name="gr8" draw:text-style-name="P1" draw:layer="layout" svg:x1="2.707cm" svg:y1="17.896cm" svg:x2="2.701cm" svg:y2="17.901cm">
          <text:p/>
        </draw:line>
        <draw:line draw:style-name="gr8" draw:text-style-name="P1" draw:layer="layout" svg:x1="2.701cm" svg:y1="17.701cm" svg:x2="2.81cm" svg:y2="17.715cm">
          <text:p/>
        </draw:line>
        <draw:path draw:style-name="gr8" draw:text-style-name="P1" draw:layer="layout" svg:width="0.035cm" svg:height="0.158cm" svg:x="2.386cm" svg:y="18.009cm" svg:viewBox="0 0 36 159" svg:d="M0 159c16-51 28-106 36-159">
          <text:p/>
        </draw:path>
        <draw:path draw:style-name="gr8" draw:text-style-name="P1" draw:layer="layout" svg:width="0.048cm" svg:height="0.056cm" svg:x="2.509cm" svg:y="17.706cm" svg:viewBox="0 0 49 57" svg:d="M49 0c-17 14-33 33-49 57">
          <text:p/>
        </draw:path>
        <draw:path draw:style-name="gr8" draw:text-style-name="P1" draw:layer="layout" svg:width="0.075cm" svg:height="0.225cm" svg:x="2.421cm" svg:y="17.784cm" svg:viewBox="0 0 76 226" svg:d="M76 0c-36 61-62 143-76 226">
          <text:p/>
        </draw:path>
        <draw:line draw:style-name="gr8" draw:text-style-name="P1" draw:layer="layout" svg:x1="2.557cm" svg:y1="17.707cm" svg:x2="2.589cm" svg:y2="17.681cm">
          <text:p/>
        </draw:line>
        <draw:path draw:style-name="gr8" draw:text-style-name="P1" draw:layer="layout" svg:width="0.046cm" svg:height="0.04cm" svg:x="2.65cm" svg:y="17.66cm" svg:viewBox="0 0 47 41" svg:d="M47 41c-13-24-29-37-47-41">
          <text:p/>
        </draw:path>
        <draw:path draw:style-name="gr8" draw:text-style-name="P1" draw:layer="layout" svg:width="0.062cm" svg:height="0.022cm" svg:x="2.588cm" svg:y="17.659cm" svg:viewBox="0 0 63 23" svg:d="M63 1c-20-4-41 3-63 22">
          <text:p/>
        </draw:path>
        <draw:line draw:style-name="gr8" draw:text-style-name="P1" draw:layer="layout" svg:x1="2.809cm" svg:y1="17.714cm" svg:x2="2.821cm" svg:y2="17.717cm">
          <text:p/>
        </draw:line>
        <draw:path draw:style-name="gr8" draw:text-style-name="P1" draw:layer="layout" svg:width="0.061cm" svg:height="0.022cm" svg:x="2.475cm" svg:y="17.636cm" svg:viewBox="0 0 62 23" svg:d="M62 1c-20-4-41 3-62 22">
          <text:p/>
        </draw:path>
        <draw:line draw:style-name="gr8" draw:text-style-name="P1" draw:layer="layout" svg:x1="2.443cm" svg:y1="17.684cm" svg:x2="2.476cm" svg:y2="17.658cm">
          <text:p/>
        </draw:line>
        <draw:path draw:style-name="gr8" draw:text-style-name="P1" draw:layer="layout" svg:width="0.141cm" svg:height="0.402cm" svg:x="2.167cm" svg:y="17.986cm" svg:viewBox="0 0 142 403" svg:d="M0 403c66-103 118-250 142-403">
          <text:p/>
        </draw:path>
        <draw:path draw:style-name="gr8" draw:text-style-name="P1" draw:layer="layout" svg:width="0.135cm" svg:height="0.303cm" svg:x="2.308cm" svg:y="17.683cm" svg:viewBox="0 0 136 304" svg:d="M136 0c-60 49-115 170-136 304">
          <text:p/>
        </draw:path>
        <draw:line draw:style-name="gr8" draw:text-style-name="P1" draw:layer="layout" svg:x1="2.399cm" svg:y1="18.17cm" svg:x2="2.386cm" svg:y2="18.167cm">
          <text:p/>
        </draw:line>
        <draw:line draw:style-name="gr8" draw:text-style-name="P1" draw:layer="layout" svg:x1="2.398cm" svg:y1="18.169cm" svg:x2="2.398cm" svg:y2="18.328cm">
          <text:p/>
        </draw:line>
        <draw:path draw:style-name="gr8" draw:text-style-name="P1" draw:layer="layout" svg:width="0.106cm" svg:height="0.245cm" svg:x="2.292cm" svg:y="18.169cm" svg:viewBox="0 0 107 246" svg:d="M0 246c42-66 80-150 107-246">
          <text:p/>
        </draw:path>
        <draw:path draw:style-name="gr8" draw:text-style-name="P1" draw:layer="layout" svg:width="0.021cm" svg:height="0.049cm" svg:x="4.816cm" svg:y="18.948cm" svg:viewBox="0 0 22 50" svg:d="M0 50c0-21 9-39 22-50">
          <text:p/>
        </draw:path>
        <draw:path draw:style-name="gr8" draw:text-style-name="P1" draw:layer="layout" svg:width="0.126cm" svg:height="0.141cm" svg:x="4.837cm" svg:y="18.935cm" svg:viewBox="0 0 127 142" svg:d="M0 13c29-23 76-14 105 21 29 37 29 84 0 108">
          <text:p/>
        </draw:path>
        <draw:path draw:style-name="gr8" draw:text-style-name="P1" draw:layer="layout" svg:width="0.125cm" svg:height="0.092cm" svg:x="4.816cm" svg:y="18.997cm" svg:viewBox="0 0 126 93" svg:d="M126 80c-22 17-53 17-81-1-27-18-45-49-45-79">
          <text:p/>
        </draw:path>
        <draw:path draw:style-name="gr8" draw:text-style-name="P1" draw:layer="layout" svg:width="0.022cm" svg:height="0.049cm" svg:x="3.345cm" svg:y="18.648cm" svg:viewBox="0 0 23 50" svg:d="M0 50c0-21 9-39 23-50">
          <text:p/>
        </draw:path>
        <draw:path draw:style-name="gr8" draw:text-style-name="P1" draw:layer="layout" svg:width="0.125cm" svg:height="0.14cm" svg:x="3.367cm" svg:y="18.635cm" svg:viewBox="0 0 126 141" svg:d="M0 13c28-23 76-14 105 21 28 36 28 84 0 107">
          <text:p/>
        </draw:path>
        <draw:path draw:style-name="gr8" draw:text-style-name="P1" draw:layer="layout" svg:width="0.126cm" svg:height="0.092cm" svg:x="3.345cm" svg:y="18.697cm" svg:viewBox="0 0 127 93" svg:d="M127 79c-21 19-54 19-81 0-28-17-46-48-46-79">
          <text:p/>
        </draw:path>
        <draw:line draw:style-name="gr8" draw:text-style-name="P1" draw:layer="layout" svg:x1="4.842cm" svg:y1="18.124cm" svg:x2="5.156cm" svg:y2="18.189cm">
          <text:p/>
        </draw:line>
        <draw:line draw:style-name="gr8" draw:text-style-name="P1" draw:layer="layout" svg:x1="5.03cm" svg:y1="18.293cm" svg:x2="5.03cm" svg:y2="18.29cm">
          <text:p/>
        </draw:line>
        <draw:line draw:style-name="gr8" draw:text-style-name="P1" draw:layer="layout" svg:x1="5.03cm" svg:y1="18.291cm" svg:x2="5.156cm" svg:y2="18.188cm">
          <text:p/>
        </draw:line>
        <draw:line draw:style-name="gr8" draw:text-style-name="P1" draw:layer="layout" svg:x1="3.56cm" svg:y1="17.991cm" svg:x2="3.686cm" svg:y2="17.888cm">
          <text:p/>
        </draw:line>
        <draw:line draw:style-name="gr8" draw:text-style-name="P1" draw:layer="layout" svg:x1="3.373cm" svg:y1="17.824cm" svg:x2="3.247cm" svg:y2="17.927cm">
          <text:p/>
        </draw:line>
        <draw:line draw:style-name="gr8" draw:text-style-name="P1" draw:layer="layout" svg:x1="2.921cm" svg:y1="17.746cm" svg:x2="2.809cm" svg:y2="17.838cm">
          <text:p/>
        </draw:line>
        <draw:line draw:style-name="gr8" draw:text-style-name="P1" draw:layer="layout" svg:x1="2.701cm" svg:y1="17.701cm" svg:x2="2.827cm" svg:y2="17.727cm">
          <text:p/>
        </draw:line>
        <draw:line draw:style-name="gr8" draw:text-style-name="P1" draw:layer="layout" svg:x1="4.717cm" svg:y1="18.229cm" svg:x2="4.717cm" svg:y2="18.226cm">
          <text:p/>
        </draw:line>
        <draw:line draw:style-name="gr8" draw:text-style-name="P1" draw:layer="layout" svg:x1="4.717cm" svg:y1="18.226cm" svg:x2="5.031cm" svg:y2="18.291cm">
          <text:p/>
        </draw:line>
        <draw:path draw:style-name="gr8" draw:text-style-name="P1" draw:layer="layout" svg:width="0.021cm" svg:height="0.049cm" svg:x="4.816cm" svg:y="18.341cm" svg:viewBox="0 0 22 50" svg:d="M0 50c0-20 9-38 22-50">
          <text:p/>
        </draw:path>
        <draw:path draw:style-name="gr8" draw:text-style-name="P1" draw:layer="layout" svg:width="0.126cm" svg:height="0.141cm" svg:x="4.837cm" svg:y="18.329cm" svg:viewBox="0 0 127 142" svg:d="M0 13c29-23 76-14 105 22 29 35 29 83 0 107">
          <text:p/>
        </draw:path>
        <draw:path draw:style-name="gr8" draw:text-style-name="P1" draw:layer="layout" svg:width="0.125cm" svg:height="0.092cm" svg:x="4.816cm" svg:y="18.39cm" svg:viewBox="0 0 126 93" svg:d="M126 80c-22 17-53 17-81 0-27-18-45-50-45-80">
          <text:p/>
        </draw:path>
        <draw:path draw:style-name="gr8" draw:text-style-name="P1" draw:layer="layout" svg:width="0.022cm" svg:height="0.049cm" svg:x="3.345cm" svg:y="18.041cm" svg:viewBox="0 0 23 50" svg:d="M0 50c0-21 9-39 23-50">
          <text:p/>
        </draw:path>
        <draw:path draw:style-name="gr8" draw:text-style-name="P1" draw:layer="layout" svg:width="0.125cm" svg:height="0.141cm" svg:x="3.367cm" svg:y="18.028cm" svg:viewBox="0 0 126 142" svg:d="M0 13c28-23 76-14 105 21 28 36 28 84 0 108">
          <text:p/>
        </draw:path>
        <draw:path draw:style-name="gr8" draw:text-style-name="P1" draw:layer="layout" svg:width="0.126cm" svg:height="0.092cm" svg:x="3.345cm" svg:y="18.09cm" svg:viewBox="0 0 127 93" svg:d="M127 80c-21 17-54 17-81-1-28-18-46-49-46-79">
          <text:p/>
        </draw:path>
        <draw:path draw:style-name="gr8" draw:text-style-name="P1" draw:layer="layout" svg:width="0.022cm" svg:height="0.049cm" svg:x="2.594cm" svg:y="17.888cm" svg:viewBox="0 0 23 50" svg:d="M0 50c0-21 8-39 23-50">
          <text:p/>
        </draw:path>
        <draw:path draw:style-name="gr8" draw:text-style-name="P1" draw:layer="layout" svg:width="0.125cm" svg:height="0.14cm" svg:x="2.616cm" svg:y="17.875cm" svg:viewBox="0 0 126 141" svg:d="M0 13c28-24 76-14 105 21 28 35 28 84 0 107">
          <text:p/>
        </draw:path>
        <draw:path draw:style-name="gr8" draw:text-style-name="P1" draw:layer="layout" svg:width="0.126cm" svg:height="0.091cm" svg:x="2.594cm" svg:y="17.937cm" svg:viewBox="0 0 127 92" svg:d="M127 79c-21 17-54 17-81 0-28-17-46-49-46-79">
          <text:p/>
        </draw:path>
        <draw:line draw:style-name="gr8" draw:text-style-name="P1" draw:layer="layout" svg:x1="3.11cm" svg:y1="17.918cm" svg:x2="3.131cm" svg:y2="17.974cm">
          <text:p/>
        </draw:line>
        <draw:line draw:style-name="gr8" draw:text-style-name="P1" draw:layer="layout" svg:x1="3.193cm" svg:y1="17.987cm" svg:x2="3.13cm" svg:y2="17.973cm">
          <text:p/>
        </draw:line>
        <draw:line draw:style-name="gr8" draw:text-style-name="P1" draw:layer="layout" svg:x1="3.131cm" svg:y1="17.973cm" svg:x2="3.092cm" svg:y2="18.14cm">
          <text:p/>
        </draw:line>
        <draw:line draw:style-name="gr8" draw:text-style-name="P1" draw:layer="layout" svg:x1="3.155cm" svg:y1="18.153cm" svg:x2="3.092cm" svg:y2="18.139cm">
          <text:p/>
        </draw:line>
        <draw:line draw:style-name="gr8" draw:text-style-name="P1" draw:layer="layout" svg:x1="3.093cm" svg:y1="18.139cm" svg:x2="3.06cm" svg:y2="18.166cm">
          <text:p/>
        </draw:line>
        <draw:path draw:style-name="gr8" draw:text-style-name="P1" draw:layer="layout" svg:width="0.017cm" svg:height="0.055cm" svg:x="3.078cm" svg:y="17.946cm" svg:viewBox="0 0 18 56" svg:d="M18 56c0-28-6-49-18-56">
          <text:p/>
        </draw:path>
        <draw:path draw:style-name="gr8" draw:text-style-name="P1" draw:layer="layout" svg:width="0.05cm" svg:height="0.125cm" svg:x="3.045cm" svg:y="18.001cm" svg:viewBox="0 0 51 126" svg:d="M0 126c13-6 26-22 36-47 10-24 15-53 15-79">
          <text:p/>
        </draw:path>
        <draw:line draw:style-name="gr8" draw:text-style-name="P1" draw:layer="layout" svg:x1="4.717cm" svg:y1="18.227cm" svg:x2="4.843cm" svg:y2="18.124cm">
          <text:p/>
        </draw:line>
        <draw:line draw:style-name="gr8" draw:text-style-name="P1" draw:layer="layout" svg:x1="3.198cm" svg:y1="17.773cm" svg:x2="3.084cm" svg:y2="17.749cm">
          <text:p/>
        </draw:line>
        <draw:line draw:style-name="gr8" draw:text-style-name="P1" draw:layer="layout" svg:x1="2.651cm" svg:y1="17.661cm" svg:x2="2.536cm" svg:y2="17.637cm">
          <text:p/>
        </draw:line>
        <draw:path draw:style-name="gr6" draw:text-style-name="P3" draw:layer="layout" svg:width="10.284cm" svg:height="3.499cm" svg:x="1.945cm" svg:y="8.277cm" svg:viewBox="0 0 10285 3500" svg:d="M10285 3500v-850-2640-10h-1000v10 1990c0 43-6 85-15 122-12 48-30 89-50 124-31 56-70 100-112 136-41 34-85 61-134 81-58 24-121 37-189 37 68 0 131-13 189-37 49-20 93-47 134-81 42-36 81-80 112-136 20-35 38-76 50-124 9-37 15-79 15-122v-1990h1000v2640h-277c115-102 145-270 73-406s-227-206-377-169c-149 37-254 171-254 325 0 96 41 187 112 250h-4252c115-102 145-270 73-406s-227-206-377-169c-149 37-254 171-254 325 0 96 41 187 112 250h-1954c115-102 145-270 73-406s-227-206-377-169c-149 37-254 171-254 325 0 96 41 187 112 250h-2464v-150h775v-35-41-45-51-55-60-64-68-73-75-79-82-85-86-74-71-67-64-59-53-49-43-37-30-24-17-11-3h362v3 11 17 24 30 37 43 49 53 59 64 67 71 74c0 142 0 276 0 396l38 4v499-22-24-27-29-30-33-35-37-38-41-42-44-46-47 495h1012v-2500h1000v2000c0 277 224 500 500 500h400c222 0 418-146 480-360 13-45 20-92 20-140v-2000h1000v2000c0 277 223 500 499 500h2699-2699c-276 0-499-223-499-500v-2000h-1000v2000c0 52-8 100-20 140 13-45 20-92 20-140 0 52-8 100-20 140-62 214-258 360-480 360h-400c-276 0-500-223-500-500v-2000h-1000v2500h-1012-38-362-775v150 850z">
          <text:p/>
        </draw:path>
        <draw:polygon draw:style-name="gr7" draw:text-style-name="P1" draw:layer="layout" svg:width="0cm" svg:height="0cm" svg:x="7.085cm" svg:y="10.067cm" svg:viewBox="0 0 0 0" draw:points="0,0">
          <text:p/>
        </draw:polygon>
        <draw:polygon draw:style-name="gr6" draw:text-style-name="P3" draw:layer="layout" svg:width="10.284cm" svg:height="0.85cm" svg:x="1.945cm" svg:y="10.926cm" svg:viewBox="0 0 10285 851" draw:points="10285,851 10285,0 10008,0 9976,12 9945,23 9913,31 9881,38 9849,43 9817,45 9785,46 9753,45 9721,43 9689,38 9657,31 9625,23 9593,12 9562,0 5310,0 5278,12 5247,23 5215,31 5183,38 5151,43 5119,45 5087,46 5055,45 5023,43 4991,38 4959,31 4927,23 4895,12 4864,0 2910,0 2878,12 2847,23 2815,31 2783,38 2751,43 2719,45 2687,46 2655,45 2623,43 2591,38 2559,31 2527,23 2495,12 2464,0 0,0 0,851">
          <text:p/>
        </draw:polygon>
        <draw:polygon draw:style-name="gr7" draw:text-style-name="P1" draw:layer="layout" svg:width="0cm" svg:height="0cm" svg:x="7.085cm" svg:y="10.067cm" svg:viewBox="0 0 0 0" draw:points="0,0">
          <text:p/>
        </draw:polygon>
        <draw:path draw:style-name="gr6" draw:text-style-name="P3" draw:layer="layout" svg:width="0.4cm" svg:height="1.501cm" svg:x="2.72cm" svg:y="9.275cm" svg:viewBox="0 0 401 1502" svg:d="M363 1502h38v-22-24-27-29-30-33-35-37-38-41-42-44-46-47l-38-4v4-8c0-120 0-254 0-396v-74-72-67-64-59-53-49-43-37-30-24-17-11-3h-363v3 11 17 24 30 37 43 49 53 59 64 67 72 74 86 85 82 79 75 73 68 64 60 55 51 45 41 35z">
          <text:p/>
        </draw:path>
        <draw:polygon draw:style-name="gr7" draw:text-style-name="P1" draw:layer="layout" svg:width="0cm" svg:height="0cm" svg:x="7.085cm" svg:y="10.067cm" svg:viewBox="0 0 0 0" draw:points="0,0">
          <text:p/>
        </draw:polygon>
        <draw:path draw:style-name="gr6" draw:text-style-name="P3" draw:layer="layout" svg:width="0.67cm" svg:height="0.67cm" svg:x="11.394cm" svg:y="8.442cm" svg:viewBox="0 0 671 671" svg:d="M671 335c0 185-150 336-335 336-186 0-336-151-336-336s150-335 336-335c185 0 335 150 335 335z">
          <text:p/>
        </draw:path>
        <draw:polygon draw:style-name="gr7" draw:text-style-name="P1" draw:layer="layout" svg:width="0cm" svg:height="0cm" svg:x="7.085cm" svg:y="10.067cm" svg:viewBox="0 0 0 0" draw:points="0,0">
          <text:p/>
        </draw:polygon>
        <draw:path draw:style-name="gr6" draw:text-style-name="P3" draw:layer="layout" svg:width="0.67cm" svg:height="0.67cm" svg:x="6.696cm" svg:y="8.442cm" svg:viewBox="0 0 671 671" svg:d="M671 335c0 185-150 336-335 336-186 0-336-151-336-336s150-335 336-335c185 0 335 150 335 335z">
          <text:p/>
        </draw:path>
        <draw:polygon draw:style-name="gr7" draw:text-style-name="P1" draw:layer="layout" svg:width="0cm" svg:height="0cm" svg:x="7.085cm" svg:y="10.067cm" svg:viewBox="0 0 0 0" draw:points="0,0">
          <text:p/>
        </draw:polygon>
        <draw:path draw:style-name="gr6" draw:text-style-name="P3" draw:layer="layout" svg:width="0.67cm" svg:height="0.67cm" svg:x="4.297cm" svg:y="8.442cm" svg:viewBox="0 0 671 671" svg:d="M671 335c0 185-150 336-335 336s-336-151-336-336 151-335 336-335 335 150 335 335z">
          <text:p/>
        </draw:path>
        <draw:polygon draw:style-name="gr7" draw:text-style-name="P1" draw:layer="layout" svg:width="0cm" svg:height="0cm" svg:x="7.085cm" svg:y="10.067cm" svg:viewBox="0 0 0 0" draw:points="0,0">
          <text:p/>
        </draw:polygon>
        <draw:path draw:style-name="gr6" draw:text-style-name="P3" draw:layer="layout" svg:width="0.67cm" svg:height="0.631cm" svg:x="6.696cm" svg:y="10.341cm" svg:viewBox="0 0 671 632" svg:d="M559 586l-32 12-31 11-32 8-32 7-32 5-32 2-32 1-33-1-32-2-32-5-32-7-32-8-32-11-31-12c-71-63-112-154-112-250 0-154 105-289 254-326 151-37 306 33 378 170 72 136 42 304-73 406z">
          <text:p/>
        </draw:path>
        <draw:polygon draw:style-name="gr7" draw:text-style-name="P1" draw:layer="layout" svg:width="0cm" svg:height="0cm" svg:x="7.085cm" svg:y="10.067cm" svg:viewBox="0 0 0 0" draw:points="0,0">
          <text:p/>
        </draw:polygon>
        <draw:path draw:style-name="gr6" draw:text-style-name="P3" draw:layer="layout" svg:width="0.67cm" svg:height="0.631cm" svg:x="4.297cm" svg:y="10.341cm" svg:viewBox="0 0 671 632" svg:d="M559 586l-32 12-31 11-32 8-32 7-32 5-32 2-32 1-32-1-32-2-32-5-32-7-32-8-32-11-31-12c-72-63-113-154-113-250 0-154 106-289 255-326 150-37 305 33 377 170 72 136 42 304-73 406z">
          <text:p/>
        </draw:path>
        <draw:polygon draw:style-name="gr7" draw:text-style-name="P1" draw:layer="layout" svg:width="0cm" svg:height="0cm" svg:x="7.085cm" svg:y="10.067cm" svg:viewBox="0 0 0 0" draw:points="0,0">
          <text:p/>
        </draw:polygon>
        <draw:path draw:style-name="gr6" draw:text-style-name="P3" draw:layer="layout" svg:width="0.67cm" svg:height="0.631cm" svg:x="11.394cm" svg:y="10.341cm" svg:viewBox="0 0 671 632" svg:d="M559 586l-32 12-31 11-32 8-32 7-32 5-32 2-32 1-33-1-32-2-32-5-32-7-32-8-32-11-31-12c-71-63-112-154-112-250 0-154 105-289 254-326 151-37 306 33 378 170 72 136 42 304-73 406z">
          <text:p/>
        </draw:path>
        <draw:polygon draw:style-name="gr7" draw:text-style-name="P1" draw:layer="layout" svg:width="0cm" svg:height="0cm" svg:x="7.085cm" svg:y="10.067cm" svg:viewBox="0 0 0 0" draw:points="0,0">
          <text:p/>
        </draw:polygon>
        <draw:path draw:style-name="gr6" draw:text-style-name="P3" draw:layer="layout" svg:width="0.47cm" svg:height="0.47cm" svg:x="4.397cm" svg:y="8.542cm" svg:viewBox="0 0 471 471" svg:d="M436 112c46 76 46 172 0 247-43 70-119 112-200 112-82 0-157-42-201-112-23-37-35-79-35-123 0-43 12-86 35-124 44-70 119-112 201-112 81 0 157 42 200 112z">
          <text:p/>
        </draw:path>
        <draw:polygon draw:style-name="gr7" draw:text-style-name="P1" draw:layer="layout" svg:width="0cm" svg:height="0cm" svg:x="7.085cm" svg:y="10.067cm" svg:viewBox="0 0 0 0" draw:points="0,0">
          <text:p/>
        </draw:polygon>
        <draw:path draw:style-name="gr6" draw:text-style-name="P3" draw:layer="layout" svg:width="0.469cm" svg:height="0.47cm" svg:x="4.397cm" svg:y="10.441cm" svg:viewBox="0 0 470 471" svg:d="M436 113c41 67 46 151 12 223-38 83-121 135-212 135s-174-52-214-135c-14-31-22-65-22-100 0-43 12-86 35-123 44-70 119-113 201-113 81 0 157 43 200 113z">
          <text:p/>
        </draw:path>
        <draw:polygon draw:style-name="gr7" draw:text-style-name="P1" draw:layer="layout" svg:width="0cm" svg:height="0cm" svg:x="7.085cm" svg:y="10.067cm" svg:viewBox="0 0 0 0" draw:points="0,0">
          <text:p/>
        </draw:polygon>
        <draw:path draw:style-name="gr6" draw:text-style-name="P3" draw:layer="layout" svg:width="0.47cm" svg:height="0.47cm" svg:x="11.494cm" svg:y="8.542cm" svg:viewBox="0 0 471 471" svg:d="M471 236c0 130-107 235-236 235-130 0-235-105-235-235 0-131 105-236 235-236 129 0 236 105 236 236z">
          <text:p/>
        </draw:path>
        <draw:polygon draw:style-name="gr7" draw:text-style-name="P1" draw:layer="layout" svg:width="0cm" svg:height="0cm" svg:x="7.085cm" svg:y="10.067cm" svg:viewBox="0 0 0 0" draw:points="0,0">
          <text:p/>
        </draw:polygon>
        <draw:path draw:style-name="gr6" draw:text-style-name="P3" draw:layer="layout" svg:width="0.47cm" svg:height="0.47cm" svg:x="6.796cm" svg:y="10.441cm" svg:viewBox="0 0 471 471" svg:d="M471 236c0 130-106 235-235 235-130 0-236-105-236-235s106-236 236-236c129 0 235 106 235 236z">
          <text:p/>
        </draw:path>
        <draw:polygon draw:style-name="gr7" draw:text-style-name="P1" draw:layer="layout" svg:width="0cm" svg:height="0cm" svg:x="7.085cm" svg:y="10.067cm" svg:viewBox="0 0 0 0" draw:points="0,0">
          <text:p/>
        </draw:polygon>
        <draw:path draw:style-name="gr6" draw:text-style-name="P3" draw:layer="layout" svg:width="0.47cm" svg:height="0.47cm" svg:x="6.796cm" svg:y="8.542cm" svg:viewBox="0 0 471 471" svg:d="M471 236c0 130-106 235-235 235-130 0-236-105-236-235 0-131 106-236 236-236 129 0 235 105 235 236z">
          <text:p/>
        </draw:path>
        <draw:polygon draw:style-name="gr7" draw:text-style-name="P1" draw:layer="layout" svg:width="0cm" svg:height="0cm" svg:x="7.085cm" svg:y="10.067cm" svg:viewBox="0 0 0 0" draw:points="0,0">
          <text:p/>
        </draw:polygon>
        <draw:path draw:style-name="gr6" draw:text-style-name="P3" draw:layer="layout" svg:width="0.47cm" svg:height="0.47cm" svg:x="11.494cm" svg:y="10.441cm" svg:viewBox="0 0 471 471" svg:d="M471 236c0 130-107 235-236 235-130 0-235-105-235-235s105-236 235-236c129 0 236 106 236 236z">
          <text:p/>
        </draw:path>
        <draw:polygon draw:style-name="gr7" draw:text-style-name="P1" draw:layer="layout" svg:width="0cm" svg:height="0cm" svg:x="7.085cm" svg:y="10.067cm" svg:viewBox="0 0 0 0" draw:points="0,0">
          <text:p/>
        </draw:polygon>
        <draw:path draw:style-name="gr6" draw:text-style-name="P3" draw:layer="layout" svg:width="0.425cm" svg:height="0.47cm" svg:x="4.419cm" svg:y="10.441cm" svg:viewBox="0 0 426 471" svg:d="M414 336h12c-38 83-121 135-212 135s-175-52-214-135h13v-223c44-70 119-113 201-113 81 0 157 43 200 113z">
          <text:p/>
        </draw:path>
        <draw:polygon draw:style-name="gr7" draw:text-style-name="P1" draw:layer="layout" svg:width="0cm" svg:height="0cm" svg:x="7.085cm" svg:y="10.067cm" svg:viewBox="0 0 0 0" draw:points="0,0">
          <text:p/>
        </draw:polygon>
        <draw:path draw:style-name="gr6" draw:text-style-name="P3" draw:layer="layout" svg:width="0.4cm" svg:height="0.47cm" svg:x="4.432cm" svg:y="8.542cm" svg:viewBox="0 0 401 471" svg:d="M401 112v247c-43 70-119 112-200 112-83 0-158-42-201-112v-247c43-70 118-112 201-112 81 0 157 42 200 112z">
          <text:p/>
        </draw:path>
        <draw:polygon draw:style-name="gr7" draw:text-style-name="P1" draw:layer="layout" svg:width="0cm" svg:height="0cm" svg:x="7.085cm" svg:y="10.067cm" svg:viewBox="0 0 0 0" draw:points="0,0">
          <text:p/>
        </draw:polygon>
        <draw:polygon draw:style-name="gr6" draw:text-style-name="P3" draw:layer="layout" svg:width="1cm" svg:height="0.01cm" svg:x="11.229cm" svg:y="8.277cm" svg:viewBox="0 0 1001 11" draw:points="0,11 1001,11 1001,0 0,0">
          <text:p/>
        </draw:polygon>
        <draw:path draw:style-name="gr6" draw:text-style-name="P3" draw:layer="layout" svg:width="0.035cm" svg:height="0.246cm" svg:x="4.397cm" svg:y="8.654cm" svg:viewBox="0 0 36 247" svg:d="M36 247v-247c-23 37-36 81-36 124 0 44 13 86 36 123z">
          <text:p/>
        </draw:path>
        <draw:polygon draw:style-name="gr7" draw:text-style-name="P1" draw:layer="layout" svg:width="0cm" svg:height="0cm" svg:x="7.085cm" svg:y="10.067cm" svg:viewBox="0 0 0 0" draw:points="0,0">
          <text:p/>
        </draw:polygon>
        <draw:path draw:style-name="gr6" draw:text-style-name="P3" draw:layer="layout" svg:width="0.034cm" svg:height="0.246cm" svg:x="4.832cm" svg:y="8.654cm" svg:viewBox="0 0 35 247" svg:d="M0 0v247c47-75 47-172 0-247z">
          <text:p/>
        </draw:path>
        <draw:polygon draw:style-name="gr7" draw:text-style-name="P1" draw:layer="layout" svg:width="0cm" svg:height="0cm" svg:x="7.085cm" svg:y="10.067cm" svg:viewBox="0 0 0 0" draw:points="0,0">
          <text:p/>
        </draw:polygon>
        <draw:path draw:style-name="gr6" draw:text-style-name="P3" draw:layer="layout" svg:width="0.035cm" svg:height="0.223cm" svg:x="4.397cm" svg:y="10.553cm" svg:viewBox="0 0 36 224" svg:d="M23 224h13v-224c-23 37-36 81-36 124 0 35 9 69 23 100z">
          <text:p/>
        </draw:path>
        <draw:polygon draw:style-name="gr7" draw:text-style-name="P1" draw:layer="layout" svg:width="0cm" svg:height="0cm" svg:x="7.085cm" svg:y="10.067cm" svg:viewBox="0 0 0 0" draw:points="0,0">
          <text:p/>
        </draw:polygon>
        <draw:path draw:style-name="gr6" draw:text-style-name="P3" draw:layer="layout" svg:width="0.034cm" svg:height="0.223cm" svg:x="4.832cm" svg:y="10.553cm" svg:viewBox="0 0 35 224" svg:d="M0 0v224h12c35-72 30-156-12-224z">
          <text:p/>
        </draw:path>
        <draw:polygon draw:style-name="gr7" draw:text-style-name="P1" draw:layer="layout" svg:width="0cm" svg:height="0cm" svg:x="7.085cm" svg:y="10.067cm" svg:viewBox="0 0 0 0" draw:points="0,0">
          <text:p/>
        </draw:polygon>
        <draw:line draw:style-name="gr8" draw:text-style-name="P1" draw:layer="layout" svg:x1="12.229cm" svg:y1="11.776cm" svg:x2="1.945cm" svg:y2="11.776cm">
          <text:p/>
        </draw:line>
        <draw:line draw:style-name="gr8" draw:text-style-name="P1" draw:layer="layout" svg:x1="8.03cm" svg:y1="10.776cm" svg:x2="10.729cm" svg:y2="10.776cm">
          <text:p/>
        </draw:line>
        <draw:line draw:style-name="gr8" draw:text-style-name="P1" draw:layer="layout" svg:x1="5.631cm" svg:y1="10.776cm" svg:x2="6.031cm" svg:y2="10.776cm">
          <text:p/>
        </draw:line>
        <draw:line draw:style-name="gr8" draw:text-style-name="P1" draw:layer="layout" svg:x1="4.832cm" svg:y1="10.776cm" svg:x2="4.844cm" svg:y2="10.776cm">
          <text:p/>
        </draw:line>
        <draw:line draw:style-name="gr8" draw:text-style-name="P1" draw:layer="layout" svg:x1="4.132cm" svg:y1="10.776cm" svg:x2="1.945cm" svg:y2="10.776cm">
          <text:p/>
        </draw:line>
        <draw:line draw:style-name="gr8" draw:text-style-name="P1" draw:layer="layout" svg:x1="4.419cm" svg:y1="10.776cm" svg:x2="4.432cm" svg:y2="10.776cm">
          <text:p/>
        </draw:line>
        <draw:line draw:style-name="gr8" draw:text-style-name="P1" draw:layer="layout" svg:x1="3.082cm" svg:y1="10.776cm" svg:x2="4.132cm" svg:y2="10.776cm">
          <text:p/>
        </draw:line>
        <draw:line draw:style-name="gr8" draw:text-style-name="P1" draw:layer="layout" svg:x1="1.945cm" svg:y1="10.926cm" svg:x2="1.945cm" svg:y2="11.776cm">
          <text:p/>
        </draw:line>
        <draw:line draw:style-name="gr8" draw:text-style-name="P1" draw:layer="layout" svg:x1="1.945cm" svg:y1="10.926cm" svg:x2="1.945cm" svg:y2="10.776cm">
          <text:p/>
        </draw:line>
        <draw:line draw:style-name="gr8" draw:text-style-name="P1" draw:layer="layout" svg:x1="12.229cm" svg:y1="11.776cm" svg:x2="12.229cm" svg:y2="10.926cm">
          <text:p/>
        </draw:line>
        <draw:line draw:style-name="gr8" draw:text-style-name="P1" draw:layer="layout" svg:x1="12.229cm" svg:y1="10.926cm" svg:x2="11.952cm" svg:y2="10.926cm">
          <text:p/>
        </draw:line>
        <draw:polyline draw:style-name="gr8" draw:text-style-name="P1" draw:layer="layout" svg:width="0.446cm" svg:height="0.046cm" svg:x="11.506cm" svg:y="10.926cm" svg:viewBox="0 0 447 47" draw:points="447,0 415,12 384,23 352,31 320,38 288,43 255,46 223,47 191,46 159,43 127,38 95,31 63,23 31,12 0,0">
          <text:p/>
        </draw:polyline>
        <draw:line draw:style-name="gr8" draw:text-style-name="P1" draw:layer="layout" svg:x1="11.506cm" svg:y1="10.926cm" svg:x2="7.254cm" svg:y2="10.926cm">
          <text:p/>
        </draw:line>
        <draw:polyline draw:style-name="gr8" draw:text-style-name="P1" draw:layer="layout" svg:width="0.446cm" svg:height="0.046cm" svg:x="6.808cm" svg:y="10.926cm" svg:viewBox="0 0 447 47" draw:points="447,0 415,12 384,23 352,31 320,38 288,43 256,46 224,47 192,46 160,43 128,38 96,31 63,23 31,12 0,0">
          <text:p/>
        </draw:polyline>
        <draw:line draw:style-name="gr8" draw:text-style-name="P1" draw:layer="layout" svg:x1="6.808cm" svg:y1="10.926cm" svg:x2="4.855cm" svg:y2="10.926cm">
          <text:p/>
        </draw:line>
        <draw:polyline draw:style-name="gr8" draw:text-style-name="P1" draw:layer="layout" svg:width="0.446cm" svg:height="0.046cm" svg:x="4.409cm" svg:y="10.926cm" svg:viewBox="0 0 447 47" draw:points="447,0 415,12 384,23 352,31 320,38 288,43 255,46 223,47 191,46 159,43 127,38 95,31 63,23 31,12 0,0">
          <text:p/>
        </draw:polyline>
        <draw:line draw:style-name="gr8" draw:text-style-name="P1" draw:layer="layout" svg:x1="4.409cm" svg:y1="10.926cm" svg:x2="1.945cm" svg:y2="10.926cm">
          <text:p/>
        </draw:line>
        <draw:line draw:style-name="gr8" draw:text-style-name="P1" draw:layer="layout" svg:x1="12.229cm" svg:y1="10.926cm" svg:x2="12.229cm" svg:y2="8.287cm">
          <text:p/>
        </draw:line>
        <draw:path draw:style-name="gr8" draw:text-style-name="P1" draw:layer="layout" svg:width="0.5cm" svg:height="0.5cm" svg:x="10.729cm" svg:y="10.276cm" svg:viewBox="0 0 501 501" svg:d="M0 501c276 0 501-224 501-501">
          <text:p/>
        </draw:path>
        <draw:path draw:style-name="gr8" draw:text-style-name="P1" draw:layer="layout" svg:width="0.5cm" svg:height="0.5cm" svg:x="10.729cm" svg:y="10.276cm" svg:viewBox="0 0 501 501" svg:d="M0 501c68 0 131-13 189-37 49-21 93-48 134-82 42-36 81-80 112-136 20-35 38-76 50-124 9-37 16-79 16-122">
          <text:p/>
        </draw:path>
        <draw:line draw:style-name="gr8" draw:text-style-name="P1" draw:layer="layout" svg:x1="11.229cm" svg:y1="8.287cm" svg:x2="11.229cm" svg:y2="10.276cm">
          <text:p/>
        </draw:line>
        <draw:path draw:style-name="gr8" draw:text-style-name="P1" draw:layer="layout" svg:width="0.499cm" svg:height="0.5cm" svg:x="7.531cm" svg:y="10.276cm" svg:viewBox="0 0 500 501" svg:d="M500 501c-276 0-500-224-500-501">
          <text:p/>
        </draw:path>
        <draw:line draw:style-name="gr8" draw:text-style-name="P1" draw:layer="layout" svg:x1="7.531cm" svg:y1="8.277cm" svg:x2="7.531cm" svg:y2="10.276cm">
          <text:p/>
        </draw:line>
        <draw:line draw:style-name="gr8" draw:text-style-name="P1" draw:layer="layout" svg:x1="6.531cm" svg:y1="8.277cm" svg:x2="7.531cm" svg:y2="8.277cm">
          <text:p/>
        </draw:line>
        <draw:line draw:style-name="gr8" draw:text-style-name="P1" draw:layer="layout" svg:x1="6.531cm" svg:y1="8.277cm" svg:x2="6.531cm" svg:y2="10.276cm">
          <text:p/>
        </draw:line>
        <draw:path draw:style-name="gr8" draw:text-style-name="P1" draw:layer="layout" svg:width="0.5cm" svg:height="0.5cm" svg:x="6.031cm" svg:y="10.276cm" svg:viewBox="0 0 501 501" svg:d="M0 501c277 0 501-224 501-501">
          <text:p/>
        </draw:path>
        <draw:path draw:style-name="gr8" draw:text-style-name="P1" draw:layer="layout" svg:width="0.499cm" svg:height="0.5cm" svg:x="5.132cm" svg:y="10.276cm" svg:viewBox="0 0 500 501" svg:d="M500 501c-276 0-500-224-500-501">
          <text:p/>
        </draw:path>
        <draw:line draw:style-name="gr8" draw:text-style-name="P1" draw:layer="layout" svg:x1="5.132cm" svg:y1="8.277cm" svg:x2="5.132cm" svg:y2="10.276cm">
          <text:p/>
        </draw:line>
        <draw:line draw:style-name="gr8" draw:text-style-name="P1" draw:layer="layout" svg:x1="4.132cm" svg:y1="8.277cm" svg:x2="5.132cm" svg:y2="8.277cm">
          <text:p/>
        </draw:line>
        <draw:line draw:style-name="gr8" draw:text-style-name="P1" draw:layer="layout" svg:x1="4.132cm" svg:y1="8.277cm" svg:x2="4.132cm" svg:y2="10.776cm">
          <text:p/>
        </draw:line>
        <draw:path draw:style-name="gr8" draw:text-style-name="P1" draw:layer="layout" svg:width="0.112cm" svg:height="0.25cm" svg:x="4.297cm" svg:y="10.676cm" svg:viewBox="0 0 113 251" svg:d="M113 251c-72-63-113-155-113-251">
          <text:p/>
        </draw:path>
        <draw:path draw:style-name="gr8" draw:text-style-name="P1" draw:layer="layout" svg:width="0.67cm" svg:height="0.585cm" svg:x="4.297cm" svg:y="10.341cm" svg:viewBox="0 0 671 586" svg:d="M0 335c0-154 106-288 255-325 150-37 305 33 377 169s42 305-73 407">
          <text:p/>
        </draw:path>
        <draw:path draw:style-name="gr8" draw:text-style-name="P1" draw:layer="layout" svg:width="0.112cm" svg:height="0.25cm" svg:x="6.696cm" svg:y="10.676cm" svg:viewBox="0 0 113 251" svg:d="M113 251c-71-63-113-155-113-251">
          <text:p/>
        </draw:path>
        <draw:path draw:style-name="gr8" draw:text-style-name="P1" draw:layer="layout" svg:width="0.67cm" svg:height="0.585cm" svg:x="6.696cm" svg:y="10.341cm" svg:viewBox="0 0 671 586" svg:d="M0 335c0-154 105-288 254-325 151-37 306 33 378 169s42 305-73 407">
          <text:p/>
        </draw:path>
        <draw:path draw:style-name="gr8" draw:text-style-name="P1" draw:layer="layout" svg:width="0.112cm" svg:height="0.25cm" svg:x="11.394cm" svg:y="10.676cm" svg:viewBox="0 0 113 251" svg:d="M113 251c-72-63-113-155-113-251">
          <text:p/>
        </draw:path>
        <draw:path draw:style-name="gr8" draw:text-style-name="P1" draw:layer="layout" svg:width="0.67cm" svg:height="0.585cm" svg:x="11.394cm" svg:y="10.341cm" svg:viewBox="0 0 671 586" svg:d="M0 335c0-154 105-288 254-325 151-37 306 33 378 169s42 305-73 407">
          <text:p/>
        </draw:path>
        <draw:line draw:style-name="gr8" draw:text-style-name="P1" draw:layer="layout" svg:x1="11.229cm" svg:y1="8.287cm" svg:x2="12.229cm" svg:y2="8.287cm">
          <text:p/>
        </draw:line>
        <draw:path draw:style-name="gr8" draw:text-style-name="P1" draw:layer="layout" svg:width="0.67cm" svg:height="0.67cm" svg:x="11.394cm" svg:y="8.442cm" svg:viewBox="0 0 671 671" svg:d="M671 335c0 185-150 336-335 336-186 0-336-151-336-336s150-335 336-335c185 0 335 150 335 335z">
          <text:p/>
        </draw:path>
        <draw:path draw:style-name="gr8" draw:text-style-name="P1" draw:layer="layout" svg:width="0.67cm" svg:height="0.67cm" svg:x="6.696cm" svg:y="8.442cm" svg:viewBox="0 0 671 671" svg:d="M671 335c0 185-150 336-335 336-186 0-336-151-336-336s150-335 336-335c185 0 335 150 335 335z">
          <text:p/>
        </draw:path>
        <draw:path draw:style-name="gr8" draw:text-style-name="P1" draw:layer="layout" svg:width="0.67cm" svg:height="0.67cm" svg:x="4.297cm" svg:y="8.442cm" svg:viewBox="0 0 671 671" svg:d="M671 335c0 185-150 336-335 336s-336-151-336-336 151-335 336-335 335 150 335 335z">
          <text:p/>
        </draw:path>
        <draw:path draw:style-name="gr8" draw:text-style-name="P1" draw:layer="layout" svg:width="0.02cm" svg:height="0.14cm" svg:x="6.511cm" svg:y="10.276cm" svg:viewBox="0 0 21 141" svg:d="M0 141c12-40 21-89 21-141">
          <text:p/>
        </draw:path>
        <draw:path draw:style-name="gr8" draw:text-style-name="P1" draw:layer="layout" svg:width="0.47cm" svg:height="0.47cm" svg:x="4.397cm" svg:y="10.441cm" svg:viewBox="0 0 471 471" svg:d="M471 236c0 130-105 235-235 235s-236-105-236-235 106-236 236-236 235 106 235 236z">
          <text:p/>
        </draw:path>
        <draw:line draw:style-name="gr8" draw:text-style-name="P1" draw:layer="layout" svg:x1="4.432cm" svg:y1="10.776cm" svg:x2="4.432cm" svg:y2="10.553cm">
          <text:p/>
        </draw:line>
        <draw:line draw:style-name="gr8" draw:text-style-name="P1" draw:layer="layout" svg:x1="4.832cm" svg:y1="10.553cm" svg:x2="4.832cm" svg:y2="10.776cm">
          <text:p/>
        </draw:line>
        <draw:line draw:style-name="gr8" draw:text-style-name="P1" draw:layer="layout" svg:x1="4.832cm" svg:y1="8.654cm" svg:x2="4.832cm" svg:y2="8.9cm">
          <text:p/>
        </draw:line>
        <draw:line draw:style-name="gr8" draw:text-style-name="P1" draw:layer="layout" svg:x1="4.432cm" svg:y1="8.9cm" svg:x2="4.432cm" svg:y2="8.654cm">
          <text:p/>
        </draw:line>
        <draw:path draw:style-name="gr8" draw:text-style-name="P1" draw:layer="layout" svg:width="0cm" svg:height="0.403cm" svg:x="3.082cm" svg:y="9.877cm" svg:viewBox="0 0 0 404" svg:d="M0 404c0-122 0-259 0-404">
          <text:p/>
        </draw:path>
        <draw:polyline draw:style-name="gr8" draw:text-style-name="P1" draw:layer="layout" svg:width="0cm" svg:height="0.601cm" svg:x="3.082cm" svg:y="9.275cm" svg:viewBox="0 0 0 602" draw:points="0,0 0,3 0,14 0,31 0,55 0,85 0,122 0,165 0,214 0,267 0,326 0,390 0,457 0,528 0,602">
          <text:p/>
        </draw:polyline>
        <draw:line draw:style-name="gr8" draw:text-style-name="P1" draw:layer="layout" svg:x1="3.12cm" svg:y1="10.273cm" svg:x2="3.082cm" svg:y2="10.273cm">
          <text:p/>
        </draw:line>
        <draw:line draw:style-name="gr8" draw:text-style-name="P1" draw:layer="layout" svg:x1="3.12cm" svg:y1="10.273cm" svg:x2="3.12cm" svg:y2="10.281cm">
          <text:p/>
        </draw:line>
        <draw:polyline draw:style-name="gr8" draw:text-style-name="P1" draw:layer="layout" svg:width="0cm" svg:height="0.898cm" svg:x="2.72cm" svg:y="9.877cm" svg:viewBox="0 0 0 899" draw:points="0,899 0,864 0,823 0,778 0,727 0,672 0,612 0,548 0,480 0,407 0,332 0,253 0,171 0,86 0,0">
          <text:p/>
        </draw:polyline>
        <draw:polyline draw:style-name="gr8" draw:text-style-name="P1" draw:layer="layout" svg:width="0cm" svg:height="0.601cm" svg:x="2.72cm" svg:y="9.275cm" svg:viewBox="0 0 0 602" draw:points="0,0 0,3 0,14 0,31 0,55 0,85 0,122 0,165 0,214 0,267 0,326 0,390 0,457 0,528 0,602">
          <text:p/>
        </draw:polyline>
        <draw:line draw:style-name="gr8" draw:text-style-name="P1" draw:layer="layout" svg:x1="3.12cm" svg:y1="10.281cm" svg:x2="3.082cm" svg:y2="10.281cm">
          <text:p/>
        </draw:line>
        <draw:polyline draw:style-name="gr8" draw:text-style-name="P1" draw:layer="layout" svg:width="0cm" svg:height="0.494cm" svg:x="3.12cm" svg:y="10.281cm" svg:viewBox="0 0 0 495" draw:points="0,495 0,473 0,449 0,422 0,393 0,363 0,330 0,295 0,258 0,220 0,179 0,137 0,93 0,47 0,0">
          <text:p/>
        </draw:polyline>
        <draw:path draw:style-name="gr8" draw:text-style-name="P1" draw:layer="layout" svg:width="0.47cm" svg:height="0.47cm" svg:x="11.494cm" svg:y="10.441cm" svg:viewBox="0 0 471 471" svg:d="M471 236c0 130-107 235-236 235-130 0-235-105-235-235s105-236 235-236c129 0 236 106 236 236z">
          <text:p/>
        </draw:path>
        <draw:path draw:style-name="gr8" draw:text-style-name="P1" draw:layer="layout" svg:width="0.47cm" svg:height="0.47cm" svg:x="6.796cm" svg:y="10.441cm" svg:viewBox="0 0 471 471" svg:d="M471 236c0 130-106 235-235 235-130 0-236-105-236-235s106-236 236-236c129 0 235 106 235 236z">
          <text:p/>
        </draw:path>
        <draw:line draw:style-name="gr8" draw:text-style-name="P1" draw:layer="layout" svg:x1="12.229cm" svg:y1="8.287cm" svg:x2="12.229cm" svg:y2="8.277cm">
          <text:p/>
        </draw:line>
        <draw:line draw:style-name="gr8" draw:text-style-name="P1" draw:layer="layout" svg:x1="11.229cm" svg:y1="8.287cm" svg:x2="11.229cm" svg:y2="8.277cm">
          <text:p/>
        </draw:line>
        <draw:line draw:style-name="gr8" draw:text-style-name="P1" draw:layer="layout" svg:x1="11.229cm" svg:y1="8.277cm" svg:x2="12.229cm" svg:y2="8.277cm">
          <text:p/>
        </draw:line>
        <draw:path draw:style-name="gr8" draw:text-style-name="P1" draw:layer="layout" svg:width="0.47cm" svg:height="0.47cm" svg:x="6.796cm" svg:y="8.542cm" svg:viewBox="0 0 471 471" svg:d="M471 236c0 130-106 235-235 235-130 0-236-105-236-235 0-131 106-236 236-236 129 0 235 105 235 236z">
          <text:p/>
        </draw:path>
        <draw:path draw:style-name="gr8" draw:text-style-name="P1" draw:layer="layout" svg:width="0.47cm" svg:height="0.47cm" svg:x="4.397cm" svg:y="8.542cm" svg:viewBox="0 0 471 471" svg:d="M471 236c0 130-105 235-235 235s-236-105-236-235c0-131 106-236 236-236s235 105 235 236z">
          <text:p/>
        </draw:path>
        <draw:path draw:style-name="gr8" draw:text-style-name="P1" draw:layer="layout" svg:width="0.4cm" svg:height="0.112cm" svg:x="4.432cm" svg:y="8.9cm" svg:viewBox="0 0 401 113" svg:d="M401 0c-43 71-119 113-200 113-83 0-158-42-201-113">
          <text:p/>
        </draw:path>
        <draw:path draw:style-name="gr8" draw:text-style-name="P1" draw:layer="layout" svg:width="0.4cm" svg:height="0.112cm" svg:x="4.432cm" svg:y="8.542cm" svg:viewBox="0 0 401 113" svg:d="M0 113c43-71 118-113 201-113 81 0 157 42 200 113">
          <text:p/>
        </draw:path>
        <draw:line draw:style-name="gr8" draw:text-style-name="P1" draw:layer="layout" svg:x1="2.72cm" svg:y1="9.275cm" svg:x2="3.082cm" svg:y2="9.275cm">
          <text:p/>
        </draw:line>
        <draw:line draw:style-name="gr8" draw:text-style-name="P1" draw:layer="layout" svg:x1="2.72cm" svg:y1="9.275cm" svg:x2="3.082cm" svg:y2="9.275cm">
          <text:p/>
        </draw:line>
        <draw:path draw:style-name="gr8" draw:text-style-name="P1" draw:layer="layout" svg:width="0.47cm" svg:height="0.47cm" svg:x="6.796cm" svg:y="8.542cm" svg:viewBox="0 0 471 471" svg:d="M471 236c0 130-106 235-235 235-130 0-236-105-236-235 0-131 106-236 236-236 129 0 235 105 235 236z">
          <text:p/>
        </draw:path>
        <draw:path draw:style-name="gr2" draw:text-style-name="P2" draw:layer="layout" svg:width="0.84cm" svg:height="0.839cm" svg:x="10.309cm" svg:y="9.857cm" svg:viewBox="0 0 841 840" svg:d="M421 840v-840zM841 419h-841z">
          <text:p/>
        </draw:path>
        <draw:path draw:style-name="gr2" draw:text-style-name="P2" draw:layer="layout" svg:width="0.839cm" svg:height="0.839cm" svg:x="7.611cm" svg:y="9.857cm" svg:viewBox="0 0 840 840" svg:d="M420 840v-840zM840 419h-840z">
          <text:p/>
        </draw:path>
        <draw:path draw:style-name="gr2" draw:text-style-name="P2" draw:layer="layout" svg:width="0.84cm" svg:height="0.839cm" svg:x="5.611cm" svg:y="9.857cm" svg:viewBox="0 0 841 840" svg:d="M420 840v-840zM841 419h-841z">
          <text:p/>
        </draw:path>
        <draw:path draw:style-name="gr2" draw:text-style-name="P2" draw:layer="layout" svg:width="0.839cm" svg:height="0.839cm" svg:x="5.212cm" svg:y="9.857cm" svg:viewBox="0 0 840 840" svg:d="M420 840v-840zM840 419h-840z">
          <text:p/>
        </draw:path>
        <draw:path draw:style-name="gr2" draw:text-style-name="P2" draw:layer="layout" svg:width="0.84cm" svg:height="0.84cm" svg:x="4.212cm" svg:y="10.256cm" svg:viewBox="0 0 841 841" svg:d="M421 841v-841zM841 421h-841z">
          <text:p/>
        </draw:path>
        <draw:path draw:style-name="gr2" draw:text-style-name="P2" draw:layer="layout" svg:width="0.84cm" svg:height="0.84cm" svg:x="6.611cm" svg:y="10.256cm" svg:viewBox="0 0 841 841" svg:d="M420 841v-841zM841 421h-841z">
          <text:p/>
        </draw:path>
        <draw:path draw:style-name="gr2" draw:text-style-name="P2" draw:layer="layout" svg:width="0.84cm" svg:height="0.84cm" svg:x="11.309cm" svg:y="10.256cm" svg:viewBox="0 0 841 841" svg:d="M421 841v-841zM841 421h-841z">
          <text:p/>
        </draw:path>
        <draw:path draw:style-name="gr2" draw:text-style-name="P2" draw:layer="layout" svg:width="0.84cm" svg:height="0.84cm" svg:x="11.309cm" svg:y="8.357cm" svg:viewBox="0 0 841 841" svg:d="M421 841v-841zM841 420h-841z">
          <text:p/>
        </draw:path>
        <draw:path draw:style-name="gr2" draw:text-style-name="P2" draw:layer="layout" svg:width="0.84cm" svg:height="0.84cm" svg:x="6.611cm" svg:y="8.357cm" svg:viewBox="0 0 841 841" svg:d="M420 841v-841zM841 420h-841z">
          <text:p/>
        </draw:path>
        <draw:path draw:style-name="gr2" draw:text-style-name="P2" draw:layer="layout" svg:width="0.84cm" svg:height="0.84cm" svg:x="4.212cm" svg:y="8.357cm" svg:viewBox="0 0 841 841" svg:d="M421 841v-841zM841 420h-841z">
          <text:p/>
        </draw:path>
        <draw:polygon draw:style-name="gr7" draw:text-style-name="P1" draw:layer="layout" svg:width="0cm" svg:height="0cm" svg:x="7.085cm" svg:y="10.067cm" svg:viewBox="0 0 0 0" draw:points="0,0">
          <text:p/>
        </draw:polygon>
        <draw:polyline draw:style-name="gr9" draw:text-style-name="P1" draw:layer="layout" svg:width="1.33cm" svg:height="2.144cm" svg:x="4.717cm" svg:y="10.895cm" svg:viewBox="0 0 1331 2145" draw:points="1331,2145 830,2145 0,0">
          <text:p/>
        </draw:polyline>
        <draw:polygon draw:style-name="gr10" draw:text-style-name="P2" draw:layer="layout" svg:width="0.18cm" svg:height="0.348cm" svg:x="4.717cm" svg:y="10.895cm" svg:viewBox="0 0 181 349" draw:points="0,0 73,349 181,307">
          <text:p/>
        </draw:polygon>
        <draw:polygon draw:style-name="gr7" draw:text-style-name="P1" draw:layer="layout" svg:width="0cm" svg:height="0cm" svg:x="7.085cm" svg:y="10.067cm" svg:viewBox="0 0 0 0" draw:points="0,0">
          <text:p/>
        </draw:polygon>
        <draw:polyline draw:style-name="gr9" draw:text-style-name="P1" draw:layer="layout" svg:width="1.366cm" svg:height="4.032cm" svg:x="4.681cm" svg:y="9.007cm" svg:viewBox="0 0 1367 4033" draw:points="1367,4033 867,4033 0,0">
          <text:p/>
        </draw:polyline>
        <draw:polygon draw:style-name="gr10" draw:text-style-name="P2" draw:layer="layout" svg:width="0.131cm" svg:height="0.354cm" svg:x="4.681cm" svg:y="9.007cm" svg:viewBox="0 0 132 355" draw:points="0,0 17,355 132,331">
          <text:p/>
        </draw:polygon>
        <draw:polygon draw:style-name="gr7" draw:text-style-name="P1" draw:layer="layout" svg:width="0cm" svg:height="0cm" svg:x="7.085cm" svg:y="10.067cm" svg:viewBox="0 0 0 0" draw:points="0,0">
          <text:p/>
        </draw:polygon>
        <draw:polyline draw:style-name="gr9" draw:text-style-name="P1" draw:layer="layout" svg:width="1.383cm" svg:height="4.021cm" svg:x="5.597cm" svg:y="9.007cm" svg:viewBox="0 0 1384 4022" draw:points="0,4022 500,4022 1384,0">
          <text:p/>
        </draw:polyline>
        <draw:polygon draw:style-name="gr10" draw:text-style-name="P2" draw:layer="layout" svg:width="0.132cm" svg:height="0.354cm" svg:x="6.848cm" svg:y="9.007cm" svg:viewBox="0 0 133 355" draw:points="133,0 0,330 115,355">
          <text:p/>
        </draw:polygon>
        <draw:polygon draw:style-name="gr7" draw:text-style-name="P1" draw:layer="layout" svg:width="0cm" svg:height="0cm" svg:x="7.085cm" svg:y="10.067cm" svg:viewBox="0 0 0 0" draw:points="0,0">
          <text:p/>
        </draw:polygon>
        <draw:polyline draw:style-name="gr9" draw:text-style-name="P1" draw:layer="layout" svg:width="1.359cm" svg:height="2.148cm" svg:x="5.584cm" svg:y="10.894cm" svg:viewBox="0 0 1360 2149" draw:points="0,2149 500,2149 1360,0">
          <text:p/>
        </draw:polyline>
        <draw:polygon draw:style-name="gr10" draw:text-style-name="P2" draw:layer="layout" svg:width="0.184cm" svg:height="0.347cm" svg:x="6.759cm" svg:y="10.894cm" svg:viewBox="0 0 185 348" draw:points="185,0 0,305 109,348">
          <text:p/>
        </draw:polygon>
        <draw:polygon draw:style-name="gr7" draw:text-style-name="P1" draw:layer="layout" svg:width="0cm" svg:height="0cm" svg:x="7.085cm" svg:y="10.067cm" svg:viewBox="0 0 0 0" draw:points="0,0">
          <text:p/>
        </draw:polygon>
        <draw:polyline draw:style-name="gr9" draw:text-style-name="P1" draw:layer="layout" svg:width="5.998cm" svg:height="4.103cm" svg:x="5.542cm" svg:y="8.918cm" svg:viewBox="0 0 5999 4104" draw:points="0,4104 500,4104 5999,0">
          <text:p/>
        </draw:polyline>
        <draw:polygon draw:style-name="gr10" draw:text-style-name="P2" draw:layer="layout" svg:width="0.204cm" svg:height="0.256cm" svg:x="11.225cm" svg:y="8.918cm" svg:viewBox="0 0 205 257" draw:points="205,0 0,163 45,257">
          <text:p/>
        </draw:polygon>
        <draw:polygon draw:style-name="gr7" draw:text-style-name="P1" draw:layer="layout" svg:width="0cm" svg:height="0cm" svg:x="7.085cm" svg:y="10.067cm" svg:viewBox="0 0 0 0" draw:points="0,0">
          <text:p/>
        </draw:polygon>
        <draw:polyline draw:style-name="gr9" draw:text-style-name="P1" draw:layer="layout" svg:width="5.969cm" svg:height="2.245cm" svg:x="5.542cm" svg:y="10.766cm" svg:viewBox="0 0 5970 2246" draw:points="0,2246 500,2246 5970,0">
          <text:p/>
        </draw:polyline>
        <draw:polygon draw:style-name="gr10" draw:text-style-name="P2" draw:layer="layout" svg:width="0.345cm" svg:height="0.186cm" svg:x="11.166cm" svg:y="10.766cm" svg:viewBox="0 0 346 187" draw:points="346,0 0,78 44,187">
          <text:p/>
        </draw:polygon>
        <draw:path draw:style-name="gr6" draw:text-style-name="P3" draw:layer="layout" svg:width="10.283cm" svg:height="3.499cm" svg:x="15.958cm" svg:y="9.229cm" svg:viewBox="0 0 10284 3500" svg:d="M10284 3500v-1001h-3-12-20-26-34-41-47-52-57-61-65-67-70-70-150-400-1012-287-13-400-12-340c-75 0-150 0-224 0-24 0-49 0-73 0s-49 0-73 0c-26 0-52 0-77 0 276 0 499-224 499-500v-1999h300 400 300v2499h1012v-25-27-28-31-32-34-35-37-39-40-42-43-44-46h37c0-3 0-6 0-9 0-4 0-7 0-11s0-9 0-13c0-5 0-9 0-14s0-11 0-16 0-11 0-17 0-12 0-18c0-7 0-13 0-20 0-6 0-13 0-20s0-14 0-21c0-29 0-59 0-90 0-48 0-97 0-147v-74-70-67-64-58-54-49-43-37-31-24-17-11-3h363v3 11 17 24 31 37 43 49 54 58 64 67 70 74 83 81 79 76 74 71 68 64 61 57 52 49 44 40h150 70 70 67 65 61 57 52 47 41 34 26 20 12 3v1001h-3-12-20-26-34-41-47-52-57-61-65-67-70-70-2614c-75 0-150 0-224 0-24 0-49 0-73 0s-49 0-73 0-47 0-71 0-47 0-70 0-46 0-69 0c-22 0-45 0-67 0s-43 0-65 0c-21 0-42 0-63 0-20 0-40 0-61 0-19 0-38 0-58 0-18 0-37 0-55 0-27 0-55 0-82 0-29 0-57 0-86 0s-59 0-89 0c-31 0-62 0-93 0-32 0-63 0-95 0-33 0-66 0-99 0-34 0-67 0-101 0-35 0-69 0-103 0-36 0-71 0-106 0s-71 0-107 0-72 0-108 0c-73 0-146 0-219 0-37 0-73 0-110 0v-1001c73 0 147 0 220 0 36 0 73 0 109 0s72 0 108 0c29 0 57 0 85 0 43 0 85 0 128 0 34 0 68 0 103 0 34 0 67 0 101 0 33 0 66 0 99 0 32 0 63 0 95 0 31 0 62 0 93 0 30 0 60 0 89 0s57 0 86 0c27 0 55 0 82 0h55 47c-96 0-179-26-248-65-37-22-72-48-103-78-29-29-56-62-79-102-20-34-38-72-51-119-11-39-19-86-19-136v-1326-673h-1000v1999l-3 56-9 56-16 54-21 51-27 49-33 46-37 42-42 37-46 33-49 27-51 21-54 16-55 9-56 3h-2475-224c-68 0-132-13-189-37-49-20-93-47-134-81-43-36-81-80-113-136-20-36-37-76-49-124-9-37-15-79-15-122v-1366-633h-1000v2400c0 13 0 26 0 37v62 1001h1724 2974c37 0 73 0 110 0 73 0 146 0 219 0 36 0 72 0 108 0s72 0 107 0 70 0 106 0c34 0 68 0 103 0 34 0 67 0 101 0 33 0 66 0 99 0 32 0 63 0 95 0 31 0 62 0 93 0 30 0 60 0 89 0s57 0 86 0c27 0 55 0 82 0 18 0 37 0 55 0 20 0 39 0 58 0 21 0 41 0 61 0 21 0 42 0 63 0 22 0 43 0 65 0s45 0 67 0c23 0 46 0 69 0s46 0 70 0 47 0 71 0 49 0 73 0 49 0 73 0c74 0 149 0 224 0h2614 70 70 67 65 61 57 52 47 41 34 26 20 12z">
          <text:p/>
        </draw:path>
        <draw:polygon draw:style-name="gr7" draw:text-style-name="P1" draw:layer="layout" svg:width="0cm" svg:height="0cm" svg:x="21.102cm" svg:y="11.019cm" svg:viewBox="0 0 0 0" draw:points="0,0">
          <text:p/>
        </draw:polygon>
        <draw:polygon draw:style-name="gr6" draw:text-style-name="P3" draw:layer="layout" svg:width="2.974cm" svg:height="1cm" svg:x="17.682cm" svg:y="11.728cm" svg:viewBox="0 0 2975 1001" draw:points="2975,1001 2975,0 2476,0 0,0 0,1001">
          <text:p/>
        </draw:polygon>
        <draw:polygon draw:style-name="gr7" draw:text-style-name="P1" draw:layer="layout" svg:width="0cm" svg:height="0cm" svg:x="21.102cm" svg:y="11.019cm" svg:viewBox="0 0 0 0" draw:points="0,0">
          <text:p/>
        </draw:polygon>
        <draw:path draw:style-name="gr6" draw:text-style-name="P3" draw:layer="layout" svg:width="1cm" svg:height="2.499cm" svg:x="15.958cm" svg:y="9.229cm" svg:viewBox="0 0 1001 2500" svg:d="M661 2401c-40-167-60-339-60-512l2-97 7-97 10-96 15-96 19-95 23-93 27-92 31-91 35-89 39-87 43-84 46-83 50-79 53-77v-633h-1001v2401c0 13 0 26 0 37 12 2 24 5 35 8 12 3 24 5 37 8 12 2 24 5 37 7s25 4 38 7c13 2 26 4 39 6 14 2 27 3 40 5 14 2 28 4 41 5 14 2 28 3 42 4 14 2 28 3 42 4s28 2 42 3c29 2 57 3 86 4s59 1 88 1h169c-17 0-32-8-45-26-13-17-23-42-30-73z">
          <text:p/>
        </draw:path>
        <draw:polygon draw:style-name="gr7" draw:text-style-name="P1" draw:layer="layout" svg:width="0cm" svg:height="0cm" svg:x="21.102cm" svg:y="11.019cm" svg:viewBox="0 0 0 0" draw:points="0,0">
          <text:p/>
        </draw:polygon>
        <draw:polygon draw:style-name="gr6" draw:text-style-name="P3" draw:layer="layout" svg:width="1.724cm" svg:height="1cm" svg:x="15.958cm" svg:y="11.728cm" svg:viewBox="0 0 1725 1001" draw:points="1725,1001 1725,0 1501,0 736,0 567,0 0,0 0,1001">
          <text:p/>
        </draw:polygon>
        <draw:polygon draw:style-name="gr7" draw:text-style-name="P1" draw:layer="layout" svg:width="0cm" svg:height="0cm" svg:x="21.102cm" svg:y="11.019cm" svg:viewBox="0 0 0 0" draw:points="0,0">
          <text:p/>
        </draw:polygon>
        <draw:path draw:style-name="gr6" draw:text-style-name="P3" draw:layer="layout" svg:width="2.299cm" svg:height="2.499cm" svg:x="21.056cm" svg:y="9.229cm" svg:viewBox="0 0 2300 2500" svg:d="M2300 1600v83 81 79 76 74 72 68 64 61 19c-41 67-46 151-12 223h-340c-75 0-150 0-224 0-24 0-49 0-73 0s-49 0-73 0c-26 0-52 0-77 0h-64-69-67-65-63-61-11-47-55c-27 0-55 0-82 0-29 0-57 0-86 0s-60 0-90 0c-31 0-62 0-93 0-32 0-63 0-95 0-33 0-66 0-99 0-34 0-67 0-101 0-35 0-69 0-103 0-43 0-85 0-128 0l-16-41-16-42-14-42-13-42-12-43-11-44-9-44-8-44-7-44-6-45-4-44-3-46-2-45-1-45 4-104 9-102 17-102 23-100 30-98 35-95 42-93 48-88 53-85 58-80 64-76 68-70 72-65 77-58v1326c0 51 8 98 19 137 13 47 31 85 51 119 23 40 50 73 79 102 31 30 67 56 104 78 69 39 152 65 248 65h11 61 63 65 67 69 64c276 0 499-224 499-501v-1999h300v377c-46 75-46 171 0 246v455c0 47 0 114 0 196 0 93 0 205 0 326z">
          <text:p/>
        </draw:path>
        <draw:polygon draw:style-name="gr7" draw:text-style-name="P1" draw:layer="layout" svg:width="0cm" svg:height="0cm" svg:x="21.102cm" svg:y="11.019cm" svg:viewBox="0 0 0 0" draw:points="0,0">
          <text:p/>
        </draw:polygon>
        <draw:path draw:style-name="gr6" draw:text-style-name="P3" draw:layer="layout" svg:width="1.499cm" svg:height="2.499cm" svg:x="20.157cm" svg:y="9.229cm" svg:viewBox="0 0 1500 2500" svg:d="M1500 0v673l-77 58-72 65-68 70-64 76-58 80-53 85-48 88-42 93-35 95-30 98-23 100-17 102-9 102-4 104 1 45 2 45 3 46 4 44 6 45 7 44 8 44 9 44 11 44 12 43 13 42 14 42 16 42 16 41c-28 0-56 0-85 0-36 0-72 0-108 0s-73 0-109 0c-73 0-147 0-220 0h-500l56-3 56-9 54-16 51-21 49-27 46-33 42-37 37-42 33-46 27-49 21-51 16-54 9-56 3-57v-1999z">
          <text:p/>
        </draw:path>
        <draw:polygon draw:style-name="gr7" draw:text-style-name="P1" draw:layer="layout" svg:width="0cm" svg:height="0cm" svg:x="21.102cm" svg:y="11.019cm" svg:viewBox="0 0 0 0" draw:points="0,0">
          <text:p/>
        </draw:polygon>
        <draw:path draw:style-name="gr6" draw:text-style-name="P3" draw:layer="layout" svg:width="0.4cm" svg:height="2.499cm" svg:x="23.355cm" svg:y="9.229cm" svg:viewBox="0 0 401 2500" svg:d="M363 1996h38v47 44 43 42 40 39 26 11 35 34 32 31 28 27 25h-401v-40-44-49-52-38-19-61-64-68-72-74-76-79-81-83c0-121 0-233 0-326 0-82 0-149 0-196v-455-246-377h401v316h-38v762 23 25 28 31 33 35 37 40 41 43 44 46 47 49c0 50 0 99 0 147 0 31 0 61 0 90 0 7 0 14 0 21s0 14 0 20c0 7 0 13 0 20 0 6 0 12 0 18s0 12 0 17 0 11 0 16 0 9 0 14c0 4 0 9 0 13s0 7 0 11c0 3 0 6 0 9z">
          <text:p/>
        </draw:path>
        <draw:polygon draw:style-name="gr7" draw:text-style-name="P1" draw:layer="layout" svg:width="0cm" svg:height="0cm" svg:x="21.102cm" svg:y="11.019cm" svg:viewBox="0 0 0 0" draw:points="0,0">
          <text:p/>
        </draw:polygon>
        <draw:path draw:style-name="gr6" draw:text-style-name="P3" draw:layer="layout" svg:width="0.3cm" svg:height="2.499cm" svg:x="23.755cm" svg:y="9.229cm" svg:viewBox="0 0 301 2500" svg:d="M301 0v2500h-288c15-31 23-65 23-100 0-43-12-86-36-123v-26-39-40-42-43-44-47-1373c24-37 36-79 36-123 0-43-12-86-36-123v-61-316z">
          <text:p/>
        </draw:path>
        <draw:polygon draw:style-name="gr7" draw:text-style-name="P1" draw:layer="layout" svg:width="0cm" svg:height="0cm" svg:x="21.102cm" svg:y="11.019cm" svg:viewBox="0 0 0 0" draw:points="0,0">
          <text:p/>
        </draw:polygon>
        <draw:path draw:style-name="gr6" draw:text-style-name="P3" draw:layer="layout" svg:width="0.9cm" svg:height="1.866cm" svg:x="16.558cm" svg:y="9.862cm" svg:viewBox="0 0 901 1867" svg:d="M901 1867c-68 0-132-13-189-37-49-20-93-47-134-81-43-36-81-80-113-136-20-36-37-76-49-124-9-37-15-79-15-122v-1367l-53 77-50 79-46 83-43 84-39 88-35 89-31 91-27 92-24 93-19 95-15 96-10 96-7 97-2 97c0 172 20 344 60 511 7 31 18 56 31 73 13 18 28 26 45 26z">
          <text:p/>
        </draw:path>
        <draw:polygon draw:style-name="gr7" draw:text-style-name="P1" draw:layer="layout" svg:width="0cm" svg:height="0cm" svg:x="21.102cm" svg:y="11.019cm" svg:viewBox="0 0 0 0" draw:points="0,0">
          <text:p/>
        </draw:polygon>
        <draw:path draw:style-name="gr6" draw:text-style-name="P3" draw:layer="layout" svg:width="0.4cm" svg:height="1.501cm" svg:x="25.067cm" svg:y="10.227cm" svg:viewBox="0 0 401 1502" svg:d="M401 602v83 81 79 76 74 72 68 64 61 57 52 49 44 40h-401v-25-27-28-31-32-34-35-37-39-40-42-43-44-47h37c0-3 0-6 0-9 0-4 0-7 0-11s0-9 0-13c0-5 0-9 0-14s0-11 0-16 0-11 0-17 0-12 0-18c0-7 0-13 0-20 0-6 0-13 0-20s0-14 0-21c0-29 0-59 0-90 0-48 0-97 0-147v-74-70-67-64-58-54-49-43-37-31-24-17-11-3h364v3 11 17 24 31 37 43 49 54 58 64 67 70z">
          <text:p/>
        </draw:path>
        <draw:polygon draw:style-name="gr7" draw:text-style-name="P1" draw:layer="layout" svg:width="0cm" svg:height="0cm" svg:x="21.102cm" svg:y="11.019cm" svg:viewBox="0 0 0 0" draw:points="0,0">
          <text:p/>
        </draw:polygon>
        <draw:path draw:style-name="gr6" draw:text-style-name="P3" draw:layer="layout" svg:width="0.63cm" svg:height="0.63cm" svg:x="18.042cm" svg:y="11.998cm" svg:viewBox="0 0 631 631" svg:d="M631 316c0 174-142 315-316 315s-315-141-315-315c0-175 141-316 315-316s316 141 316 316z">
          <text:p/>
        </draw:path>
        <draw:polygon draw:style-name="gr7" draw:text-style-name="P1" draw:layer="layout" svg:width="0cm" svg:height="0cm" svg:x="21.102cm" svg:y="11.019cm" svg:viewBox="0 0 0 0" draw:points="0,0">
          <text:p/>
        </draw:polygon>
        <draw:path draw:style-name="gr6" draw:text-style-name="P3" draw:layer="layout" svg:width="0.037cm" svg:height="1.68cm" svg:x="23.718cm" svg:y="9.545cm" svg:viewBox="0 0 38 1681" svg:d="M38 0v61 246 1374h-38c0-3 0-6 0-9 0-4 0-7 0-11s0-9 0-13c0-5 0-9 0-14s0-11 0-16 0-11 0-17 0-12 0-18c0-7 0-13 0-20 0-6 0-13 0-20s0-14 0-21c0-29 0-59 0-90 0-48 0-98 0-148v-49-47-46-44-43-41-40-37-35-33-31-28-25-23-762z">
          <text:p/>
        </draw:path>
        <draw:polygon draw:style-name="gr7" draw:text-style-name="P1" draw:layer="layout" svg:width="0cm" svg:height="0cm" svg:x="21.102cm" svg:y="11.019cm" svg:viewBox="0 0 0 0" draw:points="0,0">
          <text:p/>
        </draw:polygon>
        <draw:path draw:style-name="gr6" draw:text-style-name="P3" draw:layer="layout" svg:width="0.566cm" svg:height="0.062cm" svg:x="15.958cm" svg:y="11.666cm" svg:viewBox="0 0 567 63" svg:d="M567 63h-567v-63c12 2 24 5 35 8 12 3 24 5 37 8 12 2 24 5 37 8 13 2 25 4 39 7 13 2 26 4 39 6 14 2 27 3 40 5 14 2 28 4 41 5 14 2 28 3 42 4 14 2 28 3 42 4s28 2 42 3c29 2 57 3 86 4s58 1 87 1z">
          <text:p/>
        </draw:path>
        <draw:polygon draw:style-name="gr7" draw:text-style-name="P1" draw:layer="layout" svg:width="0cm" svg:height="0cm" svg:x="21.102cm" svg:y="11.019cm" svg:viewBox="0 0 0 0" draw:points="0,0">
          <text:p/>
        </draw:polygon>
        <draw:path draw:style-name="gr6" draw:text-style-name="P3" draw:layer="layout" svg:width="0.035cm" svg:height="0.246cm" svg:x="23.755cm" svg:y="9.606cm" svg:viewBox="0 0 36 247" svg:d="M0 247c23-37 36-79 36-123s-13-87-36-124z">
          <text:p/>
        </draw:path>
        <draw:polygon draw:style-name="gr7" draw:text-style-name="P1" draw:layer="layout" svg:width="0cm" svg:height="0cm" svg:x="21.102cm" svg:y="11.019cm" svg:viewBox="0 0 0 0" draw:points="0,0">
          <text:p/>
        </draw:polygon>
        <draw:path draw:style-name="gr6" draw:text-style-name="P3" draw:layer="layout" svg:width="0.034cm" svg:height="0.246cm" svg:x="23.32cm" svg:y="9.606cm" svg:viewBox="0 0 35 247" svg:d="M35 0c-47 75-47 172 0 247z">
          <text:p/>
        </draw:path>
        <draw:polygon draw:style-name="gr7" draw:text-style-name="P1" draw:layer="layout" svg:width="0cm" svg:height="0cm" svg:x="21.102cm" svg:y="11.019cm" svg:viewBox="0 0 0 0" draw:points="0,0">
          <text:p/>
        </draw:polygon>
        <draw:path draw:style-name="gr6" draw:text-style-name="P3" draw:layer="layout" svg:width="0.035cm" svg:height="0.223cm" svg:x="23.755cm" svg:y="11.505cm" svg:viewBox="0 0 36 224" svg:d="M13 224c14-32 23-66 23-101 0-43-13-86-36-123v11 35 34 32 31 28 27 26z">
          <text:p/>
        </draw:path>
        <draw:polygon draw:style-name="gr7" draw:text-style-name="P1" draw:layer="layout" svg:width="0cm" svg:height="0cm" svg:x="21.102cm" svg:y="11.019cm" svg:viewBox="0 0 0 0" draw:points="0,0">
          <text:p/>
        </draw:polygon>
        <draw:path draw:style-name="gr6" draw:text-style-name="P3" draw:layer="layout" svg:width="0.034cm" svg:height="0.223cm" svg:x="23.32cm" svg:y="11.505cm" svg:viewBox="0 0 35 224" svg:d="M35 0v38 52 49 44 41h-12c-35-73-30-157 12-224z">
          <text:p/>
        </draw:path>
        <draw:polygon draw:style-name="gr7" draw:text-style-name="P1" draw:layer="layout" svg:width="0cm" svg:height="0cm" svg:x="21.102cm" svg:y="11.019cm" svg:viewBox="0 0 0 0" draw:points="0,0">
          <text:p/>
        </draw:polygon>
        <draw:line draw:style-name="gr8" draw:text-style-name="P1" draw:layer="layout" svg:x1="20.656cm" svg:y1="12.728cm" svg:x2="17.682cm" svg:y2="12.728cm">
          <text:p/>
        </draw:line>
        <draw:line draw:style-name="gr8" draw:text-style-name="P1" draw:layer="layout" svg:x1="20.656cm" svg:y1="12.728cm" svg:x2="20.656cm" svg:y2="11.728cm">
          <text:p/>
        </draw:line>
        <draw:line draw:style-name="gr8" draw:text-style-name="P1" draw:layer="layout" svg:x1="17.682cm" svg:y1="12.728cm" svg:x2="17.682cm" svg:y2="11.728cm">
          <text:p/>
        </draw:line>
        <draw:line draw:style-name="gr8" draw:text-style-name="P1" draw:layer="layout" svg:x1="17.682cm" svg:y1="11.728cm" svg:x2="20.656cm" svg:y2="11.728cm">
          <text:p/>
        </draw:line>
        <draw:path draw:style-name="gr8" draw:text-style-name="P1" draw:layer="layout" svg:width="0.63cm" svg:height="0.63cm" svg:x="18.042cm" svg:y="11.998cm" svg:viewBox="0 0 631 631" svg:d="M631 316c0 174-142 315-316 315s-315-141-315-315c0-175 141-316 315-316s316 141 316 316z">
          <text:p/>
        </draw:path>
        <draw:line draw:style-name="gr8" draw:text-style-name="P1" draw:layer="layout" svg:x1="25.617cm" svg:y1="12.728cm" svg:x2="23.003cm" svg:y2="12.728cm">
          <text:p/>
        </draw:line>
        <draw:polyline draw:style-name="gr8" draw:text-style-name="P1" draw:layer="layout" svg:width="0.623cm" svg:height="0cm" svg:x="25.617cm" svg:y="12.728cm" svg:viewBox="0 0 624 0" draw:points="624,0 621,0 609,0 589,0 563,0 529,0 488,0 441,0 389,0 332,0 271,0 206,0 139,0 70,0 0,0">
          <text:p/>
        </draw:polyline>
        <draw:path draw:style-name="gr8" draw:text-style-name="P1" draw:layer="layout" svg:width="0.948cm" svg:height="0cm" svg:x="22.054cm" svg:y="12.728cm" svg:viewBox="0 0 949 0" svg:d="M949 0c-75 0-150 0-224 0-24 0-49 0-73 0s-49 0-73 0-47 0-71 0-47 0-70 0-46 0-69 0c-22 0-45 0-67 0s-43 0-65 0c-21 0-42 0-63 0-20 0-40 0-61 0-19 0-38 0-58 0-18 0-37 0-55 0">
          <text:p/>
        </draw:path>
        <draw:path draw:style-name="gr8" draw:text-style-name="P1" draw:layer="layout" svg:width="1.397cm" svg:height="0cm" svg:x="20.656cm" svg:y="12.728cm" svg:viewBox="0 0 1398 0" svg:d="M0 0c37 0 73 0 110 0 73 0 146 0 219 0 36 0 72 0 108 0s72 0 107 0 70 0 106 0c34 0 68 0 103 0 34 0 67 0 101 0 33 0 66 0 99 0 32 0 63 0 95 0 31 0 62 0 93 0 30 0 60 0 89 0s57 0 86 0c27 0 55 0 82 0">
          <text:p/>
        </draw:path>
        <draw:line draw:style-name="gr8" draw:text-style-name="P1" draw:layer="layout" svg:x1="17.682cm" svg:y1="12.728cm" svg:x2="15.958cm" svg:y2="12.728cm">
          <text:p/>
        </draw:line>
        <draw:path draw:style-name="gr8" draw:text-style-name="P1" draw:layer="layout" svg:width="1.397cm" svg:height="0cm" svg:x="20.656cm" svg:y="11.728cm" svg:viewBox="0 0 1398 0" svg:d="M0 0c37 0 73 0 110 0 73 0 146 0 219 0 36 0 72 0 108 0s72 0 107 0 70 0 106 0c34 0 68 0 103 0 34 0 67 0 101 0 33 0 66 0 99 0 32 0 63 0 95 0 31 0 62 0 93 0 30 0 60 0 89 0s57 0 86 0c27 0 55 0 82 0">
          <text:p/>
        </draw:path>
        <draw:line draw:style-name="gr8" draw:text-style-name="P1" draw:layer="layout" svg:x1="15.958cm" svg:y1="12.728cm" svg:x2="15.958cm" svg:y2="11.728cm">
          <text:p/>
        </draw:line>
        <draw:line draw:style-name="gr8" draw:text-style-name="P1" draw:layer="layout" svg:x1="16.524cm" svg:y1="11.728cm" svg:x2="15.958cm" svg:y2="11.728cm">
          <text:p/>
        </draw:line>
        <draw:line draw:style-name="gr8" draw:text-style-name="P1" draw:layer="layout" svg:x1="17.682cm" svg:y1="11.728cm" svg:x2="16.524cm" svg:y2="11.728cm">
          <text:p/>
        </draw:line>
        <draw:line draw:style-name="gr8" draw:text-style-name="P1" draw:layer="layout" svg:x1="20.656cm" svg:y1="11.728cm" svg:x2="20.157cm" svg:y2="11.728cm">
          <text:p/>
        </draw:line>
        <draw:path draw:style-name="gr8" draw:text-style-name="P1" draw:layer="layout" svg:width="0.948cm" svg:height="0cm" svg:x="22.054cm" svg:y="11.728cm" svg:viewBox="0 0 949 0" svg:d="M949 0c-75 0-150 0-224 0-24 0-49 0-73 0s-49 0-73 0-47 0-71 0-47 0-70 0-46 0-69 0c-22 0-45 0-67 0s-43 0-65 0c-21 0-42 0-63 0-20 0-40 0-61 0-19 0-38 0-58 0-18 0-37 0-55 0">
          <text:p/>
        </draw:path>
        <draw:line draw:style-name="gr8" draw:text-style-name="P1" draw:layer="layout" svg:x1="25.617cm" svg:y1="11.728cm" svg:x2="23.003cm" svg:y2="11.728cm">
          <text:p/>
        </draw:line>
        <draw:polyline draw:style-name="gr8" draw:text-style-name="P1" draw:layer="layout" svg:width="0.623cm" svg:height="0cm" svg:x="25.617cm" svg:y="11.728cm" svg:viewBox="0 0 624 0" draw:points="624,0 621,0 609,0 589,0 563,0 529,0 488,0 441,0 389,0 332,0 271,0 206,0 139,0 70,0 0,0">
          <text:p/>
        </draw:polyline>
        <draw:path draw:style-name="gr8" draw:text-style-name="P1" draw:layer="layout" svg:width="0.43cm" svg:height="0.43cm" svg:x="18.142cm" svg:y="12.098cm" svg:viewBox="0 0 431 431" svg:d="M431 216c0 119-96 215-215 215-118 0-216-96-216-215 0-120 98-216 216-216 119 0 215 96 215 216z">
          <text:p/>
        </draw:path>
        <draw:line draw:style-name="gr8" draw:text-style-name="P1" draw:layer="layout" svg:x1="26.241cm" svg:y1="12.728cm" svg:x2="26.241cm" svg:y2="11.728cm">
          <text:p/>
        </draw:line>
        <draw:path draw:style-name="gr8" draw:text-style-name="P1" draw:layer="layout" svg:width="0cm" svg:height="0.036cm" svg:x="15.958cm" svg:y="11.629cm" svg:viewBox="0 0 0 37" svg:d="M0 0c0 13 0 26 0 37">
          <text:p/>
        </draw:path>
        <draw:line draw:style-name="gr8" draw:text-style-name="P1" draw:layer="layout" svg:x1="15.958cm" svg:y1="9.229cm" svg:x2="15.958cm" svg:y2="11.629cm">
          <text:p/>
        </draw:line>
        <draw:line draw:style-name="gr8" draw:text-style-name="P1" draw:layer="layout" svg:x1="15.958cm" svg:y1="11.728cm" svg:x2="15.958cm" svg:y2="11.666cm">
          <text:p/>
        </draw:line>
        <draw:line draw:style-name="gr8" draw:text-style-name="P1" draw:layer="layout" svg:x1="18.142cm" svg:y1="12.313cm" svg:x2="18.142cm" svg:y2="12.308cm">
          <text:p/>
        </draw:line>
        <draw:polyline draw:style-name="gr8" draw:text-style-name="P1" draw:layer="layout" svg:width="0cm" svg:height="0cm" svg:x="18.142cm" svg:y="12.313cm" svg:viewBox="0 0 0 0" draw:points="0,0">
          <text:p/>
        </draw:polyline>
        <draw:path draw:style-name="gr8" draw:text-style-name="P1" draw:layer="layout" svg:width="0.566cm" svg:height="0.062cm" svg:x="15.958cm" svg:y="11.666cm" svg:viewBox="0 0 567 63" svg:d="M0 0c12 2 24 5 35 8 12 3 24 5 37 8 12 2 24 5 37 8 13 2 25 4 39 7 13 2 26 4 39 6 14 2 27 3 40 5 14 2 28 4 41 5 14 2 28 3 42 4 14 2 28 3 42 4s28 2 42 3c29 2 57 3 86 4s58 1 87 1">
          <text:p/>
        </draw:path>
        <draw:path draw:style-name="gr8" draw:text-style-name="P1" draw:layer="layout" svg:width="0.5cm" svg:height="0.5cm" svg:x="16.958cm" svg:y="11.228cm" svg:viewBox="0 0 501 501" svg:d="M501 501c-68 0-132-14-189-38-49-20-94-47-135-81-43-36-81-80-113-136-20-36-37-76-49-124-9-37-15-79-15-122">
          <text:p/>
        </draw:path>
        <draw:line draw:style-name="gr8" draw:text-style-name="P1" draw:layer="layout" svg:x1="16.958cm" svg:y1="11.228cm" svg:x2="16.958cm" svg:y2="9.862cm">
          <text:p/>
        </draw:line>
        <draw:polyline draw:style-name="gr8" draw:text-style-name="P1" draw:layer="layout" svg:width="0.401cm" svg:height="1.256cm" svg:x="16.558cm" svg:y="9.862cm" svg:viewBox="0 0 402 1257" draw:points="0,1257 3,1160 10,1063 20,967 35,871 54,775 77,682 104,590 135,499 170,410 209,323 252,239 298,156 348,77 402,0">
          <text:p/>
        </draw:polyline>
        <draw:path draw:style-name="gr8" draw:text-style-name="P1" draw:layer="layout" svg:width="0.06cm" svg:height="0.511cm" svg:x="16.558cm" svg:y="11.118cm" svg:viewBox="0 0 61 512" svg:d="M61 512c-41-168-61-340-61-512">
          <text:p/>
        </draw:path>
        <draw:path draw:style-name="gr8" draw:text-style-name="P1" draw:layer="layout" svg:width="0.075cm" svg:height="0.099cm" svg:x="16.618cm" svg:y="11.629cm" svg:viewBox="0 0 76 100" svg:d="M0 0c7 32 17 57 30 74 13 18 28 26 46 26">
          <text:p/>
        </draw:path>
        <draw:polyline draw:style-name="gr8" draw:text-style-name="P1" draw:layer="layout" svg:width="0.499cm" svg:height="0.5cm" svg:x="20.157cm" svg:y="11.228cm" svg:viewBox="0 0 500 501" draw:points="0,501 57,497 112,488 166,472 217,451 266,424 312,391 354,354 391,312 424,266 451,217 472,166 488,112 497,56 500,0">
          <text:p/>
        </draw:polyline>
        <draw:line draw:style-name="gr8" draw:text-style-name="P1" draw:layer="layout" svg:x1="21.656cm" svg:y1="9.229cm" svg:x2="21.656cm" svg:y2="9.902cm">
          <text:p/>
        </draw:line>
        <draw:polyline draw:style-name="gr8" draw:text-style-name="P1" draw:layer="layout" svg:width="0.6cm" svg:height="1.216cm" svg:x="21.056cm" svg:y="9.902cm" svg:viewBox="0 0 601 1217" draw:points="601,0 524,58 452,123 384,193 320,269 262,349 208,435 160,523 118,616 83,711 53,809 30,909 13,1011 4,1113 0,1217">
          <text:p/>
        </draw:polyline>
        <draw:polyline draw:style-name="gr8" draw:text-style-name="P1" draw:layer="layout" svg:width="0.122cm" svg:height="0.61cm" svg:x="21.056cm" svg:y="11.118cm" svg:viewBox="0 0 123 611" draw:points="0,0 1,45 3,90 6,135 10,180 16,225 23,269 31,313 40,357 51,401 63,444 76,486 90,528 106,570 123,611">
          <text:p/>
        </draw:polyline>
        <draw:line draw:style-name="gr8" draw:text-style-name="P1" draw:layer="layout" svg:x1="20.656cm" svg:y1="9.229cm" svg:x2="20.656cm" svg:y2="11.228cm">
          <text:p/>
        </draw:line>
        <draw:line draw:style-name="gr8" draw:text-style-name="P1" draw:layer="layout" svg:x1="21.656cm" svg:y1="9.229cm" svg:x2="20.656cm" svg:y2="9.229cm">
          <text:p/>
        </draw:line>
        <draw:line draw:style-name="gr8" draw:text-style-name="P1" draw:layer="layout" svg:x1="21.656cm" svg:y1="11.228cm" svg:x2="21.656cm" svg:y2="9.902cm">
          <text:p/>
        </draw:line>
        <draw:path draw:style-name="gr8" draw:text-style-name="P1" draw:layer="layout" svg:width="0.5cm" svg:height="0.5cm" svg:x="21.656cm" svg:y="11.228cm" svg:viewBox="0 0 501 501" svg:d="M501 501c-96 0-179-27-248-66-37-22-72-48-103-78-29-29-56-62-79-102-21-34-39-72-52-119-11-39-19-86-19-136">
          <text:p/>
        </draw:path>
        <draw:path draw:style-name="gr8" draw:text-style-name="P1" draw:layer="layout" svg:width="0.499cm" svg:height="0.5cm" svg:x="22.556cm" svg:y="11.228cm" svg:viewBox="0 0 500 501" svg:d="M0 501c277 0 500-225 500-501">
          <text:p/>
        </draw:path>
        <draw:line draw:style-name="gr8" draw:text-style-name="P1" draw:layer="layout" svg:x1="23.055cm" svg:y1="9.229cm" svg:x2="23.055cm" svg:y2="11.228cm">
          <text:p/>
        </draw:line>
        <draw:line draw:style-name="gr8" draw:text-style-name="P1" draw:layer="layout" svg:x1="23.355cm" svg:y1="9.229cm" svg:x2="23.055cm" svg:y2="9.229cm">
          <text:p/>
        </draw:line>
        <draw:path draw:style-name="gr8" draw:text-style-name="P1" draw:layer="layout" svg:width="0.034cm" svg:height="0.246cm" svg:x="23.32cm" svg:y="9.606cm" svg:viewBox="0 0 35 247" svg:d="M35 0c-47 75-47 172 0 247">
          <text:p/>
        </draw:path>
        <draw:path draw:style-name="gr8" draw:text-style-name="P1" draw:layer="layout" svg:width="0.034cm" svg:height="0.223cm" svg:x="23.32cm" svg:y="11.505cm" svg:viewBox="0 0 35 224" svg:d="M35 0c-42 67-47 151-12 224">
          <text:p/>
        </draw:path>
        <draw:path draw:style-name="gr8" draw:text-style-name="P1" draw:layer="layout" svg:width="0.022cm" svg:height="0.1cm" svg:x="23.768cm" svg:y="11.628cm" svg:viewBox="0 0 23 101" svg:d="M0 101c15-31 23-65 23-101">
          <text:p/>
        </draw:path>
        <draw:path draw:style-name="gr8" draw:text-style-name="P1" draw:layer="layout" svg:width="0.035cm" svg:height="0.123cm" svg:x="23.755cm" svg:y="11.505cm" svg:viewBox="0 0 36 124" svg:d="M36 124c0-44-13-87-36-124">
          <text:p/>
        </draw:path>
        <draw:line draw:style-name="gr8" draw:text-style-name="P1" draw:layer="layout" svg:x1="23.355cm" svg:y1="9.229cm" svg:x2="23.355cm" svg:y2="10.307cm">
          <text:p/>
        </draw:line>
        <draw:path draw:style-name="gr8" draw:text-style-name="P1" draw:layer="layout" svg:width="0cm" svg:height="0.195cm" svg:x="23.355cm" svg:y="10.307cm" svg:viewBox="0 0 0 196" svg:d="M0 196c0-82 0-149 0-196">
          <text:p/>
        </draw:path>
        <draw:path draw:style-name="gr8" draw:text-style-name="P1" draw:layer="layout" svg:width="0cm" svg:height="0.325cm" svg:x="23.355cm" svg:y="10.503cm" svg:viewBox="0 0 0 326" svg:d="M0 326c0-121 0-233 0-326">
          <text:p/>
        </draw:path>
        <draw:polyline draw:style-name="gr8" draw:text-style-name="P1" draw:layer="layout" svg:width="0cm" svg:height="0.898cm" svg:x="23.355cm" svg:y="10.829cm" svg:viewBox="0 0 0 899" draw:points="0,0 0,83 0,164 0,243 0,319 0,393 0,464 0,532 0,596 0,657 0,714 0,766 0,815 0,859 0,899">
          <text:p/>
        </draw:polyline>
        <draw:path draw:style-name="gr8" draw:text-style-name="P1" draw:layer="layout" svg:width="0cm" svg:height="0.395cm" svg:x="23.718cm" svg:y="10.829cm" svg:viewBox="0 0 0 396" svg:d="M0 0c0 141 0 275 0 396">
          <text:p/>
        </draw:path>
        <draw:line draw:style-name="gr8" draw:text-style-name="P1" draw:layer="layout" svg:x1="23.718cm" svg:y1="11.225cm" svg:x2="23.755cm" svg:y2="11.225cm">
          <text:p/>
        </draw:line>
        <draw:polyline draw:style-name="gr8" draw:text-style-name="P1" draw:layer="layout" svg:width="0cm" svg:height="0.502cm" svg:x="23.755cm" svg:y="11.225cm" svg:viewBox="0 0 0 503" draw:points="0,0 0,46 0,90 0,133 0,175 0,215 0,254 0,291 0,326 0,360 0,392 0,423 0,451 0,478 0,503">
          <text:p/>
        </draw:polyline>
        <draw:line draw:style-name="gr8" draw:text-style-name="P1" draw:layer="layout" svg:x1="24.055cm" svg:y1="9.229cm" svg:x2="24.055cm" svg:y2="11.728cm">
          <text:p/>
        </draw:line>
        <draw:line draw:style-name="gr8" draw:text-style-name="P1" draw:layer="layout" svg:x1="24.055cm" svg:y1="9.229cm" svg:x2="23.755cm" svg:y2="9.229cm">
          <text:p/>
        </draw:line>
        <draw:path draw:style-name="gr8" draw:text-style-name="P1" draw:layer="layout" svg:width="0.035cm" svg:height="0.123cm" svg:x="23.755cm" svg:y="9.606cm" svg:viewBox="0 0 36 124" svg:d="M36 124c0-43-13-87-36-124">
          <text:p/>
        </draw:path>
        <draw:path draw:style-name="gr8" draw:text-style-name="P1" draw:layer="layout" svg:width="0.035cm" svg:height="0.123cm" svg:x="23.755cm" svg:y="9.729cm" svg:viewBox="0 0 36 124" svg:d="M0 124c23-37 36-80 36-124">
          <text:p/>
        </draw:path>
        <draw:line draw:style-name="gr8" draw:text-style-name="P1" draw:layer="layout" svg:x1="23.718cm" svg:y1="9.545cm" svg:x2="23.718cm" svg:y2="10.307cm">
          <text:p/>
        </draw:line>
        <draw:polyline draw:style-name="gr8" draw:text-style-name="P1" draw:layer="layout" svg:width="0cm" svg:height="0.521cm" svg:x="23.718cm" svg:y="10.307cm" svg:viewBox="0 0 0 522" draw:points="0,522 0,473 0,426 0,380 0,336 0,293 0,252 0,212 0,175 0,140 0,107 0,76 0,48 0,23 0,0">
          <text:p/>
        </draw:polyline>
        <draw:path draw:style-name="gr8" draw:text-style-name="P1" draw:layer="layout" svg:width="0cm" svg:height="0.248cm" svg:x="23.718cm" svg:y="10.976cm" svg:viewBox="0 0 0 249" svg:d="M0 249c0-3 0-6 0-9 0-4 0-7 0-11s0-9 0-13c0-5 0-9 0-14s0-11 0-16 0-11 0-17 0-12 0-18c0-7 0-13 0-20 0-6 0-13 0-20s0-14 0-21c0-29 0-59 0-90">
          <text:p/>
        </draw:path>
        <draw:line draw:style-name="gr8" draw:text-style-name="P1" draw:layer="layout" svg:x1="23.755cm" svg:y1="9.545cm" svg:x2="23.755cm" svg:y2="11.225cm">
          <text:p/>
        </draw:line>
        <draw:line draw:style-name="gr8" draw:text-style-name="P1" draw:layer="layout" svg:x1="23.755cm" svg:y1="9.229cm" svg:x2="23.755cm" svg:y2="9.545cm">
          <text:p/>
        </draw:line>
        <draw:polyline draw:style-name="gr8" draw:text-style-name="P1" draw:layer="layout" svg:width="0cm" svg:height="0.601cm" svg:x="25.104cm" svg:y="10.227cm" svg:viewBox="0 0 0 602" draw:points="0,602 0,528 0,458 0,391 0,327 0,269 0,215 0,166 0,123 0,86 0,55 0,31 0,14 0,3 0,0">
          <text:p/>
        </draw:polyline>
        <draw:path draw:style-name="gr8" draw:text-style-name="P1" draw:layer="layout" svg:width="0cm" svg:height="0.395cm" svg:x="25.104cm" svg:y="10.829cm" svg:viewBox="0 0 0 396" svg:d="M0 0c0 141 0 275 0 396">
          <text:p/>
        </draw:path>
        <draw:path draw:style-name="gr8" draw:text-style-name="P1" draw:layer="layout" svg:width="0cm" svg:height="0.248cm" svg:x="25.104cm" svg:y="10.976cm" svg:viewBox="0 0 0 249" svg:d="M0 249c0-3 0-6 0-9 0-4 0-7 0-11s0-9 0-13c0-5 0-9 0-14s0-11 0-16 0-11 0-17 0-12 0-18c0-7 0-13 0-20 0-6 0-13 0-20s0-14 0-21c0-29 0-59 0-90">
          <text:p/>
        </draw:path>
        <draw:line draw:style-name="gr8" draw:text-style-name="P1" draw:layer="layout" svg:x1="23.755cm" svg:y1="9.545cm" svg:x2="23.718cm" svg:y2="9.545cm">
          <text:p/>
        </draw:line>
        <draw:line draw:style-name="gr8" draw:text-style-name="P1" draw:layer="layout" svg:x1="25.067cm" svg:y1="11.225cm" svg:x2="25.104cm" svg:y2="11.225cm">
          <text:p/>
        </draw:line>
        <draw:polyline draw:style-name="gr8" draw:text-style-name="P1" draw:layer="layout" svg:width="0cm" svg:height="0.502cm" svg:x="25.067cm" svg:y="11.225cm" svg:viewBox="0 0 0 503" draw:points="0,0 0,46 0,90 0,133 0,175 0,215 0,254 0,291 0,326 0,360 0,392 0,423 0,451 0,478 0,503">
          <text:p/>
        </draw:polyline>
        <draw:polyline draw:style-name="gr8" draw:text-style-name="P1" draw:layer="layout" svg:width="0cm" svg:height="0.898cm" svg:x="25.467cm" svg:y="10.829cm" svg:viewBox="0 0 0 899" draw:points="0,0 0,83 0,164 0,243 0,319 0,393 0,464 0,532 0,596 0,657 0,714 0,766 0,815 0,859 0,899">
          <text:p/>
        </draw:polyline>
        <draw:polyline draw:style-name="gr8" draw:text-style-name="P1" draw:layer="layout" svg:width="0cm" svg:height="0.601cm" svg:x="25.467cm" svg:y="10.227cm" svg:viewBox="0 0 0 602" draw:points="0,602 0,528 0,458 0,391 0,327 0,269 0,215 0,166 0,123 0,86 0,55 0,31 0,14 0,3 0,0">
          <text:p/>
        </draw:polyline>
        <draw:line draw:style-name="gr8" draw:text-style-name="P1" draw:layer="layout" svg:x1="16.958cm" svg:y1="9.229cm" svg:x2="15.958cm" svg:y2="9.229cm">
          <text:p/>
        </draw:line>
        <draw:line draw:style-name="gr8" draw:text-style-name="P1" draw:layer="layout" svg:x1="16.958cm" svg:y1="9.862cm" svg:x2="16.958cm" svg:y2="9.229cm">
          <text:p/>
        </draw:line>
        <draw:line draw:style-name="gr8" draw:text-style-name="P1" draw:layer="layout" svg:x1="23.755cm" svg:y1="9.229cm" svg:x2="23.355cm" svg:y2="9.229cm">
          <text:p/>
        </draw:line>
        <draw:line draw:style-name="gr8" draw:text-style-name="P1" draw:layer="layout" svg:x1="25.467cm" svg:y1="10.227cm" svg:x2="25.104cm" svg:y2="10.227cm">
          <text:p/>
        </draw:line>
        <draw:line draw:style-name="gr8" draw:text-style-name="P1" draw:layer="layout" svg:x1="25.467cm" svg:y1="10.227cm" svg:x2="25.104cm" svg:y2="10.227cm">
          <text:p/>
        </draw:line>
        <draw:path draw:style-name="gr2" draw:text-style-name="P2" draw:layer="layout" svg:width="0.839cm" svg:height="0.84cm" svg:x="17.938cm" svg:y="11.893cm" svg:viewBox="0 0 840 841" svg:d="M420 841v-841zM840 421h-840z">
          <text:p/>
        </draw:path>
        <draw:path draw:style-name="gr2" draw:text-style-name="P2" draw:layer="layout" svg:width="0.839cm" svg:height="0.839cm" svg:x="22.136cm" svg:y="10.809cm" svg:viewBox="0 0 840 840" svg:d="M421 840v-840zM840 419h-840z">
          <text:p/>
        </draw:path>
        <draw:path draw:style-name="gr2" draw:text-style-name="P2" draw:layer="layout" svg:width="0.84cm" svg:height="0.84cm" svg:x="23.135cm" svg:y="9.309cm" svg:viewBox="0 0 841 841" svg:d="M420 841v-841zM841 421h-841z">
          <text:p/>
        </draw:path>
        <draw:path draw:style-name="gr2" draw:text-style-name="P2" draw:layer="layout" svg:width="0.84cm" svg:height="0.84cm" svg:x="23.135cm" svg:y="11.208cm" svg:viewBox="0 0 841 841" svg:d="M420 841v-841zM841 421h-841z">
          <text:p/>
        </draw:path>
        <draw:polygon draw:style-name="gr7" draw:text-style-name="P1" draw:layer="layout" svg:width="0cm" svg:height="0cm" svg:x="21.102cm" svg:y="11.019cm" svg:viewBox="0 0 0 0" draw:points="0,0">
          <text:p/>
        </draw:polygon>
        <draw:polyline draw:style-name="gr9" draw:text-style-name="P1" draw:layer="layout" svg:width="1.239cm" svg:height="1.439cm" svg:x="16.978cm" svg:y="12.476cm" svg:viewBox="0 0 1240 1440" draw:points="500,1440 0,1440 1240,0">
          <text:p/>
        </draw:polyline>
        <draw:polygon draw:style-name="gr2" draw:text-style-name="P2" draw:layer="layout" svg:width="0.272cm" svg:height="0.303cm" svg:x="17.945cm" svg:y="12.476cm" svg:viewBox="0 0 273 304" draw:points="273,0 0,228 88,304">
          <text:p/>
        </draw:polygon>
        <draw:polygon draw:style-name="gr11" draw:text-style-name="P1" draw:layer="layout" svg:width="0.272cm" svg:height="0.303cm" svg:x="17.945cm" svg:y="12.476cm" svg:viewBox="0 0 273 304" draw:points="273,0 0,228 88,304">
          <text:p/>
        </draw:polygon>
        <draw:frame draw:style-name="gr12" draw:text-style-name="P5" draw:layer="layout" svg:width="0.665cm" svg:height="0.78cm" svg:x="27.661cm" svg:y="19.285cm">
          <draw:text-box>
            <text:p text:style-name="P4"><text:span text:style-name="T1">X</text:span></text:p>
          </draw:text-box>
        </draw:frame>
        <draw:frame draw:style-name="gr13" draw:text-style-name="P6" draw:layer="layout" svg:width="0.119cm" svg:height="0.141cm" svg:x="28.071cm" svg:y="19.792cm">
          <draw:text-box>
            <text:p text:style-name="P4"><text:span text:style-name="T2"><text:s/></text:span></text:p>
          </draw:text-box>
        </draw:frame>
        <draw:frame draw:style-name="gr14" draw:text-style-name="P7" draw:layer="layout" svg:width="6.763cm" svg:height="0.462cm" svg:x="3.81cm" svg:y="13.335cm">
          <draw:text-box>
            <text:p text:style-name="P4"><text:span text:style-name="T3">6X M3 Brass Inserts [HD-MS0030]</text:span></text:p>
          </draw:text-box>
        </draw:frame>
        <draw:frame draw:style-name="gr13" draw:text-style-name="P6" draw:layer="layout" svg:width="0.119cm" svg:height="0.141cm" svg:x="10.874cm" svg:y="15.192cm">
          <draw:text-box>
            <text:p text:style-name="P4"><text:span text:style-name="T2"><text:s/></text:span></text:p>
          </draw:text-box>
        </draw:frame>
        <draw:frame draw:style-name="gr14" draw:text-style-name="P7" draw:layer="layout" svg:width="6.555cm" svg:height="0.462cm" svg:x="17.907cm" svg:y="13.716cm">
          <draw:text-box>
            <text:p text:style-name="P4"><text:span text:style-name="T3">1X M3 Brass Insert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3:24:49.035748485</dc:date>
    <meta:editing-duration>PT1M43S</meta:editing-duration>
    <meta:editing-cycles>1</meta:editing-cycles>
    <meta:document-statistic meta:object-count="1334"/>
    <meta:generator>LibreOffice/5.2.7.2$Linux_X86_64 LibreOffice_project/20m0$Build-2</meta:generator>
  </office:meta>
</office:document-meta>
</file>